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loext:opacity="0%"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loext:opacity="0%"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loext:opacity="0%"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loext:opacity="0%"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loext:opacity="0%"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loext:opacity="0%"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loext:opacity="0%"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loext:opacity="0%"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a7d6e" officeooo:paragraph-rsid="300a7d6e"/>
    </style:style>
    <style:style style:name="P185" style:family="paragraph" style:parent-style-name="Text_20_body">
      <style:text-properties officeooo:rsid="300c7a56" officeooo:paragraph-rsid="300c7a56"/>
    </style:style>
    <style:style style:name="P1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8" style:family="paragraph" style:parent-style-name="Table_20_Contents">
      <style:text-properties fo:font-style="normal" officeooo:rsid="24596855" officeooo:paragraph-rsid="272cb78a" style:font-style-asian="normal" style:font-style-complex="normal"/>
    </style:style>
    <style:style style:name="P18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0"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1"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2"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4" style:family="paragraph" style:parent-style-name="Table_20_Contents">
      <style:text-properties fo:language="cs" fo:country="CZ" fo:font-style="normal" officeooo:rsid="24596855" officeooo:paragraph-rsid="272cb78a" style:font-style-asian="normal" style:font-style-complex="normal"/>
    </style:style>
    <style:style style:name="P195" style:family="paragraph" style:parent-style-name="Table_20_Contents">
      <style:paragraph-properties fo:text-align="center" style:justify-single-word="false"/>
      <style:text-properties fo:language="cs" fo:country="CZ" officeooo:rsid="272cb78a" officeooo:paragraph-rsid="2b90c701"/>
    </style:style>
    <style:style style:name="P196" style:family="paragraph" style:parent-style-name="Table_20_Contents">
      <style:paragraph-properties fo:text-align="center" style:justify-single-word="false"/>
      <style:text-properties fo:language="cs" fo:country="CZ" officeooo:rsid="2b944982" officeooo:paragraph-rsid="2b944982"/>
    </style:style>
    <style:style style:name="P197" style:family="paragraph" style:parent-style-name="Table_20_Contents">
      <style:paragraph-properties fo:text-align="center" style:justify-single-word="false"/>
      <style:text-properties officeooo:rsid="272cb78a" officeooo:paragraph-rsid="2b90c701"/>
    </style:style>
    <style:style style:name="P198" style:family="paragraph" style:parent-style-name="Table_20_Contents">
      <style:paragraph-properties fo:text-align="center" style:justify-single-word="false"/>
      <style:text-properties officeooo:rsid="295b4878" officeooo:paragraph-rsid="2b90c701"/>
    </style:style>
    <style:style style:name="P199" style:family="paragraph" style:parent-style-name="Table_20_Contents">
      <style:paragraph-properties fo:text-align="center" style:justify-single-word="false"/>
      <style:text-properties officeooo:rsid="2b944982" officeooo:paragraph-rsid="2b944982"/>
    </style:style>
    <style:style style:name="P200" style:family="paragraph" style:parent-style-name="Table_20_Contents">
      <style:text-properties officeooo:paragraph-rsid="2bfc0601"/>
    </style:style>
    <style:style style:name="P201" style:family="paragraph" style:parent-style-name="Standalone_20_Property">
      <style:paragraph-properties fo:margin-left="1.251cm" fo:margin-right="0cm" fo:text-indent="-0.4cm" style:auto-text-indent="false"/>
    </style:style>
    <style:style style:name="P202" style:family="paragraph" style:parent-style-name="Standalone_20_Property">
      <style:paragraph-properties fo:margin-left="1.251cm" fo:margin-right="0cm" fo:text-indent="-0.4cm" style:auto-text-indent="false"/>
      <style:text-properties officeooo:paragraph-rsid="2b9a50b8"/>
    </style:style>
    <style:style style:name="P203" style:family="paragraph" style:parent-style-name="Standalone_20_Property">
      <style:paragraph-properties fo:margin-left="1.251cm" fo:margin-right="0cm" fo:text-indent="-0.4cm" style:auto-text-indent="false"/>
      <style:text-properties officeooo:paragraph-rsid="2bbe54a2"/>
    </style:style>
    <style:style style:name="P204" style:family="paragraph" style:parent-style-name="Standalone_20_Property">
      <style:paragraph-properties fo:margin-left="1.251cm" fo:margin-right="0cm" fo:text-indent="-0.4cm" style:auto-text-indent="false"/>
      <style:text-properties officeooo:paragraph-rsid="2bc3c6ea"/>
    </style:style>
    <style:style style:name="P20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3" style:family="paragraph" style:parent-style-name="Standalone_20_Property">
      <style:paragraph-properties fo:margin-left="1.251cm" fo:margin-right="0cm" fo:text-indent="-0.4cm" style:auto-text-indent="false"/>
      <style:text-properties officeooo:paragraph-rsid="2dc33a59"/>
    </style:style>
    <style:style style:name="P214" style:family="paragraph" style:parent-style-name="Standalone_20_Property">
      <style:paragraph-properties fo:margin-left="1.251cm" fo:margin-right="0cm" fo:text-indent="-0.4cm" style:auto-text-indent="false"/>
      <style:text-properties officeooo:paragraph-rsid="2de11937"/>
    </style:style>
    <style:style style:name="P215" style:family="paragraph" style:parent-style-name="Property_20_level_20_0">
      <style:paragraph-properties fo:margin-left="1.251cm" fo:margin-right="0cm" fo:text-indent="-0.4cm" style:auto-text-indent="false"/>
      <style:text-properties officeooo:paragraph-rsid="2b9a50b8"/>
    </style:style>
    <style:style style:name="P216" style:family="paragraph" style:parent-style-name="Property_20_level_20_0">
      <style:paragraph-properties fo:margin-left="1.251cm" fo:margin-right="0cm" fo:text-indent="-0.4cm" style:auto-text-indent="false"/>
      <style:text-properties officeooo:paragraph-rsid="2bbe54a2"/>
    </style:style>
    <style:style style:name="P217" style:family="paragraph" style:parent-style-name="Property_20_level_20_0">
      <style:paragraph-properties fo:margin-left="1.251cm" fo:margin-right="0cm" fo:text-indent="-0.4cm" style:auto-text-indent="false"/>
      <style:text-properties officeooo:paragraph-rsid="2bc3c6ea"/>
    </style:style>
    <style:style style:name="P218" style:family="paragraph" style:parent-style-name="Property_20_level_20_0">
      <style:paragraph-properties fo:margin-left="1.251cm" fo:margin-right="0cm" fo:text-indent="-0.4cm" style:auto-text-indent="false"/>
      <style:text-properties officeooo:paragraph-rsid="2dc33a59"/>
    </style:style>
    <style:style style:name="P219" style:family="paragraph" style:parent-style-name="Property_20_level_20_0">
      <style:paragraph-properties fo:margin-left="1.251cm" fo:margin-right="0cm" fo:text-indent="-0.4cm" style:auto-text-indent="false"/>
      <style:text-properties officeooo:rsid="2dc4a356" officeooo:paragraph-rsid="2dc4a356"/>
    </style:style>
    <style:style style:name="P220" style:family="paragraph" style:parent-style-name="Property_20_level_20_0">
      <style:paragraph-properties fo:margin-left="1.251cm" fo:margin-right="0cm" fo:text-indent="-0.4cm" style:auto-text-indent="false"/>
      <style:text-properties officeooo:paragraph-rsid="2de11937"/>
    </style:style>
    <style:style style:name="P221" style:family="paragraph" style:parent-style-name="Property_20_level_20_1">
      <style:paragraph-properties fo:margin-left="1.251cm" fo:margin-right="0cm" fo:text-indent="-0.4cm" style:auto-text-indent="false"/>
      <style:text-properties officeooo:paragraph-rsid="2d7a1f5e"/>
    </style:style>
    <style:style style:name="P222" style:family="paragraph" style:parent-style-name="Property_20_level_20_1">
      <style:paragraph-properties fo:margin-left="1.251cm" fo:margin-right="0cm" fo:text-indent="-0.4cm" style:auto-text-indent="false"/>
      <style:text-properties officeooo:paragraph-rsid="2d7f7a89"/>
    </style:style>
    <style:style style:name="P22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4" style:family="paragraph" style:parent-style-name="Contents_20_1">
      <style:paragraph-properties>
        <style:tab-stops>
          <style:tab-stop style:position="14.801cm" style:type="right" style:leader-style="dotted" style:leader-text="."/>
        </style:tab-stops>
      </style:paragraph-properties>
    </style:style>
    <style:style style:name="P225" style:family="paragraph" style:parent-style-name="Contents_20_2">
      <style:paragraph-properties>
        <style:tab-stops>
          <style:tab-stop style:position="14.801cm" style:type="right" style:leader-style="dotted" style:leader-text="."/>
        </style:tab-stops>
      </style:paragraph-properties>
    </style:style>
    <style:style style:name="P22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2bfc0601" style:text-blinking="false" fo:background-color="transparent"/>
    </style:style>
    <style:style style:name="P227" style:family="paragraph" style:parent-style-name="Text_20_body">
      <style:paragraph-properties fo:margin-top="0cm" fo:margin-bottom="0cm" style:contextual-spacing="false"/>
      <style:text-properties officeooo:paragraph-rsid="2bfc0601"/>
    </style:style>
    <style:style style:name="P22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9" style:family="paragraph" style:parent-style-name="Text_20_body">
      <style:paragraph-properties fo:margin-left="1.251cm" fo:margin-right="0cm" fo:text-indent="0cm" style:auto-text-indent="false"/>
      <style:text-properties officeooo:rsid="2d693de4" officeooo:paragraph-rsid="2d693de4"/>
    </style:style>
    <style:style style:name="P230" style:family="paragraph" style:parent-style-name="Example_20_Header">
      <style:text-properties officeooo:paragraph-rsid="2cc27d39"/>
    </style:style>
    <style:style style:name="P231" style:family="paragraph" style:parent-style-name="Example_20_Header">
      <style:text-properties officeooo:rsid="2cc784fd" officeooo:paragraph-rsid="2cc784fd"/>
    </style:style>
    <style:style style:name="P232" style:family="paragraph" style:parent-style-name="Property_20_level_20_1">
      <style:text-properties officeooo:paragraph-rsid="2d7a1f5e"/>
    </style:style>
    <style:style style:name="P233" style:family="paragraph" style:parent-style-name="Property_20_level_20_1">
      <style:text-properties officeooo:paragraph-rsid="2d7f7a89"/>
    </style:style>
    <style:style style:name="P234" style:family="paragraph" style:parent-style-name="Property_20_level_20_0">
      <style:text-properties officeooo:paragraph-rsid="2d7a1f5e"/>
    </style:style>
    <style:style style:name="P235" style:family="paragraph" style:parent-style-name="Standalone_20_Property">
      <style:text-properties officeooo:paragraph-rsid="2d7a1f5e"/>
    </style:style>
    <style:style style:name="P236" style:family="paragraph" style:parent-style-name="Standalone_20_Property">
      <style:text-properties officeooo:paragraph-rsid="2df00d68"/>
    </style:style>
    <style:style style:name="P237" style:family="paragraph" style:parent-style-name="Standalone_20_Property">
      <style:text-properties officeooo:paragraph-rsid="2df350ff"/>
    </style:style>
    <style:style style:name="P238" style:family="paragraph" style:parent-style-name="Standalone_20_Property">
      <style:text-properties officeooo:paragraph-rsid="2e5b448b"/>
    </style:style>
    <style:style style:name="P239" style:family="paragraph" style:parent-style-name="Standalone_20_Property">
      <style:text-properties officeooo:paragraph-rsid="2e6285c5"/>
    </style:style>
    <style:style style:name="P240" style:family="paragraph" style:parent-style-name="Standalone_20_Property">
      <style:text-properties officeooo:paragraph-rsid="2e662700"/>
    </style:style>
    <style:style style:name="P241" style:family="paragraph" style:parent-style-name="Standalone_20_Property">
      <style:text-properties fo:color="#1841ce" loext:opacity="100%"/>
    </style:style>
    <style:style style:name="P242" style:family="paragraph" style:parent-style-name="Standalone_20_Property">
      <style:text-properties fo:color="#1841ce" loext:opacity="100%" fo:font-weight="bold" style:font-weight-asian="bold" style:font-weight-complex="bold"/>
    </style:style>
    <style:style style:name="P243" style:family="paragraph" style:parent-style-name="Standalone_20_Property">
      <style:text-properties officeooo:paragraph-rsid="2e709a3a"/>
    </style:style>
    <style:style style:name="P244" style:family="paragraph" style:parent-style-name="Standalone_20_Property">
      <style:text-properties officeooo:paragraph-rsid="2e862898"/>
    </style:style>
    <style:style style:name="P245" style:family="paragraph" style:parent-style-name="Standalone_20_Property">
      <style:text-properties fo:font-weight="bold" style:font-weight-asian="bold" style:font-weight-complex="bold"/>
    </style:style>
    <style:style style:name="P246" style:family="paragraph" style:parent-style-name="Standalone_20_Property">
      <style:text-properties officeooo:paragraph-rsid="2eb00aed"/>
    </style:style>
    <style:style style:name="P247" style:family="paragraph" style:parent-style-name="Standalone_20_Property">
      <style:text-properties officeooo:paragraph-rsid="2fa42f9a"/>
    </style:style>
    <style:style style:name="P248" style:family="paragraph" style:parent-style-name="Standalone_20_Property">
      <style:text-properties officeooo:paragraph-rsid="2fc06ab8"/>
    </style:style>
    <style:style style:name="P249" style:family="paragraph" style:parent-style-name="Standalone_20_Property">
      <style:text-properties officeooo:paragraph-rsid="2fd0e1a4"/>
    </style:style>
    <style:style style:name="P250" style:family="paragraph" style:parent-style-name="Standalone_20_Property">
      <style:text-properties officeooo:paragraph-rsid="2fd9f8b2"/>
    </style:style>
    <style:style style:name="P251" style:family="paragraph" style:parent-style-name="Property_20_Header">
      <style:text-properties officeooo:paragraph-rsid="2d7a1f5e"/>
    </style:style>
    <style:style style:name="P252" style:family="paragraph" style:parent-style-name="Property_20_Header">
      <style:text-properties officeooo:paragraph-rsid="2d7f7a89"/>
    </style:style>
    <style:style style:name="P253" style:family="paragraph" style:parent-style-name="Standalone_20_Property">
      <style:paragraph-properties fo:margin-left="0cm" fo:margin-right="0cm" fo:text-indent="0cm" style:auto-text-indent="false"/>
      <style:text-properties officeooo:paragraph-rsid="2e06aabe"/>
    </style:style>
    <style:style style:name="P254" style:family="paragraph" style:parent-style-name="Standalone_20_Property">
      <style:paragraph-properties fo:margin-left="0cm" fo:margin-right="0cm" fo:text-indent="0cm" style:auto-text-indent="false"/>
      <style:text-properties officeooo:paragraph-rsid="2fd0e1a4"/>
    </style:style>
    <style:style style:name="P255" style:family="paragraph" style:parent-style-name="Heading_20_1">
      <style:text-properties officeooo:rsid="26716ded" officeooo:paragraph-rsid="26716ded"/>
    </style:style>
    <style:style style:name="P256" style:family="paragraph" style:parent-style-name="Heading_20_1">
      <style:text-properties officeooo:rsid="2bf7dfae" officeooo:paragraph-rsid="2bf7dfae"/>
    </style:style>
    <style:style style:name="P257" style:family="paragraph" style:parent-style-name="Heading_20_1">
      <style:text-properties officeooo:rsid="2bf4c6f4" officeooo:paragraph-rsid="2bf4c6f4"/>
    </style:style>
    <style:style style:name="P258" style:family="paragraph" style:parent-style-name="Heading_20_1">
      <style:text-properties officeooo:rsid="2ea3793b" officeooo:paragraph-rsid="2ea3793b"/>
    </style:style>
    <style:style style:name="P259" style:family="paragraph" style:parent-style-name="Heading_20_2">
      <style:text-properties officeooo:rsid="2f03d6c0" officeooo:paragraph-rsid="2f03d6c0"/>
    </style:style>
    <style:style style:name="P260" style:family="paragraph" style:parent-style-name="Heading_20_2">
      <style:text-properties officeooo:paragraph-rsid="2bfa470a"/>
    </style:style>
    <style:style style:name="P261" style:family="paragraph" style:parent-style-name="Heading_20_2">
      <style:text-properties officeooo:paragraph-rsid="2bf9c65f"/>
    </style:style>
    <style:style style:name="P262" style:family="paragraph" style:parent-style-name="Heading_20_2">
      <style:text-properties officeooo:paragraph-rsid="2bf084a8"/>
    </style:style>
    <style:style style:name="P263" style:family="paragraph" style:parent-style-name="Heading_20_2">
      <style:text-properties officeooo:paragraph-rsid="2bfb1099"/>
    </style:style>
    <style:style style:name="P264" style:family="paragraph" style:parent-style-name="Heading_20_2">
      <style:text-properties officeooo:paragraph-rsid="2c007857"/>
    </style:style>
    <style:style style:name="P265" style:family="paragraph" style:parent-style-name="Heading_20_2">
      <style:text-properties officeooo:rsid="2d79ddc6" officeooo:paragraph-rsid="2d79ddc6"/>
    </style:style>
    <style:style style:name="P266" style:family="paragraph" style:parent-style-name="Heading_20_2">
      <style:text-properties officeooo:paragraph-rsid="2bfc0601"/>
    </style:style>
    <style:style style:name="P267" style:family="paragraph" style:parent-style-name="Heading_20_2">
      <style:text-properties officeooo:rsid="2b98908f" officeooo:paragraph-rsid="2b98908f"/>
    </style:style>
    <style:style style:name="P268" style:family="paragraph" style:parent-style-name="Heading_20_3">
      <style:text-properties officeooo:paragraph-rsid="2f4fdfca"/>
    </style:style>
    <style:style style:name="P269" style:family="paragraph" style:parent-style-name="Heading_20_3">
      <style:text-properties officeooo:paragraph-rsid="2f5501eb"/>
    </style:style>
    <style:style style:name="P270" style:family="paragraph" style:parent-style-name="Heading_20_3">
      <style:text-properties officeooo:paragraph-rsid="2f52e2f6"/>
    </style:style>
    <style:style style:name="P271" style:family="paragraph" style:parent-style-name="Heading_20_3">
      <style:text-properties officeooo:rsid="2c6d5fd0" officeooo:paragraph-rsid="2c6d5fd0"/>
    </style:style>
    <style:style style:name="P272" style:family="paragraph" style:parent-style-name="Heading_20_3">
      <style:text-properties officeooo:rsid="2c007857" officeooo:paragraph-rsid="2c007857"/>
    </style:style>
    <style:style style:name="P273" style:family="paragraph" style:parent-style-name="Heading_20_3">
      <style:text-properties officeooo:paragraph-rsid="2bfda84f"/>
    </style:style>
    <style:style style:name="P274" style:family="paragraph" style:parent-style-name="Heading_20_3">
      <style:text-properties officeooo:paragraph-rsid="2c01d9d7"/>
    </style:style>
    <style:style style:name="P275" style:family="paragraph" style:parent-style-name="Heading_20_3">
      <style:text-properties officeooo:paragraph-rsid="2c007857"/>
    </style:style>
    <style:style style:name="P276" style:family="paragraph" style:parent-style-name="Heading_20_4">
      <style:text-properties officeooo:paragraph-rsid="2bfc0601"/>
    </style:style>
    <style:style style:name="P277" style:family="paragraph" style:parent-style-name="Heading_20_4">
      <style:text-properties officeooo:rsid="44bcafe2"/>
    </style:style>
    <style:style style:name="P278" style:family="paragraph" style:parent-style-name="Heading_20_5">
      <style:text-properties officeooo:paragraph-rsid="2bb06401"/>
    </style:style>
    <style:style style:name="P279" style:family="paragraph" style:parent-style-name="Heading_20_5">
      <style:text-properties officeooo:rsid="2c6def8a" officeooo:paragraph-rsid="2c6def8a"/>
    </style:style>
    <style:style style:name="P280" style:family="paragraph" style:parent-style-name="Heading_20_5">
      <style:text-properties officeooo:paragraph-rsid="2cb47170"/>
    </style:style>
    <style:style style:name="P281" style:family="paragraph" style:parent-style-name="Heading_20_6">
      <style:text-properties officeooo:paragraph-rsid="2cee8599"/>
    </style:style>
    <style:style style:name="P282" style:family="paragraph" style:parent-style-name="Property_20_Header" style:list-style-name="L14">
      <style:text-properties officeooo:paragraph-rsid="2f34f9eb"/>
    </style:style>
    <style:style style:name="P283" style:family="paragraph" style:parent-style-name="Property_20_Header" style:list-style-name="L16">
      <style:text-properties officeooo:paragraph-rsid="2f24f113"/>
    </style:style>
    <style:style style:name="P284" style:family="paragraph" style:parent-style-name="Property_20_Header" style:list-style-name="L19">
      <style:text-properties officeooo:paragraph-rsid="2d89328c"/>
    </style:style>
    <style:style style:name="P285" style:family="paragraph" style:parent-style-name="Property_20_Header" style:list-style-name="L40">
      <style:text-properties officeooo:paragraph-rsid="2de58670"/>
    </style:style>
    <style:style style:name="P286" style:family="paragraph" style:parent-style-name="Property_20_Header" style:list-style-name="L40">
      <style:text-properties officeooo:paragraph-rsid="2de51bf9"/>
    </style:style>
    <style:style style:name="P287" style:family="paragraph" style:parent-style-name="Property_20_Header" style:list-style-name="L46"/>
    <style:style style:name="P288" style:family="paragraph" style:parent-style-name="Property_20_Header" style:list-style-name="L73">
      <style:text-properties officeooo:paragraph-rsid="2f9b36fe"/>
    </style:style>
    <style:style style:name="P289" style:family="paragraph" style:parent-style-name="Property_20_Header" style:list-style-name="L138">
      <style:text-properties officeooo:paragraph-rsid="2cc474b2"/>
    </style:style>
    <style:style style:name="P290" style:family="paragraph" style:parent-style-name="Property_20_level_20_0" style:list-style-name="L4">
      <style:text-properties style:text-line-through-style="none" style:text-line-through-type="none" style:text-underline-style="none" officeooo:paragraph-rsid="2c854c83"/>
    </style:style>
    <style:style style:name="P291" style:family="paragraph" style:parent-style-name="Property_20_level_20_0" style:list-style-name="L14">
      <style:text-properties officeooo:paragraph-rsid="2f34f9eb"/>
    </style:style>
    <style:style style:name="P292" style:family="paragraph" style:parent-style-name="Property_20_level_20_0" style:list-style-name="L14">
      <style:text-properties officeooo:rsid="51d7a411" officeooo:paragraph-rsid="2f439211"/>
    </style:style>
    <style:style style:name="P293" style:family="paragraph" style:parent-style-name="Property_20_level_20_0" style:list-style-name="L16">
      <style:text-properties officeooo:paragraph-rsid="2f24f113"/>
    </style:style>
    <style:style style:name="P29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95" style:family="paragraph" style:parent-style-name="Property_20_level_20_0" style:list-style-name="L19">
      <style:text-properties officeooo:paragraph-rsid="2d943ddd"/>
    </style:style>
    <style:style style:name="P296" style:family="paragraph" style:parent-style-name="Property_20_level_20_0" style:list-style-name="L19">
      <style:text-properties officeooo:paragraph-rsid="2e9a0a70"/>
    </style:style>
    <style:style style:name="P297" style:family="paragraph" style:parent-style-name="Property_20_level_20_0" style:list-style-name="L24">
      <style:text-properties officeooo:paragraph-rsid="2e95a0be"/>
    </style:style>
    <style:style style:name="P298" style:family="paragraph" style:parent-style-name="Property_20_level_20_0" style:list-style-name="L27">
      <style:text-properties officeooo:paragraph-rsid="2c343530"/>
    </style:style>
    <style:style style:name="P299" style:family="paragraph" style:parent-style-name="Property_20_level_20_0" style:list-style-name="L40">
      <style:text-properties fo:font-style="italic" officeooo:rsid="511538e7" officeooo:paragraph-rsid="2de58670" style:font-style-asian="italic" style:font-style-complex="italic"/>
    </style:style>
    <style:style style:name="P300" style:family="paragraph" style:parent-style-name="Property_20_level_20_0" style:list-style-name="L60">
      <style:text-properties style:font-name="Cambria" officeooo:paragraph-rsid="2ff27b9b" fo:background-color="transparent"/>
    </style:style>
    <style:style style:name="P301" style:family="paragraph" style:parent-style-name="Property_20_level_20_0" style:list-style-name="L60">
      <style:text-properties style:font-name="Cambria" officeooo:paragraph-rsid="2ff1f608" fo:background-color="transparent"/>
    </style:style>
    <style:style style:name="P302" style:family="paragraph" style:parent-style-name="Property_20_level_20_0" style:list-style-name="L61">
      <style:text-properties style:font-name="Cambria" officeooo:paragraph-rsid="2ff27b9b" fo:background-color="transparent"/>
    </style:style>
    <style:style style:name="P303" style:family="paragraph" style:parent-style-name="Property_20_level_20_0" style:list-style-name="L61">
      <style:text-properties style:font-name="Cambria" officeooo:paragraph-rsid="2ff4bd08" fo:background-color="transparent"/>
    </style:style>
    <style:style style:name="P304" style:family="paragraph" style:parent-style-name="Property_20_level_20_0" style:list-style-name="L61">
      <style:text-properties style:font-name="Cambria" officeooo:paragraph-rsid="3001e794" fo:background-color="transparent"/>
    </style:style>
    <style:style style:name="P305"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06" style:family="paragraph" style:parent-style-name="Property_20_level_20_0" style:list-style-name="L61">
      <style:text-properties officeooo:paragraph-rsid="3001e794"/>
    </style:style>
    <style:style style:name="P307" style:family="paragraph" style:parent-style-name="Property_20_level_20_0" style:list-style-name="L67">
      <style:text-properties officeooo:paragraph-rsid="2bc853ba"/>
    </style:style>
    <style:style style:name="P308" style:family="paragraph" style:parent-style-name="Property_20_level_20_0" style:list-style-name="L73">
      <style:text-properties officeooo:paragraph-rsid="2f62fb48"/>
    </style:style>
    <style:style style:name="P309" style:family="paragraph" style:parent-style-name="Property_20_level_20_0" style:list-style-name="L73">
      <style:text-properties officeooo:paragraph-rsid="2f646e7c"/>
    </style:style>
    <style:style style:name="P310" style:family="paragraph" style:parent-style-name="Property_20_level_20_0" style:list-style-name="L81">
      <style:text-properties officeooo:paragraph-rsid="2f5b5974"/>
    </style:style>
    <style:style style:name="P311" style:family="paragraph" style:parent-style-name="Property_20_level_20_0" style:list-style-name="L83">
      <style:text-properties officeooo:paragraph-rsid="2faa342f"/>
    </style:style>
    <style:style style:name="P312" style:family="paragraph" style:parent-style-name="Property_20_level_20_0" style:list-style-name="L88">
      <style:text-properties officeooo:paragraph-rsid="2fbde9cc"/>
    </style:style>
    <style:style style:name="P313" style:family="paragraph" style:parent-style-name="Property_20_level_20_0" style:list-style-name="L90">
      <style:text-properties officeooo:paragraph-rsid="2fc0a669"/>
    </style:style>
    <style:style style:name="P314" style:family="paragraph" style:parent-style-name="Property_20_level_20_0" style:list-style-name="L90">
      <style:text-properties officeooo:paragraph-rsid="2fc0c66f"/>
    </style:style>
    <style:style style:name="P315" style:family="paragraph" style:parent-style-name="Property_20_level_20_0" style:list-style-name="L90">
      <style:text-properties officeooo:paragraph-rsid="2fc444f8"/>
    </style:style>
    <style:style style:name="P316" style:family="paragraph" style:parent-style-name="Property_20_level_20_0" style:list-style-name="L91">
      <style:text-properties officeooo:paragraph-rsid="2fce751d"/>
    </style:style>
    <style:style style:name="P317" style:family="paragraph" style:parent-style-name="Property_20_level_20_0" style:list-style-name="L138">
      <style:text-properties officeooo:paragraph-rsid="2cc474b2"/>
    </style:style>
    <style:style style:name="P318" style:family="paragraph" style:parent-style-name="Property_20_level_20_1" style:list-style-name="L16">
      <style:text-properties officeooo:paragraph-rsid="2f24f113"/>
    </style:style>
    <style:style style:name="P319" style:family="paragraph" style:parent-style-name="Property_20_level_20_1" style:list-style-name="L16">
      <style:text-properties officeooo:rsid="2ee47530" officeooo:paragraph-rsid="2f24f113"/>
    </style:style>
    <style:style style:name="P320" style:family="paragraph" style:parent-style-name="Property_20_level_20_1" style:list-style-name="L19">
      <style:text-properties officeooo:paragraph-rsid="2d89328c"/>
    </style:style>
    <style:style style:name="P321" style:family="paragraph" style:parent-style-name="Property_20_level_20_1" style:list-style-name="L40"/>
    <style:style style:name="P322" style:family="paragraph" style:parent-style-name="Property_20_level_20_1" style:list-style-name="L46"/>
    <style:style style:name="P323" style:family="paragraph" style:parent-style-name="Property_20_level_20_1" style:list-style-name="L46">
      <style:text-properties officeooo:rsid="2e12f8b3" officeooo:paragraph-rsid="2e140440"/>
    </style:style>
    <style:style style:name="P324" style:family="paragraph" style:parent-style-name="Property_20_level_20_1" style:list-style-name="L81">
      <style:text-properties officeooo:paragraph-rsid="2f5b5974"/>
    </style:style>
    <style:style style:name="P325" style:family="paragraph" style:parent-style-name="Property_20_level_20_1" style:list-style-name="L138">
      <style:text-properties officeooo:paragraph-rsid="2cc474b2"/>
    </style:style>
    <style:style style:name="P326" style:family="paragraph" style:parent-style-name="Property_20_level_20_1" style:list-style-name="L19">
      <style:paragraph-properties fo:margin-left="1.251cm" fo:margin-right="0cm" fo:text-indent="-0.4cm" style:auto-text-indent="false"/>
      <style:text-properties officeooo:paragraph-rsid="2d89328c"/>
    </style:style>
    <style:style style:name="P327" style:family="paragraph" style:parent-style-name="Standalone_20_Property" style:list-style-name="L4">
      <style:text-properties officeooo:paragraph-rsid="2c854c83"/>
    </style:style>
    <style:style style:name="P328" style:family="paragraph" style:parent-style-name="Standalone_20_Property" style:list-style-name="L4">
      <style:text-properties style:text-line-through-style="none" style:text-line-through-type="none" style:text-underline-style="none" officeooo:paragraph-rsid="2c854c83"/>
    </style:style>
    <style:style style:name="P329" style:family="paragraph" style:parent-style-name="Standalone_20_Property" style:list-style-name="L14"/>
    <style:style style:name="P330" style:family="paragraph" style:parent-style-name="Standalone_20_Property" style:list-style-name="L14">
      <style:text-properties officeooo:paragraph-rsid="2f2d3dfc"/>
    </style:style>
    <style:style style:name="P331" style:family="paragraph" style:parent-style-name="Standalone_20_Property" style:list-style-name="L14">
      <style:text-properties officeooo:paragraph-rsid="2f34f9eb"/>
    </style:style>
    <style:style style:name="P332" style:family="paragraph" style:parent-style-name="Standalone_20_Property" style:list-style-name="L14">
      <style:text-properties officeooo:paragraph-rsid="2f38db1e"/>
    </style:style>
    <style:style style:name="P333" style:family="paragraph" style:parent-style-name="Standalone_20_Property" style:list-style-name="L14">
      <style:text-properties officeooo:paragraph-rsid="2f439211"/>
    </style:style>
    <style:style style:name="P334" style:family="paragraph" style:parent-style-name="Standalone_20_Property" style:list-style-name="L14">
      <style:text-properties fo:font-style="italic" officeooo:rsid="511538e7" officeooo:paragraph-rsid="2f2d3dfc" style:font-style-asian="italic" style:font-style-complex="italic"/>
    </style:style>
    <style:style style:name="P335" style:family="paragraph" style:parent-style-name="Standalone_20_Property" style:list-style-name="L16">
      <style:text-properties fo:font-style="italic" officeooo:rsid="511538e7" officeooo:paragraph-rsid="2f24f113" style:font-style-asian="italic" style:font-style-complex="italic"/>
    </style:style>
    <style:style style:name="P336" style:family="paragraph" style:parent-style-name="Standalone_20_Property" style:list-style-name="L40">
      <style:text-properties fo:font-style="italic" officeooo:rsid="511538e7" officeooo:paragraph-rsid="2de51bf9" style:font-style-asian="italic" style:font-style-complex="italic"/>
    </style:style>
    <style:style style:name="P337" style:family="paragraph" style:parent-style-name="Standalone_20_Property" style:list-style-name="L73">
      <style:text-properties fo:font-style="italic" officeooo:rsid="511538e7" officeooo:paragraph-rsid="2f9b36fe" style:font-style-asian="italic" style:font-style-complex="italic"/>
    </style:style>
    <style:style style:name="P338" style:family="paragraph" style:parent-style-name="Standalone_20_Property" style:list-style-name="L85">
      <style:text-properties fo:font-style="italic" officeooo:rsid="511538e7" officeooo:paragraph-rsid="2faea777" style:font-style-asian="italic" style:font-style-complex="italic"/>
    </style:style>
    <style:style style:name="P339" style:family="paragraph" style:parent-style-name="Standalone_20_Property" style:list-style-name="L94">
      <style:text-properties fo:font-style="italic" officeooo:rsid="511538e7" officeooo:paragraph-rsid="2fc9c77f" style:font-style-asian="italic" style:font-style-complex="italic"/>
    </style:style>
    <style:style style:name="P340" style:family="paragraph" style:parent-style-name="Standalone_20_Property" style:list-style-name="L73">
      <style:text-properties fo:font-style="italic" fo:font-weight="normal" officeooo:paragraph-rsid="2f646e7c" style:font-style-asian="italic" style:font-weight-asian="normal" style:font-style-complex="italic" style:font-weight-complex="normal"/>
    </style:style>
    <style:style style:name="P341" style:family="paragraph" style:parent-style-name="Standalone_20_Property" style:list-style-name="L14">
      <style:text-properties officeooo:rsid="2f2d3dfc" officeooo:paragraph-rsid="2f2d3dfc"/>
    </style:style>
    <style:style style:name="P342" style:family="paragraph" style:parent-style-name="Standalone_20_Property" style:list-style-name="L15"/>
    <style:style style:name="P343" style:family="paragraph" style:parent-style-name="Standalone_20_Property" style:list-style-name="L14">
      <style:text-properties officeooo:rsid="2f38db1e" officeooo:paragraph-rsid="2f38db1e"/>
    </style:style>
    <style:style style:name="P344" style:family="paragraph" style:parent-style-name="Standalone_20_Property" style:list-style-name="L16"/>
    <style:style style:name="P345" style:family="paragraph" style:parent-style-name="Standalone_20_Property" style:list-style-name="L16">
      <style:text-properties officeooo:paragraph-rsid="2f24f113"/>
    </style:style>
    <style:style style:name="P346" style:family="paragraph" style:parent-style-name="Standalone_20_Property" style:list-style-name="L16">
      <style:text-properties officeooo:rsid="2f24f113" officeooo:paragraph-rsid="2f24f113"/>
    </style:style>
    <style:style style:name="P347"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48" style:family="paragraph" style:parent-style-name="Standalone_20_Property" style:list-style-name="L19">
      <style:text-properties fo:font-style="normal" officeooo:rsid="2d92599d" officeooo:paragraph-rsid="2d943ddd" style:font-style-asian="normal" style:font-style-complex="normal"/>
    </style:style>
    <style:style style:name="P349" style:family="paragraph" style:parent-style-name="Standalone_20_Property" style:list-style-name="L19">
      <style:text-properties fo:font-style="normal" officeooo:rsid="2d92599d" officeooo:paragraph-rsid="2d9b6e7f" style:font-style-asian="normal" style:font-style-complex="normal"/>
    </style:style>
    <style:style style:name="P350" style:family="paragraph" style:parent-style-name="Standalone_20_Property" style:list-style-name="L16">
      <style:text-properties officeooo:rsid="2edbde94" officeooo:paragraph-rsid="2f24f113"/>
    </style:style>
    <style:style style:name="P351" style:family="paragraph" style:parent-style-name="Standalone_20_Property" style:list-style-name="L19"/>
    <style:style style:name="P352" style:family="paragraph" style:parent-style-name="Standalone_20_Property" style:list-style-name="L19">
      <style:text-properties officeooo:paragraph-rsid="2d943ddd"/>
    </style:style>
    <style:style style:name="P353" style:family="paragraph" style:parent-style-name="Standalone_20_Property" style:list-style-name="L19">
      <style:text-properties officeooo:paragraph-rsid="2d89328c"/>
    </style:style>
    <style:style style:name="P354" style:family="paragraph" style:parent-style-name="Standalone_20_Property" style:list-style-name="L19">
      <style:text-properties officeooo:paragraph-rsid="2e9a0a70"/>
    </style:style>
    <style:style style:name="P355" style:family="paragraph" style:parent-style-name="Standalone_20_Property" style:list-style-name="L19">
      <style:text-properties officeooo:paragraph-rsid="2e9b1689"/>
    </style:style>
    <style:style style:name="P356" style:family="paragraph" style:parent-style-name="Standalone_20_Property" style:list-style-name="L19">
      <style:text-properties officeooo:paragraph-rsid="2e864252"/>
    </style:style>
    <style:style style:name="P357" style:family="paragraph" style:parent-style-name="Standalone_20_Property" style:list-style-name="L24">
      <style:text-properties officeooo:paragraph-rsid="2e95a0be"/>
    </style:style>
    <style:style style:name="P358" style:family="paragraph" style:parent-style-name="Standalone_20_Property" style:list-style-name="L19">
      <style:text-properties officeooo:rsid="516d15c5" officeooo:paragraph-rsid="2e9b1689"/>
    </style:style>
    <style:style style:name="P359" style:family="paragraph" style:parent-style-name="Standalone_20_Property" style:list-style-name="L73">
      <style:text-properties officeooo:rsid="516d15c5" officeooo:paragraph-rsid="2f62fb48"/>
    </style:style>
    <style:style style:name="P360" style:family="paragraph" style:parent-style-name="Standalone_20_Property" style:list-style-name="L27">
      <style:text-properties officeooo:paragraph-rsid="2c343530"/>
    </style:style>
    <style:style style:name="P361" style:family="paragraph" style:parent-style-name="Standalone_20_Property" style:list-style-name="L35">
      <style:text-properties officeooo:rsid="2dc83137" officeooo:paragraph-rsid="2ded40d3"/>
    </style:style>
    <style:style style:name="P362" style:family="paragraph" style:parent-style-name="Standalone_20_Property" style:list-style-name="L40">
      <style:text-properties officeooo:paragraph-rsid="2de51bf9"/>
    </style:style>
    <style:style style:name="P363" style:family="paragraph" style:parent-style-name="Standalone_20_Property" style:list-style-name="L46"/>
    <style:style style:name="P364" style:family="paragraph" style:parent-style-name="Standalone_20_Property" style:list-style-name="L46">
      <style:text-properties officeooo:paragraph-rsid="2e0f0fe2"/>
    </style:style>
    <style:style style:name="P365" style:family="paragraph" style:parent-style-name="Standalone_20_Property" style:list-style-name="L50"/>
    <style:style style:name="P366" style:family="paragraph" style:parent-style-name="Standalone_20_Property" style:list-style-name="L60">
      <style:text-properties style:font-name="Cambria" officeooo:paragraph-rsid="2ff1f608" fo:background-color="transparent"/>
    </style:style>
    <style:style style:name="P367" style:family="paragraph" style:parent-style-name="Standalone_20_Property" style:list-style-name="L61">
      <style:text-properties style:font-name="Cambria" officeooo:paragraph-rsid="2ff27b9b" fo:background-color="transparent"/>
    </style:style>
    <style:style style:name="P368"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69" style:family="paragraph" style:parent-style-name="Standalone_20_Property" style:list-style-name="L61">
      <style:text-properties officeooo:paragraph-rsid="3001e794"/>
    </style:style>
    <style:style style:name="P370" style:family="paragraph" style:parent-style-name="Standalone_20_Property" style:list-style-name="L67">
      <style:text-properties officeooo:paragraph-rsid="2bc853ba"/>
    </style:style>
    <style:style style:name="P371" style:family="paragraph" style:parent-style-name="Standalone_20_Property" style:list-style-name="L73">
      <style:text-properties officeooo:paragraph-rsid="2f65d8c1"/>
    </style:style>
    <style:style style:name="P372" style:family="paragraph" style:parent-style-name="Standalone_20_Property" style:list-style-name="L73">
      <style:text-properties officeooo:paragraph-rsid="2f62fb48"/>
    </style:style>
    <style:style style:name="P373" style:family="paragraph" style:parent-style-name="Standalone_20_Property" style:list-style-name="L73">
      <style:text-properties officeooo:paragraph-rsid="2f646e7c"/>
    </style:style>
    <style:style style:name="P374" style:family="paragraph" style:parent-style-name="Standalone_20_Property" style:list-style-name="L73">
      <style:text-properties officeooo:rsid="2f7712eb" officeooo:paragraph-rsid="2f9b36fe"/>
    </style:style>
    <style:style style:name="P375" style:family="paragraph" style:parent-style-name="Standalone_20_Property" style:list-style-name="L73">
      <style:text-properties officeooo:rsid="50d5cab6" officeooo:paragraph-rsid="2f65d8c1"/>
    </style:style>
    <style:style style:name="P376" style:family="paragraph" style:parent-style-name="Standalone_20_Property" style:list-style-name="L81">
      <style:text-properties officeooo:paragraph-rsid="2f5b5974"/>
    </style:style>
    <style:style style:name="P377" style:family="paragraph" style:parent-style-name="Standalone_20_Property" style:list-style-name="L83">
      <style:text-properties officeooo:paragraph-rsid="2faa342f"/>
    </style:style>
    <style:style style:name="P378" style:family="paragraph" style:parent-style-name="Standalone_20_Property" style:list-style-name="L83">
      <style:text-properties officeooo:rsid="2fab0604" officeooo:paragraph-rsid="2fab0604"/>
    </style:style>
    <style:style style:name="P379" style:family="paragraph" style:parent-style-name="Standalone_20_Property" style:list-style-name="L85">
      <style:text-properties officeooo:paragraph-rsid="2fdd037d"/>
    </style:style>
    <style:style style:name="P380" style:family="paragraph" style:parent-style-name="Standalone_20_Property" style:list-style-name="L88">
      <style:text-properties officeooo:paragraph-rsid="2fbde9cc"/>
    </style:style>
    <style:style style:name="P381" style:family="paragraph" style:parent-style-name="Standalone_20_Property" style:list-style-name="L88">
      <style:text-properties officeooo:rsid="2fbd8ba7" officeooo:paragraph-rsid="2fbde9cc"/>
    </style:style>
    <style:style style:name="P382" style:family="paragraph" style:parent-style-name="Standalone_20_Property" style:list-style-name="L90">
      <style:text-properties officeooo:paragraph-rsid="2fc0a669"/>
    </style:style>
    <style:style style:name="P383" style:family="paragraph" style:parent-style-name="Standalone_20_Property" style:list-style-name="L90">
      <style:text-properties officeooo:paragraph-rsid="2fc444f8"/>
    </style:style>
    <style:style style:name="P384" style:family="paragraph" style:parent-style-name="Standalone_20_Property" style:list-style-name="L90">
      <style:text-properties officeooo:rsid="2fc25e15" officeooo:paragraph-rsid="2fc444f8"/>
    </style:style>
    <style:style style:name="P385" style:family="paragraph" style:parent-style-name="Standalone_20_Property" style:list-style-name="L91">
      <style:text-properties officeooo:paragraph-rsid="2fce751d"/>
    </style:style>
    <style:style style:name="P386" style:family="paragraph" style:parent-style-name="Standalone_20_Property" style:list-style-name="L93">
      <style:text-properties officeooo:paragraph-rsid="2fd0e1a4"/>
    </style:style>
    <style:style style:name="P387" style:family="paragraph" style:parent-style-name="Standalone_20_Property" style:list-style-name="L95">
      <style:text-properties officeooo:paragraph-rsid="2fdb2b8a"/>
    </style:style>
    <style:style style:name="P388" style:family="paragraph" style:parent-style-name="Standalone_20_Property" style:list-style-name="L95">
      <style:text-properties officeooo:paragraph-rsid="2fda70e0"/>
    </style:style>
    <style:style style:name="P389" style:family="paragraph" style:parent-style-name="Standalone_20_Property" style:list-style-name="L138">
      <style:text-properties officeooo:paragraph-rsid="2cc474b2"/>
    </style:style>
    <style:style style:name="P390" style:family="paragraph" style:parent-style-name="Standalone_20_Property">
      <style:text-properties officeooo:paragraph-rsid="301ef6b2"/>
    </style:style>
    <style:style style:name="P391"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92" style:family="paragraph" style:parent-style-name="Text_20_body" style:list-style-name="L1">
      <style:text-properties officeooo:rsid="2f060a62" officeooo:paragraph-rsid="2f087c71"/>
    </style:style>
    <style:style style:name="P393" style:family="paragraph" style:parent-style-name="Text_20_body" style:list-style-name="L3">
      <style:text-properties officeooo:rsid="2f060a62" officeooo:paragraph-rsid="2f060a62"/>
    </style:style>
    <style:style style:name="P394" style:family="paragraph" style:parent-style-name="Text_20_body" style:list-style-name="L2">
      <style:text-properties officeooo:rsid="2f0274b6" officeooo:paragraph-rsid="2f0274b6"/>
    </style:style>
    <style:style style:name="P395" style:family="paragraph" style:parent-style-name="Text_20_body" style:list-style-name="L2">
      <style:text-properties style:use-window-font-color="true" loext:opacity="0%"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96" style:family="paragraph" style:parent-style-name="Text_20_body" style:list-style-name="L16">
      <style:text-properties style:use-window-font-color="true" loext:opacity="0%"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97" style:family="paragraph" style:parent-style-name="Text_20_body" style:list-style-name="L73">
      <style:text-properties style:use-window-font-color="true" loext:opacity="0%"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98" style:family="paragraph" style:parent-style-name="Text_20_body" style:list-style-name="L73">
      <style:text-properties style:use-window-font-color="true" loext:opacity="0%"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99" style:family="paragraph" style:parent-style-name="Text_20_body" style:list-style-name="L64">
      <style:text-properties style:use-window-font-color="true" loext:opacity="0%"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0" style:family="paragraph" style:parent-style-name="Text_20_body" style:list-style-name="L140">
      <style:text-properties style:use-window-font-color="true" loext:opacity="0%"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1" style:family="paragraph" style:parent-style-name="Text_20_body" style:list-style-name="L107">
      <style:text-properties style:use-window-font-color="true" loext:opacity="0%"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Text_20_body" style:list-style-name="L107">
      <style:text-properties style:use-window-font-color="true" loext:opacity="0%"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108">
      <style:text-properties style:use-window-font-color="true" loext:opacity="0%"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112">
      <style:text-properties style:use-window-font-color="true" loext:opacity="0%"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129">
      <style:text-properties style:use-window-font-color="true" loext:opacity="0%"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112">
      <style:text-properties style:use-window-font-color="true" loext:opacity="0%"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112">
      <style:text-properties style:use-window-font-color="true" loext:opacity="0%"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113">
      <style:text-properties style:use-window-font-color="true" loext:opacity="0%"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122">
      <style:text-properties style:use-window-font-color="true" loext:opacity="0%"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123">
      <style:text-properties style:use-window-font-color="true" loext:opacity="0%"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137">
      <style:text-properties style:use-window-font-color="true" loext:opacity="0%"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125">
      <style:text-properties style:use-window-font-color="true" loext:opacity="0%"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129">
      <style:text-properties style:use-window-font-color="true" loext:opacity="0%"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126">
      <style:text-properties style:use-window-font-color="true" loext:opacity="0%"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126">
      <style:text-properties style:use-window-font-color="true" loext:opacity="0%"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126">
      <style:text-properties style:use-window-font-color="true" loext:opacity="0%"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133">
      <style:text-properties style:use-window-font-color="true" loext:opacity="0%"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134">
      <style:text-properties style:use-window-font-color="true" loext:opacity="0%"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135">
      <style:text-properties style:use-window-font-color="true" loext:opacity="0%"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40">
      <style:text-properties style:use-window-font-color="true" loext:opacity="0%"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36">
      <style:text-properties style:use-window-font-color="true" loext:opacity="0%"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39">
      <style:text-properties style:use-window-font-color="true" loext:opacity="0%"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39">
      <style:text-properties style:use-window-font-color="true" loext:opacity="0%"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39">
      <style:text-properties style:use-window-font-color="true" loext:opacity="0%"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39">
      <style:text-properties style:use-window-font-color="true" loext:opacity="0%"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39">
      <style:text-properties style:use-window-font-color="true" loext:opacity="0%"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39">
      <style:text-properties style:use-window-font-color="true" loext:opacity="0%"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39">
      <style:text-properties style:use-window-font-color="true" loext:opacity="0%"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40">
      <style:text-properties style:use-window-font-color="true" loext:opacity="0%"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9">
      <style:text-properties style:use-window-font-color="true" loext:opacity="0%"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1" style:family="paragraph" style:parent-style-name="Text_20_body" style:list-style-name="L19">
      <style:text-properties style:use-window-font-color="true" loext:opacity="0%"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2" style:family="paragraph" style:parent-style-name="Text_20_body" style:list-style-name="L3">
      <style:text-properties officeooo:rsid="2f0a5d8e" officeooo:paragraph-rsid="2f0a5d8e"/>
    </style:style>
    <style:style style:name="P433" style:family="paragraph" style:parent-style-name="Text_20_body" style:list-style-name="L4">
      <style:text-properties officeooo:paragraph-rsid="2c30b1aa"/>
    </style:style>
    <style:style style:name="P434" style:family="paragraph" style:parent-style-name="Text_20_body" style:list-style-name="L4">
      <style:text-properties officeooo:paragraph-rsid="2c3e40fa"/>
    </style:style>
    <style:style style:name="P435" style:family="paragraph" style:parent-style-name="Text_20_body" style:list-style-name="L5">
      <style:text-properties fo:font-style="italic" fo:font-weight="bold" style:font-style-asian="italic" style:font-weight-asian="bold" style:font-style-complex="italic" style:font-weight-complex="bold"/>
    </style:style>
    <style:style style:name="P436" style:family="paragraph" style:parent-style-name="Text_20_body" style:list-style-name="L6">
      <style:text-properties fo:font-style="italic" fo:font-weight="bold" style:font-style-asian="italic" style:font-weight-asian="bold" style:font-style-complex="italic" style:font-weight-complex="bold"/>
    </style:style>
    <style:style style:name="P437" style:family="paragraph" style:parent-style-name="Text_20_body" style:list-style-name="L7">
      <style:text-properties fo:font-style="italic" fo:font-weight="bold" style:font-style-asian="italic" style:font-weight-asian="bold" style:font-style-complex="italic" style:font-weight-complex="bold"/>
    </style:style>
    <style:style style:name="P438"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39"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40" style:family="paragraph" style:parent-style-name="Text_20_body" style:list-style-name="L14">
      <style:text-properties fo:font-style="italic" fo:font-weight="bold" style:font-style-asian="italic" style:font-weight-asian="bold" style:font-style-complex="italic" style:font-weight-complex="bold"/>
    </style:style>
    <style:style style:name="P441"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42"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43"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44"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45"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46" style:family="paragraph" style:parent-style-name="Text_20_body" style:list-style-name="L73">
      <style:text-properties fo:font-style="italic" fo:font-weight="bold" officeooo:rsid="2f9c54ec" officeooo:paragraph-rsid="2f9c54ec" style:font-style-asian="italic" style:font-weight-asian="bold" style:font-style-complex="italic" style:font-weight-complex="bold"/>
    </style:style>
    <style:style style:name="P447" style:family="paragraph" style:parent-style-name="Text_20_body" style:list-style-name="L73">
      <style:text-properties fo:font-style="italic" fo:font-weight="bold" style:font-style-asian="italic" style:font-weight-asian="bold" style:font-style-complex="italic" style:font-weight-complex="bold"/>
    </style:style>
    <style:style style:name="P448" style:family="paragraph" style:parent-style-name="Text_20_body" style:list-style-name="L73">
      <style:text-properties fo:font-style="italic" fo:font-weight="bold" officeooo:paragraph-rsid="2f62fb48" style:font-style-asian="italic" style:font-weight-asian="bold" style:font-style-complex="italic" style:font-weight-complex="bold"/>
    </style:style>
    <style:style style:name="P449" style:family="paragraph" style:parent-style-name="Text_20_body" style:list-style-name="L73">
      <style:text-properties fo:font-style="italic" fo:font-weight="bold" officeooo:rsid="2f62fb48" officeooo:paragraph-rsid="2f62fb48" style:font-style-asian="italic" style:font-weight-asian="bold" style:font-style-complex="italic" style:font-weight-complex="bold"/>
    </style:style>
    <style:style style:name="P450" style:family="paragraph" style:parent-style-name="Text_20_body" style:list-style-name="L81">
      <style:text-properties fo:font-style="italic" fo:font-weight="bold" officeooo:rsid="2f5b5974" officeooo:paragraph-rsid="2f5b5974" style:font-style-asian="italic" style:font-weight-asian="bold" style:font-style-complex="italic" style:font-weight-complex="bold"/>
    </style:style>
    <style:style style:name="P451" style:family="paragraph" style:parent-style-name="Text_20_body" style:list-style-name="L82">
      <style:text-properties fo:font-style="italic" fo:font-weight="bold" officeooo:rsid="2fab0604" officeooo:paragraph-rsid="2fab0604" style:font-style-asian="italic" style:font-weight-asian="bold" style:font-style-complex="italic" style:font-weight-complex="bold"/>
    </style:style>
    <style:style style:name="P452" style:family="paragraph" style:parent-style-name="Text_20_body" style:list-style-name="L87">
      <style:text-properties fo:font-style="italic" fo:font-weight="bold" officeooo:rsid="2fbd8ba7" officeooo:paragraph-rsid="2fbd8ba7" style:font-style-asian="italic" style:font-weight-asian="bold" style:font-style-complex="italic" style:font-weight-complex="bold"/>
    </style:style>
    <style:style style:name="P453" style:family="paragraph" style:parent-style-name="Text_20_body" style:list-style-name="L88">
      <style:text-properties fo:font-style="italic" fo:font-weight="bold" officeooo:rsid="2fbd8ba7" officeooo:paragraph-rsid="2fe0e7ff" style:font-style-asian="italic" style:font-weight-asian="bold" style:font-style-complex="italic" style:font-weight-complex="bold"/>
    </style:style>
    <style:style style:name="P454" style:family="paragraph" style:parent-style-name="Text_20_body" style:list-style-name="L90">
      <style:text-properties fo:font-style="italic" fo:font-weight="bold" officeooo:rsid="2fc0a669" style:font-style-asian="italic" style:font-weight-asian="bold" style:font-style-complex="italic" style:font-weight-complex="bold"/>
    </style:style>
    <style:style style:name="P455" style:family="paragraph" style:parent-style-name="Text_20_body" style:list-style-name="L91">
      <style:text-properties fo:font-style="italic" fo:font-weight="bold" officeooo:rsid="2fce751d" officeooo:paragraph-rsid="2fce751d" style:font-style-asian="italic" style:font-weight-asian="bold" style:font-style-complex="italic" style:font-weight-complex="bold"/>
    </style:style>
    <style:style style:name="P456" style:family="paragraph" style:parent-style-name="Text_20_body" style:list-style-name="L92">
      <style:text-properties fo:font-style="italic" fo:font-weight="bold" officeooo:rsid="2fd0e1a4" officeooo:paragraph-rsid="2fd0e1a4" style:font-style-asian="italic" style:font-weight-asian="bold" style:font-style-complex="italic" style:font-weight-complex="bold"/>
    </style:style>
    <style:style style:name="P457" style:family="paragraph" style:parent-style-name="Text_20_body" style:list-style-name="L94">
      <style:text-properties fo:font-style="italic" fo:font-weight="bold" officeooo:rsid="2fd1f8c9" officeooo:paragraph-rsid="2fd1f8c9" style:font-style-asian="italic" style:font-weight-asian="bold" style:font-style-complex="italic" style:font-weight-complex="bold"/>
    </style:style>
    <style:style style:name="P458"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59"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6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61" style:family="paragraph" style:parent-style-name="Text_20_body" style:list-style-name="L19">
      <style:text-properties fo:font-style="italic" officeooo:rsid="2d92599d" officeooo:paragraph-rsid="2d92599d" style:font-style-asian="italic" style:font-style-complex="italic"/>
    </style:style>
    <style:style style:name="P462" style:family="paragraph" style:parent-style-name="Text_20_body" style:list-style-name="L19">
      <style:text-properties fo:font-style="italic" officeooo:rsid="2d89328c" officeooo:paragraph-rsid="2d89328c" style:font-style-asian="italic" style:font-style-complex="italic"/>
    </style:style>
    <style:style style:name="P463" style:family="paragraph" style:parent-style-name="Text_20_body" style:list-style-name="L24">
      <style:text-properties fo:font-style="italic" officeooo:rsid="2e99f5e8" officeooo:paragraph-rsid="2e99f5e8" style:font-style-asian="italic" style:font-style-complex="italic"/>
    </style:style>
    <style:style style:name="P464" style:family="paragraph" style:parent-style-name="Text_20_body" style:list-style-name="L25">
      <style:text-properties fo:font-style="italic" officeooo:paragraph-rsid="2f235fff" style:font-style-asian="italic" style:font-style-complex="italic"/>
    </style:style>
    <style:style style:name="P465" style:family="paragraph" style:parent-style-name="Text_20_body" style:list-style-name="L57">
      <style:text-properties fo:font-style="italic" officeooo:paragraph-rsid="3012f45a" style:font-style-asian="italic" style:font-style-complex="italic"/>
    </style:style>
    <style:style style:name="P466" style:family="paragraph" style:parent-style-name="Text_20_body" style:list-style-name="L74">
      <style:text-properties fo:font-style="italic" style:font-style-asian="italic" style:font-style-complex="italic"/>
    </style:style>
    <style:style style:name="P467" style:family="paragraph" style:parent-style-name="Text_20_body" style:list-style-name="L75">
      <style:text-properties fo:font-style="italic" style:font-style-asian="italic" style:font-style-complex="italic"/>
    </style:style>
    <style:style style:name="P468" style:family="paragraph" style:parent-style-name="Text_20_body" style:list-style-name="L76">
      <style:text-properties fo:font-style="italic" style:font-style-asian="italic" style:font-style-complex="italic"/>
    </style:style>
    <style:style style:name="P469" style:family="paragraph" style:parent-style-name="Text_20_body" style:list-style-name="L77">
      <style:text-properties fo:font-style="italic" style:font-style-asian="italic" style:font-style-complex="italic"/>
    </style:style>
    <style:style style:name="P470" style:family="paragraph" style:parent-style-name="Text_20_body" style:list-style-name="L78">
      <style:text-properties fo:font-style="italic" style:font-style-asian="italic" style:font-style-complex="italic"/>
    </style:style>
    <style:style style:name="P471" style:family="paragraph" style:parent-style-name="Text_20_body" style:list-style-name="L79">
      <style:text-properties fo:font-style="italic" style:font-style-asian="italic" style:font-style-complex="italic"/>
    </style:style>
    <style:style style:name="P472" style:family="paragraph" style:parent-style-name="Text_20_body" style:list-style-name="L80">
      <style:text-properties fo:font-style="italic" style:font-style-asian="italic" style:font-style-complex="italic"/>
    </style:style>
    <style:style style:name="P473" style:family="paragraph" style:parent-style-name="Text_20_body" style:list-style-name="L140">
      <style:text-properties fo:font-style="italic" officeooo:paragraph-rsid="2cbe6177" style:font-style-asian="italic" style:font-style-complex="italic"/>
    </style:style>
    <style:style style:name="P474" style:family="paragraph" style:parent-style-name="Text_20_body" style:list-style-name="L5">
      <style:text-properties officeooo:rsid="2e3add85" officeooo:paragraph-rsid="2e3add85"/>
    </style:style>
    <style:style style:name="P475" style:family="paragraph" style:parent-style-name="Text_20_body" style:list-style-name="L6">
      <style:text-properties officeooo:rsid="2e3add85" officeooo:paragraph-rsid="2e3add85"/>
    </style:style>
    <style:style style:name="P476" style:family="paragraph" style:parent-style-name="Text_20_body" style:list-style-name="L6">
      <style:text-properties officeooo:rsid="2e392998" officeooo:paragraph-rsid="2e392998"/>
    </style:style>
    <style:style style:name="P477" style:family="paragraph" style:parent-style-name="Text_20_body" style:list-style-name="L4">
      <style:text-properties officeooo:rsid="2e35c073" officeooo:paragraph-rsid="2e35c073"/>
    </style:style>
    <style:style style:name="P478" style:family="paragraph" style:parent-style-name="Text_20_body" style:list-style-name="L4">
      <style:text-properties officeooo:rsid="2e34e093" officeooo:paragraph-rsid="2f8297f2"/>
    </style:style>
    <style:style style:name="P479" style:family="paragraph" style:parent-style-name="Text_20_body" style:list-style-name="L4">
      <style:text-properties officeooo:rsid="2e3f2b59" officeooo:paragraph-rsid="2e3f2b59"/>
    </style:style>
    <style:style style:name="P480" style:family="paragraph" style:parent-style-name="Text_20_body" style:list-style-name="L4">
      <style:text-properties officeooo:rsid="2e375532" officeooo:paragraph-rsid="2e375532"/>
    </style:style>
    <style:style style:name="P481" style:family="paragraph" style:parent-style-name="Text_20_body" style:list-style-name="L8">
      <style:text-properties officeooo:rsid="2f8b7fd6" officeooo:paragraph-rsid="2f8b7fd6"/>
    </style:style>
    <style:style style:name="P482" style:family="paragraph" style:parent-style-name="Text_20_body" style:list-style-name="L4">
      <style:text-properties style:text-line-through-style="none" style:text-line-through-type="none" style:text-underline-style="none" officeooo:paragraph-rsid="2c854c83"/>
    </style:style>
    <style:style style:name="P483" style:family="paragraph" style:parent-style-name="Text_20_body" style:list-style-name="L4">
      <style:text-properties style:text-line-through-style="none" style:text-line-through-type="none" style:text-underline-style="none" officeooo:rsid="2c4cd8a3" officeooo:paragraph-rsid="2c854c83"/>
    </style:style>
    <style:style style:name="P484" style:family="paragraph" style:parent-style-name="Text_20_body" style:list-style-name="L4">
      <style:text-properties style:text-line-through-style="none" style:text-line-through-type="none" style:text-underline-style="none" officeooo:rsid="2d1994e4" officeooo:paragraph-rsid="2d1994e4"/>
    </style:style>
    <style:style style:name="P485" style:family="paragraph" style:parent-style-name="Text_20_body" style:list-style-name="L4">
      <style:text-properties style:text-line-through-style="none" style:text-line-through-type="none" style:text-underline-style="none" officeooo:rsid="2d19cc00" officeooo:paragraph-rsid="2d19cc00"/>
    </style:style>
    <style:style style:name="P486" style:family="paragraph" style:parent-style-name="Text_20_body" style:list-style-name="L9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487" style:family="paragraph" style:parent-style-name="Text_20_body" style:list-style-name="L9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488" style:family="paragraph" style:parent-style-name="Text_20_body" style:list-style-name="L138">
      <style:text-properties style:text-line-through-style="none" style:text-line-through-type="none" officeooo:paragraph-rsid="2cc6471e"/>
    </style:style>
    <style:style style:name="P489" style:family="paragraph" style:parent-style-name="Text_20_body" style:list-style-name="L138">
      <style:text-properties style:text-line-through-style="none" style:text-line-through-type="none" officeooo:rsid="2cc6471e" officeooo:paragraph-rsid="2cc6471e"/>
    </style:style>
    <style:style style:name="P490" style:family="paragraph" style:parent-style-name="Text_20_body" style:list-style-name="L4">
      <style:text-properties officeooo:rsid="2d1994e4" officeooo:paragraph-rsid="2d1994e4"/>
    </style:style>
    <style:style style:name="P491" style:family="paragraph" style:parent-style-name="Text_20_body" style:list-style-name="L4">
      <style:text-properties officeooo:rsid="2d19cc00" officeooo:paragraph-rsid="2d19cc00"/>
    </style:style>
    <style:style style:name="P492" style:family="paragraph" style:parent-style-name="Text_20_body" style:list-style-name="L9">
      <style:text-properties officeooo:paragraph-rsid="2bf4c6f4"/>
    </style:style>
    <style:style style:name="P493" style:family="paragraph" style:parent-style-name="Text_20_body" style:list-style-name="L10"/>
    <style:style style:name="P494" style:family="paragraph" style:parent-style-name="Text_20_body" style:list-style-name="L11"/>
    <style:style style:name="P495" style:family="paragraph" style:parent-style-name="Text_20_body" style:list-style-name="L12"/>
    <style:style style:name="P496" style:family="paragraph" style:parent-style-name="Text_20_body" style:list-style-name="L13">
      <style:text-properties officeooo:paragraph-rsid="2f49173c"/>
    </style:style>
    <style:style style:name="P497" style:family="paragraph" style:parent-style-name="Text_20_body" style:list-style-name="L13">
      <style:text-properties officeooo:rsid="2f4b13b5" officeooo:paragraph-rsid="2f4b13b5"/>
    </style:style>
    <style:style style:name="P498" style:family="paragraph" style:parent-style-name="Text_20_body" style:list-style-name="L13">
      <style:text-properties officeooo:rsid="2f4b13b5" officeooo:paragraph-rsid="2f4fdfca"/>
    </style:style>
    <style:style style:name="P499" style:family="paragraph" style:parent-style-name="Text_20_body" style:list-style-name="L13">
      <style:text-properties officeooo:rsid="2f4b13b5" officeooo:paragraph-rsid="2f52e2f6"/>
    </style:style>
    <style:style style:name="P500" style:family="paragraph" style:parent-style-name="Text_20_body" style:list-style-name="L18">
      <style:text-properties officeooo:rsid="2f4b13b5" officeooo:paragraph-rsid="2f5501eb"/>
    </style:style>
    <style:style style:name="P501" style:family="paragraph" style:parent-style-name="Text_20_body" style:list-style-name="L13">
      <style:text-properties officeooo:rsid="2f49173c" officeooo:paragraph-rsid="2f49173c"/>
    </style:style>
    <style:style style:name="P502" style:family="paragraph" style:parent-style-name="Text_20_body" style:list-style-name="L14">
      <style:text-properties officeooo:paragraph-rsid="2bf00e6e"/>
    </style:style>
    <style:style style:name="P503" style:family="paragraph" style:parent-style-name="Text_20_body" style:list-style-name="L14">
      <style:text-properties officeooo:paragraph-rsid="2f3b28f4"/>
    </style:style>
    <style:style style:name="P504" style:family="paragraph" style:parent-style-name="Text_20_body" style:list-style-name="L14">
      <style:text-properties officeooo:rsid="2f24f113" officeooo:paragraph-rsid="2f2bddd6"/>
    </style:style>
    <style:style style:name="P505" style:family="paragraph" style:parent-style-name="Text_20_body" style:list-style-name="L16">
      <style:text-properties officeooo:rsid="2f24f113" officeooo:paragraph-rsid="2f24f113"/>
    </style:style>
    <style:style style:name="P506" style:family="paragraph" style:parent-style-name="Text_20_body" style:list-style-name="L14">
      <style:text-properties officeooo:paragraph-rsid="2bf00e6e" fo:background-color="transparent"/>
    </style:style>
    <style:style style:name="P507" style:family="paragraph" style:parent-style-name="Text_20_body" style:list-style-name="L14">
      <style:text-properties officeooo:rsid="2f2ee20c" officeooo:paragraph-rsid="2f2ee20c"/>
    </style:style>
    <style:style style:name="P508" style:family="paragraph" style:parent-style-name="Text_20_body" style:list-style-name="L14">
      <style:text-properties officeooo:rsid="2f2ee20c" officeooo:paragraph-rsid="2f38db1e"/>
    </style:style>
    <style:style style:name="P509" style:family="paragraph" style:parent-style-name="Text_20_body" style:list-style-name="L14">
      <style:text-properties officeooo:rsid="2f2d3dfc" officeooo:paragraph-rsid="2f30b49f"/>
    </style:style>
    <style:style style:name="P510" style:family="paragraph" style:parent-style-name="Text_20_body" style:list-style-name="L14">
      <style:text-properties officeooo:rsid="2f3b28f4" officeooo:paragraph-rsid="2f3b28f4"/>
    </style:style>
    <style:style style:name="P511" style:family="paragraph" style:parent-style-name="Text_20_body" style:list-style-name="L13">
      <style:text-properties officeooo:rsid="2f4fdfca" officeooo:paragraph-rsid="2f4fdfca"/>
    </style:style>
    <style:style style:name="P512" style:family="paragraph" style:parent-style-name="Text_20_body" style:list-style-name="L13">
      <style:text-properties officeooo:rsid="2f4fdfca" officeooo:paragraph-rsid="2f52e2f6"/>
    </style:style>
    <style:style style:name="P513" style:family="paragraph" style:parent-style-name="Text_20_body" style:list-style-name="L18">
      <style:text-properties officeooo:rsid="2f4fdfca" officeooo:paragraph-rsid="2f5501eb"/>
    </style:style>
    <style:style style:name="P514" style:family="paragraph" style:parent-style-name="Text_20_body" style:list-style-name="L13">
      <style:text-properties officeooo:rsid="2f5634dd" officeooo:paragraph-rsid="2f5634dd"/>
    </style:style>
    <style:style style:name="P515" style:family="paragraph" style:parent-style-name="Text_20_body" style:list-style-name="L13">
      <style:text-properties officeooo:rsid="2f1412ff" officeooo:paragraph-rsid="2f5634dd"/>
    </style:style>
    <style:style style:name="P516" style:family="paragraph" style:parent-style-name="Text_20_body" style:list-style-name="L16">
      <style:text-properties officeooo:paragraph-rsid="2f24f113"/>
    </style:style>
    <style:style style:name="P517" style:family="paragraph" style:parent-style-name="Text_20_body" style:list-style-name="L16">
      <style:text-properties officeooo:rsid="2f14ad99" officeooo:paragraph-rsid="2f24f113"/>
    </style:style>
    <style:style style:name="P518" style:family="paragraph" style:parent-style-name="Text_20_body" style:list-style-name="L16">
      <style:text-properties officeooo:rsid="2ef55f54" officeooo:paragraph-rsid="2f24f113"/>
    </style:style>
    <style:style style:name="P519" style:family="paragraph" style:parent-style-name="Text_20_body" style:list-style-name="L16">
      <style:text-properties officeooo:rsid="2ef76aa4" officeooo:paragraph-rsid="2f24f113"/>
    </style:style>
    <style:style style:name="P520" style:family="paragraph" style:parent-style-name="Text_20_body" style:list-style-name="L17">
      <style:text-properties officeooo:paragraph-rsid="2f24f113"/>
    </style:style>
    <style:style style:name="P521" style:family="paragraph" style:parent-style-name="Text_20_body" style:list-style-name="L17">
      <style:text-properties officeooo:rsid="2ef80bec" officeooo:paragraph-rsid="2f24f113"/>
    </style:style>
    <style:style style:name="P522" style:family="paragraph" style:parent-style-name="Text_20_body" style:list-style-name="L16">
      <style:text-properties officeooo:rsid="2efcf662" officeooo:paragraph-rsid="2f24f113"/>
    </style:style>
    <style:style style:name="P523" style:family="paragraph" style:parent-style-name="Text_20_body" style:list-style-name="L18">
      <style:text-properties officeooo:rsid="2f5501eb" officeooo:paragraph-rsid="2f5501eb"/>
    </style:style>
    <style:style style:name="P524" style:family="paragraph" style:parent-style-name="Text_20_body" style:list-style-name="L19"/>
    <style:style style:name="P525" style:family="paragraph" style:parent-style-name="Text_20_body" style:list-style-name="L19">
      <style:text-properties officeooo:paragraph-rsid="2f19b27e"/>
    </style:style>
    <style:style style:name="P526" style:family="paragraph" style:parent-style-name="Text_20_body" style:list-style-name="L19">
      <style:text-properties officeooo:paragraph-rsid="2d90f701"/>
    </style:style>
    <style:style style:name="P527" style:family="paragraph" style:parent-style-name="Text_20_body" style:list-style-name="L19">
      <style:text-properties officeooo:paragraph-rsid="2bf9c65f"/>
    </style:style>
    <style:style style:name="P528" style:family="paragraph" style:parent-style-name="Text_20_body" style:list-style-name="L19">
      <style:text-properties officeooo:paragraph-rsid="2f1b08cb"/>
    </style:style>
    <style:style style:name="P529" style:family="paragraph" style:parent-style-name="Text_20_body" style:list-style-name="L19">
      <style:text-properties officeooo:paragraph-rsid="2e9a0a70"/>
    </style:style>
    <style:style style:name="P530" style:family="paragraph" style:parent-style-name="Text_20_body" style:list-style-name="L20">
      <style:text-properties officeooo:rsid="2f17426c" officeooo:paragraph-rsid="2f17426c"/>
    </style:style>
    <style:style style:name="P531" style:family="paragraph" style:parent-style-name="Text_20_body" style:list-style-name="L21">
      <style:text-properties officeooo:rsid="2d8b0dfd" officeooo:paragraph-rsid="2d90f701"/>
    </style:style>
    <style:style style:name="P532" style:family="paragraph" style:parent-style-name="Text_20_body" style:list-style-name="L19">
      <style:text-properties officeooo:rsid="2d8b0dfd" officeooo:paragraph-rsid="2d992d80"/>
    </style:style>
    <style:style style:name="P533" style:family="paragraph" style:parent-style-name="Text_20_body" style:list-style-name="L22">
      <style:text-properties officeooo:rsid="2d8b0dfd" officeooo:paragraph-rsid="2d992d80"/>
    </style:style>
    <style:style style:name="P534" style:family="paragraph" style:parent-style-name="Text_20_body" style:list-style-name="L145">
      <style:text-properties officeooo:rsid="2d8b0dfd" officeooo:paragraph-rsid="2e864252"/>
    </style:style>
    <style:style style:name="P535" style:family="paragraph" style:parent-style-name="Text_20_body" style:list-style-name="L19">
      <style:text-properties fo:font-style="normal" officeooo:rsid="2d946029" officeooo:paragraph-rsid="2d946029" style:font-style-asian="normal" style:font-style-complex="normal"/>
    </style:style>
    <style:style style:name="P536" style:family="paragraph" style:parent-style-name="Text_20_body" style:list-style-name="L19">
      <style:text-properties fo:font-style="normal" officeooo:rsid="2d946029" officeooo:paragraph-rsid="2d9abcf7" style:font-style-asian="normal" style:font-style-complex="normal"/>
    </style:style>
    <style:style style:name="P537" style:family="paragraph" style:parent-style-name="Text_20_body" style:list-style-name="L113">
      <style:text-properties fo:font-style="normal" officeooo:rsid="2c0d2125" officeooo:paragraph-rsid="2c0d2125" style:font-style-asian="normal" style:font-style-complex="normal"/>
    </style:style>
    <style:style style:name="P538" style:family="paragraph" style:parent-style-name="Text_20_body" style:list-style-name="L90">
      <style:text-properties fo:font-style="normal" fo:font-weight="normal" officeooo:rsid="2fc0a669" officeooo:paragraph-rsid="2fc0c66f" style:font-style-asian="normal" style:font-weight-asian="normal" style:font-style-complex="normal" style:font-weight-complex="normal"/>
    </style:style>
    <style:style style:name="P539" style:family="paragraph" style:parent-style-name="Text_20_body" style:list-style-name="L91">
      <style:text-properties fo:font-style="normal" fo:font-weight="normal" officeooo:rsid="2fce751d" officeooo:paragraph-rsid="2fce751d" style:font-style-asian="normal" style:font-weight-asian="normal" style:font-style-complex="normal" style:font-weight-complex="normal"/>
    </style:style>
    <style:style style:name="P540" style:family="paragraph" style:parent-style-name="Text_20_body" style:list-style-name="L23">
      <style:text-properties officeooo:paragraph-rsid="2f1cb79f"/>
    </style:style>
    <style:style style:name="P541" style:family="paragraph" style:parent-style-name="Text_20_body" style:list-style-name="L23">
      <style:text-properties officeooo:paragraph-rsid="2bf9c65f"/>
    </style:style>
    <style:style style:name="P542" style:family="paragraph" style:parent-style-name="Text_20_body" style:list-style-name="L19">
      <style:text-properties officeooo:rsid="2d89328c" officeooo:paragraph-rsid="2d89328c"/>
    </style:style>
    <style:style style:name="P543" style:family="paragraph" style:parent-style-name="Text_20_body" style:list-style-name="L19">
      <style:text-properties officeooo:rsid="2d89328c" officeooo:paragraph-rsid="2e8e13bc"/>
    </style:style>
    <style:style style:name="P544" style:family="paragraph" style:parent-style-name="Text_20_body" style:list-style-name="L19">
      <style:text-properties officeooo:rsid="2dc83137" officeooo:paragraph-rsid="2e8c30f4"/>
    </style:style>
    <style:style style:name="P545" style:family="paragraph" style:parent-style-name="Text_20_body" style:list-style-name="L35">
      <style:text-properties officeooo:rsid="2dc83137" officeooo:paragraph-rsid="2dcc7533"/>
    </style:style>
    <style:style style:name="P546" style:family="paragraph" style:parent-style-name="Text_20_body" style:list-style-name="L19">
      <style:text-properties officeooo:rsid="2e99c0c1" officeooo:paragraph-rsid="2e99c0c1"/>
    </style:style>
    <style:style style:name="P547" style:family="paragraph" style:parent-style-name="Text_20_body" style:list-style-name="L19">
      <style:text-properties officeooo:rsid="2e8e13bc" officeooo:paragraph-rsid="2e8e13bc"/>
    </style:style>
    <style:style style:name="P548" style:family="paragraph" style:parent-style-name="Text_20_body" style:list-style-name="L24">
      <style:text-properties officeooo:paragraph-rsid="2e95a0be"/>
    </style:style>
    <style:style style:name="P549" style:family="paragraph" style:parent-style-name="Text_20_body" style:list-style-name="L24">
      <style:text-properties officeooo:rsid="2e8ffbb2" officeooo:paragraph-rsid="2e8ffbb2"/>
    </style:style>
    <style:style style:name="P550" style:family="paragraph" style:parent-style-name="Text_20_body" style:list-style-name="L24">
      <style:text-properties officeooo:rsid="2e95a0be" officeooo:paragraph-rsid="2e95a0be"/>
    </style:style>
    <style:style style:name="P551" style:family="paragraph" style:parent-style-name="Text_20_body" style:list-style-name="L19">
      <style:text-properties officeooo:rsid="2f1eb7e3" officeooo:paragraph-rsid="2f235fff"/>
    </style:style>
    <style:style style:name="P552" style:family="paragraph" style:parent-style-name="Text_20_body" style:list-style-name="L19">
      <style:text-properties officeooo:rsid="2e9a0a70" officeooo:paragraph-rsid="2bf9c65f"/>
    </style:style>
    <style:style style:name="P553" style:family="paragraph" style:parent-style-name="Text_20_body" style:list-style-name="L19">
      <style:text-properties style:text-line-through-style="solid" style:text-line-through-type="single" officeooo:paragraph-rsid="2e94311a"/>
    </style:style>
    <style:style style:name="P554" style:family="paragraph" style:parent-style-name="Text_20_body" style:list-style-name="L19">
      <style:text-properties style:text-line-through-style="solid" style:text-line-through-type="single" officeooo:paragraph-rsid="2e9264c4"/>
    </style:style>
    <style:style style:name="P555" style:family="paragraph" style:parent-style-name="Text_20_body" style:list-style-name="L27">
      <style:text-properties style:text-line-through-style="solid" style:text-line-through-type="single" officeooo:rsid="2b98908f" officeooo:paragraph-rsid="2c2d6ec4"/>
    </style:style>
    <style:style style:name="P556" style:family="paragraph" style:parent-style-name="Text_20_body" style:list-style-name="L104">
      <style:text-properties style:text-line-through-style="solid" style:text-line-through-type="single" officeooo:paragraph-rsid="2c390c31"/>
    </style:style>
    <style:style style:name="P557" style:family="paragraph" style:parent-style-name="Text_20_body" style:list-style-name="L104">
      <style:text-properties style:text-line-through-style="solid" style:text-line-through-type="single" officeooo:paragraph-rsid="2c30b1aa"/>
    </style:style>
    <style:style style:name="P558" style:family="paragraph" style:parent-style-name="Text_20_body" style:list-style-name="L13">
      <style:text-properties officeooo:rsid="2f503d72" officeooo:paragraph-rsid="2f52e2f6"/>
    </style:style>
    <style:style style:name="P559" style:family="paragraph" style:parent-style-name="Text_20_body" style:list-style-name="L25">
      <style:text-properties officeooo:paragraph-rsid="2f235fff"/>
    </style:style>
    <style:style style:name="P560" style:family="paragraph" style:parent-style-name="Text_20_body" style:list-style-name="L26">
      <style:text-properties officeooo:paragraph-rsid="2f235fff"/>
    </style:style>
    <style:style style:name="P561" style:family="paragraph" style:parent-style-name="Text_20_body" style:list-style-name="L25">
      <style:text-properties officeooo:rsid="2c1e16cf" officeooo:paragraph-rsid="2f235fff"/>
    </style:style>
    <style:style style:name="P562" style:family="paragraph" style:parent-style-name="Text_20_body" style:list-style-name="L27">
      <style:text-properties officeooo:paragraph-rsid="2bee3468"/>
    </style:style>
    <style:style style:name="P563" style:family="paragraph" style:parent-style-name="Text_20_body" style:list-style-name="L27">
      <style:text-properties officeooo:paragraph-rsid="2f235fff"/>
    </style:style>
    <style:style style:name="P564" style:family="paragraph" style:parent-style-name="Text_20_body" style:list-style-name="L27">
      <style:text-properties officeooo:rsid="2b98908f" officeooo:paragraph-rsid="2bee3468"/>
    </style:style>
    <style:style style:name="P565" style:family="paragraph" style:parent-style-name="Text_20_body" style:list-style-name="L27">
      <style:text-properties officeooo:rsid="2c7af555" officeooo:paragraph-rsid="2c7af555"/>
    </style:style>
    <style:style style:name="P566" style:family="paragraph" style:parent-style-name="Text_20_body" style:list-style-name="L28">
      <style:text-properties officeooo:paragraph-rsid="2d693de4"/>
    </style:style>
    <style:style style:name="P567" style:family="paragraph" style:parent-style-name="Text_20_body" style:list-style-name="L29">
      <style:text-properties officeooo:paragraph-rsid="2db4722c"/>
    </style:style>
    <style:style style:name="P568" style:family="paragraph" style:parent-style-name="Text_20_body" style:list-style-name="L29">
      <style:text-properties officeooo:rsid="2d693de4" officeooo:paragraph-rsid="2d693de4"/>
    </style:style>
    <style:style style:name="P569" style:family="paragraph" style:parent-style-name="Text_20_body" style:list-style-name="L29">
      <style:text-properties officeooo:rsid="2d693de4" officeooo:paragraph-rsid="2db4722c"/>
    </style:style>
    <style:style style:name="P570" style:family="paragraph" style:parent-style-name="Text_20_body" style:list-style-name="L29">
      <style:text-properties officeooo:rsid="2d693de4" officeooo:paragraph-rsid="2d9f807f"/>
    </style:style>
    <style:style style:name="P571" style:family="paragraph" style:parent-style-name="Text_20_body" style:list-style-name="L30">
      <style:text-properties officeooo:rsid="2d693de4" officeooo:paragraph-rsid="2d693de4"/>
    </style:style>
    <style:style style:name="P572" style:family="paragraph" style:parent-style-name="Text_20_body" style:list-style-name="L31">
      <style:text-properties officeooo:rsid="2d62ea8d" officeooo:paragraph-rsid="2d62ea8d"/>
    </style:style>
    <style:style style:name="P573" style:family="paragraph" style:parent-style-name="Text_20_body" style:list-style-name="L32">
      <style:text-properties officeooo:paragraph-rsid="2f8d0bb6"/>
    </style:style>
    <style:style style:name="P574" style:family="paragraph" style:parent-style-name="Text_20_body" style:list-style-name="L32">
      <style:text-properties officeooo:paragraph-rsid="2f9262fc"/>
    </style:style>
    <style:style style:name="P575" style:family="paragraph" style:parent-style-name="Text_20_body" style:list-style-name="L32">
      <style:text-properties officeooo:rsid="2da111e9" officeooo:paragraph-rsid="2da111e9"/>
    </style:style>
    <style:style style:name="P576" style:family="paragraph" style:parent-style-name="Text_20_body" style:list-style-name="L32">
      <style:text-properties officeooo:rsid="2f8d0bb6" officeooo:paragraph-rsid="2f8d0bb6"/>
    </style:style>
    <style:style style:name="P577" style:family="paragraph" style:parent-style-name="Text_20_body" style:list-style-name="L32">
      <style:text-properties officeooo:rsid="2f90b1d0" officeooo:paragraph-rsid="2f90b1d0"/>
    </style:style>
    <style:style style:name="P578" style:family="paragraph" style:parent-style-name="Text_20_body" style:list-style-name="L33">
      <style:text-properties officeooo:rsid="2d8e7578" officeooo:paragraph-rsid="2d8e7578"/>
    </style:style>
    <style:style style:name="P579" style:family="paragraph" style:parent-style-name="Text_20_body" style:list-style-name="L33">
      <style:text-properties officeooo:rsid="2d8e7578" officeooo:paragraph-rsid="2d8f7e6a"/>
    </style:style>
    <style:style style:name="P580" style:family="paragraph" style:parent-style-name="Text_20_body" style:list-style-name="L34">
      <style:text-properties fo:language="cs" fo:country="CZ" officeooo:rsid="2e269220" officeooo:paragraph-rsid="2e269220"/>
    </style:style>
    <style:style style:name="P581" style:family="paragraph" style:parent-style-name="Text_20_body" style:list-style-name="L58">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582"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583" style:family="paragraph" style:parent-style-name="Text_20_body" style:list-style-name="L58">
      <style:text-properties fo:language="cs" fo:country="CZ" fo:font-style="italic" officeooo:rsid="301b340d" officeooo:paragraph-rsid="301b340d" style:language-asian="cs" style:country-asian="CZ" style:font-style-asian="italic" style:language-complex="ar" style:country-complex="SA" style:font-style-complex="italic"/>
    </style:style>
    <style:style style:name="P584" style:family="paragraph" style:parent-style-name="Text_20_body" style:list-style-name="L126">
      <style:text-properties fo:language="cs" fo:country="CZ" officeooo:rsid="2c5b1123" officeooo:paragraph-rsid="2cc8ec30"/>
    </style:style>
    <style:style style:name="P585" style:family="paragraph" style:parent-style-name="Text_20_body" style:list-style-name="L126">
      <style:text-properties fo:language="cs" fo:country="CZ" officeooo:rsid="2c5cf113" officeooo:paragraph-rsid="2c82759d"/>
    </style:style>
    <style:style style:name="P586" style:family="paragraph" style:parent-style-name="Text_20_body" style:list-style-name="L36">
      <style:text-properties officeooo:paragraph-rsid="2e2b7947"/>
    </style:style>
    <style:style style:name="P587" style:family="paragraph" style:parent-style-name="Text_20_body" style:list-style-name="L37">
      <style:text-properties officeooo:paragraph-rsid="2dd33f0d"/>
    </style:style>
    <style:style style:name="P588" style:family="paragraph" style:parent-style-name="Text_20_body" style:list-style-name="L38">
      <style:text-properties officeooo:paragraph-rsid="2e2f781f"/>
    </style:style>
    <style:style style:name="P589" style:family="paragraph" style:parent-style-name="Text_20_body" style:list-style-name="L39">
      <style:text-properties officeooo:paragraph-rsid="2e3389d8"/>
    </style:style>
    <style:style style:name="P590" style:family="paragraph" style:parent-style-name="Text_20_body" style:list-style-name="L39">
      <style:text-properties officeooo:rsid="2e3389d8" officeooo:paragraph-rsid="2e3389d8"/>
    </style:style>
    <style:style style:name="P591" style:family="paragraph" style:parent-style-name="Text_20_body" style:list-style-name="L40">
      <style:text-properties officeooo:paragraph-rsid="2de51bf9"/>
    </style:style>
    <style:style style:name="P592" style:family="paragraph" style:parent-style-name="Text_20_body" style:list-style-name="L40">
      <style:text-properties officeooo:rsid="2e49b8cc" officeooo:paragraph-rsid="2e49b8cc"/>
    </style:style>
    <style:style style:name="P593" style:family="paragraph" style:parent-style-name="Text_20_body" style:list-style-name="L41">
      <style:text-properties officeooo:paragraph-rsid="2de2c4a9"/>
    </style:style>
    <style:style style:name="P594" style:family="paragraph" style:parent-style-name="Text_20_body" style:list-style-name="L42">
      <style:text-properties officeooo:paragraph-rsid="2bf084a8"/>
    </style:style>
    <style:style style:name="P595" style:family="paragraph" style:parent-style-name="Text_20_body" style:list-style-name="L42">
      <style:text-properties officeooo:rsid="2e4bc4f0" officeooo:paragraph-rsid="2e4bc4f0"/>
    </style:style>
    <style:style style:name="P596" style:family="paragraph" style:parent-style-name="Text_20_body" style:list-style-name="L43">
      <style:text-properties officeooo:paragraph-rsid="2dfbf69c"/>
    </style:style>
    <style:style style:name="P597" style:family="paragraph" style:parent-style-name="Text_20_body" style:list-style-name="L43">
      <style:text-properties officeooo:rsid="2dfb3720" officeooo:paragraph-rsid="2dfdcb9e"/>
    </style:style>
    <style:style style:name="P598" style:family="paragraph" style:parent-style-name="Text_20_body" style:list-style-name="L43">
      <style:text-properties officeooo:rsid="2dfdcb9e" officeooo:paragraph-rsid="2dfdcb9e"/>
    </style:style>
    <style:style style:name="P599" style:family="paragraph" style:parent-style-name="Text_20_body" style:list-style-name="L43">
      <style:text-properties officeooo:rsid="2df8dc0f" officeooo:paragraph-rsid="2df8dc0f"/>
    </style:style>
    <style:style style:name="P600" style:family="paragraph" style:parent-style-name="Text_20_body" style:list-style-name="L43">
      <style:text-properties officeooo:rsid="2df8dc0f" officeooo:paragraph-rsid="2dfbf69c"/>
    </style:style>
    <style:style style:name="P601" style:family="paragraph" style:parent-style-name="Text_20_body" style:list-style-name="L44">
      <style:text-properties officeooo:paragraph-rsid="2bf084a8"/>
    </style:style>
    <style:style style:name="P602" style:family="paragraph" style:parent-style-name="Text_20_body" style:list-style-name="L45">
      <style:text-properties officeooo:rsid="2e52833f" officeooo:paragraph-rsid="2e52833f"/>
    </style:style>
    <style:style style:name="P603" style:family="paragraph" style:parent-style-name="Text_20_body" style:list-style-name="L46">
      <style:text-properties officeooo:paragraph-rsid="2e0f0fe2"/>
    </style:style>
    <style:style style:name="P604" style:family="paragraph" style:parent-style-name="Text_20_body" style:list-style-name="L47">
      <style:text-properties officeooo:paragraph-rsid="2bf084a8"/>
    </style:style>
    <style:style style:name="P605" style:family="paragraph" style:parent-style-name="Text_20_body" style:list-style-name="L48">
      <style:text-properties fo:color="#1841ce" loext:opacity="100%" officeooo:rsid="2e6e0a48" officeooo:paragraph-rsid="2e6e0a48"/>
    </style:style>
    <style:style style:name="P606" style:family="paragraph" style:parent-style-name="Text_20_body" style:list-style-name="L49">
      <style:text-properties officeooo:paragraph-rsid="2bf084a8"/>
    </style:style>
    <style:style style:name="P607" style:family="paragraph" style:parent-style-name="Text_20_body" style:list-style-name="L51"/>
    <style:style style:name="P608" style:family="paragraph" style:parent-style-name="Text_20_body" style:list-style-name="L51">
      <style:text-properties officeooo:paragraph-rsid="2e7dcae7"/>
    </style:style>
    <style:style style:name="P609" style:family="paragraph" style:parent-style-name="Text_20_body" style:list-style-name="L52">
      <style:text-properties officeooo:paragraph-rsid="2dc6397c"/>
    </style:style>
    <style:style style:name="P610" style:family="paragraph" style:parent-style-name="Text_20_body" style:list-style-name="L53">
      <style:text-properties officeooo:rsid="2dbe4f85" officeooo:paragraph-rsid="2dbe4f85"/>
    </style:style>
    <style:style style:name="P611" style:family="paragraph" style:parent-style-name="Text_20_body" style:list-style-name="L54">
      <style:text-properties officeooo:rsid="2e44778a" officeooo:paragraph-rsid="2e44778a"/>
    </style:style>
    <style:style style:name="P612" style:family="paragraph" style:parent-style-name="Text_20_body" style:list-style-name="L55"/>
    <style:style style:name="P613" style:family="paragraph" style:parent-style-name="Text_20_body" style:list-style-name="L55">
      <style:text-properties officeooo:rsid="2d27ee33" officeooo:paragraph-rsid="2d27ee33"/>
    </style:style>
    <style:style style:name="P614" style:family="paragraph" style:parent-style-name="Text_20_body" style:list-style-name="L56">
      <style:text-properties officeooo:rsid="457fa2ff" officeooo:paragraph-rsid="2bf512a0"/>
    </style:style>
    <style:style style:name="P615" style:family="paragraph" style:parent-style-name="Text_20_body" style:list-style-name="L56">
      <style:text-properties officeooo:rsid="2be964fe" officeooo:paragraph-rsid="2bf512a0"/>
    </style:style>
    <style:style style:name="P616"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17"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18"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19" style:family="paragraph" style:parent-style-name="Text_20_body" style:list-style-name="L61">
      <style:text-properties style:font-name="Cambria" officeooo:paragraph-rsid="2ff27b9b" fo:background-color="transparent"/>
    </style:style>
    <style:style style:name="P620" style:family="paragraph" style:parent-style-name="Text_20_body" style:list-style-name="L61">
      <style:text-properties style:font-name="Cambria" officeooo:paragraph-rsid="2ff4bd08" fo:background-color="transparent"/>
    </style:style>
    <style:style style:name="P621" style:family="paragraph" style:parent-style-name="Text_20_body" style:list-style-name="L61">
      <style:text-properties style:font-name="Cambria" officeooo:paragraph-rsid="3001e794" fo:background-color="transparent"/>
    </style:style>
    <style:style style:name="P622" style:family="paragraph" style:parent-style-name="Text_20_body" style:list-style-name="L63">
      <style:text-properties officeooo:rsid="2ffc655e" officeooo:paragraph-rsid="2ffc655e"/>
    </style:style>
    <style:style style:name="P623" style:family="paragraph" style:parent-style-name="Text_20_body" style:list-style-name="L63">
      <style:text-properties officeooo:paragraph-rsid="2ff9d73a"/>
    </style:style>
    <style:style style:name="P624" style:family="paragraph" style:parent-style-name="Text_20_body" style:list-style-name="L63">
      <style:text-properties officeooo:rsid="2ff9d73a" officeooo:paragraph-rsid="2ff9d73a"/>
    </style:style>
    <style:style style:name="P625" style:family="paragraph" style:parent-style-name="Text_20_body" style:list-style-name="L63">
      <style:text-properties officeooo:rsid="2ffb2068" officeooo:paragraph-rsid="2ffc655e"/>
    </style:style>
    <style:style style:name="P626" style:family="paragraph" style:parent-style-name="Text_20_body" style:list-style-name="L65">
      <style:text-properties officeooo:paragraph-rsid="2c37d9b4"/>
    </style:style>
    <style:style style:name="P627" style:family="paragraph" style:parent-style-name="Text_20_body" style:list-style-name="L65">
      <style:text-properties officeooo:paragraph-rsid="2c240468"/>
    </style:style>
    <style:style style:name="P628" style:family="paragraph" style:parent-style-name="Text_20_body" style:list-style-name="L66">
      <style:text-properties officeooo:paragraph-rsid="2bacda3a"/>
    </style:style>
    <style:style style:name="P629" style:family="paragraph" style:parent-style-name="Text_20_body" style:list-style-name="L67">
      <style:text-properties officeooo:paragraph-rsid="2bc954a0"/>
    </style:style>
    <style:style style:name="P630" style:family="paragraph" style:parent-style-name="Text_20_body" style:list-style-name="L67">
      <style:text-properties officeooo:rsid="2bc853ba" officeooo:paragraph-rsid="2bc853ba"/>
    </style:style>
    <style:style style:name="P631" style:family="paragraph" style:parent-style-name="Text_20_body" style:list-style-name="L68">
      <style:text-properties officeooo:paragraph-rsid="2baeecc3"/>
    </style:style>
    <style:style style:name="P632" style:family="paragraph" style:parent-style-name="Text_20_body" style:list-style-name="L69">
      <style:text-properties officeooo:rsid="2d369bed" officeooo:paragraph-rsid="2d47d820"/>
    </style:style>
    <style:style style:name="P633" style:family="paragraph" style:parent-style-name="Text_20_body" style:list-style-name="L101">
      <style:text-properties officeooo:rsid="2d369bed" officeooo:paragraph-rsid="2d50fccf"/>
    </style:style>
    <style:style style:name="P634" style:family="paragraph" style:parent-style-name="Text_20_body" style:list-style-name="L69">
      <style:text-properties officeooo:rsid="2d3a2fe2" officeooo:paragraph-rsid="2d47d820"/>
    </style:style>
    <style:style style:name="P635" style:family="paragraph" style:parent-style-name="Text_20_body" style:list-style-name="L70">
      <style:text-properties officeooo:paragraph-rsid="2d7bf0b1"/>
    </style:style>
    <style:style style:name="P636" style:family="paragraph" style:parent-style-name="Text_20_body" style:list-style-name="L71">
      <style:text-properties officeooo:rsid="2d8508d2" officeooo:paragraph-rsid="2d8508d2"/>
    </style:style>
    <style:style style:name="P637" style:family="paragraph" style:parent-style-name="Text_20_body" style:list-style-name="L72">
      <style:text-properties officeooo:paragraph-rsid="2d84afa8"/>
    </style:style>
    <style:style style:name="P638" style:family="paragraph" style:parent-style-name="Text_20_body" style:list-style-name="L72">
      <style:text-properties officeooo:rsid="2d841b89" officeooo:paragraph-rsid="2d841b89"/>
    </style:style>
    <style:style style:name="P639" style:family="paragraph" style:parent-style-name="Text_20_body" style:list-style-name="L72">
      <style:text-properties officeooo:rsid="2d84afa8" officeooo:paragraph-rsid="2d84afa8"/>
    </style:style>
    <style:style style:name="P640" style:family="paragraph" style:parent-style-name="Text_20_body" style:list-style-name="L73"/>
    <style:style style:name="P641" style:family="paragraph" style:parent-style-name="Text_20_body" style:list-style-name="L73">
      <style:text-properties officeooo:paragraph-rsid="2f9b36fe"/>
    </style:style>
    <style:style style:name="P642" style:family="paragraph" style:parent-style-name="Text_20_body" style:list-style-name="L73">
      <style:text-properties officeooo:paragraph-rsid="2f5f500f"/>
    </style:style>
    <style:style style:name="P643" style:family="paragraph" style:parent-style-name="Text_20_body" style:list-style-name="L73">
      <style:text-properties officeooo:paragraph-rsid="2f65d8c1"/>
    </style:style>
    <style:style style:name="P644" style:family="paragraph" style:parent-style-name="Text_20_body" style:list-style-name="L73">
      <style:text-properties officeooo:paragraph-rsid="2f6ca673"/>
    </style:style>
    <style:style style:name="P645" style:family="paragraph" style:parent-style-name="Text_20_body" style:list-style-name="L73">
      <style:text-properties officeooo:paragraph-rsid="2f62fb48"/>
    </style:style>
    <style:style style:name="P646" style:family="paragraph" style:parent-style-name="Text_20_body" style:list-style-name="L73">
      <style:text-properties officeooo:paragraph-rsid="2f646e7c"/>
    </style:style>
    <style:style style:name="P647" style:family="paragraph" style:parent-style-name="Text_20_body" style:list-style-name="L73">
      <style:text-properties officeooo:rsid="2f5f500f" officeooo:paragraph-rsid="2f5f500f"/>
    </style:style>
    <style:style style:name="P648" style:family="paragraph" style:parent-style-name="Text_20_body" style:list-style-name="L73">
      <style:text-properties officeooo:rsid="510e477b" officeooo:paragraph-rsid="2f65d8c1"/>
    </style:style>
    <style:style style:name="P649" style:family="paragraph" style:parent-style-name="Text_20_body" style:list-style-name="L73">
      <style:text-properties officeooo:rsid="2f70bd45" officeooo:paragraph-rsid="2f70bd45"/>
    </style:style>
    <style:style style:name="P650" style:family="paragraph" style:parent-style-name="Text_20_body" style:list-style-name="L73">
      <style:text-properties officeooo:rsid="2f6fcf85" officeooo:paragraph-rsid="2f6fcf85"/>
    </style:style>
    <style:style style:name="P651" style:family="paragraph" style:parent-style-name="Text_20_body" style:list-style-name="L81">
      <style:text-properties officeooo:paragraph-rsid="2f5b5974"/>
    </style:style>
    <style:style style:name="P652" style:family="paragraph" style:parent-style-name="Text_20_body" style:list-style-name="L83">
      <style:text-properties officeooo:paragraph-rsid="2faa342f"/>
    </style:style>
    <style:style style:name="P653" style:family="paragraph" style:parent-style-name="Text_20_body" style:list-style-name="L84">
      <style:text-properties officeooo:paragraph-rsid="2fadc193"/>
    </style:style>
    <style:style style:name="P654" style:family="paragraph" style:parent-style-name="Text_20_body" style:list-style-name="L84">
      <style:text-properties officeooo:paragraph-rsid="2fe0e7ff"/>
    </style:style>
    <style:style style:name="P655" style:family="paragraph" style:parent-style-name="Text_20_body" style:list-style-name="L85"/>
    <style:style style:name="P656" style:family="paragraph" style:parent-style-name="Text_20_body" style:list-style-name="L85">
      <style:text-properties officeooo:paragraph-rsid="2faea777"/>
    </style:style>
    <style:style style:name="P657" style:family="paragraph" style:parent-style-name="Text_20_body" style:list-style-name="L85">
      <style:text-properties officeooo:paragraph-rsid="2fc9c77f"/>
    </style:style>
    <style:style style:name="P658" style:family="paragraph" style:parent-style-name="Text_20_body" style:list-style-name="L85">
      <style:text-properties officeooo:paragraph-rsid="2fdd037d"/>
    </style:style>
    <style:style style:name="P659" style:family="paragraph" style:parent-style-name="Text_20_body" style:list-style-name="L85">
      <style:text-properties officeooo:rsid="2fdf29cf" officeooo:paragraph-rsid="2fdf29cf"/>
    </style:style>
    <style:style style:name="P660" style:family="paragraph" style:parent-style-name="Text_20_body" style:list-style-name="L86">
      <style:text-properties officeooo:paragraph-rsid="2fafad22"/>
    </style:style>
    <style:style style:name="P661" style:family="paragraph" style:parent-style-name="Text_20_body" style:list-style-name="L88">
      <style:text-properties officeooo:paragraph-rsid="2fbd8ba7"/>
    </style:style>
    <style:style style:name="P662" style:family="paragraph" style:parent-style-name="Text_20_body" style:list-style-name="L88">
      <style:text-properties officeooo:paragraph-rsid="2fbde9cc"/>
    </style:style>
    <style:style style:name="P663" style:family="paragraph" style:parent-style-name="Text_20_body" style:list-style-name="L89">
      <style:text-properties officeooo:rsid="2fbfcbc4" officeooo:paragraph-rsid="2fc06ab8"/>
    </style:style>
    <style:style style:name="P664" style:family="paragraph" style:parent-style-name="Text_20_body" style:list-style-name="L90">
      <style:text-properties officeooo:paragraph-rsid="2fc0a669"/>
    </style:style>
    <style:style style:name="P665" style:family="paragraph" style:parent-style-name="Text_20_body" style:list-style-name="L90">
      <style:text-properties officeooo:paragraph-rsid="2fc444f8"/>
    </style:style>
    <style:style style:name="P666" style:family="paragraph" style:parent-style-name="Text_20_body" style:list-style-name="L90">
      <style:text-properties officeooo:rsid="2fc25e15" officeooo:paragraph-rsid="2fc25e15"/>
    </style:style>
    <style:style style:name="P667" style:family="paragraph" style:parent-style-name="Text_20_body" style:list-style-name="L91">
      <style:text-properties officeooo:rsid="2fc25e15" officeooo:paragraph-rsid="2fce751d"/>
    </style:style>
    <style:style style:name="P668" style:family="paragraph" style:parent-style-name="Text_20_body" style:list-style-name="L90">
      <style:text-properties officeooo:rsid="4f4b5fb5" officeooo:paragraph-rsid="2fc444f8"/>
    </style:style>
    <style:style style:name="P669" style:family="paragraph" style:parent-style-name="Text_20_body" style:list-style-name="L91">
      <style:text-properties officeooo:paragraph-rsid="2fce751d"/>
    </style:style>
    <style:style style:name="P670" style:family="paragraph" style:parent-style-name="Text_20_body" style:list-style-name="L94">
      <style:text-properties officeooo:paragraph-rsid="2fc9c77f"/>
    </style:style>
    <style:style style:name="P671" style:family="paragraph" style:parent-style-name="Text_20_body" style:list-style-name="L94">
      <style:text-properties officeooo:rsid="2fd1f8c9" officeooo:paragraph-rsid="2fd1f8c9"/>
    </style:style>
    <style:style style:name="P672" style:family="paragraph" style:parent-style-name="Text_20_body" style:list-style-name="L94">
      <style:text-properties officeooo:rsid="2fd2235a" officeooo:paragraph-rsid="2fd36304"/>
    </style:style>
    <style:style style:name="P673" style:family="paragraph" style:parent-style-name="Text_20_body" style:list-style-name="L95">
      <style:text-properties officeooo:paragraph-rsid="2fd9f8b2"/>
    </style:style>
    <style:style style:name="P674" style:family="paragraph" style:parent-style-name="Text_20_body" style:list-style-name="L95">
      <style:text-properties officeooo:rsid="2fdb2b8a" officeooo:paragraph-rsid="2fdc8fdf"/>
    </style:style>
    <style:style style:name="P675" style:family="paragraph" style:parent-style-name="Text_20_body" style:list-style-name="L96">
      <style:text-properties officeooo:rsid="4588b715" officeooo:paragraph-rsid="2c007857"/>
    </style:style>
    <style:style style:name="P676" style:family="paragraph" style:parent-style-name="Text_20_body" style:list-style-name="L96">
      <style:text-properties officeooo:rsid="4589fbf6" officeooo:paragraph-rsid="2c007857"/>
    </style:style>
    <style:style style:name="P677" style:family="paragraph" style:parent-style-name="Text_20_body" style:list-style-name="L97">
      <style:text-properties officeooo:paragraph-rsid="2c007857"/>
    </style:style>
    <style:style style:name="P678" style:family="paragraph" style:parent-style-name="Text_20_body" style:list-style-name="L97">
      <style:text-properties officeooo:rsid="458d9c32" officeooo:paragraph-rsid="2c007857"/>
    </style:style>
    <style:style style:name="P679" style:family="paragraph" style:parent-style-name="Text_20_body" style:list-style-name="L98">
      <style:text-properties officeooo:rsid="2fed4c6d" officeooo:paragraph-rsid="2fed4c6d"/>
    </style:style>
    <style:style style:name="P680" style:family="paragraph" style:parent-style-name="Text_20_body" style:list-style-name="L99">
      <style:text-properties officeooo:paragraph-rsid="2d53ff92"/>
    </style:style>
    <style:style style:name="P681" style:family="paragraph" style:parent-style-name="Text_20_body" style:list-style-name="L99">
      <style:text-properties officeooo:rsid="2d525afc" officeooo:paragraph-rsid="2d534fb0"/>
    </style:style>
    <style:style style:name="P682" style:family="paragraph" style:parent-style-name="Text_20_body" style:list-style-name="L100">
      <style:text-properties officeooo:rsid="2d3f6243" officeooo:paragraph-rsid="2d3f6243"/>
    </style:style>
    <style:style style:name="P683" style:family="paragraph" style:parent-style-name="Text_20_body" style:list-style-name="L100">
      <style:text-properties officeooo:rsid="2d454cab" officeooo:paragraph-rsid="2d454cab"/>
    </style:style>
    <style:style style:name="P684" style:family="paragraph" style:parent-style-name="Text_20_body" style:list-style-name="L101">
      <style:text-properties officeooo:paragraph-rsid="2d369bed"/>
    </style:style>
    <style:style style:name="P685" style:family="paragraph" style:parent-style-name="Text_20_body" style:list-style-name="L102">
      <style:text-properties officeooo:paragraph-rsid="2c3f1791"/>
    </style:style>
    <style:style style:name="P686" style:family="paragraph" style:parent-style-name="Text_20_body" style:list-style-name="L103">
      <style:text-properties officeooo:rsid="2c390c31" officeooo:paragraph-rsid="2c3f1791"/>
    </style:style>
    <style:style style:name="P687" style:family="paragraph" style:parent-style-name="Text_20_body" style:list-style-name="L105">
      <style:text-properties officeooo:paragraph-rsid="2bed3183"/>
    </style:style>
    <style:style style:name="P688" style:family="paragraph" style:parent-style-name="Text_20_body" style:list-style-name="L106">
      <style:text-properties officeooo:paragraph-rsid="2cd7e1f2"/>
    </style:style>
    <style:style style:name="P689" style:family="paragraph" style:parent-style-name="Text_20_body" style:list-style-name="L106">
      <style:text-properties officeooo:paragraph-rsid="2c8a7ed7"/>
    </style:style>
    <style:style style:name="P690" style:family="paragraph" style:parent-style-name="Text_20_body" style:list-style-name="L107">
      <style:text-properties officeooo:paragraph-rsid="2fb6b151"/>
    </style:style>
    <style:style style:name="P691" style:family="paragraph" style:parent-style-name="Text_20_body" style:list-style-name="L107">
      <style:text-properties officeooo:rsid="2c07aafa" officeooo:paragraph-rsid="2c07aafa"/>
    </style:style>
    <style:style style:name="P692" style:family="paragraph" style:parent-style-name="Text_20_body" style:list-style-name="L107">
      <style:text-properties officeooo:rsid="2c06749f" officeooo:paragraph-rsid="2c06749f"/>
    </style:style>
    <style:style style:name="P693" style:family="paragraph" style:parent-style-name="Text_20_body" style:list-style-name="L107">
      <style:text-properties officeooo:rsid="2c06749f" officeooo:paragraph-rsid="2fbb4bb1"/>
    </style:style>
    <style:style style:name="P694" style:family="paragraph" style:parent-style-name="Text_20_body" style:list-style-name="L107">
      <style:text-properties officeooo:rsid="2c06749f" officeooo:paragraph-rsid="2fb6b151"/>
    </style:style>
    <style:style style:name="P695" style:family="paragraph" style:parent-style-name="Text_20_body" style:list-style-name="L109">
      <style:text-properties officeooo:rsid="2c48be07" officeooo:paragraph-rsid="2c48be07"/>
    </style:style>
    <style:style style:name="P696" style:family="paragraph" style:parent-style-name="Text_20_body" style:list-style-name="L110">
      <style:text-properties officeooo:rsid="2c48e1be" officeooo:paragraph-rsid="2c48e1be"/>
    </style:style>
    <style:style style:name="P697" style:family="paragraph" style:parent-style-name="Text_20_body" style:list-style-name="L110">
      <style:text-properties officeooo:rsid="2c48e1be" officeooo:paragraph-rsid="2c495bf9"/>
    </style:style>
    <style:style style:name="P698" style:family="paragraph" style:parent-style-name="Text_20_body" style:list-style-name="L111">
      <style:text-properties officeooo:rsid="2c48e1be" officeooo:paragraph-rsid="2c495bf9"/>
    </style:style>
    <style:style style:name="P699" style:family="paragraph" style:parent-style-name="Text_20_body" style:list-style-name="L112">
      <style:text-properties officeooo:paragraph-rsid="2f8401dc"/>
    </style:style>
    <style:style style:name="P700" style:family="paragraph" style:parent-style-name="Text_20_body" style:list-style-name="L113"/>
    <style:style style:name="P701" style:family="paragraph" style:parent-style-name="Text_20_body" style:list-style-name="L114">
      <style:text-properties officeooo:paragraph-rsid="2c007857"/>
    </style:style>
    <style:style style:name="P702" style:family="paragraph" style:parent-style-name="Text_20_body" style:list-style-name="L114">
      <style:text-properties officeooo:rsid="2c5e6aff" officeooo:paragraph-rsid="2c5e6aff"/>
    </style:style>
    <style:style style:name="P703" style:family="paragraph" style:parent-style-name="Text_20_body" style:list-style-name="L114">
      <style:text-properties officeooo:rsid="450d2fc9" officeooo:paragraph-rsid="2c007857"/>
    </style:style>
    <style:style style:name="P704" style:family="paragraph" style:parent-style-name="Text_20_body" style:list-style-name="L114">
      <style:text-properties officeooo:rsid="2c71a7b1" officeooo:paragraph-rsid="2c71a7b1"/>
    </style:style>
    <style:style style:name="P705" style:family="paragraph" style:parent-style-name="Text_20_body" style:list-style-name="L115">
      <style:text-properties officeooo:rsid="2c71a7b1" officeooo:paragraph-rsid="2c71a7b1"/>
    </style:style>
    <style:style style:name="P706" style:family="paragraph" style:parent-style-name="Text_20_body" style:list-style-name="L115">
      <style:text-properties officeooo:rsid="2c6def8a" officeooo:paragraph-rsid="2c6def8a"/>
    </style:style>
    <style:style style:name="P707" style:family="paragraph" style:parent-style-name="Text_20_body" style:list-style-name="L115">
      <style:text-properties officeooo:rsid="2d3fd467" officeooo:paragraph-rsid="2d3fd467"/>
    </style:style>
    <style:style style:name="P708" style:family="paragraph" style:parent-style-name="Text_20_body" style:list-style-name="L115">
      <style:text-properties officeooo:rsid="2d417bfa" officeooo:paragraph-rsid="2d417bfa"/>
    </style:style>
    <style:style style:name="P709" style:family="paragraph" style:parent-style-name="Text_20_body" style:list-style-name="L116">
      <style:text-properties officeooo:rsid="2c6fa4e1" officeooo:paragraph-rsid="2c6fa4e1"/>
    </style:style>
    <style:style style:name="P710" style:family="paragraph" style:parent-style-name="Text_20_body" style:list-style-name="L116">
      <style:text-properties officeooo:rsid="2c7790e9" officeooo:paragraph-rsid="2c7790e9"/>
    </style:style>
    <style:style style:name="P711" style:family="paragraph" style:parent-style-name="Text_20_body" style:list-style-name="L116">
      <style:text-properties officeooo:rsid="2c70c4df" officeooo:paragraph-rsid="2c70c4df"/>
    </style:style>
    <style:style style:name="P712" style:family="paragraph" style:parent-style-name="Text_20_body" style:list-style-name="L116">
      <style:text-properties officeooo:rsid="2c74dfee" officeooo:paragraph-rsid="2c74dfee"/>
    </style:style>
    <style:style style:name="P713" style:family="paragraph" style:parent-style-name="Text_20_body" style:list-style-name="L117">
      <style:text-properties fo:language="en" fo:country="US" officeooo:rsid="2cac2e6a" officeooo:paragraph-rsid="2cac2e6a"/>
    </style:style>
    <style:style style:name="P714" style:family="paragraph" style:parent-style-name="Text_20_body" style:list-style-name="L117">
      <style:text-properties officeooo:rsid="2c659d00" officeooo:paragraph-rsid="2c659d00"/>
    </style:style>
    <style:style style:name="P715" style:family="paragraph" style:parent-style-name="Text_20_body" style:list-style-name="L118">
      <style:text-properties officeooo:rsid="44f54ae5" officeooo:paragraph-rsid="2c007857"/>
    </style:style>
    <style:style style:name="P716" style:family="paragraph" style:parent-style-name="Text_20_body" style:list-style-name="L119">
      <style:text-properties officeooo:paragraph-rsid="2cee8599"/>
    </style:style>
    <style:style style:name="P717" style:family="paragraph" style:parent-style-name="Text_20_body" style:list-style-name="L119">
      <style:text-properties officeooo:rsid="2c8e5df4" officeooo:paragraph-rsid="2cee8599"/>
    </style:style>
    <style:style style:name="P718" style:family="paragraph" style:parent-style-name="Text_20_body" style:list-style-name="L120">
      <style:text-properties officeooo:rsid="2cae2371" officeooo:paragraph-rsid="2cb6b463"/>
    </style:style>
    <style:style style:name="P719" style:family="paragraph" style:parent-style-name="Text_20_body" style:list-style-name="L121">
      <style:text-properties officeooo:rsid="2cb6b463" officeooo:paragraph-rsid="2cb6b463"/>
    </style:style>
    <style:style style:name="P720" style:family="paragraph" style:parent-style-name="Text_20_body" style:list-style-name="L122">
      <style:text-properties officeooo:paragraph-rsid="2cd96a13"/>
    </style:style>
    <style:style style:name="P721" style:family="paragraph" style:parent-style-name="Text_20_body" style:list-style-name="L124">
      <style:text-properties officeooo:paragraph-rsid="2c007857"/>
    </style:style>
    <style:style style:name="P722" style:family="paragraph" style:parent-style-name="Text_20_body" style:list-style-name="L124">
      <style:text-properties officeooo:rsid="44e6fd76" officeooo:paragraph-rsid="2c007857"/>
    </style:style>
    <style:style style:name="P723" style:family="paragraph" style:parent-style-name="Text_20_body" style:list-style-name="L124">
      <style:text-properties officeooo:rsid="44eae54a" officeooo:paragraph-rsid="2c007857"/>
    </style:style>
    <style:style style:name="P724" style:family="paragraph" style:parent-style-name="Text_20_body" style:list-style-name="L124">
      <style:text-properties officeooo:rsid="44eb46c6" officeooo:paragraph-rsid="2c007857"/>
    </style:style>
    <style:style style:name="P725" style:family="paragraph" style:parent-style-name="Text_20_body" style:list-style-name="L124">
      <style:text-properties officeooo:rsid="2cb7772a" officeooo:paragraph-rsid="2c007857"/>
    </style:style>
    <style:style style:name="P726" style:family="paragraph" style:parent-style-name="Text_20_body" style:list-style-name="L125">
      <style:text-properties officeooo:paragraph-rsid="2c8397d5"/>
    </style:style>
    <style:style style:name="P727" style:family="paragraph" style:parent-style-name="Text_20_body" style:list-style-name="L126">
      <style:text-properties officeooo:rsid="2c5cf113" officeooo:paragraph-rsid="2c82759d"/>
    </style:style>
    <style:style style:name="P728" style:family="paragraph" style:parent-style-name="Text_20_body" style:list-style-name="L127">
      <style:text-properties officeooo:rsid="2cb2aa48" officeooo:paragraph-rsid="2cb2aa48"/>
    </style:style>
    <style:style style:name="P729" style:family="paragraph" style:parent-style-name="Text_20_body" style:list-style-name="L128">
      <style:text-properties officeooo:rsid="2cb53ccb" officeooo:paragraph-rsid="2cb53ccb"/>
    </style:style>
    <style:style style:name="P730" style:family="paragraph" style:parent-style-name="Text_20_body" style:list-style-name="L129">
      <style:text-properties officeooo:rsid="2c58ed67" officeooo:paragraph-rsid="2c58ed67"/>
    </style:style>
    <style:style style:name="P731" style:family="paragraph" style:parent-style-name="Text_20_body" style:list-style-name="L130">
      <style:text-properties officeooo:paragraph-rsid="2c5cf113"/>
    </style:style>
    <style:style style:name="P732" style:family="paragraph" style:parent-style-name="Text_20_body" style:list-style-name="L131">
      <style:text-properties officeooo:paragraph-rsid="2c007857"/>
    </style:style>
    <style:style style:name="P733" style:family="paragraph" style:parent-style-name="Text_20_body" style:list-style-name="L131">
      <style:text-properties officeooo:rsid="2c5cb6cd" officeooo:paragraph-rsid="2c5cb6cd"/>
    </style:style>
    <style:style style:name="P734" style:family="paragraph" style:parent-style-name="Text_20_body" style:list-style-name="L132">
      <style:text-properties officeooo:rsid="2c9e0dd4" officeooo:paragraph-rsid="2c9e0dd4"/>
    </style:style>
    <style:style style:name="P735" style:family="paragraph" style:parent-style-name="Text_20_body" style:list-style-name="L134">
      <style:text-properties officeooo:paragraph-rsid="2c007857"/>
    </style:style>
    <style:style style:name="P736" style:family="paragraph" style:parent-style-name="Text_20_body" style:list-style-name="L135">
      <style:text-properties officeooo:paragraph-rsid="2d18aad7"/>
    </style:style>
    <style:style style:name="P737" style:family="paragraph" style:parent-style-name="Text_20_body" style:list-style-name="L137">
      <style:text-properties officeooo:paragraph-rsid="2c007857"/>
    </style:style>
    <style:style style:name="P738" style:family="paragraph" style:parent-style-name="Text_20_body" style:list-style-name="L138">
      <style:text-properties officeooo:paragraph-rsid="2c30b1aa"/>
    </style:style>
    <style:style style:name="P739" style:family="paragraph" style:parent-style-name="Text_20_body" style:list-style-name="L138">
      <style:text-properties officeooo:paragraph-rsid="2cca6be2"/>
    </style:style>
    <style:style style:name="P740" style:family="paragraph" style:parent-style-name="Text_20_body" style:list-style-name="L139">
      <style:text-properties officeooo:rsid="44e442b7" officeooo:paragraph-rsid="2cc27d39"/>
    </style:style>
    <style:style style:name="P741" style:family="paragraph" style:parent-style-name="Text_20_body" style:list-style-name="L140">
      <style:text-properties officeooo:paragraph-rsid="2cbe6177"/>
    </style:style>
    <style:style style:name="P742" style:family="paragraph" style:parent-style-name="Text_20_body" style:list-style-name="L141">
      <style:text-properties officeooo:paragraph-rsid="2bfda84f"/>
    </style:style>
    <style:style style:name="P743" style:family="paragraph" style:parent-style-name="Text_20_body" style:list-style-name="L142">
      <style:text-properties officeooo:paragraph-rsid="2bfda84f"/>
    </style:style>
    <style:style style:name="P744" style:family="paragraph" style:parent-style-name="Text_20_body" style:list-style-name="L143">
      <style:paragraph-properties fo:orphans="2" fo:widows="2"/>
      <style:text-properties fo:font-variant="normal" fo:text-transform="none" fo:color="#333333" loext:opacity="100%" style:font-name="CharisSILW" fo:font-size="9pt" fo:letter-spacing="normal" fo:font-style="normal" fo:font-weight="normal" officeooo:paragraph-rsid="2bf6ed61"/>
    </style:style>
    <style:style style:name="P745" style:family="paragraph" style:parent-style-name="Text_20_body" style:list-style-name="L143">
      <style:paragraph-properties fo:orphans="2" fo:widows="2"/>
      <style:text-properties officeooo:paragraph-rsid="2bf6ed61"/>
    </style:style>
    <style:style style:name="P746" style:family="paragraph" style:parent-style-name="Text_20_body" style:list-style-name="L143">
      <style:paragraph-properties fo:orphans="2" fo:widows="2"/>
      <style:text-properties officeooo:paragraph-rsid="2f897113"/>
    </style:style>
    <style:style style:name="P747" style:family="paragraph" style:parent-style-name="Text_20_body" style:list-style-name="L144">
      <style:paragraph-properties fo:orphans="2" fo:widows="2"/>
      <style:text-properties officeooo:paragraph-rsid="2d75f758"/>
    </style:style>
    <style:style style:name="P748" style:family="paragraph" style:parent-style-name="Text_20_body" style:list-style-name="L144">
      <style:paragraph-properties fo:orphans="2" fo:widows="2"/>
      <style:text-properties officeooo:rsid="2d72aaa6" officeooo:paragraph-rsid="2d72aaa6"/>
    </style:style>
    <style:style style:name="P749" style:family="paragraph" style:parent-style-name="Text_20_body" style:list-style-name="L144">
      <style:paragraph-properties fo:orphans="2" fo:widows="2"/>
      <style:text-properties officeooo:rsid="45856b88" officeooo:paragraph-rsid="2d75f758"/>
    </style:style>
    <style:style style:name="P750" style:family="paragraph" style:parent-style-name="Text_20_body" style:list-style-name="L146">
      <style:text-properties officeooo:paragraph-rsid="2c01d9d7"/>
    </style:style>
    <style:style style:name="P751" style:family="paragraph" style:parent-style-name="Text_20_body">
      <style:text-properties officeooo:paragraph-rsid="2c0e5fab"/>
    </style:style>
    <style:style style:name="P752" style:family="paragraph" style:parent-style-name="Text_20_body">
      <style:text-properties officeooo:paragraph-rsid="2bf0cef3"/>
    </style:style>
    <style:style style:name="P753" style:family="paragraph" style:parent-style-name="Text_20_body">
      <style:text-properties officeooo:paragraph-rsid="30189d06"/>
    </style:style>
    <style:style style:name="P754" style:family="paragraph" style:parent-style-name="Text_20_body">
      <style:text-properties officeooo:paragraph-rsid="3012f45a"/>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1"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2"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3" style:family="text">
      <style:text-properties style:text-line-through-style="none" style:text-line-through-type="none" officeooo:rsid="3001e794"/>
    </style:style>
    <style:style style:name="T114" style:family="text">
      <style:text-properties style:text-line-through-style="none" style:text-line-through-type="none" officeooo:rsid="2da915a3"/>
    </style:style>
    <style:style style:name="T115" style:family="text">
      <style:text-properties style:text-line-through-style="none" style:text-line-through-type="none" officeooo:rsid="30167ab2"/>
    </style:style>
    <style:style style:name="T116" style:family="text">
      <style:text-properties style:text-line-through-style="none" style:text-line-through-type="none" officeooo:rsid="2da7c89f"/>
    </style:style>
    <style:style style:name="T117" style:family="text">
      <style:text-properties style:text-line-through-style="none" style:text-line-through-type="none" officeooo:rsid="2e20753c"/>
    </style:style>
    <style:style style:name="T118" style:family="text">
      <style:text-properties fo:language="cs" fo:country="CZ"/>
    </style:style>
    <style:style style:name="T119" style:family="text">
      <style:text-properties fo:language="cs" fo:country="CZ" officeooo:rsid="202b4e26"/>
    </style:style>
    <style:style style:name="T120" style:family="text">
      <style:text-properties fo:language="cs" fo:country="CZ" officeooo:rsid="207bc3d6"/>
    </style:style>
    <style:style style:name="T121" style:family="text">
      <style:text-properties fo:language="cs" fo:country="CZ" officeooo:rsid="2b8f1d4f"/>
    </style:style>
    <style:style style:name="T122" style:family="text">
      <style:text-properties fo:language="cs" fo:country="CZ" officeooo:rsid="2b944982"/>
    </style:style>
    <style:style style:name="T123" style:family="text">
      <style:text-properties fo:language="cs" fo:country="CZ" officeooo:rsid="2be98962"/>
    </style:style>
    <style:style style:name="T124" style:family="text">
      <style:text-properties fo:language="cs" fo:country="CZ" officeooo:rsid="2be9d552"/>
    </style:style>
    <style:style style:name="T125" style:family="text">
      <style:text-properties fo:language="cs" fo:country="CZ" officeooo:rsid="2bea78a7"/>
    </style:style>
    <style:style style:name="T126" style:family="text">
      <style:text-properties fo:language="cs" fo:country="CZ" officeooo:rsid="2bebebe1"/>
    </style:style>
    <style:style style:name="T127" style:family="text">
      <style:text-properties fo:language="cs" fo:country="CZ" officeooo:rsid="2bf9944c"/>
    </style:style>
    <style:style style:name="T128" style:family="text">
      <style:text-properties fo:language="cs" fo:country="CZ" officeooo:rsid="2c1b0dac"/>
    </style:style>
    <style:style style:name="T129" style:family="text">
      <style:text-properties fo:language="cs" fo:country="CZ" style:language-asian="zxx" style:country-asian="none" style:language-complex="ar" style:country-complex="SA"/>
    </style:style>
    <style:style style:name="T130" style:family="text">
      <style:text-properties fo:language="cs" fo:country="CZ" officeooo:rsid="2c477683"/>
    </style:style>
    <style:style style:name="T131" style:family="text">
      <style:text-properties fo:language="cs" fo:country="CZ" officeooo:rsid="2c480505"/>
    </style:style>
    <style:style style:name="T132" style:family="text">
      <style:text-properties fo:language="cs" fo:country="CZ" officeooo:rsid="2c48be07"/>
    </style:style>
    <style:style style:name="T133" style:family="text">
      <style:text-properties fo:language="cs" fo:country="CZ" officeooo:rsid="2c8571e4"/>
    </style:style>
    <style:style style:name="T134" style:family="text">
      <style:text-properties fo:language="cs" fo:country="CZ" officeooo:rsid="2cb72c25"/>
    </style:style>
    <style:style style:name="T135" style:family="text">
      <style:text-properties fo:language="cs" fo:country="CZ" fo:font-weight="bold" style:font-weight-asian="bold" style:font-weight-complex="bold"/>
    </style:style>
    <style:style style:name="T136" style:family="text">
      <style:text-properties fo:language="cs" fo:country="CZ" fo:font-weight="normal" style:font-weight-asian="normal" style:font-weight-complex="normal"/>
    </style:style>
    <style:style style:name="T137" style:family="text">
      <style:text-properties fo:language="cs" fo:country="CZ" fo:font-weight="normal" officeooo:rsid="2ce71b3a" style:font-weight-asian="normal" style:font-weight-complex="normal"/>
    </style:style>
    <style:style style:name="T138" style:family="text">
      <style:text-properties fo:language="cs" fo:country="CZ" fo:font-weight="normal" officeooo:rsid="2de46560" style:font-weight-asian="normal" style:font-weight-complex="normal"/>
    </style:style>
    <style:style style:name="T139" style:family="text">
      <style:text-properties fo:language="cs" fo:country="CZ" fo:font-weight="normal" officeooo:rsid="2df56763" style:font-weight-asian="normal" style:font-weight-complex="normal"/>
    </style:style>
    <style:style style:name="T140" style:family="text">
      <style:text-properties fo:language="cs" fo:country="CZ" fo:font-weight="normal" officeooo:rsid="2fbce079" style:font-weight-asian="normal" style:font-weight-complex="normal"/>
    </style:style>
    <style:style style:name="T141" style:family="text">
      <style:text-properties fo:language="cs" fo:country="CZ" officeooo:rsid="2ce9720a"/>
    </style:style>
    <style:style style:name="T142" style:family="text">
      <style:text-properties fo:language="cs" fo:country="CZ" fo:font-style="italic" style:font-style-asian="italic" style:font-style-complex="italic"/>
    </style:style>
    <style:style style:name="T143" style:family="text">
      <style:text-properties fo:language="cs" fo:country="CZ" fo:font-style="italic" officeooo:rsid="2bdf96d1" style:font-style-asian="italic" style:font-style-complex="italic"/>
    </style:style>
    <style:style style:name="T144" style:family="text">
      <style:text-properties fo:language="cs" fo:country="CZ" fo:font-style="italic" style:language-asian="zxx" style:country-asian="none" style:font-style-asian="italic" style:language-complex="ar" style:country-complex="SA" style:font-style-complex="italic"/>
    </style:style>
    <style:style style:name="T145" style:family="text">
      <style:text-properties fo:language="cs" fo:country="CZ" fo:font-style="italic" officeooo:rsid="30119579" style:language-asian="zxx" style:country-asian="none" style:font-style-asian="italic" style:language-complex="ar" style:country-complex="SA" style:font-style-complex="italic"/>
    </style:style>
    <style:style style:name="T146" style:family="text">
      <style:text-properties fo:language="cs" fo:country="CZ" fo:font-style="italic" style:language-asian="cs" style:country-asian="CZ" style:font-style-asian="italic" style:language-complex="ar" style:country-complex="SA" style:font-style-complex="italic"/>
    </style:style>
    <style:style style:name="T147" style:family="text">
      <style:text-properties fo:language="cs" fo:country="CZ" fo:font-style="italic" officeooo:rsid="300fa1c8" style:language-asian="cs" style:country-asian="CZ" style:font-style-asian="italic" style:language-complex="ar" style:country-complex="SA" style:font-style-complex="italic"/>
    </style:style>
    <style:style style:name="T148" style:family="text">
      <style:text-properties fo:language="cs" fo:country="CZ" fo:font-style="italic" style:language-asian="cs" style:country-asian="CZ" style:font-style-asian="italic" style:font-style-complex="italic"/>
    </style:style>
    <style:style style:name="T149" style:family="text">
      <style:text-properties fo:language="cs" fo:country="CZ" fo:font-style="italic" officeooo:rsid="2e1e63e1" style:language-asian="cs" style:country-asian="CZ" style:font-style-asian="italic" style:font-style-complex="italic"/>
    </style:style>
    <style:style style:name="T150" style:family="text">
      <style:text-properties fo:language="cs" fo:country="CZ" fo:font-style="normal" officeooo:rsid="2bdf96d1" style:font-style-asian="normal" style:font-style-complex="normal"/>
    </style:style>
    <style:style style:name="T151" style:family="text">
      <style:text-properties fo:language="cs" fo:country="CZ" fo:font-style="normal" officeooo:rsid="2bdfc203" style:font-style-asian="normal" style:font-style-complex="normal"/>
    </style:style>
    <style:style style:name="T152" style:family="text">
      <style:text-properties fo:language="cs" fo:country="CZ" fo:font-style="normal" officeooo:rsid="2d84afa8" style:font-style-asian="normal" style:font-style-complex="normal"/>
    </style:style>
    <style:style style:name="T153" style:family="text">
      <style:text-properties fo:language="cs" fo:country="CZ" fo:font-style="normal" style:language-asian="zxx" style:country-asian="none" style:font-style-asian="normal" style:language-complex="ar" style:country-complex="SA" style:font-style-complex="normal"/>
    </style:style>
    <style:style style:name="T154" style:family="text">
      <style:text-properties fo:language="cs" fo:country="CZ" fo:font-style="normal" style:language-asian="cs" style:country-asian="CZ" style:font-style-asian="normal" style:language-complex="ar" style:country-complex="SA" style:font-style-complex="normal"/>
    </style:style>
    <style:style style:name="T155" style:family="text">
      <style:text-properties fo:language="cs" fo:country="CZ" fo:font-style="normal" style:language-asian="cs" style:country-asian="CZ" style:font-style-asian="normal" style:font-style-complex="normal"/>
    </style:style>
    <style:style style:name="T156" style:family="text">
      <style:text-properties fo:language="cs" fo:country="CZ" officeooo:rsid="2cee8d5d"/>
    </style:style>
    <style:style style:name="T157" style:family="text">
      <style:text-properties fo:language="cs" fo:country="CZ" officeooo:rsid="2cf30dac"/>
    </style:style>
    <style:style style:name="T158" style:family="text">
      <style:text-properties fo:language="cs" fo:country="CZ" officeooo:rsid="2cf4dcba"/>
    </style:style>
    <style:style style:name="T159" style:family="text">
      <style:text-properties fo:language="cs" fo:country="CZ" officeooo:rsid="2cf7b45a"/>
    </style:style>
    <style:style style:name="T160" style:family="text">
      <style:text-properties fo:language="cs" fo:country="CZ" officeooo:rsid="2cf9799d"/>
    </style:style>
    <style:style style:name="T161" style:family="text">
      <style:text-properties fo:language="cs" fo:country="CZ" officeooo:rsid="2d0a878d"/>
    </style:style>
    <style:style style:name="T162" style:family="text">
      <style:text-properties fo:language="cs" fo:country="CZ" officeooo:rsid="2d0b6f52"/>
    </style:style>
    <style:style style:name="T163" style:family="text">
      <style:text-properties fo:language="cs" fo:country="CZ" officeooo:rsid="2d1994e4"/>
    </style:style>
    <style:style style:name="T164" style:family="text">
      <style:text-properties fo:language="cs" fo:country="CZ" officeooo:rsid="2d2b66a0"/>
    </style:style>
    <style:style style:name="T165" style:family="text">
      <style:text-properties fo:language="cs" fo:country="CZ" officeooo:rsid="2d2d3ef0"/>
    </style:style>
    <style:style style:name="T166" style:family="text">
      <style:text-properties fo:language="cs" fo:country="CZ" officeooo:rsid="2d369bed"/>
    </style:style>
    <style:style style:name="T167" style:family="text">
      <style:text-properties fo:language="cs" fo:country="CZ" officeooo:rsid="2d3a20e2"/>
    </style:style>
    <style:style style:name="T168" style:family="text">
      <style:text-properties fo:language="cs" fo:country="CZ" officeooo:rsid="2d3a2fe2"/>
    </style:style>
    <style:style style:name="T169" style:family="text">
      <style:text-properties fo:language="cs" fo:country="CZ" officeooo:rsid="2d3abe17"/>
    </style:style>
    <style:style style:name="T170" style:family="text">
      <style:text-properties fo:language="cs" fo:country="CZ" officeooo:rsid="2d3c10fa"/>
    </style:style>
    <style:style style:name="T171" style:family="text">
      <style:text-properties fo:language="cs" fo:country="CZ" officeooo:rsid="2d45fda9"/>
    </style:style>
    <style:style style:name="T172" style:family="text">
      <style:text-properties fo:language="cs" fo:country="CZ" officeooo:rsid="2d47af22"/>
    </style:style>
    <style:style style:name="T173" style:family="text">
      <style:text-properties fo:language="cs" fo:country="CZ" officeooo:rsid="2d494420"/>
    </style:style>
    <style:style style:name="T174" style:family="text">
      <style:text-properties fo:language="cs" fo:country="CZ" officeooo:rsid="2d4cfada"/>
    </style:style>
    <style:style style:name="T175" style:family="text">
      <style:text-properties fo:language="cs" fo:country="CZ" officeooo:rsid="2d4e9031"/>
    </style:style>
    <style:style style:name="T176" style:family="text">
      <style:text-properties fo:language="cs" fo:country="CZ" officeooo:rsid="2d4f0029"/>
    </style:style>
    <style:style style:name="T177" style:family="text">
      <style:text-properties fo:language="cs" fo:country="CZ" officeooo:rsid="2d6299e2"/>
    </style:style>
    <style:style style:name="T178" style:family="text">
      <style:text-properties fo:language="cs" fo:country="CZ" officeooo:rsid="2d9f807f"/>
    </style:style>
    <style:style style:name="T179" style:family="text">
      <style:text-properties fo:language="cs" fo:country="CZ" officeooo:rsid="2d669438"/>
    </style:style>
    <style:style style:name="T180" style:family="text">
      <style:text-properties fo:language="cs" fo:country="CZ" officeooo:rsid="2db4cd4f"/>
    </style:style>
    <style:style style:name="T181" style:family="text">
      <style:text-properties fo:language="cs" fo:country="CZ" officeooo:rsid="2dd33f0d"/>
    </style:style>
    <style:style style:name="T182" style:family="text">
      <style:text-properties fo:language="cs" fo:country="CZ" officeooo:rsid="2dd34059"/>
    </style:style>
    <style:style style:name="T183" style:family="text">
      <style:text-properties fo:language="cs" fo:country="CZ" officeooo:rsid="2dd418fa"/>
    </style:style>
    <style:style style:name="T184" style:family="text">
      <style:text-properties fo:language="cs" fo:country="CZ" officeooo:rsid="2df350ff"/>
    </style:style>
    <style:style style:name="T185" style:family="text">
      <style:text-properties fo:language="cs" fo:country="CZ" officeooo:rsid="2dfb3720"/>
    </style:style>
    <style:style style:name="T186" style:family="text">
      <style:text-properties fo:language="cs" fo:country="CZ" style:language-asian="cs" style:country-asian="CZ"/>
    </style:style>
    <style:style style:name="T187" style:family="text">
      <style:text-properties fo:language="cs" fo:country="CZ" style:language-asian="cs" style:country-asian="CZ" style:language-complex="ar" style:country-complex="SA"/>
    </style:style>
    <style:style style:name="T188" style:family="text">
      <style:text-properties fo:language="cs" fo:country="CZ" officeooo:rsid="2e2d8f9c"/>
    </style:style>
    <style:style style:name="T189" style:family="text">
      <style:text-properties fo:language="cs" fo:country="CZ" style:text-underline-style="none" officeooo:rsid="2e329540"/>
    </style:style>
    <style:style style:name="T190" style:family="text">
      <style:text-properties fo:language="cs" fo:country="CZ" style:text-underline-style="none" officeooo:rsid="2e60d11e"/>
    </style:style>
    <style:style style:name="T191" style:family="text">
      <style:text-properties fo:language="cs" fo:country="CZ" officeooo:rsid="2e5bd9d6"/>
    </style:style>
    <style:style style:name="T192" style:family="text">
      <style:text-properties fo:language="cs" fo:country="CZ" officeooo:rsid="2e7dcae7"/>
    </style:style>
    <style:style style:name="T193" style:family="text">
      <style:text-properties fo:language="cs" fo:country="CZ" officeooo:rsid="2ea87936"/>
    </style:style>
    <style:style style:name="T194" style:family="text">
      <style:text-properties fo:language="cs" fo:country="CZ" officeooo:rsid="2f1b08cb"/>
    </style:style>
    <style:style style:name="T195" style:family="text">
      <style:text-properties fo:language="cs" fo:country="CZ" officeooo:rsid="2f235fff"/>
    </style:style>
    <style:style style:name="T196" style:family="text">
      <style:text-properties fo:language="cs" fo:country="CZ" officeooo:rsid="2ce71b3a"/>
    </style:style>
    <style:style style:name="T197" style:family="text">
      <style:text-properties fo:font-style="italic" style:font-style-asian="italic" style:font-style-complex="italic"/>
    </style:style>
    <style:style style:name="T198" style:family="text">
      <style:text-properties fo:font-style="italic" officeooo:rsid="2bb06401" style:font-style-asian="italic" style:font-style-complex="italic"/>
    </style:style>
    <style:style style:name="T199" style:family="text">
      <style:text-properties fo:font-style="italic" officeooo:rsid="2bdad164" style:font-style-asian="italic" style:font-style-complex="italic"/>
    </style:style>
    <style:style style:name="T200" style:family="text">
      <style:text-properties fo:font-style="italic" officeooo:rsid="2bdf96d1" style:font-style-asian="italic" style:font-style-complex="italic"/>
    </style:style>
    <style:style style:name="T201" style:family="text">
      <style:text-properties fo:font-style="italic" officeooo:rsid="4588b715" style:font-style-asian="italic" style:font-style-complex="italic"/>
    </style:style>
    <style:style style:name="T202" style:family="text">
      <style:text-properties fo:font-style="italic" officeooo:rsid="2c5cf113" style:font-style-asian="italic" style:font-style-complex="italic"/>
    </style:style>
    <style:style style:name="T203" style:family="text">
      <style:text-properties fo:font-style="italic" officeooo:rsid="2c99992c" style:font-style-asian="italic" style:font-style-complex="italic"/>
    </style:style>
    <style:style style:name="T204" style:family="text">
      <style:text-properties fo:font-style="italic" officeooo:rsid="2d525afc" style:font-style-asian="italic" style:font-style-complex="italic"/>
    </style:style>
    <style:style style:name="T205" style:family="text">
      <style:text-properties fo:font-style="italic" officeooo:rsid="2d534fb0" style:font-style-asian="italic" style:font-style-complex="italic"/>
    </style:style>
    <style:style style:name="T206" style:family="text">
      <style:text-properties fo:font-style="italic" officeooo:rsid="503dc632" style:font-style-asian="italic" style:font-style-complex="italic"/>
    </style:style>
    <style:style style:name="T207" style:family="text">
      <style:text-properties fo:font-style="italic" officeooo:rsid="45703752" style:font-style-asian="italic" style:font-style-complex="italic"/>
    </style:style>
    <style:style style:name="T208" style:family="text">
      <style:text-properties fo:font-style="italic" officeooo:rsid="2d8b0dfd" style:font-style-asian="italic" style:font-style-complex="italic"/>
    </style:style>
    <style:style style:name="T209" style:family="text">
      <style:text-properties fo:font-style="italic" officeooo:rsid="2d90f701" style:font-style-asian="italic" style:font-style-complex="italic"/>
    </style:style>
    <style:style style:name="T210" style:family="text">
      <style:text-properties fo:font-style="italic" officeooo:rsid="2dcd463e" style:font-style-asian="italic" style:font-style-complex="italic"/>
    </style:style>
    <style:style style:name="T211" style:family="text">
      <style:text-properties fo:font-style="italic" officeooo:rsid="2dce3e15" style:font-style-asian="italic" style:font-style-complex="italic"/>
    </style:style>
    <style:style style:name="T212" style:family="text">
      <style:text-properties fo:font-style="italic" officeooo:rsid="2dcf42e9" style:font-style-asian="italic" style:font-style-complex="italic"/>
    </style:style>
    <style:style style:name="T213" style:family="text">
      <style:text-properties fo:font-style="italic" officeooo:rsid="2decc4d6" style:font-style-asian="italic" style:font-style-complex="italic"/>
    </style:style>
    <style:style style:name="T214" style:family="text">
      <style:text-properties fo:font-style="italic" officeooo:rsid="2e1e63e1" style:font-style-asian="italic" style:font-style-complex="italic"/>
    </style:style>
    <style:style style:name="T215" style:family="text">
      <style:text-properties fo:font-style="italic" officeooo:rsid="2e329540" style:font-style-asian="italic" style:font-style-complex="italic"/>
    </style:style>
    <style:style style:name="T216" style:family="text">
      <style:text-properties fo:font-style="italic" officeooo:rsid="2e4380c6" style:font-style-asian="italic" style:font-style-complex="italic"/>
    </style:style>
    <style:style style:name="T217" style:family="text">
      <style:text-properties fo:font-style="italic" officeooo:rsid="2e791353" style:font-style-asian="italic" style:font-style-complex="italic"/>
    </style:style>
    <style:style style:name="T218" style:family="text">
      <style:text-properties fo:font-style="italic" officeooo:rsid="2d6299e2" style:font-style-asian="italic" style:font-style-complex="italic"/>
    </style:style>
    <style:style style:name="T219" style:family="text">
      <style:text-properties fo:font-style="italic" officeooo:rsid="2e7dcae7" style:font-style-asian="italic" style:font-style-complex="italic"/>
    </style:style>
    <style:style style:name="T220" style:family="text">
      <style:text-properties fo:font-style="italic" officeooo:rsid="4fafaa48" style:font-style-asian="italic" style:font-style-complex="italic"/>
    </style:style>
    <style:style style:name="T221" style:family="text">
      <style:text-properties fo:font-style="italic" officeooo:rsid="2ef9e020" style:font-style-asian="italic" style:font-style-complex="italic"/>
    </style:style>
    <style:style style:name="T222" style:family="text">
      <style:text-properties fo:font-style="italic" officeooo:rsid="2efb8c0f" style:font-style-asian="italic" style:font-style-complex="italic"/>
    </style:style>
    <style:style style:name="T223" style:family="text">
      <style:text-properties fo:font-style="italic" officeooo:rsid="500da72b" style:font-style-asian="italic" style:font-style-complex="italic"/>
    </style:style>
    <style:style style:name="T224" style:family="text">
      <style:text-properties fo:font-style="italic" officeooo:rsid="3f23ef29" style:font-style-asian="italic" style:font-style-complex="italic"/>
    </style:style>
    <style:style style:name="T225" style:family="text">
      <style:text-properties fo:font-style="italic" officeooo:rsid="3ecd1329" style:font-style-asian="italic" style:font-style-complex="italic"/>
    </style:style>
    <style:style style:name="T226" style:family="text">
      <style:text-properties fo:font-style="italic" officeooo:rsid="3ed19b7b" style:font-style-asian="italic" style:font-style-complex="italic"/>
    </style:style>
    <style:style style:name="T227" style:family="text">
      <style:text-properties fo:font-style="italic" officeooo:rsid="3f253ee7" style:font-style-asian="italic" style:font-style-complex="italic"/>
    </style:style>
    <style:style style:name="T228" style:family="text">
      <style:text-properties fo:font-style="italic" officeooo:rsid="3eda7c58" style:font-style-asian="italic" style:font-style-complex="italic"/>
    </style:style>
    <style:style style:name="T229" style:family="text">
      <style:text-properties fo:font-style="italic" officeooo:rsid="4ee3fc97" style:font-style-asian="italic" style:font-style-complex="italic"/>
    </style:style>
    <style:style style:name="T230" style:family="text">
      <style:text-properties fo:font-style="italic" officeooo:rsid="4e7fda3f" style:font-style-asian="italic" style:font-style-complex="italic"/>
    </style:style>
    <style:style style:name="T231" style:family="text">
      <style:text-properties fo:font-style="italic" officeooo:rsid="4e446939" style:font-style-asian="italic" style:font-style-complex="italic"/>
    </style:style>
    <style:style style:name="T232" style:family="text">
      <style:text-properties fo:font-style="italic" officeooo:rsid="16077e11" style:font-style-asian="italic" style:font-style-complex="italic"/>
    </style:style>
    <style:style style:name="T233" style:family="text">
      <style:text-properties fo:font-style="italic" officeooo:rsid="16282f48" style:font-style-asian="italic" style:font-style-complex="italic"/>
    </style:style>
    <style:style style:name="T234" style:family="text">
      <style:text-properties fo:font-style="italic" officeooo:rsid="4a67efe2" style:font-style-asian="italic" style:font-style-complex="italic"/>
    </style:style>
    <style:style style:name="T235" style:family="text">
      <style:text-properties fo:font-style="italic" officeooo:rsid="50d891c3" style:font-style-asian="italic" style:font-style-complex="italic"/>
    </style:style>
    <style:style style:name="T236" style:family="text">
      <style:text-properties fo:font-style="italic" officeooo:rsid="2f67fb10" style:font-style-asian="italic" style:font-style-complex="italic"/>
    </style:style>
    <style:style style:name="T237" style:family="text">
      <style:text-properties fo:font-style="italic" officeooo:rsid="2f7880f5" style:font-style-asian="italic" style:font-style-complex="italic"/>
    </style:style>
    <style:style style:name="T238" style:family="text">
      <style:text-properties fo:font-style="italic" officeooo:rsid="2fbfaede" style:font-style-asian="italic" style:font-style-complex="italic"/>
    </style:style>
    <style:style style:name="T239" style:family="text">
      <style:text-properties fo:font-style="italic" officeooo:rsid="2fac9a7d" style:font-style-asian="italic" style:font-style-complex="italic"/>
    </style:style>
    <style:style style:name="T240" style:family="text">
      <style:text-properties fo:font-style="italic" officeooo:rsid="3004c7b2" style:font-style-asian="italic" style:font-style-complex="italic"/>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italic" fo:font-weight="bold" officeooo:rsid="2bbba14c" style:font-style-asian="italic" style:font-weight-asian="bold" style:font-style-complex="italic" style:font-weight-complex="bold"/>
    </style:style>
    <style:style style:name="T244" style:family="text">
      <style:text-properties fo:font-style="italic" fo:font-weight="bold" officeooo:rsid="2fc06ab8" style:font-style-asian="italic" style:font-weight-asian="bold" style:font-style-complex="italic" style:font-weight-complex="bold"/>
    </style:style>
    <style:style style:name="T245" style:family="text">
      <style:text-properties fo:font-style="italic" style:text-underline-style="solid" style:text-underline-width="auto" style:text-underline-color="font-color" style:font-style-asian="italic" style:font-style-complex="italic"/>
    </style:style>
    <style:style style:name="T246" style:family="text">
      <style:text-properties fo:font-style="italic" style:text-underline-style="none" style:font-style-asian="italic" style:font-style-complex="italic"/>
    </style:style>
    <style:style style:name="T247" style:family="text">
      <style:text-properties fo:font-style="normal" style:font-style-asian="normal" style:font-style-complex="normal"/>
    </style:style>
    <style:style style:name="T248" style:family="text">
      <style:text-properties fo:font-style="normal" officeooo:rsid="2b98908f" style:font-style-asian="normal" style:font-style-complex="normal"/>
    </style:style>
    <style:style style:name="T249" style:family="text">
      <style:text-properties fo:font-style="normal" officeooo:rsid="2b9fc56a" style:font-style-asian="normal" style:font-style-complex="normal"/>
    </style:style>
    <style:style style:name="T250" style:family="text">
      <style:text-properties fo:font-style="normal" officeooo:rsid="2ba10d87" style:font-style-asian="normal" style:font-style-complex="normal"/>
    </style:style>
    <style:style style:name="T251" style:family="text">
      <style:text-properties fo:font-style="normal" officeooo:rsid="2ba358bb" style:font-style-asian="normal" style:font-style-complex="normal"/>
    </style:style>
    <style:style style:name="T252" style:family="text">
      <style:text-properties fo:font-style="normal" officeooo:rsid="2bacda3a" style:font-style-asian="normal" style:font-style-complex="normal"/>
    </style:style>
    <style:style style:name="T253" style:family="text">
      <style:text-properties fo:font-style="normal" officeooo:rsid="2baeecc3" style:font-style-asian="normal" style:font-style-complex="normal"/>
    </style:style>
    <style:style style:name="T254" style:family="text">
      <style:text-properties fo:font-style="normal" officeooo:rsid="2bb06401" style:font-style-asian="normal" style:font-style-complex="normal"/>
    </style:style>
    <style:style style:name="T255" style:family="text">
      <style:text-properties fo:font-style="normal" officeooo:rsid="2bb1a8ac" style:font-style-asian="normal" style:font-style-complex="normal"/>
    </style:style>
    <style:style style:name="T256" style:family="text">
      <style:text-properties fo:font-style="normal" officeooo:rsid="2bb2d558" style:font-style-asian="normal" style:font-style-complex="normal"/>
    </style:style>
    <style:style style:name="T257" style:family="text">
      <style:text-properties fo:font-style="normal" officeooo:rsid="2bb41f57" style:font-style-asian="normal" style:font-style-complex="normal"/>
    </style:style>
    <style:style style:name="T258" style:family="text">
      <style:text-properties fo:font-style="normal" officeooo:rsid="2bc6b18b" style:font-style-asian="normal" style:font-style-complex="normal"/>
    </style:style>
    <style:style style:name="T259" style:family="text">
      <style:text-properties fo:font-style="normal" officeooo:rsid="2bce39a6" style:font-style-asian="normal" style:font-style-complex="normal"/>
    </style:style>
    <style:style style:name="T260" style:family="text">
      <style:text-properties fo:font-style="normal" officeooo:rsid="2bdad164" style:font-style-asian="normal" style:font-style-complex="normal"/>
    </style:style>
    <style:style style:name="T261" style:family="text">
      <style:text-properties fo:font-style="normal" officeooo:rsid="2bdc79e8" style:font-style-asian="normal" style:font-style-complex="normal"/>
    </style:style>
    <style:style style:name="T262" style:family="text">
      <style:text-properties fo:font-style="normal" officeooo:rsid="2bdf96d1" style:font-style-asian="normal" style:font-style-complex="normal"/>
    </style:style>
    <style:style style:name="T263" style:family="text">
      <style:text-properties fo:font-style="normal" officeooo:rsid="2be1890c" style:font-style-asian="normal" style:font-style-complex="normal"/>
    </style:style>
    <style:style style:name="T264" style:family="text">
      <style:text-properties fo:font-style="normal" officeooo:rsid="2be23750" style:font-style-asian="normal" style:font-style-complex="normal"/>
    </style:style>
    <style:style style:name="T265" style:family="text">
      <style:text-properties fo:font-style="normal" officeooo:rsid="2d1b6126" style:font-style-asian="normal" style:font-style-complex="normal"/>
    </style:style>
    <style:style style:name="T266" style:family="text">
      <style:text-properties fo:font-style="normal" officeooo:rsid="503dc632" style:font-style-asian="normal" style:font-style-complex="normal"/>
    </style:style>
    <style:style style:name="T267" style:family="text">
      <style:text-properties fo:font-style="normal" officeooo:rsid="503cf89e" style:font-style-asian="normal" style:font-style-complex="normal"/>
    </style:style>
    <style:style style:name="T268" style:family="text">
      <style:text-properties fo:font-style="normal" officeooo:rsid="504650d2" style:font-style-asian="normal" style:font-style-complex="normal"/>
    </style:style>
    <style:style style:name="T269" style:family="text">
      <style:text-properties fo:font-style="normal" officeooo:rsid="45df761a" style:font-style-asian="normal" style:font-style-complex="normal"/>
    </style:style>
    <style:style style:name="T270" style:family="text">
      <style:text-properties fo:font-style="normal" officeooo:rsid="45703752" style:font-style-asian="normal" style:font-style-complex="normal"/>
    </style:style>
    <style:style style:name="T271" style:family="text">
      <style:text-properties fo:font-style="normal" officeooo:rsid="2d84afa8" style:font-style-asian="normal" style:font-style-complex="normal"/>
    </style:style>
    <style:style style:name="T272" style:family="text">
      <style:text-properties fo:font-style="normal" officeooo:rsid="2d8b0dfd" style:font-style-asian="normal" style:font-style-complex="normal"/>
    </style:style>
    <style:style style:name="T273" style:family="text">
      <style:text-properties fo:font-style="normal" officeooo:rsid="2dce3e15" style:font-style-asian="normal" style:font-style-complex="normal"/>
    </style:style>
    <style:style style:name="T274" style:family="text">
      <style:text-properties fo:font-style="normal" officeooo:rsid="2dce6318" style:font-style-asian="normal" style:font-style-complex="normal"/>
    </style:style>
    <style:style style:name="T275" style:family="text">
      <style:text-properties fo:font-style="normal" officeooo:rsid="2dcd463e" style:font-style-asian="normal" style:font-style-complex="normal"/>
    </style:style>
    <style:style style:name="T276" style:family="text">
      <style:text-properties fo:font-style="normal" officeooo:rsid="2decc4d6" style:font-style-asian="normal" style:font-style-complex="normal"/>
    </style:style>
    <style:style style:name="T277" style:family="text">
      <style:text-properties fo:font-style="normal" officeooo:rsid="2e2be1b5" style:font-style-asian="normal" style:font-style-complex="normal"/>
    </style:style>
    <style:style style:name="T278" style:family="text">
      <style:text-properties fo:font-style="normal" officeooo:rsid="2e791353" style:font-style-asian="normal" style:font-style-complex="normal"/>
    </style:style>
    <style:style style:name="T279" style:family="text">
      <style:text-properties fo:font-style="normal" officeooo:rsid="4f83fff4" style:font-style-asian="normal" style:font-style-complex="normal"/>
    </style:style>
    <style:style style:name="T280" style:family="text">
      <style:text-properties fo:font-style="normal" officeooo:rsid="516d15c5" style:font-style-asian="normal" style:font-style-complex="normal"/>
    </style:style>
    <style:style style:name="T281" style:family="text">
      <style:text-properties fo:font-style="normal" officeooo:rsid="516e30ab" style:font-style-asian="normal" style:font-style-complex="normal"/>
    </style:style>
    <style:style style:name="T282" style:family="text">
      <style:text-properties fo:font-style="normal" officeooo:rsid="2ef9e020" style:font-style-asian="normal" style:font-style-complex="normal"/>
    </style:style>
    <style:style style:name="T283" style:family="text">
      <style:text-properties fo:font-style="normal" officeooo:rsid="3ecd1329" style:font-style-asian="normal" style:font-style-complex="normal"/>
    </style:style>
    <style:style style:name="T284" style:family="text">
      <style:text-properties fo:font-style="normal" officeooo:rsid="3ecf313d" style:font-style-asian="normal" style:font-style-complex="normal"/>
    </style:style>
    <style:style style:name="T285" style:family="text">
      <style:text-properties fo:font-style="normal" officeooo:rsid="3f231cec" style:font-style-asian="normal" style:font-style-complex="normal"/>
    </style:style>
    <style:style style:name="T286" style:family="text">
      <style:text-properties fo:font-style="normal" officeooo:rsid="51716728" style:font-style-asian="normal" style:font-style-complex="normal"/>
    </style:style>
    <style:style style:name="T287" style:family="text">
      <style:text-properties fo:font-style="normal" officeooo:rsid="510a2795" style:font-style-asian="normal" style:font-style-complex="normal"/>
    </style:style>
    <style:style style:name="T288" style:family="text">
      <style:text-properties fo:font-style="normal" officeooo:rsid="510b14e4" style:font-style-asian="normal" style:font-style-complex="normal"/>
    </style:style>
    <style:style style:name="T289" style:family="text">
      <style:text-properties fo:font-style="normal" officeooo:rsid="16282f48" style:font-style-asian="normal" style:font-style-complex="normal"/>
    </style:style>
    <style:style style:name="T290" style:family="text">
      <style:text-properties fo:font-style="normal" officeooo:rsid="50d891c3" style:font-style-asian="normal" style:font-style-complex="normal"/>
    </style:style>
    <style:style style:name="T291" style:family="text">
      <style:text-properties fo:font-style="normal" officeooo:rsid="2f7880f5" style:font-style-asian="normal" style:font-style-complex="normal"/>
    </style:style>
    <style:style style:name="T292" style:family="text">
      <style:text-properties fo:font-style="normal" officeooo:rsid="3012f45a" style:font-style-asian="normal" style:font-style-complex="normal"/>
    </style:style>
    <style:style style:name="T293" style:family="text">
      <style:text-properties fo:font-style="normal" fo:font-weight="bold" style:font-style-asian="normal" style:font-weight-asian="bold" style:font-style-complex="normal" style:font-weight-complex="bold"/>
    </style:style>
    <style:style style:name="T294" style:family="text">
      <style:text-properties fo:font-style="normal" fo:font-weight="normal" style:font-style-asian="normal" style:font-weight-asian="normal" style:font-style-complex="normal" style:font-weight-complex="normal"/>
    </style:style>
    <style:style style:name="T295" style:family="text">
      <style:text-properties fo:font-style="normal" fo:font-weight="normal" officeooo:rsid="2bdf96d1" style:font-style-asian="normal" style:font-weight-asian="normal" style:font-style-complex="normal" style:font-weight-complex="normal"/>
    </style:style>
    <style:style style:name="T296" style:family="text">
      <style:text-properties fo:font-style="normal" style:text-underline-style="solid" style:text-underline-width="auto" style:text-underline-color="font-color" officeooo:rsid="2bb41f57" style:font-style-asian="normal" style:font-style-complex="normal"/>
    </style:style>
    <style:style style:name="T297" style:family="text">
      <style:text-properties fo:font-style="normal" style:text-underline-style="solid" style:text-underline-width="auto" style:text-underline-color="font-color" officeooo:rsid="2bce39a6" style:font-style-asian="normal" style:font-style-complex="normal"/>
    </style:style>
    <style:style style:name="T298" style:family="text">
      <style:text-properties fo:font-weight="bold" style:font-weight-asian="bold" style:font-weight-complex="bold"/>
    </style:style>
    <style:style style:name="T299" style:family="text">
      <style:text-properties fo:font-weight="bold" officeooo:rsid="2bb1a8ac" style:font-weight-asian="bold" style:font-weight-complex="bold"/>
    </style:style>
    <style:style style:name="T300" style:family="text">
      <style:text-properties fo:font-weight="bold" officeooo:rsid="2bc6b18b" style:font-weight-asian="bold" style:font-weight-complex="bold"/>
    </style:style>
    <style:style style:name="T301" style:family="text">
      <style:text-properties fo:font-weight="bold" officeooo:rsid="2ba79455" style:font-weight-asian="bold" style:font-weight-complex="bold"/>
    </style:style>
    <style:style style:name="T302" style:family="text">
      <style:text-properties fo:font-weight="bold" officeooo:rsid="2be98962" style:font-weight-asian="bold" style:font-weight-complex="bold"/>
    </style:style>
    <style:style style:name="T303" style:family="text">
      <style:text-properties fo:font-weight="bold" officeooo:rsid="2c37d9b4" style:font-weight-asian="bold" style:font-weight-complex="bold"/>
    </style:style>
    <style:style style:name="T304" style:family="text">
      <style:text-properties fo:font-weight="bold" officeooo:rsid="2c141b9b" style:font-weight-asian="bold" style:font-weight-complex="bold"/>
    </style:style>
    <style:style style:name="T305" style:family="text">
      <style:text-properties fo:font-weight="bold" officeooo:rsid="2c13e078" style:font-weight-asian="bold" style:font-weight-complex="bold"/>
    </style:style>
    <style:style style:name="T306" style:family="text">
      <style:text-properties fo:font-weight="bold" officeooo:rsid="2c480505" style:font-weight-asian="bold" style:font-weight-complex="bold"/>
    </style:style>
    <style:style style:name="T307" style:family="text">
      <style:text-properties fo:font-weight="bold" officeooo:rsid="2c152ac4" style:font-weight-asian="bold" style:font-weight-complex="bold"/>
    </style:style>
    <style:style style:name="T308" style:family="text">
      <style:text-properties fo:font-weight="bold" officeooo:rsid="2cfc463c" style:font-weight-asian="bold" style:font-weight-complex="bold"/>
    </style:style>
    <style:style style:name="T309" style:family="text">
      <style:text-properties fo:font-weight="bold" officeooo:rsid="2d7bf0b1" style:font-weight-asian="bold" style:font-weight-complex="bold"/>
    </style:style>
    <style:style style:name="T310" style:family="text">
      <style:text-properties fo:font-weight="bold" officeooo:rsid="2d8508d2" style:font-weight-asian="bold" style:font-weight-complex="bold"/>
    </style:style>
    <style:style style:name="T311" style:family="text">
      <style:text-properties fo:font-weight="bold" officeooo:rsid="2dc1b7e5" style:font-weight-asian="bold" style:font-weight-complex="bold"/>
    </style:style>
    <style:style style:name="T312" style:family="text">
      <style:text-properties fo:font-weight="bold" officeooo:rsid="2dd34059" style:font-weight-asian="bold" style:font-weight-complex="bold"/>
    </style:style>
    <style:style style:name="T313" style:family="text">
      <style:text-properties fo:font-weight="bold" officeooo:rsid="2ddaf02d" style:font-weight-asian="bold" style:font-weight-complex="bold"/>
    </style:style>
    <style:style style:name="T314" style:family="text">
      <style:text-properties fo:font-weight="bold" officeooo:rsid="2decc4d6" style:font-weight-asian="bold" style:font-weight-complex="bold"/>
    </style:style>
    <style:style style:name="T315" style:family="text">
      <style:text-properties fo:font-weight="bold" officeooo:rsid="2df4dc04" style:font-weight-asian="bold" style:font-weight-complex="bold"/>
    </style:style>
    <style:style style:name="T316" style:family="text">
      <style:text-properties fo:font-weight="bold" officeooo:rsid="2df57239" style:font-weight-asian="bold" style:font-weight-complex="bold"/>
    </style:style>
    <style:style style:name="T317" style:family="text">
      <style:text-properties fo:font-weight="bold" officeooo:rsid="2df5adf1" style:font-weight-asian="bold" style:font-weight-complex="bold"/>
    </style:style>
    <style:style style:name="T318" style:family="text">
      <style:text-properties fo:font-weight="bold" officeooo:rsid="2df8dc0f" style:font-weight-asian="bold" style:font-weight-complex="bold"/>
    </style:style>
    <style:style style:name="T319" style:family="text">
      <style:text-properties fo:font-weight="bold" officeooo:rsid="2dfb3720" style:font-weight-asian="bold" style:font-weight-complex="bold"/>
    </style:style>
    <style:style style:name="T320" style:family="text">
      <style:text-properties fo:font-weight="bold" officeooo:rsid="2dfdcb9e" style:font-weight-asian="bold" style:font-weight-complex="bold"/>
    </style:style>
    <style:style style:name="T321" style:family="text">
      <style:text-properties fo:font-weight="bold" officeooo:rsid="2e025ec8" style:font-weight-asian="bold" style:font-weight-complex="bold"/>
    </style:style>
    <style:style style:name="T322" style:family="text">
      <style:text-properties fo:font-weight="bold" officeooo:rsid="2e199b7f" style:font-weight-asian="bold" style:font-weight-complex="bold"/>
    </style:style>
    <style:style style:name="T323" style:family="text">
      <style:text-properties fo:font-weight="bold" officeooo:rsid="2e3389d8" style:font-weight-asian="bold" style:font-weight-complex="bold"/>
    </style:style>
    <style:style style:name="T324" style:family="text">
      <style:text-properties fo:font-weight="bold" officeooo:rsid="2e42079e" style:font-weight-asian="bold" style:font-weight-complex="bold"/>
    </style:style>
    <style:style style:name="T325" style:family="text">
      <style:text-properties fo:font-weight="bold" officeooo:rsid="2e4e1492" style:font-weight-asian="bold" style:font-weight-complex="bold"/>
    </style:style>
    <style:style style:name="T326" style:family="text">
      <style:text-properties fo:font-weight="bold" officeooo:rsid="2e545b54" style:font-weight-asian="bold" style:font-weight-complex="bold"/>
    </style:style>
    <style:style style:name="T327" style:family="text">
      <style:text-properties fo:font-weight="bold" officeooo:rsid="2dbd0347" style:font-weight-asian="bold" style:font-weight-complex="bold"/>
    </style:style>
    <style:style style:name="T328" style:family="text">
      <style:text-properties fo:font-weight="bold" officeooo:rsid="2e59694c" style:font-weight-asian="bold" style:font-weight-complex="bold"/>
    </style:style>
    <style:style style:name="T329" style:family="text">
      <style:text-properties fo:font-weight="bold" officeooo:rsid="2e662700" style:font-weight-asian="bold" style:font-weight-complex="bold"/>
    </style:style>
    <style:style style:name="T330" style:family="text">
      <style:text-properties fo:font-weight="bold" officeooo:rsid="2e7fff42" style:font-weight-asian="bold" style:font-weight-complex="bold"/>
    </style:style>
    <style:style style:name="T331" style:family="text">
      <style:text-properties fo:font-weight="bold" officeooo:rsid="2e84e8bd" style:font-weight-asian="bold" style:font-weight-complex="bold"/>
    </style:style>
    <style:style style:name="T332" style:family="text">
      <style:text-properties fo:font-weight="bold" officeooo:rsid="2e857c32" style:font-weight-asian="bold" style:font-weight-complex="bold"/>
    </style:style>
    <style:style style:name="T333" style:family="text">
      <style:text-properties fo:font-weight="bold" officeooo:rsid="2ea88bac" style:font-weight-asian="bold" style:font-weight-complex="bold"/>
    </style:style>
    <style:style style:name="T334" style:family="text">
      <style:text-properties fo:font-weight="bold" officeooo:rsid="2ebd2a05" style:font-weight-asian="bold" style:font-weight-complex="bold"/>
    </style:style>
    <style:style style:name="T335" style:family="text">
      <style:text-properties fo:font-weight="bold" officeooo:rsid="2ec548ae" style:font-weight-asian="bold" style:font-weight-complex="bold"/>
    </style:style>
    <style:style style:name="T336" style:family="text">
      <style:text-properties fo:font-weight="bold" officeooo:rsid="2ec939ea" style:font-weight-asian="bold" style:font-weight-complex="bold"/>
    </style:style>
    <style:style style:name="T337" style:family="text">
      <style:text-properties fo:font-weight="bold" officeooo:rsid="2fac9a7d" style:font-weight-asian="bold" style:font-weight-complex="bold"/>
    </style:style>
    <style:style style:name="T338" style:family="text">
      <style:text-properties fo:font-weight="bold" officeooo:rsid="2fd1f8c9" style:font-weight-asian="bold" style:font-weight-complex="bold"/>
    </style:style>
    <style:style style:name="T339" style:family="text">
      <style:text-properties fo:font-weight="normal" style:font-weight-asian="normal" style:font-weight-complex="normal"/>
    </style:style>
    <style:style style:name="T340" style:family="text">
      <style:text-properties fo:font-weight="normal" officeooo:rsid="2bcdcece" style:font-weight-asian="normal" style:font-weight-complex="normal"/>
    </style:style>
    <style:style style:name="T341" style:family="text">
      <style:text-properties fo:font-weight="normal" officeooo:rsid="2bd654ba" style:font-weight-asian="normal" style:font-weight-complex="normal"/>
    </style:style>
    <style:style style:name="T342" style:family="text">
      <style:text-properties fo:font-weight="normal" officeooo:rsid="2bdf96d1" style:font-weight-asian="normal" style:font-weight-complex="normal"/>
    </style:style>
    <style:style style:name="T343" style:family="text">
      <style:text-properties fo:font-weight="normal" officeooo:rsid="2be26839" style:font-weight-asian="normal" style:font-weight-complex="normal"/>
    </style:style>
    <style:style style:name="T344" style:family="text">
      <style:text-properties fo:font-weight="normal" officeooo:rsid="2ce71b3a" style:font-weight-asian="normal" style:font-weight-complex="normal"/>
    </style:style>
    <style:style style:name="T345" style:family="text">
      <style:text-properties fo:font-weight="normal" officeooo:rsid="2ce9720a" style:font-weight-asian="normal" style:font-weight-complex="normal"/>
    </style:style>
    <style:style style:name="T346" style:family="text">
      <style:text-properties fo:font-weight="normal" officeooo:rsid="2ddaf02d" style:font-weight-asian="normal" style:font-weight-complex="normal"/>
    </style:style>
    <style:style style:name="T347" style:family="text">
      <style:text-properties fo:font-weight="normal" officeooo:rsid="2dd158b3" style:font-weight-asian="normal" style:font-weight-complex="normal"/>
    </style:style>
    <style:style style:name="T348" style:family="text">
      <style:text-properties fo:font-weight="normal" officeooo:rsid="2e020dad" style:font-weight-asian="normal" style:font-weight-complex="normal"/>
    </style:style>
    <style:style style:name="T349" style:family="text">
      <style:text-properties fo:font-weight="normal" officeooo:rsid="2e545b54" style:font-weight-asian="normal" style:font-weight-complex="normal"/>
    </style:style>
    <style:style style:name="T350" style:family="text">
      <style:text-properties fo:font-weight="normal" officeooo:rsid="2e64a1f7" style:font-weight-asian="normal" style:font-weight-complex="normal"/>
    </style:style>
    <style:style style:name="T351" style:family="text">
      <style:text-properties fo:font-weight="normal" officeooo:rsid="2e83110c" style:font-weight-asian="normal" style:font-weight-complex="normal"/>
    </style:style>
    <style:style style:name="T352" style:family="text">
      <style:text-properties fo:font-weight="normal" officeooo:rsid="2fb0a86d" style:font-weight-asian="normal" style:font-weight-complex="normal"/>
    </style:style>
    <style:style style:name="T353" style:family="text">
      <style:text-properties fo:font-weight="normal" officeooo:rsid="2fb1f9c6" style:font-weight-asian="normal" style:font-weight-complex="normal"/>
    </style:style>
    <style:style style:name="T354" style:family="text">
      <style:text-properties fo:font-weight="normal" officeooo:rsid="2fc65596" style:font-weight-asian="normal" style:font-weight-complex="normal"/>
    </style:style>
    <style:style style:name="T355" style:family="text">
      <style:text-properties fo:font-weight="normal" officeooo:rsid="2fca2650" style:font-weight-asian="normal" style:font-weight-complex="normal"/>
    </style:style>
    <style:style style:name="T356" style:family="text">
      <style:text-properties fo:font-weight="normal" officeooo:rsid="2fd77956" style:font-weight-asian="normal" style:font-weight-complex="normal"/>
    </style:style>
    <style:style style:name="T357" style:family="text">
      <style:text-properties fo:font-weight="normal" officeooo:rsid="2ed40992" fo:background-color="transparent" loext:char-shading-value="0" style:font-weight-asian="normal" style:font-weight-complex="normal"/>
    </style:style>
    <style:style style:name="T358" style:family="text">
      <style:text-properties fo:font-weight="normal" officeooo:rsid="2f0cc567" fo:background-color="transparent" loext:char-shading-value="0" style:font-weight-asian="normal" style:font-weight-complex="normal"/>
    </style:style>
    <style:style style:name="T359" style:family="text">
      <style:text-properties fo:language="en" fo:country="US"/>
    </style:style>
    <style:style style:name="T360" style:family="text">
      <style:text-properties fo:language="en" fo:country="US" officeooo:rsid="202b4e26"/>
    </style:style>
    <style:style style:name="T361" style:family="text">
      <style:text-properties fo:language="en" fo:country="US" officeooo:rsid="2be98962"/>
    </style:style>
    <style:style style:name="T362" style:family="text">
      <style:text-properties fo:language="en" fo:country="US" officeooo:rsid="2be9d552"/>
    </style:style>
    <style:style style:name="T363" style:family="text">
      <style:text-properties fo:language="en" fo:country="US" officeooo:rsid="2c1b0dac"/>
    </style:style>
    <style:style style:name="T364" style:family="text">
      <style:text-properties fo:language="en" fo:country="US" officeooo:rsid="2c480505"/>
    </style:style>
    <style:style style:name="T365" style:family="text">
      <style:text-properties fo:language="en" fo:country="US" style:language-asian="zxx" style:country-asian="none" style:language-complex="ar" style:country-complex="SA"/>
    </style:style>
    <style:style style:name="T366" style:family="text">
      <style:text-properties fo:language="en" fo:country="US" officeooo:rsid="44ee1dce"/>
    </style:style>
    <style:style style:name="T367" style:family="text">
      <style:text-properties fo:language="en" fo:country="US" officeooo:rsid="2ce53766"/>
    </style:style>
    <style:style style:name="T368" style:family="text">
      <style:text-properties fo:language="en" fo:country="US" fo:font-weight="normal" style:font-weight-asian="normal" style:font-weight-complex="normal"/>
    </style:style>
    <style:style style:name="T369" style:family="text">
      <style:text-properties fo:language="en" fo:country="US" fo:font-weight="normal" officeooo:rsid="2ce9720a" style:font-weight-asian="normal" style:font-weight-complex="normal"/>
    </style:style>
    <style:style style:name="T370" style:family="text">
      <style:text-properties fo:language="en" fo:country="US" fo:font-weight="normal" officeooo:rsid="2de46560" style:font-weight-asian="normal" style:font-weight-complex="normal"/>
    </style:style>
    <style:style style:name="T371" style:family="text">
      <style:text-properties fo:language="en" fo:country="US" fo:font-weight="normal" officeooo:rsid="2fbce079" style:font-weight-asian="normal" style:font-weight-complex="normal"/>
    </style:style>
    <style:style style:name="T372" style:family="text">
      <style:text-properties fo:language="en" fo:country="US" officeooo:rsid="2cf3f9d9"/>
    </style:style>
    <style:style style:name="T373" style:family="text">
      <style:text-properties fo:language="en" fo:country="US" officeooo:rsid="2d369bed"/>
    </style:style>
    <style:style style:name="T374" style:family="text">
      <style:text-properties fo:language="en" fo:country="US" officeooo:rsid="2d6299e2"/>
    </style:style>
    <style:style style:name="T375" style:family="text">
      <style:text-properties fo:language="en" fo:country="US" officeooo:rsid="2d841b89"/>
    </style:style>
    <style:style style:name="T376" style:family="text">
      <style:text-properties fo:language="en" fo:country="US" fo:font-style="normal" officeooo:rsid="2d84afa8" style:font-style-asian="normal" style:font-style-complex="normal"/>
    </style:style>
    <style:style style:name="T377" style:family="text">
      <style:text-properties fo:language="en" fo:country="US" officeooo:rsid="2db4722c"/>
    </style:style>
    <style:style style:name="T378" style:family="text">
      <style:text-properties fo:language="en" fo:country="US" officeooo:rsid="2db4cd4f"/>
    </style:style>
    <style:style style:name="T379" style:family="text">
      <style:text-properties fo:language="en" fo:country="US" officeooo:rsid="2dd33f0d"/>
    </style:style>
    <style:style style:name="T380" style:family="text">
      <style:text-properties fo:language="en" fo:country="US" style:text-underline-style="none"/>
    </style:style>
    <style:style style:name="T381" style:family="text">
      <style:text-properties fo:language="en" fo:country="US" style:text-underline-style="none" officeooo:rsid="2df350ff"/>
    </style:style>
    <style:style style:name="T382" style:family="text">
      <style:text-properties fo:language="en" fo:country="US" style:text-underline-style="none" officeooo:rsid="2e329540"/>
    </style:style>
    <style:style style:name="T383" style:family="text">
      <style:text-properties fo:language="en" fo:country="US" officeooo:rsid="2df8dc0f"/>
    </style:style>
    <style:style style:name="T384" style:family="text">
      <style:text-properties fo:language="en" fo:country="US" officeooo:rsid="2e5bd9d6"/>
    </style:style>
    <style:style style:name="T385" style:family="text">
      <style:text-properties fo:language="en" fo:country="US" officeooo:rsid="2e66edb4"/>
    </style:style>
    <style:style style:name="T386" style:family="text">
      <style:text-properties fo:language="en" fo:country="US" officeooo:rsid="2f19b27e"/>
    </style:style>
    <style:style style:name="T387" style:family="text">
      <style:text-properties fo:language="en" fo:country="US" officeooo:rsid="2f1b08cb"/>
    </style:style>
    <style:style style:name="T388" style:family="text">
      <style:text-properties style:text-underline-style="solid" style:text-underline-width="auto" style:text-underline-color="font-color"/>
    </style:style>
    <style:style style:name="T389" style:family="text">
      <style:text-properties style:text-underline-style="solid" style:text-underline-width="auto" style:text-underline-color="font-color" officeooo:rsid="2ce9720a"/>
    </style:style>
    <style:style style:name="T390" style:family="text">
      <style:text-properties style:text-underline-style="solid" style:text-underline-width="auto" style:text-underline-color="font-color" fo:font-weight="normal" style:font-weight-asian="normal" style:font-weight-complex="normal"/>
    </style:style>
    <style:style style:name="T391" style:family="text">
      <style:text-properties style:text-underline-style="solid" style:text-underline-width="auto" style:text-underline-color="font-color" fo:font-weight="normal" officeooo:rsid="2ce9720a" style:font-weight-asian="normal" style:font-weight-complex="normal"/>
    </style:style>
    <style:style style:name="T392" style:family="text">
      <style:text-properties style:text-underline-style="solid" style:text-underline-width="auto" style:text-underline-color="font-color" fo:font-weight="normal" officeooo:rsid="2dd158b3" style:font-weight-asian="normal" style:font-weight-complex="normal"/>
    </style:style>
    <style:style style:name="T393" style:family="text">
      <style:text-properties style:text-underline-style="solid" style:text-underline-width="auto" style:text-underline-color="font-color" officeooo:rsid="2ddaf02d"/>
    </style:style>
    <style:style style:name="T394" style:family="text">
      <style:text-properties style:text-underline-style="solid" style:text-underline-width="auto" style:text-underline-color="font-color" officeooo:rsid="2dec2f3d"/>
    </style:style>
    <style:style style:name="T395" style:family="text">
      <style:text-properties style:text-underline-style="solid" style:text-underline-width="auto" style:text-underline-color="font-color" officeooo:rsid="2deb3456"/>
    </style:style>
    <style:style style:name="T396" style:family="text">
      <style:text-properties style:text-underline-style="solid" style:text-underline-width="auto" style:text-underline-color="font-color" officeooo:rsid="2e329540"/>
    </style:style>
    <style:style style:name="T397" style:family="text">
      <style:text-properties fo:font-variant="normal" fo:text-transform="none" fo:color="#222222" loext:opacity="100%" fo:letter-spacing="normal" fo:language="cs" fo:country="CZ" fo:font-style="normal" officeooo:rsid="1d1a7fb6" style:font-style-asian="normal" style:font-style-complex="normal"/>
    </style:style>
    <style:style style:name="T398" style:family="text">
      <style:text-properties fo:font-variant="normal" fo:text-transform="none" fo:color="#222222" loext:opacity="100%" fo:letter-spacing="normal" fo:language="cs" fo:country="CZ" fo:font-style="normal" officeooo:rsid="2df350ff" style:font-style-asian="normal" style:font-style-complex="normal"/>
    </style:style>
    <style:style style:name="T399" style:family="text">
      <style:text-properties fo:font-variant="normal" fo:text-transform="none" fo:color="#222222" loext:opacity="100%" fo:letter-spacing="normal" fo:language="cs" fo:country="CZ" fo:font-style="normal" officeooo:rsid="2e06aabe" style:font-style-asian="normal" style:font-style-complex="normal"/>
    </style:style>
    <style:style style:name="T400" style:family="text">
      <style:text-properties fo:font-variant="normal" fo:text-transform="none" fo:color="#222222" loext:opacity="100%" fo:letter-spacing="normal" fo:language="cs" fo:country="CZ" fo:font-style="normal" officeooo:rsid="2e075c25" style:font-style-asian="normal" style:font-style-complex="normal"/>
    </style:style>
    <style:style style:name="T401" style:family="text">
      <style:text-properties fo:font-variant="normal" fo:text-transform="none" fo:color="#222222" loext:opacity="100%" fo:letter-spacing="normal" fo:language="cs" fo:country="CZ" fo:font-style="normal" officeooo:rsid="2e07cd7a" style:font-style-asian="normal" style:font-style-complex="normal"/>
    </style:style>
    <style:style style:name="T402" style:family="text">
      <style:text-properties fo:font-variant="normal" fo:text-transform="none" fo:color="#222222" loext:opacity="100%" fo:letter-spacing="normal" fo:language="cs" fo:country="CZ" fo:font-style="normal" officeooo:rsid="2e0bb40e" style:font-style-asian="normal" style:font-style-complex="normal"/>
    </style:style>
    <style:style style:name="T403" style:family="text">
      <style:text-properties fo:font-variant="normal" fo:text-transform="none" fo:color="#222222" loext:opacity="100%" fo:letter-spacing="normal" fo:language="cs" fo:country="CZ" fo:font-style="normal" officeooo:rsid="2e0dabc4" style:font-style-asian="normal" style:font-style-complex="normal"/>
    </style:style>
    <style:style style:name="T404" style:family="text">
      <style:text-properties fo:font-variant="normal" fo:text-transform="none" fo:color="#222222" loext:opacity="100%" fo:letter-spacing="normal" fo:language="cs" fo:country="CZ" fo:font-style="normal" officeooo:rsid="2e5e1d38" style:font-style-asian="normal" style:font-style-complex="normal"/>
    </style:style>
    <style:style style:name="T405" style:family="text">
      <style:text-properties fo:font-variant="normal" fo:text-transform="none" fo:color="#222222" loext:opacity="100%" fo:letter-spacing="normal" fo:language="cs" fo:country="CZ" fo:font-style="normal" officeooo:rsid="2e709a3a" style:font-style-asian="normal" style:font-style-complex="normal"/>
    </style:style>
    <style:style style:name="T406" style:family="text">
      <style:text-properties fo:font-variant="normal" fo:text-transform="none" fo:color="#222222" loext:opacity="100%" fo:letter-spacing="normal" fo:language="cs" fo:country="CZ" fo:font-style="normal" officeooo:rsid="2e72668c" style:font-style-asian="normal" style:font-style-complex="normal"/>
    </style:style>
    <style:style style:name="T407" style:family="text">
      <style:text-properties fo:font-variant="normal" fo:text-transform="none" fo:color="#222222" loext:opacity="100%" fo:letter-spacing="normal" fo:language="cs" fo:country="CZ" fo:font-style="normal" officeooo:rsid="2e73e7c1" style:font-style-asian="normal" style:font-style-complex="normal"/>
    </style:style>
    <style:style style:name="T408" style:family="text">
      <style:text-properties fo:font-variant="normal" fo:text-transform="none" fo:color="#222222" loext:opacity="100%" fo:letter-spacing="normal" fo:language="cs" fo:country="CZ" fo:font-style="normal" fo:font-weight="bold" officeooo:rsid="1d1a7fb6" style:font-style-asian="normal" style:font-weight-asian="bold" style:font-style-complex="normal" style:font-weight-complex="bold"/>
    </style:style>
    <style:style style:name="T409" style:family="text">
      <style:text-properties fo:font-variant="normal" fo:text-transform="none" fo:color="#222222" loext:opacity="100%" fo:letter-spacing="normal" fo:language="cs" fo:country="CZ" fo:font-style="normal" fo:font-weight="bold" officeooo:rsid="2a0e528b" style:font-style-asian="normal" style:font-weight-asian="bold" style:font-style-complex="normal" style:font-weight-complex="bold"/>
    </style:style>
    <style:style style:name="T410" style:family="text">
      <style:text-properties fo:font-variant="normal" fo:text-transform="none" fo:color="#222222" loext:opacity="100%" fo:letter-spacing="normal" fo:language="cs" fo:country="CZ" fo:font-style="normal" fo:font-weight="normal" officeooo:rsid="1d1a7fb6" style:font-style-asian="normal" style:font-weight-asian="normal" style:font-style-complex="normal" style:font-weight-complex="normal"/>
    </style:style>
    <style:style style:name="T411" style:family="text">
      <style:text-properties fo:font-variant="normal" fo:text-transform="none" fo:color="#222222" loext:opacity="100%" fo:letter-spacing="normal" fo:language="cs" fo:country="CZ" fo:font-style="italic" officeooo:rsid="2ba9166b" style:font-style-asian="italic" style:font-style-complex="italic"/>
    </style:style>
    <style:style style:name="T412" style:family="text">
      <style:text-properties fo:font-variant="normal" fo:text-transform="none" fo:color="#222222" loext:opacity="100%" fo:letter-spacing="normal" fo:language="cs" fo:country="CZ" fo:font-style="italic" officeooo:rsid="2ba53bbf" style:font-style-asian="italic" style:font-style-complex="italic"/>
    </style:style>
    <style:style style:name="T413" style:family="text">
      <style:text-properties fo:font-variant="normal" fo:text-transform="none" fo:color="#222222" loext:opacity="100%" fo:letter-spacing="normal" fo:language="cs" fo:country="CZ" fo:font-style="italic" officeooo:rsid="2b9fc56a" style:font-style-asian="italic" style:font-style-complex="italic"/>
    </style:style>
    <style:style style:name="T414" style:family="text">
      <style:text-properties fo:font-variant="normal" fo:text-transform="none" fo:color="#222222" loext:opacity="100%" fo:letter-spacing="normal" fo:language="cs" fo:country="CZ" fo:font-style="italic" officeooo:rsid="2bacda3a" style:font-style-asian="italic" style:font-style-complex="italic"/>
    </style:style>
    <style:style style:name="T415" style:family="text">
      <style:text-properties fo:font-variant="normal" fo:text-transform="none" fo:color="#222222" loext:opacity="100%" fo:letter-spacing="normal" fo:language="cs" fo:country="CZ" fo:font-style="italic" fo:font-weight="normal" officeooo:rsid="2ba9166b" style:font-style-asian="italic" style:font-weight-asian="normal" style:font-style-complex="italic" style:font-weight-complex="normal"/>
    </style:style>
    <style:style style:name="T416" style:family="text">
      <style:text-properties fo:font-variant="normal" fo:text-transform="none" fo:color="#222222" loext:opacity="100%" style:text-line-through-style="none" style:text-line-through-type="none" fo:letter-spacing="normal" fo:font-style="normal" officeooo:rsid="1d1a7fb6" style:font-style-asian="normal" style:font-style-complex="normal"/>
    </style:style>
    <style:style style:name="T417" style:family="text">
      <style:text-properties fo:font-variant="normal" fo:text-transform="none" fo:color="#222222" loext:opacity="100%" style:text-line-through-style="none" style:text-line-through-type="none" fo:letter-spacing="normal" fo:font-style="italic" officeooo:rsid="1d1a7fb6" style:font-style-asian="italic" style:font-style-complex="italic"/>
    </style:style>
    <style:style style:name="T418" style:family="text">
      <style:text-properties fo:font-variant="normal" fo:text-transform="none" fo:color="#000000" loext:opacity="100%" fo:letter-spacing="normal" fo:language="cs" fo:country="CZ" fo:font-style="normal" style:text-underline-style="none" fo:font-weight="normal" style:font-style-asian="normal" style:font-weight-asian="normal" style:font-style-complex="normal" style:font-weight-complex="normal"/>
    </style:style>
    <style:style style:name="T419" style:family="text">
      <style:text-properties fo:font-variant="normal" fo:text-transform="none" fo:color="#000000" loext:opacity="1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20" style:family="text">
      <style:text-properties fo:font-variant="normal" fo:text-transform="none" fo:color="#000000" loext:opacity="1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21" style:family="text">
      <style:text-properties fo:font-variant="normal" fo:text-transform="none" fo:color="#000000" loext:opacity="1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22" style:family="text">
      <style:text-properties fo:font-variant="normal" fo:text-transform="none" fo:color="#000000" loext:opacity="1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23" style:family="text">
      <style:text-properties fo:font-variant="normal" fo:text-transform="none" fo:color="#000000" loext:opacity="1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24" style:family="text">
      <style:text-properties fo:font-variant="normal" fo:text-transform="none" fo:color="#000000" loext:opacity="1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25" style:family="text">
      <style:text-properties fo:font-variant="normal" fo:text-transform="none" fo:color="#000000" loext:opacity="1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26" style:family="text">
      <style:text-properties fo:font-variant="normal" fo:text-transform="none" fo:color="#000000" loext:opacity="1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27" style:family="text">
      <style:text-properties fo:font-variant="normal" fo:text-transform="none" fo:color="#000000" loext:opacity="1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28" style:family="text">
      <style:text-properties fo:font-variant="normal" fo:text-transform="none" fo:color="#000000" loext:opacity="1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29" style:family="text">
      <style:text-properties fo:font-variant="normal" fo:text-transform="none" fo:color="#000000" loext:opacity="1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30" style:family="text">
      <style:text-properties fo:font-variant="normal" fo:text-transform="none" fo:color="#000000" loext:opacity="1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31" style:family="text">
      <style:text-properties fo:font-variant="normal" fo:text-transform="none" fo:color="#000000" loext:opacity="1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32" style:family="text">
      <style:text-properties fo:font-variant="normal" fo:text-transform="none" fo:color="#000000" loext:opacity="1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33" style:family="text">
      <style:text-properties fo:font-variant="normal" fo:text-transform="none" fo:color="#000000" loext:opacity="1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34" style:family="text">
      <style:text-properties fo:font-variant="normal" fo:text-transform="none" fo:color="#000000" loext:opacity="1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35" style:family="text">
      <style:text-properties fo:font-variant="normal" fo:text-transform="none" fo:color="#000000" loext:opacity="1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36" style:family="text">
      <style:text-properties fo:font-variant="normal" fo:text-transform="none" fo:color="#000000" loext:opacity="1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37" style:family="text">
      <style:text-properties fo:font-variant="normal" fo:text-transform="none" fo:color="#000000" loext:opacity="1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38" style:family="text">
      <style:text-properties fo:font-variant="normal" fo:text-transform="none" fo:color="#000000" loext:opacity="1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39" style:family="text">
      <style:text-properties fo:font-variant="normal" fo:text-transform="none" fo:color="#000000" loext:opacity="1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40" style:family="text">
      <style:text-properties fo:font-variant="normal" fo:text-transform="none" fo:color="#000000" loext:opacity="1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41" style:family="text">
      <style:text-properties fo:font-variant="normal" fo:text-transform="none" fo:color="#000000" loext:opacity="1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42" style:family="text">
      <style:text-properties fo:font-variant="normal" fo:text-transform="none" fo:color="#000000" loext:opacity="1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43" style:family="text">
      <style:text-properties fo:font-variant="normal" fo:text-transform="none" fo:color="#000000" loext:opacity="1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44" style:family="text">
      <style:text-properties fo:font-variant="normal" fo:text-transform="none" fo:color="#000000" loext:opacity="1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45" style:family="text">
      <style:text-properties fo:font-variant="normal" fo:text-transform="none" fo:color="#000000" loext:opacity="1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46" style:family="text">
      <style:text-properties fo:font-variant="normal" fo:text-transform="none" fo:color="#000000" loext:opacity="1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47" style:family="text">
      <style:text-properties fo:font-variant="normal" fo:text-transform="none" fo:color="#000000" loext:opacity="1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48" style:family="text">
      <style:text-properties fo:font-variant="normal" fo:text-transform="none" fo:color="#000000" loext:opacity="1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49" style:family="text">
      <style:text-properties fo:font-variant="normal" fo:text-transform="none" fo:color="#000000" loext:opacity="1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50" style:family="text">
      <style:text-properties fo:font-variant="normal" fo:text-transform="none" fo:color="#000000" loext:opacity="1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51" style:family="text">
      <style:text-properties fo:font-variant="normal" fo:text-transform="none" fo:color="#000000" loext:opacity="1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52" style:family="text">
      <style:text-properties fo:font-variant="normal" fo:text-transform="none" fo:color="#000000" loext:opacity="1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53" style:family="text">
      <style:text-properties fo:font-variant="normal" fo:text-transform="none" fo:color="#000000" loext:opacity="1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54" style:family="text">
      <style:text-properties fo:font-variant="normal" fo:text-transform="none" fo:color="#000000" loext:opacity="1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55" style:family="text">
      <style:text-properties fo:font-variant="normal" fo:text-transform="none" fo:color="#000000" loext:opacity="1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56" style:family="text">
      <style:text-properties fo:font-variant="normal" fo:text-transform="none" fo:color="#000000" loext:opacity="1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57" style:family="text">
      <style:text-properties fo:font-variant="normal" fo:text-transform="none" fo:color="#000000" loext:opacity="1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58" style:family="text">
      <style:text-properties fo:font-variant="normal" fo:text-transform="none" fo:color="#000000" loext:opacity="1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59" style:family="text">
      <style:text-properties fo:font-variant="normal" fo:text-transform="none" fo:color="#000000" loext:opacity="1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60" style:family="text">
      <style:text-properties fo:font-variant="normal" fo:text-transform="none" fo:color="#000000" loext:opacity="1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61" style:family="text">
      <style:text-properties fo:font-variant="normal" fo:text-transform="none" fo:color="#000000" loext:opacity="1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62" style:family="text">
      <style:text-properties fo:font-variant="normal" fo:text-transform="none" fo:color="#000000" loext:opacity="1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63" style:family="text">
      <style:text-properties fo:font-variant="normal" fo:text-transform="none" fo:color="#000000" loext:opacity="1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64" style:family="text">
      <style:text-properties fo:font-variant="normal" fo:text-transform="none" fo:color="#000000" loext:opacity="1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65" style:family="text">
      <style:text-properties fo:font-variant="normal" fo:text-transform="none" fo:color="#000000" loext:opacity="1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66" style:family="text">
      <style:text-properties fo:font-variant="normal" fo:text-transform="none" fo:color="#000000" loext:opacity="1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67" style:family="text">
      <style:text-properties fo:font-variant="normal" fo:text-transform="none" fo:color="#000000" loext:opacity="1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68" style:family="text">
      <style:text-properties fo:font-variant="normal" fo:text-transform="none" fo:color="#000000" loext:opacity="1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69" style:family="text">
      <style:text-properties fo:font-variant="normal" fo:text-transform="none" fo:color="#000000" loext:opacity="1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70" style:family="text">
      <style:text-properties fo:font-variant="normal" fo:text-transform="none" fo:color="#000000" loext:opacity="1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71" style:family="text">
      <style:text-properties fo:font-variant="normal" fo:text-transform="none" fo:color="#000000" loext:opacity="1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72" style:family="text">
      <style:text-properties fo:font-variant="normal" fo:text-transform="none" fo:color="#000000" loext:opacity="1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73" style:family="text">
      <style:text-properties fo:font-variant="normal" fo:text-transform="none" fo:color="#000000" loext:opacity="1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74" style:family="text">
      <style:text-properties fo:font-variant="normal" fo:text-transform="none" fo:color="#000000" loext:opacity="1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75" style:family="text">
      <style:text-properties fo:font-variant="normal" fo:text-transform="none" fo:color="#000000" loext:opacity="1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76" style:family="text">
      <style:text-properties fo:font-variant="normal" fo:text-transform="none" fo:color="#000000" loext:opacity="1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77" style:family="text">
      <style:text-properties fo:font-variant="normal" fo:text-transform="none" fo:color="#000000" loext:opacity="1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loext:opacity="100%" fo:letter-spacing="normal" fo:language="cs" fo:country="CZ" fo:font-style="normal" style:text-underline-style="none" fo:font-weight="bold" style:font-style-asian="normal" style:font-weight-asian="bold" style:font-style-complex="normal" style:font-weight-complex="bold"/>
    </style:style>
    <style:style style:name="T479" style:family="text">
      <style:text-properties fo:font-variant="normal" fo:text-transform="none" fo:color="#000000" loext:opacity="100%" fo:letter-spacing="normal" fo:language="cs" fo:country="CZ" fo:font-style="normal" style:text-underline-style="none" fo:font-weight="bold" officeooo:rsid="19e265e8" style:font-style-asian="normal" style:font-weight-asian="bold" style:font-style-complex="normal" style:font-weight-complex="bold"/>
    </style:style>
    <style:style style:name="T480" style:family="text">
      <style:text-properties fo:font-variant="normal" fo:text-transform="none" fo:color="#000000" loext:opacity="100%" fo:letter-spacing="normal" fo:language="cs" fo:country="CZ" fo:font-style="normal" style:text-underline-style="none" fo:font-weight="bold" officeooo:rsid="283683b9" style:font-style-asian="normal" style:font-weight-asian="bold" style:font-style-complex="normal" style:font-weight-complex="bold"/>
    </style:style>
    <style:style style:name="T481" style:family="text">
      <style:text-properties fo:font-variant="normal" fo:text-transform="none" fo:color="#000000" loext:opacity="100%" fo:letter-spacing="normal" fo:language="cs" fo:country="CZ" fo:font-style="normal" style:text-underline-style="none" fo:font-weight="bold" officeooo:rsid="2c8a7ed7" style:font-style-asian="normal" style:font-weight-asian="bold" style:font-style-complex="normal" style:font-weight-complex="bold"/>
    </style:style>
    <style:style style:name="T482" style:family="text">
      <style:text-properties fo:font-variant="normal" fo:text-transform="none" fo:color="#000000" loext:opacity="100%" fo:letter-spacing="normal" fo:language="cs" fo:country="CZ" fo:font-style="normal" style:text-underline-style="none" fo:font-weight="bold" officeooo:rsid="272bf80e" style:font-style-asian="normal" style:font-weight-asian="bold" style:font-style-complex="normal" style:font-weight-complex="bold"/>
    </style:style>
    <style:style style:name="T483" style:family="text">
      <style:text-properties fo:font-variant="normal" fo:text-transform="none" fo:color="#000000" loext:opacity="100%" fo:letter-spacing="normal" fo:language="cs" fo:country="CZ" fo:font-style="normal" style:text-underline-style="none" fo:font-weight="bold" officeooo:rsid="2c8b30da" style:font-style-asian="normal" style:font-weight-asian="bold" style:font-style-complex="normal" style:font-weight-complex="bold"/>
    </style:style>
    <style:style style:name="T484" style:family="text">
      <style:text-properties fo:font-variant="normal" fo:text-transform="none" fo:color="#000000" loext:opacity="100%" fo:letter-spacing="normal" fo:language="cs" fo:country="CZ" fo:font-style="normal" style:text-underline-style="none" fo:font-weight="bold" officeooo:rsid="2df350ff" style:font-style-asian="normal" style:font-weight-asian="bold" style:font-style-complex="normal" style:font-weight-complex="bold"/>
    </style:style>
    <style:style style:name="T485" style:family="text">
      <style:text-properties fo:font-variant="normal" fo:text-transform="none" fo:color="#000000" loext:opacity="100%" fo:letter-spacing="normal" fo:language="cs" fo:country="CZ" fo:font-style="normal" style:text-underline-style="none" fo:font-weight="bold" officeooo:rsid="2dfb3720" style:font-style-asian="normal" style:font-weight-asian="bold" style:font-style-complex="normal" style:font-weight-complex="bold"/>
    </style:style>
    <style:style style:name="T486" style:family="text">
      <style:text-properties fo:font-variant="normal" fo:text-transform="none" fo:color="#000000" loext:opacity="1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87" style:family="text">
      <style:text-properties fo:font-variant="normal" fo:text-transform="none" fo:color="#000000" loext:opacity="100%" fo:letter-spacing="normal" fo:language="cs" fo:country="CZ" fo:font-style="normal" style:text-underline-style="none" style:font-style-asian="normal" style:font-style-complex="normal"/>
    </style:style>
    <style:style style:name="T488" style:family="text">
      <style:text-properties fo:font-variant="normal" fo:text-transform="none" fo:color="#000000" loext:opacity="1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89" style:family="text">
      <style:text-properties fo:font-variant="normal" fo:text-transform="none" fo:color="#000000" loext:opacity="1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90" style:family="text">
      <style:text-properties fo:font-variant="normal" fo:text-transform="none" fo:color="#000000" loext:opacity="1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91"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92"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93"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94"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95" style:family="text">
      <style:text-properties fo:font-variant="normal" fo:text-transform="none" fo:color="#000000" loext:opacity="1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96" style:family="text">
      <style:text-properties fo:font-variant="normal" fo:text-transform="none" fo:color="#000000" loext:opacity="1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97" style:family="text">
      <style:text-properties fo:font-variant="normal" fo:text-transform="none" fo:color="#000000" loext:opacity="1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98"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05" style:family="text">
      <style:text-properties fo:font-variant="normal" fo:text-transform="none" fo:color="#000000" loext:opacity="1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06" style:family="text">
      <style:text-properties fo:font-variant="normal" fo:text-transform="none" fo:color="#000000" loext:opacity="1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07" style:family="text">
      <style:text-properties fo:font-variant="normal" fo:text-transform="none" fo:color="#000000" loext:opacity="1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08" style:family="text">
      <style:text-properties fo:font-variant="normal" fo:text-transform="none" fo:color="#000000" loext:opacity="1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09" style:family="text">
      <style:text-properties fo:font-variant="normal" fo:text-transform="none" fo:color="#000000" loext:opacity="1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10" style:family="text">
      <style:text-properties fo:font-variant="normal" fo:text-transform="none" fo:color="#000000" loext:opacity="1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fo:color="#000000" loext:opacity="1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fo:color="#000000" loext:opacity="1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fo:color="#000000" loext:opacity="1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fo:color="#000000" loext:opacity="1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fo:color="#000000" loext:opacity="1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fo:color="#333333" loext:opacity="100%" style:font-name="CharisSILW" fo:font-size="9pt" fo:letter-spacing="normal" fo:font-style="normal" fo:font-weight="normal"/>
    </style:style>
    <style:style style:name="T517" style:family="text">
      <style:text-properties fo:font-variant="normal" fo:text-transform="none" fo:color="#333333" loext:opacity="100%" style:font-name="CharisSILW" fo:font-size="9pt" fo:letter-spacing="normal" fo:font-style="normal" fo:font-weight="normal" officeooo:rsid="45869e7b"/>
    </style:style>
    <style:style style:name="T518" style:family="text">
      <style:text-properties fo:font-variant="normal" fo:text-transform="none" fo:color="#333333" loext:opacity="100%" style:font-name="CharisSILW" fo:font-size="9pt" fo:letter-spacing="normal" fo:font-style="normal" fo:font-weight="normal" officeooo:rsid="2f897113"/>
    </style:style>
    <style:style style:name="T519" style:family="text">
      <style:text-properties fo:font-variant="normal" fo:text-transform="none" fo:color="#333333" loext:opacity="100%"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20"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1"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2"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3"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4"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5"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6" style:family="text">
      <style:text-properties fo:font-variant="normal" fo:text-transform="none" style:use-window-font-color="true" loext:opacity="0%"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7" style:family="text">
      <style:text-properties fo:font-variant="normal" fo:text-transform="none" style:use-window-font-color="true" loext:opacity="0%"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8" style:family="text">
      <style:text-properties fo:font-variant="normal" fo:text-transform="none" style:use-window-font-color="true" loext:opacity="0%"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fo:font-variant="normal" fo:text-transform="none" style:use-window-font-color="true" loext:opacity="0%"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3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loext:opacity="0%"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43" style:family="text">
      <style:text-properties fo:font-variant="normal" fo:text-transform="none" style:use-window-font-color="true" loext:opacity="0%"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44" style:family="text">
      <style:text-properties fo:font-variant="normal" fo:text-transform="none" style:use-window-font-color="true" loext:opacity="0%"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5" style:family="text">
      <style:text-properties fo:font-variant="normal" fo:text-transform="none" style:use-window-font-color="true" loext:opacity="0%"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6" style:family="text">
      <style:text-properties fo:font-variant="normal" fo:text-transform="none" style:use-window-font-color="true" loext:opacity="0%"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7" style:family="text">
      <style:text-properties fo:font-variant="normal" fo:text-transform="none" style:use-window-font-color="true" loext:opacity="0%"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48" style:family="text">
      <style:text-properties fo:font-variant="normal" fo:text-transform="none" style:use-window-font-color="true" loext:opacity="0%"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49"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loext:opacity="0%"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6"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7"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70"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71"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72"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73" style:family="text">
      <style:text-properties fo:font-variant="normal" fo:text-transform="none" style:use-window-font-color="true" loext:opacity="0%"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4" style:family="text">
      <style:text-properties fo:font-variant="normal" fo:text-transform="none" style:use-window-font-color="true" loext:opacity="0%"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75" style:family="text">
      <style:text-properties fo:font-variant="normal" fo:text-transform="none" style:use-window-font-color="true" loext:opacity="0%"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76" style:family="text">
      <style:text-properties fo:font-variant="normal" fo:text-transform="none" style:use-window-font-color="true" loext:opacity="0%"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77" style:family="text">
      <style:text-properties fo:font-variant="normal" fo:text-transform="none" style:use-window-font-color="true" loext:opacity="0%"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8" style:family="text">
      <style:text-properties fo:font-variant="normal" fo:text-transform="none" style:use-window-font-color="true" loext:opacity="0%"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9" style:family="text">
      <style:text-properties fo:font-variant="normal" fo:text-transform="none" fo:color="#242729" loext:opacity="100%" fo:letter-spacing="normal" fo:font-weight="bold" style:font-weight-asian="bold" style:font-weight-complex="bold"/>
    </style:style>
    <style:style style:name="T680" style:family="text">
      <style:text-properties fo:font-variant="normal" fo:text-transform="none" fo:color="#8ba60e" loext:opacity="100%"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1" style:family="text">
      <style:text-properties fo:font-variant="normal" fo:text-transform="none" fo:color="#8ba60e" loext:opacity="100%"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fo:font-variant="normal" fo:text-transform="none" fo:color="#966400" loext:opacity="1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fo:color="#966400" loext:opacity="1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fo:color="#6496aa" loext:opacity="100%"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officeooo:rsid="24543bc7"/>
    </style:style>
    <style:style style:name="T689" style:family="text">
      <style:text-properties officeooo:rsid="29a1bf74"/>
    </style:style>
    <style:style style:name="T690" style:family="text">
      <style:text-properties officeooo:rsid="2b944982"/>
    </style:style>
    <style:style style:name="T691" style:family="text">
      <style:text-properties officeooo:rsid="2b985cc7"/>
    </style:style>
    <style:style style:name="T692" style:family="text">
      <style:text-properties officeooo:rsid="2b9a50b8"/>
    </style:style>
    <style:style style:name="T693" style:family="text">
      <style:text-properties style:use-window-font-color="true" loext:opacity="0%"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loext:opacity="0%"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loext:opacity="0%"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loext:opacity="0%"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loext:opacity="0%"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loext:opacity="0%"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loext:opacity="0%"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loext:opacity="0%"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loext:opacity="0%"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loext:opacity="0%"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loext:opacity="0%"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loext:opacity="0%"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loext:opacity="0%"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loext:opacity="0%"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loext:opacity="0%"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loext:opacity="0%"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loext:opacity="0%"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loext:opacity="0%"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loext:opacity="0%"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loext:opacity="0%"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loext:opacity="0%"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loext:opacity="0%"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loext:opacity="0%"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loext:opacity="0%"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loext:opacity="0%"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loext:opacity="0%"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loext:opacity="0%"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loext:opacity="0%"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loext:opacity="0%"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loext:opacity="0%"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loext:opacity="0%"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loext:opacity="0%"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loext:opacity="0%"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loext:opacity="0%"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loext:opacity="0%"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loext:opacity="0%"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loext:opacity="0%"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loext:opacity="0%"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loext:opacity="0%"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loext:opacity="0%"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loext:opacity="0%"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loext:opacity="0%"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loext:opacity="0%"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loext:opacity="0%"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loext:opacity="0%"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loext:opacity="0%"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loext:opacity="0%"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loext:opacity="0%"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loext:opacity="0%"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loext:opacity="0%"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loext:opacity="0%"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loext:opacity="0%"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loext:opacity="0%"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6" style:family="text">
      <style:text-properties style:use-window-font-color="true" loext:opacity="0%"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7" style:family="text">
      <style:text-properties style:use-window-font-color="true" loext:opacity="0%"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8" style:family="text">
      <style:text-properties style:use-window-font-color="true" loext:opacity="0%"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loext:opacity="0%"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loext:opacity="0%"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loext:opacity="0%"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loext:opacity="0%"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loext:opacity="0%"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loext:opacity="0%"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loext:opacity="0%"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loext:opacity="0%"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loext:opacity="0%"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loext:opacity="0%"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loext:opacity="0%"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loext:opacity="0%"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loext:opacity="0%"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loext:opacity="0%"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loext:opacity="0%"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loext:opacity="0%"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loext:opacity="0%"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loext:opacity="0%"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loext:opacity="0%"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loext:opacity="0%"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loext:opacity="0%"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loext:opacity="0%"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loext:opacity="0%"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loext:opacity="0%"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loext:opacity="0%"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loext:opacity="0%"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loext:opacity="0%"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loext:opacity="0%"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loext:opacity="0%"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loext:opacity="0%"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loext:opacity="0%"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loext:opacity="0%"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loext:opacity="0%"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loext:opacity="0%"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loext:opacity="0%"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loext:opacity="0%"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loext:opacity="0%"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loext:opacity="0%"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loext:opacity="0%"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loext:opacity="0%"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loext:opacity="0%"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loext:opacity="0%"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loext:opacity="0%"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loext:opacity="0%"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loext:opacity="0%"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loext:opacity="0%"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loext:opacity="0%"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loext:opacity="0%"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loext:opacity="0%"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loext:opacity="0%"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loext:opacity="0%"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loext:opacity="0%"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loext:opacity="0%"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loext:opacity="0%"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loext:opacity="0%"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loext:opacity="0%"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loext:opacity="0%"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loext:opacity="0%"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loext:opacity="0%"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loext:opacity="0%"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loext:opacity="0%"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loext:opacity="0%"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loext:opacity="0%"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loext:opacity="0%"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loext:opacity="0%"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loext:opacity="0%"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loext:opacity="0%"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loext:opacity="0%"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loext:opacity="0%"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loext:opacity="0%"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loext:opacity="0%"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loext:opacity="0%"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loext:opacity="0%"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loext:opacity="0%"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loext:opacity="0%"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loext:opacity="0%"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loext:opacity="0%"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loext:opacity="0%"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loext:opacity="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loext:opacity="0%"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loext:opacity="0%"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loext:opacity="0%"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loext:opacity="0%"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loext:opacity="0%"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loext:opacity="0%"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loext:opacity="0%"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loext:opacity="0%"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loext:opacity="0%"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loext:opacity="0%"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loext:opacity="0%"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loext:opacity="0%"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loext:opacity="0%"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loext:opacity="0%"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loext:opacity="0%"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loext:opacity="0%"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loext:opacity="0%"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loext:opacity="0%"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loext:opacity="0%"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loext:opacity="0%"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loext:opacity="0%"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loext:opacity="0%"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loext:opacity="0%"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loext:opacity="0%"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loext:opacity="0%"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loext:opacity="0%"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loext:opacity="0%"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loext:opacity="0%"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loext:opacity="0%"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loext:opacity="0%"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loext:opacity="0%"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loext:opacity="0%"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loext:opacity="0%"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loext:opacity="0%"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loext:opacity="0%"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loext:opacity="0%"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loext:opacity="0%"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loext:opacity="0%"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loext:opacity="0%"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loext:opacity="0%"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loext:opacity="0%"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loext:opacity="0%"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loext:opacity="0%"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loext:opacity="0%"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loext:opacity="0%"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loext:opacity="0%"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loext:opacity="0%"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loext:opacity="0%"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loext:opacity="0%"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loext:opacity="0%"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loext:opacity="0%"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loext:opacity="0%"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loext:opacity="0%"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loext:opacity="0%"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loext:opacity="0%"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loext:opacity="0%"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loext:opacity="0%"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loext:opacity="0%"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loext:opacity="0%"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loext:opacity="0%"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loext:opacity="0%"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loext:opacity="0%"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loext:opacity="0%"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loext:opacity="0%"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loext:opacity="0%"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loext:opacity="0%"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loext:opacity="0%"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loext:opacity="0%"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style:use-window-font-color="true" loext:opacity="0%"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7" style:family="text">
      <style:text-properties style:use-window-font-color="true" loext:opacity="0%"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8" style:family="text">
      <style:text-properties style:use-window-font-color="true" loext:opacity="0%"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style:use-window-font-color="true" loext:opacity="0%"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0" style:family="text">
      <style:text-properties style:use-window-font-color="true" loext:opacity="0%"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1" style:family="text">
      <style:text-properties style:use-window-font-color="true" loext:opacity="0%"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2" style:family="text">
      <style:text-properties style:use-window-font-color="true" loext:opacity="0%"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3" style:family="text">
      <style:text-properties style:use-window-font-color="true" loext:opacity="0%"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04" style:family="text">
      <style:text-properties style:use-window-font-color="true" loext:opacity="0%"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05" style:family="text">
      <style:text-properties style:use-window-font-color="true" loext:opacity="0%"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06" style:family="text">
      <style:text-properties style:use-window-font-color="true" loext:opacity="0%"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07" style:family="text">
      <style:text-properties style:use-window-font-color="true" loext:opacity="0%"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08" style:family="text">
      <style:text-properties style:use-window-font-color="true" loext:opacity="0%"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9" style:family="text">
      <style:text-properties style:use-window-font-color="true" loext:opacity="0%"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0" style:family="text">
      <style:text-properties style:use-window-font-color="true" loext:opacity="0%"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style:use-window-font-color="true" loext:opacity="0%"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style:use-window-font-color="true" loext:opacity="0%"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style:use-window-font-color="true" loext:opacity="0%"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style:use-window-font-color="true" loext:opacity="0%"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style:use-window-font-color="true" loext:opacity="0%"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style:use-window-font-color="true" loext:opacity="0%"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style:use-window-font-color="true" loext:opacity="0%"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8" style:family="text">
      <style:text-properties style:use-window-font-color="true" loext:opacity="0%"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9" style:family="text">
      <style:text-properties style:use-window-font-color="true" loext:opacity="0%"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0" style:family="text">
      <style:text-properties style:use-window-font-color="true" loext:opacity="0%"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1" style:family="text">
      <style:text-properties style:use-window-font-color="true" loext:opacity="0%"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2" style:family="text">
      <style:text-properties style:use-window-font-color="true" loext:opacity="0%"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loext:opacity="0%"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loext:opacity="0%"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loext:opacity="0%"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loext:opacity="0%"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loext:opacity="0%"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loext:opacity="0%"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loext:opacity="0%"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loext:opacity="0%"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loext:opacity="0%"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loext:opacity="0%"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loext:opacity="0%"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loext:opacity="0%"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loext:opacity="0%"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loext:opacity="0%"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loext:opacity="0%"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loext:opacity="0%"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loext:opacity="0%"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loext:opacity="0%"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loext:opacity="0%"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loext:opacity="0%"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loext:opacity="0%"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loext:opacity="0%"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loext:opacity="0%"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loext:opacity="0%"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loext:opacity="0%"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loext:opacity="0%"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loext:opacity="0%"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loext:opacity="0%"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loext:opacity="0%"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loext:opacity="0%"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53" style:family="text">
      <style:text-properties style:use-window-font-color="true" loext:opacity="0%"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54" style:family="text">
      <style:text-properties style:use-window-font-color="true" loext:opacity="0%"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55" style:family="text">
      <style:text-properties style:use-window-font-color="true" loext:opacity="0%"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loext:opacity="0%"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7" style:family="text">
      <style:text-properties style:use-window-font-color="true" loext:opacity="0%"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loext:opacity="0%"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loext:opacity="0%"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loext:opacity="0%"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style:use-window-font-color="true" loext:opacity="0%"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loext:opacity="0%"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loext:opacity="0%"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loext:opacity="0%"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loext:opacity="0%"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loext:opacity="0%"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loext:opacity="0%"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loext:opacity="0%"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loext:opacity="0%"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loext:opacity="0%"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loext:opacity="0%"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loext:opacity="0%"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loext:opacity="0%"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loext:opacity="0%"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loext:opacity="0%"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loext:opacity="0%"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loext:opacity="0%"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loext:opacity="0%"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loext:opacity="0%"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loext:opacity="0%"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loext:opacity="0%"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loext:opacity="0%"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loext:opacity="0%"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loext:opacity="0%"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loext:opacity="0%"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loext:opacity="0%"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loext:opacity="0%"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loext:opacity="0%"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loext:opacity="0%"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loext:opacity="0%"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loext:opacity="0%"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loext:opacity="0%"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loext:opacity="0%"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loext:opacity="0%"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loext:opacity="0%"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loext:opacity="0%"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loext:opacity="0%"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loext:opacity="0%"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loext:opacity="0%"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loext:opacity="0%"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loext:opacity="0%"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loext:opacity="0%"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loext:opacity="0%"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loext:opacity="0%"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loext:opacity="0%"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loext:opacity="0%"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loext:opacity="0%"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loext:opacity="0%"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loext:opacity="0%"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loext:opacity="0%"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loext:opacity="0%"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loext:opacity="0%"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loext:opacity="0%"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loext:opacity="0%"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loext:opacity="0%"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loext:opacity="0%"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loext:opacity="0%"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loext:opacity="0%"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loext:opacity="0%"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loext:opacity="0%"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loext:opacity="0%"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loext:opacity="0%"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loext:opacity="0%"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loext:opacity="0%"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loext:opacity="0%"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loext:opacity="0%"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loext:opacity="0%"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loext:opacity="0%"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loext:opacity="0%"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loext:opacity="0%"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loext:opacity="0%"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loext:opacity="0%"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loext:opacity="0%"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loext:opacity="0%"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loext:opacity="0%"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loext:opacity="0%"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loext:opacity="0%"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loext:opacity="0%"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loext:opacity="0%"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loext:opacity="0%"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loext:opacity="0%"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loext:opacity="0%"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loext:opacity="0%"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loext:opacity="0%"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loext:opacity="0%"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loext:opacity="0%"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loext:opacity="0%"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loext:opacity="0%"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loext:opacity="0%"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loext:opacity="0%"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loext:opacity="0%"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loext:opacity="0%"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loext:opacity="0%"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loext:opacity="0%"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loext:opacity="0%"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loext:opacity="0%"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loext:opacity="0%"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loext:opacity="0%"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loext:opacity="0%"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loext:opacity="0%"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loext:opacity="0%"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loext:opacity="0%"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loext:opacity="0%"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loext:opacity="0%"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loext:opacity="0%"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loext:opacity="0%"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loext:opacity="0%"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loext:opacity="0%"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loext:opacity="0%"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loext:opacity="0%"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loext:opacity="0%"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loext:opacity="0%"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loext:opacity="0%"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loext:opacity="0%"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loext:opacity="0%"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loext:opacity="0%"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loext:opacity="0%"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8" style:family="text">
      <style:text-properties style:use-window-font-color="true" loext:opacity="0%"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loext:opacity="0%"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loext:opacity="0%"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loext:opacity="0%"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loext:opacity="0%"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loext:opacity="0%"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loext:opacity="0%"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loext:opacity="0%"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loext:opacity="0%"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loext:opacity="0%"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loext:opacity="0%"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loext:opacity="0%"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loext:opacity="0%"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loext:opacity="0%"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loext:opacity="0%"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loext:opacity="0%"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loext:opacity="0%"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loext:opacity="0%"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loext:opacity="0%"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loext:opacity="0%"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loext:opacity="0%"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loext:opacity="0%"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loext:opacity="0%"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loext:opacity="0%"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loext:opacity="0%"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loext:opacity="0%"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04" style:family="text">
      <style:text-properties style:use-window-font-color="true" loext:opacity="0%"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05" style:family="text">
      <style:text-properties style:use-window-font-color="true" loext:opacity="0%"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06" style:family="text">
      <style:text-properties style:use-window-font-color="true" loext:opacity="0%"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07" style:family="text">
      <style:text-properties style:use-window-font-color="true" loext:opacity="0%"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08" style:family="text">
      <style:text-properties style:use-window-font-color="true" loext:opacity="0%"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loext:opacity="0%"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loext:opacity="0%"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loext:opacity="0%"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loext:opacity="0%"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loext:opacity="0%"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loext:opacity="0%"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loext:opacity="0%"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loext:opacity="0%"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17" style:family="text">
      <style:text-properties style:use-window-font-color="true" loext:opacity="0%"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18" style:family="text">
      <style:text-properties style:use-window-font-color="true" loext:opacity="0%"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19" style:family="text">
      <style:text-properties style:use-window-font-color="true" loext:opacity="0%"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loext:opacity="0%"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loext:opacity="0%"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loext:opacity="0%"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loext:opacity="0%"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loext:opacity="0%"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loext:opacity="0%"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loext:opacity="0%"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loext:opacity="0%"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loext:opacity="0%"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loext:opacity="0%"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loext:opacity="0%"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loext:opacity="0%"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loext:opacity="0%"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loext:opacity="0%"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34" style:family="text">
      <style:text-properties style:use-window-font-color="true" loext:opacity="0%"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35" style:family="text">
      <style:text-properties style:use-window-font-color="true" loext:opacity="0%"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36" style:family="text">
      <style:text-properties style:use-window-font-color="true" loext:opacity="0%"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37" style:family="text">
      <style:text-properties style:use-window-font-color="true" loext:opacity="0%"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38" style:family="text">
      <style:text-properties style:use-window-font-color="true" loext:opacity="0%"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39" style:family="text">
      <style:text-properties style:use-window-font-color="true" loext:opacity="0%"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40" style:family="text">
      <style:text-properties style:use-window-font-color="true" loext:opacity="0%"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1" style:family="text">
      <style:text-properties style:use-window-font-color="true" loext:opacity="0%"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2" style:family="text">
      <style:text-properties style:use-window-font-color="true" loext:opacity="0%"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3" style:family="text">
      <style:text-properties style:use-window-font-color="true" loext:opacity="0%"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4" style:family="text">
      <style:text-properties style:use-window-font-color="true" loext:opacity="0%"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loext:opacity="0%"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46" style:family="text">
      <style:text-properties style:use-window-font-color="true" loext:opacity="0%"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loext:opacity="0%"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loext:opacity="0%"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loext:opacity="0%"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0" style:family="text">
      <style:text-properties style:use-window-font-color="true" loext:opacity="0%"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loext:opacity="0%"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loext:opacity="0%"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loext:opacity="0%"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officeooo:rsid="2ba53bbf"/>
    </style:style>
    <style:style style:name="T1155" style:family="text">
      <style:text-properties officeooo:rsid="2ba6128a"/>
    </style:style>
    <style:style style:name="T1156" style:family="text">
      <style:text-properties officeooo:rsid="2ba65874"/>
    </style:style>
    <style:style style:name="T1157" style:family="text">
      <style:text-properties officeooo:rsid="2ba6c530"/>
    </style:style>
    <style:style style:name="T1158" style:family="text">
      <style:text-properties officeooo:rsid="2ba79455"/>
    </style:style>
    <style:style style:name="T1159" style:family="text">
      <style:text-properties officeooo:rsid="2ba81b5a"/>
    </style:style>
    <style:style style:name="T1160" style:family="text">
      <style:text-properties officeooo:rsid="2ba9166b"/>
    </style:style>
    <style:style style:name="T1161" style:family="text">
      <style:text-properties officeooo:rsid="2bacda3a"/>
    </style:style>
    <style:style style:name="T1162" style:family="text">
      <style:text-properties fo:color="#0066b3" loext:opacity="100%"/>
    </style:style>
    <style:style style:name="T1163" style:family="text">
      <style:text-properties fo:color="#0066b3" loext:opacity="100%" fo:font-style="normal" style:font-style-asian="normal" style:font-style-complex="normal"/>
    </style:style>
    <style:style style:name="T1164" style:family="text">
      <style:text-properties fo:color="#0066b3" loext:opacity="100%" fo:font-style="normal" officeooo:rsid="2bacda3a" style:font-style-asian="normal" style:font-style-complex="normal"/>
    </style:style>
    <style:style style:name="T1165" style:family="text">
      <style:text-properties fo:color="#0066b3" loext:opacity="100%" fo:font-style="normal" officeooo:rsid="2baeecc3" style:font-style-asian="normal" style:font-style-complex="normal"/>
    </style:style>
    <style:style style:name="T1166" style:family="text">
      <style:text-properties fo:color="#0066b3" loext:opacity="100%" officeooo:rsid="2bc853ba"/>
    </style:style>
    <style:style style:name="T1167" style:family="text">
      <style:text-properties officeooo:rsid="2bd48938"/>
    </style:style>
    <style:style style:name="T1168" style:family="text">
      <style:text-properties officeooo:rsid="2bd8bdec"/>
    </style:style>
    <style:style style:name="T1169" style:family="text">
      <style:text-properties officeooo:rsid="2bd9655a"/>
    </style:style>
    <style:style style:name="T1170" style:family="text">
      <style:text-properties officeooo:rsid="2bdad164"/>
    </style:style>
    <style:style style:name="T1171" style:family="text">
      <style:text-properties officeooo:rsid="2bdda800"/>
    </style:style>
    <style:style style:name="T1172" style:family="text">
      <style:text-properties officeooo:rsid="2bde4c77"/>
    </style:style>
    <style:style style:name="T1173" style:family="text">
      <style:text-properties officeooo:rsid="2bdf96d1"/>
    </style:style>
    <style:style style:name="T1174" style:family="text">
      <style:text-properties officeooo:rsid="2bdfc203"/>
    </style:style>
    <style:style style:name="T1175" style:family="text">
      <style:text-properties officeooo:rsid="2be594ff"/>
    </style:style>
    <style:style style:name="T1176" style:family="text">
      <style:text-properties officeooo:rsid="2be8ae79"/>
    </style:style>
    <style:style style:name="T1177" style:family="text">
      <style:text-properties officeooo:rsid="2be98962"/>
    </style:style>
    <style:style style:name="T1178" style:family="text">
      <style:text-properties fo:background-color="transparent" loext:char-shading-value="0"/>
    </style:style>
    <style:style style:name="T1179" style:family="text">
      <style:text-properties officeooo:rsid="2edbde94" fo:background-color="transparent" loext:char-shading-value="0"/>
    </style:style>
    <style:style style:name="T1180" style:family="text">
      <style:text-properties officeooo:rsid="2edf1439" fo:background-color="transparent" loext:char-shading-value="0"/>
    </style:style>
    <style:style style:name="T1181" style:family="text">
      <style:text-properties officeooo:rsid="2ef2ef34" fo:background-color="transparent" loext:char-shading-value="0"/>
    </style:style>
    <style:style style:name="T1182" style:family="text">
      <style:text-properties officeooo:rsid="2eff4052" fo:background-color="transparent" loext:char-shading-value="0"/>
    </style:style>
    <style:style style:name="T1183" style:family="text">
      <style:text-properties officeooo:rsid="2f0044f6" fo:background-color="transparent" loext:char-shading-value="0"/>
    </style:style>
    <style:style style:name="T1184" style:family="text">
      <style:text-properties officeooo:rsid="2f0110de" fo:background-color="transparent" loext:char-shading-value="0"/>
    </style:style>
    <style:style style:name="T1185" style:family="text">
      <style:text-properties officeooo:rsid="2f0230f4" fo:background-color="transparent" loext:char-shading-value="0"/>
    </style:style>
    <style:style style:name="T1186" style:family="text">
      <style:text-properties officeooo:rsid="2f0cc567" fo:background-color="transparent" loext:char-shading-value="0"/>
    </style:style>
    <style:style style:name="T1187" style:family="text">
      <style:text-properties officeooo:rsid="2f2ee20c" fo:background-color="transparent" loext:char-shading-value="0"/>
    </style:style>
    <style:style style:name="T1188" style:family="text">
      <style:text-properties officeooo:rsid="2bf3b616"/>
    </style:style>
    <style:style style:name="T1189" style:family="text">
      <style:text-properties officeooo:rsid="44e8fabe"/>
    </style:style>
    <style:style style:name="T1190" style:family="text">
      <style:text-properties officeooo:rsid="459181d3"/>
    </style:style>
    <style:style style:name="T1191" style:family="text">
      <style:text-properties officeooo:rsid="458c8480"/>
    </style:style>
    <style:style style:name="T1192" style:family="text">
      <style:text-properties officeooo:rsid="458d9c32"/>
    </style:style>
    <style:style style:name="T1193" style:family="text">
      <style:text-properties officeooo:rsid="458ffa75"/>
    </style:style>
    <style:style style:name="T1194" style:family="text">
      <style:text-properties officeooo:rsid="4588b715"/>
    </style:style>
    <style:style style:name="T1195" style:family="text">
      <style:text-properties officeooo:rsid="2bf6ed61"/>
    </style:style>
    <style:style style:name="T1196" style:family="text">
      <style:text-properties officeooo:rsid="2bfda84f"/>
    </style:style>
    <style:style style:name="T1197" style:family="text">
      <style:text-properties officeooo:rsid="2c007857"/>
    </style:style>
    <style:style style:name="T1198" style:family="text">
      <style:text-properties officeooo:rsid="2c049610"/>
    </style:style>
    <style:style style:name="T1199" style:family="text">
      <style:text-properties officeooo:rsid="2c11176a"/>
    </style:style>
    <style:style style:name="T1200" style:family="text">
      <style:text-properties officeooo:rsid="2c123205"/>
    </style:style>
    <style:style style:name="T1201" style:family="text">
      <style:text-properties officeooo:rsid="2c13e078"/>
    </style:style>
    <style:style style:name="T1202" style:family="text">
      <style:text-properties officeooo:rsid="2c141b9b"/>
    </style:style>
    <style:style style:name="T1203" style:family="text">
      <style:text-properties officeooo:rsid="2c15191c"/>
    </style:style>
    <style:style style:name="T1204" style:family="text">
      <style:text-properties officeooo:rsid="2c152ac4"/>
    </style:style>
    <style:style style:name="T1205" style:family="text">
      <style:text-properties officeooo:rsid="2c16bec6"/>
    </style:style>
    <style:style style:name="T1206" style:family="text">
      <style:text-properties officeooo:rsid="2c1d7b08"/>
    </style:style>
    <style:style style:name="T1207" style:family="text">
      <style:text-properties officeooo:rsid="2c1e16cf"/>
    </style:style>
    <style:style style:name="T1208" style:family="text">
      <style:text-properties officeooo:rsid="2c1f533d"/>
    </style:style>
    <style:style style:name="T1209" style:family="text">
      <style:text-properties officeooo:rsid="2c1f9c56"/>
    </style:style>
    <style:style style:name="T1210" style:family="text">
      <style:text-properties officeooo:rsid="2c21a43d"/>
    </style:style>
    <style:style style:name="T1211" style:family="text">
      <style:text-properties officeooo:rsid="2c28c0db"/>
    </style:style>
    <style:style style:name="T1212" style:family="text">
      <style:text-properties officeooo:rsid="2c2ce9bd"/>
    </style:style>
    <style:style style:name="T1213" style:family="text">
      <style:text-properties officeooo:rsid="2c2d6ec4"/>
    </style:style>
    <style:style style:name="T1214" style:family="text">
      <style:text-properties officeooo:rsid="2c2d757d"/>
    </style:style>
    <style:style style:name="T1215" style:family="text">
      <style:text-properties officeooo:rsid="2c2f64aa"/>
    </style:style>
    <style:style style:name="T1216" style:family="text">
      <style:text-properties officeooo:rsid="2c33b6e6"/>
    </style:style>
    <style:style style:name="T1217" style:family="text">
      <style:text-properties officeooo:rsid="2c375fa9"/>
    </style:style>
    <style:style style:name="T1218" style:family="text">
      <style:text-properties officeooo:rsid="2c37d9b4"/>
    </style:style>
    <style:style style:name="T1219" style:family="text">
      <style:text-properties officeooo:rsid="2c3c4034"/>
    </style:style>
    <style:style style:name="T1220" style:family="text">
      <style:text-properties officeooo:rsid="49f9015f"/>
    </style:style>
    <style:style style:name="T1221" style:family="text">
      <style:text-properties officeooo:rsid="2c3e40fa"/>
    </style:style>
    <style:style style:name="T1222" style:family="text">
      <style:text-properties officeooo:rsid="2c42d4d9"/>
    </style:style>
    <style:style style:name="T1223" style:family="text">
      <style:text-properties officeooo:rsid="2c456ac3"/>
    </style:style>
    <style:style style:name="T1224" style:family="text">
      <style:text-properties officeooo:rsid="2c4725e4"/>
    </style:style>
    <style:style style:name="T1225" style:family="text">
      <style:text-properties officeooo:rsid="2c48e1be"/>
    </style:style>
    <style:style style:name="T1226" style:family="text">
      <style:text-properties officeooo:rsid="2c495bf9"/>
    </style:style>
    <style:style style:name="T1227" style:family="text">
      <style:text-properties officeooo:rsid="2c4a88d2"/>
    </style:style>
    <style:style style:name="T1228" style:family="text">
      <style:text-properties officeooo:rsid="2c5167e0"/>
    </style:style>
    <style:style style:name="T1229" style:family="text">
      <style:text-properties officeooo:rsid="2c538467"/>
    </style:style>
    <style:style style:name="T1230" style:family="text">
      <style:text-properties officeooo:rsid="2c58c2c8"/>
    </style:style>
    <style:style style:name="T1231" style:family="text">
      <style:text-properties officeooo:rsid="2c5cf113"/>
    </style:style>
    <style:style style:name="T1232" style:family="text">
      <style:text-properties officeooo:rsid="2c652f98"/>
    </style:style>
    <style:style style:name="T1233" style:family="text">
      <style:text-properties officeooo:rsid="2c69b5be"/>
    </style:style>
    <style:style style:name="T1234" style:family="text">
      <style:text-properties officeooo:rsid="2c6fa4e1"/>
    </style:style>
    <style:style style:name="T1235" style:family="text">
      <style:text-properties officeooo:rsid="2c71a7b1"/>
    </style:style>
    <style:style style:name="T1236" style:family="text">
      <style:text-properties officeooo:rsid="2c7343b7"/>
    </style:style>
    <style:style style:name="T1237" style:family="text">
      <style:text-properties officeooo:rsid="2c741c4d"/>
    </style:style>
    <style:style style:name="T1238" style:family="text">
      <style:text-properties officeooo:rsid="2c764851"/>
    </style:style>
    <style:style style:name="T1239" style:family="text">
      <style:text-properties officeooo:rsid="2c7951ff"/>
    </style:style>
    <style:style style:name="T1240" style:family="text">
      <style:text-properties officeooo:rsid="2c7a0231"/>
    </style:style>
    <style:style style:name="T1241" style:family="text">
      <style:text-properties officeooo:rsid="2c7b5759"/>
    </style:style>
    <style:style style:name="T1242" style:family="text">
      <style:text-properties officeooo:rsid="2c7c03cd"/>
    </style:style>
    <style:style style:name="T1243" style:family="text">
      <style:text-properties officeooo:rsid="2c7ec0da"/>
    </style:style>
    <style:style style:name="T1244" style:family="text">
      <style:text-properties officeooo:rsid="2c8037a9"/>
    </style:style>
    <style:style style:name="T1245" style:family="text">
      <style:text-properties officeooo:rsid="2c82759d"/>
    </style:style>
    <style:style style:name="T1246" style:family="text">
      <style:text-properties officeooo:rsid="2c8571e4"/>
    </style:style>
    <style:style style:name="T1247" style:family="text">
      <style:text-properties officeooo:rsid="2c8c0914"/>
    </style:style>
    <style:style style:name="T1248" style:family="text">
      <style:text-properties officeooo:rsid="2c8c563c"/>
    </style:style>
    <style:style style:name="T1249" style:family="text">
      <style:text-properties officeooo:rsid="2c8cb4a5"/>
    </style:style>
    <style:style style:name="T1250" style:family="text">
      <style:text-properties officeooo:rsid="2c8d736d"/>
    </style:style>
    <style:style style:name="T1251" style:family="text">
      <style:text-properties officeooo:rsid="2c8e9a51"/>
    </style:style>
    <style:style style:name="T1252" style:family="text">
      <style:text-properties officeooo:rsid="2c90564c"/>
    </style:style>
    <style:style style:name="T1253" style:family="text">
      <style:text-properties officeooo:rsid="2c94a64a"/>
    </style:style>
    <style:style style:name="T1254" style:family="text">
      <style:text-properties officeooo:rsid="2c958779"/>
    </style:style>
    <style:style style:name="T1255" style:family="text">
      <style:text-properties officeooo:rsid="2c97d189"/>
    </style:style>
    <style:style style:name="T1256" style:family="text">
      <style:text-properties style:text-underline-style="none" fo:font-weight="normal" style:font-weight-asian="normal" style:font-weight-complex="normal"/>
    </style:style>
    <style:style style:name="T1257" style:family="text">
      <style:text-properties style:text-underline-style="none" officeooo:rsid="2ce9720a"/>
    </style:style>
    <style:style style:name="T1258" style:family="text">
      <style:text-properties style:text-underline-style="none" officeooo:rsid="2dec2f3d"/>
    </style:style>
    <style:style style:name="T1259" style:family="text">
      <style:text-properties style:text-underline-style="none" officeooo:rsid="2ddaf02d"/>
    </style:style>
    <style:style style:name="T1260" style:family="text">
      <style:text-properties style:text-underline-style="none" officeooo:rsid="2e313b42"/>
    </style:style>
    <style:style style:name="T1261" style:family="text">
      <style:text-properties style:text-underline-style="none" officeooo:rsid="2de09fdb"/>
    </style:style>
    <style:style style:name="T1262" style:family="text">
      <style:text-properties style:text-underline-style="none" officeooo:rsid="2de46560"/>
    </style:style>
    <style:style style:name="T1263" style:family="text">
      <style:text-properties style:text-underline-style="none" officeooo:rsid="2e329540"/>
    </style:style>
    <style:style style:name="T1264" style:family="text">
      <style:text-properties officeooo:rsid="2c99f344"/>
    </style:style>
    <style:style style:name="T1265" style:family="text">
      <style:text-properties officeooo:rsid="2c9c7c29"/>
    </style:style>
    <style:style style:name="T1266" style:family="text">
      <style:text-properties officeooo:rsid="2ca212e0"/>
    </style:style>
    <style:style style:name="T1267" style:family="text">
      <style:text-properties officeooo:rsid="2ca3ae3a"/>
    </style:style>
    <style:style style:name="T1268" style:family="text">
      <style:text-properties officeooo:rsid="2ca567e1"/>
    </style:style>
    <style:style style:name="T1269" style:family="text">
      <style:text-properties officeooo:rsid="2ca628f8"/>
    </style:style>
    <style:style style:name="T1270" style:family="text">
      <style:text-properties officeooo:rsid="2ca72854"/>
    </style:style>
    <style:style style:name="T1271" style:family="text">
      <style:text-properties officeooo:rsid="2ca8329c"/>
    </style:style>
    <style:style style:name="T1272" style:family="text">
      <style:text-properties officeooo:rsid="2cae2371"/>
    </style:style>
    <style:style style:name="T1273" style:family="text">
      <style:text-properties officeooo:rsid="2caebdb6"/>
    </style:style>
    <style:style style:name="T1274" style:family="text">
      <style:text-properties officeooo:rsid="2cb47170"/>
    </style:style>
    <style:style style:name="T1275" style:family="text">
      <style:text-properties officeooo:rsid="44ee1dce"/>
    </style:style>
    <style:style style:name="T1276" style:family="text">
      <style:text-properties officeooo:rsid="2cb7658c"/>
    </style:style>
    <style:style style:name="T1277" style:family="text">
      <style:text-properties officeooo:rsid="2cba2d6a"/>
    </style:style>
    <style:style style:name="T1278" style:family="text">
      <style:text-properties officeooo:rsid="2cbd3085"/>
    </style:style>
    <style:style style:name="T1279" style:family="text">
      <style:text-properties officeooo:rsid="2cbe6177"/>
    </style:style>
    <style:style style:name="T1280" style:family="text">
      <style:text-properties officeooo:rsid="2cbeaad4"/>
    </style:style>
    <style:style style:name="T1281" style:family="text">
      <style:text-properties officeooo:rsid="2cbfa104"/>
    </style:style>
    <style:style style:name="T1282" style:family="text">
      <style:text-properties officeooo:rsid="2cc16f04"/>
    </style:style>
    <style:style style:name="T1283" style:family="text">
      <style:text-properties officeooo:rsid="2cc27d39"/>
    </style:style>
    <style:style style:name="T1284" style:family="text">
      <style:text-properties officeooo:rsid="4ce6a2d1"/>
    </style:style>
    <style:style style:name="T1285" style:family="text">
      <style:text-properties fo:color="#8ba60e" loext:opacity="100%"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fo:color="#8ba60e" loext:opacity="100%"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fo:color="#8ba60e" loext:opacity="100%"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fo:color="#8ba60e" loext:opacity="100%"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officeooo:rsid="4b875a34"/>
    </style:style>
    <style:style style:name="T1290" style:family="text">
      <style:text-properties officeooo:rsid="2cc6471e"/>
    </style:style>
    <style:style style:name="T1291" style:family="text">
      <style:text-properties officeooo:rsid="2cc784fd"/>
    </style:style>
    <style:style style:name="T1292" style:family="text">
      <style:text-properties officeooo:rsid="2cc88023"/>
    </style:style>
    <style:style style:name="T1293" style:family="text">
      <style:text-properties officeooo:rsid="2ccce5ab"/>
    </style:style>
    <style:style style:name="T1294" style:family="text">
      <style:text-properties officeooo:rsid="2ccebb41"/>
    </style:style>
    <style:style style:name="T1295" style:family="text">
      <style:text-properties officeooo:rsid="2cceffa3"/>
    </style:style>
    <style:style style:name="T1296" style:family="text">
      <style:text-properties officeooo:rsid="2cd0a796"/>
    </style:style>
    <style:style style:name="T1297" style:family="text">
      <style:text-properties officeooo:rsid="2cd2e478"/>
    </style:style>
    <style:style style:name="T1298" style:family="text">
      <style:text-properties officeooo:rsid="2cd60b06"/>
    </style:style>
    <style:style style:name="T1299" style:family="text">
      <style:text-properties officeooo:rsid="2cd7e1f2"/>
    </style:style>
    <style:style style:name="T1300" style:family="text">
      <style:text-properties officeooo:rsid="2cd96a13"/>
    </style:style>
    <style:style style:name="T1301" style:family="text">
      <style:text-properties officeooo:rsid="2cdabb55"/>
    </style:style>
    <style:style style:name="T1302" style:family="text">
      <style:text-properties officeooo:rsid="2cdb17ce"/>
    </style:style>
    <style:style style:name="T1303" style:family="text">
      <style:text-properties officeooo:rsid="2cdb972e"/>
    </style:style>
    <style:style style:name="T1304" style:family="text">
      <style:text-properties officeooo:rsid="2cdcd1a0"/>
    </style:style>
    <style:style style:name="T1305" style:family="text">
      <style:text-properties officeooo:rsid="2ce9720a"/>
    </style:style>
    <style:style style:name="T1306" style:family="text">
      <style:text-properties officeooo:rsid="2cf30dac"/>
    </style:style>
    <style:style style:name="T1307" style:family="text">
      <style:text-properties officeooo:rsid="2cf4dcba"/>
    </style:style>
    <style:style style:name="T1308" style:family="text">
      <style:text-properties officeooo:rsid="2cf5e8e0"/>
    </style:style>
    <style:style style:name="T1309" style:family="text">
      <style:text-properties officeooo:rsid="2d00adaf"/>
    </style:style>
    <style:style style:name="T1310" style:family="text">
      <style:text-properties officeooo:rsid="2d04f7ac"/>
    </style:style>
    <style:style style:name="T1311" style:family="text">
      <style:text-properties officeooo:rsid="2d06debb"/>
    </style:style>
    <style:style style:name="T1312" style:family="text">
      <style:text-properties officeooo:rsid="2d08b6f5"/>
    </style:style>
    <style:style style:name="T1313" style:family="text">
      <style:text-properties officeooo:rsid="2d0e2cbb"/>
    </style:style>
    <style:style style:name="T1314" style:family="text">
      <style:text-properties officeooo:rsid="2d0f0827"/>
    </style:style>
    <style:style style:name="T1315" style:family="text">
      <style:text-properties officeooo:rsid="2d0f0ba3"/>
    </style:style>
    <style:style style:name="T1316" style:family="text">
      <style:text-properties officeooo:rsid="2d10b9ec"/>
    </style:style>
    <style:style style:name="T1317" style:family="text">
      <style:text-properties officeooo:rsid="2d12c0ee"/>
    </style:style>
    <style:style style:name="T1318" style:family="text">
      <style:text-properties officeooo:rsid="2d137ec5"/>
    </style:style>
    <style:style style:name="T1319" style:family="text">
      <style:text-properties officeooo:rsid="2d14e225"/>
    </style:style>
    <style:style style:name="T1320" style:family="text">
      <style:text-properties officeooo:rsid="2d18aad7"/>
    </style:style>
    <style:style style:name="T1321" style:family="text">
      <style:text-properties officeooo:rsid="2d1a9696"/>
    </style:style>
    <style:style style:name="T1322" style:family="text">
      <style:text-properties officeooo:rsid="2d24af7d"/>
    </style:style>
    <style:style style:name="T1323" style:family="text">
      <style:text-properties officeooo:rsid="2d2731ef"/>
    </style:style>
    <style:style style:name="T1324" style:family="text">
      <style:text-properties officeooo:rsid="41943a51"/>
    </style:style>
    <style:style style:name="T1325" style:family="text">
      <style:text-properties officeooo:rsid="2d2a0c47"/>
    </style:style>
    <style:style style:name="T1326" style:family="text">
      <style:text-properties officeooo:rsid="2d2b66a0"/>
    </style:style>
    <style:style style:name="T1327" style:family="text">
      <style:text-properties officeooo:rsid="2d2f5903"/>
    </style:style>
    <style:style style:name="T1328" style:family="text">
      <style:text-properties officeooo:rsid="2d30adf9"/>
    </style:style>
    <style:style style:name="T1329" style:family="text">
      <style:text-properties officeooo:rsid="2d369bed"/>
    </style:style>
    <style:style style:name="T1330" style:family="text">
      <style:text-properties officeooo:rsid="2d3f6243"/>
    </style:style>
    <style:style style:name="T1331" style:family="text">
      <style:text-properties officeooo:rsid="2d47af22"/>
    </style:style>
    <style:style style:name="T1332" style:family="text">
      <style:text-properties officeooo:rsid="2d49f89f"/>
    </style:style>
    <style:style style:name="T1333" style:family="text">
      <style:text-properties officeooo:rsid="2d4b9bc0"/>
    </style:style>
    <style:style style:name="T1334" style:family="text">
      <style:text-properties officeooo:rsid="2d53ff92"/>
    </style:style>
    <style:style style:name="T1335" style:family="text">
      <style:text-properties officeooo:rsid="2d5718e3"/>
    </style:style>
    <style:style style:name="T1336" style:family="text">
      <style:text-properties officeooo:rsid="2d58e3ec"/>
    </style:style>
    <style:style style:name="T1337" style:family="text">
      <style:text-properties officeooo:rsid="2d5c0ae3"/>
    </style:style>
    <style:style style:name="T1338" style:family="text">
      <style:text-properties officeooo:rsid="2d6299e2"/>
    </style:style>
    <style:style style:name="T1339" style:family="text">
      <style:text-properties officeooo:rsid="2d68b92b"/>
    </style:style>
    <style:style style:name="T1340" style:family="text">
      <style:text-properties officeooo:rsid="2d6db9c7"/>
    </style:style>
    <style:style style:name="T1341" style:family="text">
      <style:text-properties officeooo:rsid="2d6def36"/>
    </style:style>
    <style:style style:name="T1342" style:family="text">
      <style:text-properties officeooo:rsid="2d7423ca"/>
    </style:style>
    <style:style style:name="T1343" style:family="text">
      <style:text-properties officeooo:rsid="2d794b0f"/>
    </style:style>
    <style:style style:name="T1344" style:family="text">
      <style:text-properties officeooo:rsid="2d79ddc6"/>
    </style:style>
    <style:style style:name="T1345" style:family="text">
      <style:text-properties officeooo:rsid="503dc632"/>
    </style:style>
    <style:style style:name="T1346" style:family="text">
      <style:text-properties officeooo:rsid="4ce0ade6"/>
    </style:style>
    <style:style style:name="T1347" style:family="text">
      <style:text-properties officeooo:rsid="503b24ff"/>
    </style:style>
    <style:style style:name="T1348" style:family="text">
      <style:text-properties officeooo:rsid="2d823d8d"/>
    </style:style>
    <style:style style:name="T1349" style:family="text">
      <style:text-properties officeooo:rsid="2d841b89"/>
    </style:style>
    <style:style style:name="T1350" style:family="text">
      <style:text-properties officeooo:rsid="2d84afa8"/>
    </style:style>
    <style:style style:name="T1351" style:family="text">
      <style:text-properties officeooo:rsid="2d854bcd"/>
    </style:style>
    <style:style style:name="T1352" style:family="text">
      <style:text-properties officeooo:rsid="2d862c9d"/>
    </style:style>
    <style:style style:name="T1353" style:family="text">
      <style:text-properties officeooo:rsid="2d88d4b5"/>
    </style:style>
    <style:style style:name="T1354" style:family="text">
      <style:text-properties officeooo:rsid="2d89328c"/>
    </style:style>
    <style:style style:name="T1355" style:family="text">
      <style:text-properties officeooo:rsid="2d8b0dfd"/>
    </style:style>
    <style:style style:name="T1356" style:family="text">
      <style:text-properties officeooo:rsid="2d8e7578"/>
    </style:style>
    <style:style style:name="T1357" style:family="text">
      <style:text-properties officeooo:rsid="2d8f7e6a"/>
    </style:style>
    <style:style style:name="T1358" style:family="text">
      <style:text-properties officeooo:rsid="2d90f701"/>
    </style:style>
    <style:style style:name="T1359" style:family="text">
      <style:text-properties officeooo:rsid="2d92599d"/>
    </style:style>
    <style:style style:name="T1360" style:family="text">
      <style:text-properties officeooo:rsid="2d992d80"/>
    </style:style>
    <style:style style:name="T1361" style:family="text">
      <style:text-properties officeooo:rsid="2d9f807f"/>
    </style:style>
    <style:style style:name="T1362" style:family="text">
      <style:text-properties officeooo:rsid="2da09627"/>
    </style:style>
    <style:style style:name="T1363" style:family="text">
      <style:text-properties officeooo:rsid="2daab5b0"/>
    </style:style>
    <style:style style:name="T1364" style:family="text">
      <style:text-properties officeooo:rsid="2db13f1b"/>
    </style:style>
    <style:style style:name="T1365" style:family="text">
      <style:text-properties officeooo:rsid="2db4722c"/>
    </style:style>
    <style:style style:name="T1366" style:family="text">
      <style:text-properties officeooo:rsid="2db68d28"/>
    </style:style>
    <style:style style:name="T1367" style:family="text">
      <style:text-properties officeooo:rsid="2db85677"/>
    </style:style>
    <style:style style:name="T1368" style:family="text">
      <style:text-properties officeooo:rsid="2db9fdf6"/>
    </style:style>
    <style:style style:name="T1369" style:family="text">
      <style:text-properties officeooo:rsid="2dbb04a6"/>
    </style:style>
    <style:style style:name="T1370" style:family="text">
      <style:text-properties officeooo:rsid="2dbd0347"/>
    </style:style>
    <style:style style:name="T1371" style:family="text">
      <style:text-properties officeooo:rsid="2dc01899"/>
    </style:style>
    <style:style style:name="T1372" style:family="text">
      <style:text-properties officeooo:rsid="2dc1b7e5"/>
    </style:style>
    <style:style style:name="T1373" style:family="text">
      <style:text-properties officeooo:rsid="2dcd463e"/>
    </style:style>
    <style:style style:name="T1374" style:family="text">
      <style:text-properties officeooo:rsid="2dd158b3"/>
    </style:style>
    <style:style style:name="T1375" style:family="text">
      <style:text-properties officeooo:rsid="2dd34059"/>
    </style:style>
    <style:style style:name="T1376" style:family="text">
      <style:text-properties officeooo:rsid="2dd36913"/>
    </style:style>
    <style:style style:name="T1377" style:family="text">
      <style:text-properties officeooo:rsid="2dd9f2bf"/>
    </style:style>
    <style:style style:name="T1378" style:family="text">
      <style:text-properties officeooo:rsid="2ddaf02d"/>
    </style:style>
    <style:style style:name="T1379" style:family="text">
      <style:text-properties officeooo:rsid="2de46560"/>
    </style:style>
    <style:style style:name="T1380" style:family="text">
      <style:text-properties officeooo:rsid="2de8eebc"/>
    </style:style>
    <style:style style:name="T1381" style:family="text">
      <style:text-properties officeooo:rsid="2de9675d"/>
    </style:style>
    <style:style style:name="T1382" style:family="text">
      <style:text-properties officeooo:rsid="2deb3456"/>
    </style:style>
    <style:style style:name="T1383" style:family="text">
      <style:text-properties officeooo:rsid="2dec2f3d"/>
    </style:style>
    <style:style style:name="T1384" style:family="text">
      <style:text-properties officeooo:rsid="2decc4d6"/>
    </style:style>
    <style:style style:name="T1385" style:family="text">
      <style:text-properties officeooo:rsid="2df3efee"/>
    </style:style>
    <style:style style:name="T1386" style:family="text">
      <style:text-properties officeooo:rsid="2df56763"/>
    </style:style>
    <style:style style:name="T1387" style:family="text">
      <style:text-properties officeooo:rsid="2df6eed8"/>
    </style:style>
    <style:style style:name="T1388" style:family="text">
      <style:text-properties officeooo:rsid="2df8dc0f"/>
    </style:style>
    <style:style style:name="T1389" style:family="text">
      <style:text-properties officeooo:rsid="2dffb0bf"/>
    </style:style>
    <style:style style:name="T1390" style:family="text">
      <style:text-properties officeooo:rsid="2e052e6b"/>
    </style:style>
    <style:style style:name="T1391" style:family="text">
      <style:text-properties officeooo:rsid="2e05b920"/>
    </style:style>
    <style:style style:name="T1392" style:family="text">
      <style:text-properties officeooo:rsid="2e155299"/>
    </style:style>
    <style:style style:name="T1393" style:family="text">
      <style:text-properties officeooo:rsid="2e269220"/>
    </style:style>
    <style:style style:name="T1394" style:family="text">
      <style:text-properties officeooo:rsid="2e329540"/>
    </style:style>
    <style:style style:name="T1395" style:family="text">
      <style:text-properties officeooo:rsid="2e3389d8"/>
    </style:style>
    <style:style style:name="T1396" style:family="text">
      <style:text-properties officeooo:rsid="2e35c073"/>
    </style:style>
    <style:style style:name="T1397" style:family="text">
      <style:text-properties officeooo:rsid="2e375532"/>
    </style:style>
    <style:style style:name="T1398" style:family="text">
      <style:text-properties officeooo:rsid="2e39295e"/>
    </style:style>
    <style:style style:name="T1399" style:family="text">
      <style:text-properties officeooo:rsid="2e3add85"/>
    </style:style>
    <style:style style:name="T1400" style:family="text">
      <style:text-properties officeooo:rsid="2e3cdd0a"/>
    </style:style>
    <style:style style:name="T1401" style:family="text">
      <style:text-properties officeooo:rsid="2e3d5ccf"/>
    </style:style>
    <style:style style:name="T1402" style:family="text">
      <style:text-properties officeooo:rsid="2e4380c6"/>
    </style:style>
    <style:style style:name="T1403" style:family="text">
      <style:text-properties officeooo:rsid="2e4429db"/>
    </style:style>
    <style:style style:name="T1404" style:family="text">
      <style:text-properties officeooo:rsid="2e6413c8"/>
    </style:style>
    <style:style style:name="T1405" style:family="text">
      <style:text-properties officeooo:rsid="2e66edb4"/>
    </style:style>
    <style:style style:name="T1406" style:family="text">
      <style:text-properties officeooo:rsid="2e6b1721"/>
    </style:style>
    <style:style style:name="T1407" style:family="text">
      <style:text-properties officeooo:rsid="2e6fb553"/>
    </style:style>
    <style:style style:name="T1408" style:family="text">
      <style:text-properties officeooo:rsid="2e709a3a"/>
    </style:style>
    <style:style style:name="T1409" style:family="text">
      <style:text-properties officeooo:rsid="2e74559c"/>
    </style:style>
    <style:style style:name="T1410" style:family="text">
      <style:text-properties officeooo:rsid="2e753075"/>
    </style:style>
    <style:style style:name="T1411" style:family="text">
      <style:text-properties officeooo:rsid="2e791353"/>
    </style:style>
    <style:style style:name="T1412" style:family="text">
      <style:text-properties officeooo:rsid="2e7a88ef"/>
    </style:style>
    <style:style style:name="T1413" style:family="text">
      <style:text-properties officeooo:rsid="2e7dcae7"/>
    </style:style>
    <style:style style:name="T1414" style:family="text">
      <style:text-properties officeooo:rsid="2e7ecf95"/>
    </style:style>
    <style:style style:name="T1415" style:family="text">
      <style:text-properties officeooo:rsid="2e808f65"/>
    </style:style>
    <style:style style:name="T1416" style:family="text">
      <style:text-properties officeooo:rsid="2e819ee6"/>
    </style:style>
    <style:style style:name="T1417" style:family="text">
      <style:text-properties officeooo:rsid="2e8280e7"/>
    </style:style>
    <style:style style:name="T1418" style:family="text">
      <style:text-properties officeooo:rsid="2e83110c"/>
    </style:style>
    <style:style style:name="T1419" style:family="text">
      <style:text-properties officeooo:rsid="2e858e23"/>
    </style:style>
    <style:style style:name="T1420" style:family="text">
      <style:text-properties officeooo:rsid="2e87b3ad"/>
    </style:style>
    <style:style style:name="T1421" style:family="text">
      <style:text-properties officeooo:rsid="2e899d92"/>
    </style:style>
    <style:style style:name="T1422" style:family="text">
      <style:text-properties officeooo:rsid="2e9072f8"/>
    </style:style>
    <style:style style:name="T1423" style:family="text">
      <style:text-properties officeooo:rsid="2e95a0be"/>
    </style:style>
    <style:style style:name="T1424" style:family="text">
      <style:text-properties officeooo:rsid="4ea8ed76"/>
    </style:style>
    <style:style style:name="T1425" style:family="text">
      <style:text-properties fo:color="#c68400" loext:opacity="1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officeooo:rsid="2e95bd5e"/>
    </style:style>
    <style:style style:name="T1427" style:family="text">
      <style:text-properties officeooo:rsid="2e97f86b"/>
    </style:style>
    <style:style style:name="T1428" style:family="text">
      <style:text-properties officeooo:rsid="2e99c0c1"/>
    </style:style>
    <style:style style:name="T1429" style:family="text">
      <style:text-properties officeooo:rsid="516d15c5"/>
    </style:style>
    <style:style style:name="T1430" style:family="text">
      <style:text-properties fo:color="#c3b346" loext:opacity="100%" fo:font-style="normal" officeooo:rsid="4e2f1665" style:font-style-asian="normal" style:font-style-complex="normal"/>
    </style:style>
    <style:style style:name="T1431" style:family="text">
      <style:text-properties officeooo:rsid="2e9b1689"/>
    </style:style>
    <style:style style:name="T1432" style:family="text">
      <style:text-properties officeooo:rsid="2ea1ab7e"/>
    </style:style>
    <style:style style:name="T1433" style:family="text">
      <style:text-properties officeooo:rsid="2ea87936"/>
    </style:style>
    <style:style style:name="T1434" style:family="text">
      <style:text-properties officeooo:rsid="2eaee05e"/>
    </style:style>
    <style:style style:name="T1435" style:family="text">
      <style:text-properties officeooo:rsid="2eb0930f"/>
    </style:style>
    <style:style style:name="T1436" style:family="text">
      <style:text-properties fo:color="#1841ce" loext:opacity="100%" fo:font-weight="bold" style:font-weight-asian="bold" style:font-weight-complex="bold"/>
    </style:style>
    <style:style style:name="T1437" style:family="text">
      <style:text-properties officeooo:rsid="2eb1c375"/>
    </style:style>
    <style:style style:name="T1438" style:family="text">
      <style:text-properties officeooo:rsid="2eb3fcac"/>
    </style:style>
    <style:style style:name="T1439" style:family="text">
      <style:text-properties officeooo:rsid="2eb7eeaa"/>
    </style:style>
    <style:style style:name="T1440" style:family="text">
      <style:text-properties officeooo:rsid="2eba69c8"/>
    </style:style>
    <style:style style:name="T1441" style:family="text">
      <style:text-properties officeooo:rsid="2ebc4edd"/>
    </style:style>
    <style:style style:name="T1442" style:family="text">
      <style:text-properties officeooo:rsid="2ebccc7e"/>
    </style:style>
    <style:style style:name="T1443" style:family="text">
      <style:text-properties officeooo:rsid="2ebf4e93"/>
    </style:style>
    <style:style style:name="T1444" style:family="text">
      <style:text-properties officeooo:rsid="2ebf6885"/>
    </style:style>
    <style:style style:name="T1445" style:family="text">
      <style:text-properties officeooo:rsid="2ec08b6f"/>
    </style:style>
    <style:style style:name="T1446" style:family="text">
      <style:text-properties officeooo:rsid="2ec26a69"/>
    </style:style>
    <style:style style:name="T1447" style:family="text">
      <style:text-properties officeooo:rsid="2ec39af3"/>
    </style:style>
    <style:style style:name="T1448" style:family="text">
      <style:text-properties officeooo:rsid="2ec3ebc6"/>
    </style:style>
    <style:style style:name="T1449" style:family="text">
      <style:text-properties officeooo:rsid="2ec4b75b"/>
    </style:style>
    <style:style style:name="T1450" style:family="text">
      <style:text-properties officeooo:rsid="2ec548ae"/>
    </style:style>
    <style:style style:name="T1451" style:family="text">
      <style:text-properties officeooo:rsid="2ec939ea"/>
    </style:style>
    <style:style style:name="T1452" style:family="text">
      <style:text-properties officeooo:rsid="2eca17bc"/>
    </style:style>
    <style:style style:name="T1453" style:family="text">
      <style:text-properties officeooo:rsid="2ecb6f4e"/>
    </style:style>
    <style:style style:name="T1454" style:family="text">
      <style:text-properties officeooo:rsid="2ece1772"/>
    </style:style>
    <style:style style:name="T1455" style:family="text">
      <style:text-properties officeooo:rsid="2eceb0a7"/>
    </style:style>
    <style:style style:name="T1456" style:family="text">
      <style:text-properties officeooo:rsid="2ecf3978"/>
    </style:style>
    <style:style style:name="T1457" style:family="text">
      <style:text-properties officeooo:rsid="2ecf4527"/>
    </style:style>
    <style:style style:name="T1458" style:family="text">
      <style:text-properties officeooo:rsid="2ee15df3"/>
    </style:style>
    <style:style style:name="T1459" style:family="text">
      <style:text-properties officeooo:rsid="2ee47530"/>
    </style:style>
    <style:style style:name="T1460" style:family="text">
      <style:text-properties officeooo:rsid="2ef384de"/>
    </style:style>
    <style:style style:name="T1461" style:family="text">
      <style:text-properties officeooo:rsid="2ef41948"/>
    </style:style>
    <style:style style:name="T1462" style:family="text">
      <style:text-properties officeooo:rsid="2ef42453"/>
    </style:style>
    <style:style style:name="T1463" style:family="text">
      <style:text-properties officeooo:rsid="2ef55f54"/>
    </style:style>
    <style:style style:name="T1464" style:family="text">
      <style:text-properties officeooo:rsid="2ef5a6c5"/>
    </style:style>
    <style:style style:name="T1465" style:family="text">
      <style:text-properties officeooo:rsid="2ef6a7cd"/>
    </style:style>
    <style:style style:name="T1466" style:family="text">
      <style:text-properties officeooo:rsid="2ef80bec"/>
    </style:style>
    <style:style style:name="T1467" style:family="text">
      <style:text-properties officeooo:rsid="2ef9e020"/>
    </style:style>
    <style:style style:name="T1468" style:family="text">
      <style:text-properties officeooo:rsid="2efb8c0f"/>
    </style:style>
    <style:style style:name="T1469" style:family="text">
      <style:text-properties officeooo:rsid="500f4cb5"/>
    </style:style>
    <style:style style:name="T1470" style:family="text">
      <style:text-properties officeooo:rsid="500da72b"/>
    </style:style>
    <style:style style:name="T1471" style:family="text">
      <style:text-properties officeooo:rsid="2f087c71"/>
    </style:style>
    <style:style style:name="T1472" style:family="text">
      <style:text-properties officeooo:rsid="2f0a5d8e"/>
    </style:style>
    <style:style style:name="T1473" style:family="text">
      <style:text-properties officeooo:rsid="2ef76aa4"/>
    </style:style>
    <style:style style:name="T1474" style:family="text">
      <style:text-properties officeooo:rsid="2f13a043"/>
    </style:style>
    <style:style style:name="T1475" style:family="text">
      <style:text-properties officeooo:rsid="2f17426c"/>
    </style:style>
    <style:style style:name="T1476" style:family="text">
      <style:text-properties officeooo:rsid="2f17b2fb"/>
    </style:style>
    <style:style style:name="T1477" style:family="text">
      <style:text-properties officeooo:rsid="2f19b27e"/>
    </style:style>
    <style:style style:name="T1478" style:family="text">
      <style:text-properties officeooo:rsid="2f1f0d12"/>
    </style:style>
    <style:style style:name="T1479" style:family="text">
      <style:text-properties officeooo:rsid="2f20008c"/>
    </style:style>
    <style:style style:name="T1480" style:family="text">
      <style:text-properties officeooo:rsid="2f2275c7"/>
    </style:style>
    <style:style style:name="T1481" style:family="text">
      <style:text-properties officeooo:rsid="2f235fff"/>
    </style:style>
    <style:style style:name="T1482" style:family="text">
      <style:text-properties officeooo:rsid="2f253b88"/>
    </style:style>
    <style:style style:name="T1483" style:family="text">
      <style:text-properties officeooo:rsid="2f264c49"/>
    </style:style>
    <style:style style:name="T1484" style:family="text">
      <style:text-properties officeooo:rsid="2f2825bb"/>
    </style:style>
    <style:style style:name="T1485" style:family="text">
      <style:text-properties officeooo:rsid="2f296b45"/>
    </style:style>
    <style:style style:name="T1486" style:family="text">
      <style:text-properties officeooo:rsid="2f33ae07"/>
    </style:style>
    <style:style style:name="T1487" style:family="text">
      <style:text-properties officeooo:rsid="2f34f9eb"/>
    </style:style>
    <style:style style:name="T1488" style:family="text">
      <style:text-properties officeooo:rsid="4e732146"/>
    </style:style>
    <style:style style:name="T1489" style:family="text">
      <style:text-properties officeooo:rsid="2f37ca70"/>
    </style:style>
    <style:style style:name="T1490" style:family="text">
      <style:text-properties officeooo:rsid="2f38db1e"/>
    </style:style>
    <style:style style:name="T1491" style:family="text">
      <style:text-properties officeooo:rsid="2f3ab311"/>
    </style:style>
    <style:style style:name="T1492" style:family="text">
      <style:text-properties officeooo:rsid="2f3b28f4"/>
    </style:style>
    <style:style style:name="T1493" style:family="text">
      <style:text-properties officeooo:rsid="3ecd1329"/>
    </style:style>
    <style:style style:name="T1494" style:family="text">
      <style:text-properties officeooo:rsid="3eda7c58"/>
    </style:style>
    <style:style style:name="T1495" style:family="text">
      <style:text-properties officeooo:rsid="2f3b7755"/>
    </style:style>
    <style:style style:name="T1496" style:family="text">
      <style:text-properties officeooo:rsid="2f3e5d91"/>
    </style:style>
    <style:style style:name="T1497" style:family="text">
      <style:text-properties officeooo:rsid="2f4003fb"/>
    </style:style>
    <style:style style:name="T1498" style:family="text">
      <style:text-properties officeooo:rsid="2f418396"/>
    </style:style>
    <style:style style:name="T1499" style:family="text">
      <style:text-properties officeooo:rsid="2f42a43b"/>
    </style:style>
    <style:style style:name="T1500" style:family="text">
      <style:text-properties officeooo:rsid="2f43ae64"/>
    </style:style>
    <style:style style:name="T1501" style:family="text">
      <style:text-properties officeooo:rsid="2f450f83"/>
    </style:style>
    <style:style style:name="T1502" style:family="text">
      <style:text-properties officeooo:rsid="2f47a779"/>
    </style:style>
    <style:style style:name="T1503" style:family="text">
      <style:text-properties officeooo:rsid="2f4b13b5"/>
    </style:style>
    <style:style style:name="T1504" style:family="text">
      <style:text-properties officeooo:rsid="2f4c22c9"/>
    </style:style>
    <style:style style:name="T1505" style:family="text">
      <style:text-properties officeooo:rsid="2f4e0fc4"/>
    </style:style>
    <style:style style:name="T1506" style:family="text">
      <style:text-properties officeooo:rsid="2f4f2bdd"/>
    </style:style>
    <style:style style:name="T1507" style:family="text">
      <style:text-properties officeooo:rsid="2f4fdfca"/>
    </style:style>
    <style:style style:name="T1508" style:family="text">
      <style:text-properties officeooo:rsid="2f51f1e7"/>
    </style:style>
    <style:style style:name="T1509" style:family="text">
      <style:text-properties officeooo:rsid="2f58597d"/>
    </style:style>
    <style:style style:name="T1510" style:family="text">
      <style:text-properties officeooo:rsid="2f59e414"/>
    </style:style>
    <style:style style:name="T1511" style:family="text">
      <style:text-properties officeooo:rsid="2f5a7087"/>
    </style:style>
    <style:style style:name="T1512" style:family="text">
      <style:text-properties officeooo:rsid="4ee3fc97"/>
    </style:style>
    <style:style style:name="T1513" style:family="text">
      <style:text-properties officeooo:rsid="2f5f500f"/>
    </style:style>
    <style:style style:name="T1514" style:family="text">
      <style:text-properties officeooo:rsid="2f62fb48"/>
    </style:style>
    <style:style style:name="T1515" style:family="text">
      <style:text-properties officeooo:rsid="4fafaa48"/>
    </style:style>
    <style:style style:name="T1516" style:family="text">
      <style:text-properties officeooo:rsid="50c3a32d"/>
    </style:style>
    <style:style style:name="T1517" style:family="text">
      <style:text-properties officeooo:rsid="50d891c3"/>
    </style:style>
    <style:style style:name="T1518" style:family="text">
      <style:text-properties officeooo:rsid="16077e11"/>
    </style:style>
    <style:style style:name="T1519" style:family="text">
      <style:text-properties officeooo:rsid="48470b61"/>
    </style:style>
    <style:style style:name="T1520" style:family="text">
      <style:text-properties fo:color="#14beaa" loext:opacity="100%"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fo:color="#14beaa" loext:opacity="100%"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officeooo:rsid="4a67efe2"/>
    </style:style>
    <style:style style:name="T1523" style:family="text">
      <style:text-properties officeooo:rsid="2f76104a"/>
    </style:style>
    <style:style style:name="T1524" style:family="text">
      <style:text-properties officeooo:rsid="2f8297f2"/>
    </style:style>
    <style:style style:name="T1525" style:family="text">
      <style:text-properties officeooo:rsid="2f7df4ed"/>
    </style:style>
    <style:style style:name="T1526" style:family="text">
      <style:text-properties officeooo:rsid="2f8771aa"/>
    </style:style>
    <style:style style:name="T1527" style:family="text">
      <style:text-properties officeooo:rsid="45856b88"/>
    </style:style>
    <style:style style:name="T1528" style:family="text">
      <style:text-properties officeooo:rsid="2f8b2dab"/>
    </style:style>
    <style:style style:name="T1529" style:family="text">
      <style:text-properties officeooo:rsid="2f8d0bb6"/>
    </style:style>
    <style:style style:name="T1530" style:family="text">
      <style:text-properties officeooo:rsid="2f8ef0dc"/>
    </style:style>
    <style:style style:name="T1531" style:family="text">
      <style:text-properties officeooo:rsid="2f915d8a"/>
    </style:style>
    <style:style style:name="T1532" style:family="text">
      <style:text-properties officeooo:rsid="2f9262fc"/>
    </style:style>
    <style:style style:name="T1533" style:family="text">
      <style:text-properties officeooo:rsid="2f945c7e"/>
    </style:style>
    <style:style style:name="T1534" style:family="text">
      <style:text-properties officeooo:rsid="2f95e717"/>
    </style:style>
    <style:style style:name="T1535" style:family="text">
      <style:text-properties officeooo:rsid="2f98c31b"/>
    </style:style>
    <style:style style:name="T1536" style:family="text">
      <style:text-properties officeooo:rsid="2f9c54ec"/>
    </style:style>
    <style:style style:name="T1537" style:family="text">
      <style:text-properties officeooo:rsid="2f9da890"/>
    </style:style>
    <style:style style:name="T1538" style:family="text">
      <style:text-properties officeooo:rsid="2fa42f9a"/>
    </style:style>
    <style:style style:name="T1539" style:family="text">
      <style:text-properties officeooo:rsid="2fa62d75"/>
    </style:style>
    <style:style style:name="T1540" style:family="text">
      <style:text-properties officeooo:rsid="2fa698c1"/>
    </style:style>
    <style:style style:name="T1541" style:family="text">
      <style:text-properties officeooo:rsid="2fac9a7d"/>
    </style:style>
    <style:style style:name="T1542" style:family="text">
      <style:text-properties officeooo:rsid="2fb3c982"/>
    </style:style>
    <style:style style:name="T1543" style:family="text">
      <style:text-properties officeooo:rsid="2fb727e0"/>
    </style:style>
    <style:style style:name="T1544" style:family="text">
      <style:text-properties officeooo:rsid="2fbc9dc5"/>
    </style:style>
    <style:style style:name="T1545" style:family="text">
      <style:text-properties officeooo:rsid="2fbce079"/>
    </style:style>
    <style:style style:name="T1546" style:family="text">
      <style:text-properties officeooo:rsid="2fbde9cc"/>
    </style:style>
    <style:style style:name="T1547" style:family="text">
      <style:text-properties officeooo:rsid="2fbf7a1f"/>
    </style:style>
    <style:style style:name="T1548" style:family="text">
      <style:text-properties officeooo:rsid="2fbfaede"/>
    </style:style>
    <style:style style:name="T1549" style:family="text">
      <style:text-properties officeooo:rsid="2fc06ab8"/>
    </style:style>
    <style:style style:name="T1550" style:family="text">
      <style:text-properties officeooo:rsid="2fc643c3"/>
    </style:style>
    <style:style style:name="T1551" style:family="text">
      <style:text-properties officeooo:rsid="2fc8158e"/>
    </style:style>
    <style:style style:name="T1552" style:family="text">
      <style:text-properties officeooo:rsid="2fcaecbf"/>
    </style:style>
    <style:style style:name="T1553" style:family="text">
      <style:text-properties officeooo:rsid="2fccbc43"/>
    </style:style>
    <style:style style:name="T1554" style:family="text">
      <style:text-properties officeooo:rsid="2fcf6b44"/>
    </style:style>
    <style:style style:name="T1555" style:family="text">
      <style:text-properties officeooo:rsid="2fd08784"/>
    </style:style>
    <style:style style:name="T1556" style:family="text">
      <style:text-properties officeooo:rsid="2fd0e1a4"/>
    </style:style>
    <style:style style:name="T1557" style:family="text">
      <style:text-properties officeooo:rsid="2fd5c4f0"/>
    </style:style>
    <style:style style:name="T1558" style:family="text">
      <style:text-properties officeooo:rsid="2fda70e0"/>
    </style:style>
    <style:style style:name="T1559" style:family="text">
      <style:text-properties officeooo:rsid="2fde1f3d"/>
    </style:style>
    <style:style style:name="T1560" style:family="text">
      <style:text-properties officeooo:rsid="2fe0e7ff"/>
    </style:style>
    <style:style style:name="T1561" style:family="text">
      <style:text-properties fo:font-size="12pt" style:font-size-asian="12pt" style:font-size-complex="12pt"/>
    </style:style>
    <style:style style:name="T1562" style:family="text">
      <style:text-properties fo:font-size="12pt" fo:font-weight="bold" style:font-size-asian="12pt" style:font-weight-asian="bold" style:font-size-complex="12pt" style:font-weight-complex="bold"/>
    </style:style>
    <style:style style:name="T1563" style:family="text">
      <style:text-properties fo:font-size="12pt" fo:font-weight="bold" officeooo:rsid="2eff3757" style:font-size-asian="12pt" style:font-weight-asian="bold" style:font-size-complex="12pt" style:font-weight-complex="bold"/>
    </style:style>
    <style:style style:name="T1564" style:family="text">
      <style:text-properties fo:font-size="12pt" fo:font-style="normal" fo:font-weight="bold" style:font-size-asian="12pt" style:font-style-asian="normal" style:font-weight-asian="bold" style:font-size-complex="12pt" style:font-style-complex="normal" style:font-weight-complex="bold"/>
    </style:style>
    <style:style style:name="T1565" style:family="text">
      <style:text-properties fo:font-size="15pt" fo:font-weight="bold" style:font-size-asian="15pt" style:font-weight-asian="bold" style:font-size-complex="15pt" style:font-weight-complex="bold"/>
    </style:style>
    <style:style style:name="T1566" style:family="text">
      <style:text-properties officeooo:rsid="2fec1bf0"/>
    </style:style>
    <style:style style:name="T1567" style:family="text">
      <style:text-properties officeooo:rsid="2ff03861"/>
    </style:style>
    <style:style style:name="T1568" style:family="text">
      <style:text-properties officeooo:rsid="2ff1e3e6"/>
    </style:style>
    <style:style style:name="T1569" style:family="text">
      <style:text-properties officeooo:rsid="2ff9d73a"/>
    </style:style>
    <style:style style:name="T1570" style:family="text">
      <style:text-properties officeooo:rsid="2ffd8f91"/>
    </style:style>
    <style:style style:name="T1571" style:family="text">
      <style:text-properties officeooo:rsid="2fff81cf"/>
    </style:style>
    <style:style style:name="T1572" style:family="text">
      <style:text-properties officeooo:rsid="3003209d"/>
    </style:style>
    <style:style style:name="T1573" style:family="text">
      <style:text-properties officeooo:rsid="3004c7b2"/>
    </style:style>
    <style:style style:name="T1574" style:family="text">
      <style:text-properties officeooo:rsid="300a7d6e"/>
    </style:style>
    <style:style style:name="T1575" style:family="text">
      <style:text-properties officeooo:rsid="2ffb2068"/>
    </style:style>
    <style:style style:name="T1576" style:family="text">
      <style:text-properties officeooo:rsid="300c607e"/>
    </style:style>
    <style:style style:name="T1577" style:family="text">
      <style:text-properties officeooo:rsid="3012f45a"/>
    </style:style>
    <style:style style:name="T1578" style:family="text">
      <style:text-properties officeooo:rsid="301bf578"/>
    </style:style>
    <style:style style:name="T1579" style:family="text">
      <style:text-properties officeooo:rsid="301d6a54"/>
    </style:style>
    <style:style style:name="T1580" style:family="text">
      <style:text-properties officeooo:rsid="301ef572"/>
    </style:style>
    <style:style style:name="T1581" style:family="text">
      <style:text-properties officeooo:rsid="3020bbfb"/>
    </style:style>
    <style:style style:name="T1582" style:family="text">
      <style:text-properties officeooo:rsid="30213d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1"/>
      <text:p text:style-name="P113"/>
      <text:p text:style-name="P113">Tross</text:p>
      <text:p text:style-name="P34"/>
      <text:p text:style-name="P34"/>
      <text:p text:style-name="P34"/>
      <text:p text:style-name="P34"/>
      <text:p text:style-name="P187"/>
      <text:p text:style-name="P187"/>
      <text:p text:style-name="P186"/>
      <text:p text:style-name="P186"/>
      <text:p text:style-name="P186"/>
      <text:p text:style-name="P186"/>
      <text:p text:style-name="P5"><text:soft-page-break/>Autor originálního dobrodružství: Quentin</text:p>
      <text:p text:style-name="P5">Pro <text:span text:style-name="T298">Dračák podle staré školy</text:span> upravil: York</text:p>
      <text:p text:style-name="P5"/>
      <text:p text:style-name="P6"/>
      <text:p text:style-name="P6"/>
      <text:p text:style-name="P6"/>
      <text:p text:style-name="P6">Verze 0.<text:span text:style-name="T69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4"><text:a xlink:type="simple" xlink:href="#__RefHeading___Toc13837_1990953305" text:style-name="Internet_20_link" text:visited-style-name="Internet_20_link">TODO</text:a><text:tab/>3</text:p>
          <text:p text:style-name="P224"><text:a xlink:type="simple" xlink:href="#__RefHeading___Toc13849_1990953305" text:style-name="Internet_20_link" text:visited-style-name="Internet_20_link">Město Tross</text:a><text:tab/>4</text:p>
          <text:p text:style-name="P225"><text:a xlink:type="simple" xlink:href="#__RefHeading___Toc13851_1990953305" text:style-name="Internet_20_link" text:visited-style-name="Internet_20_link">Nadzemí</text:a><text:tab/>4</text:p>
          <text:p text:style-name="P225"><text:a xlink:type="simple" xlink:href="#__RefHeading___Toc13853_1990953305" text:style-name="Internet_20_link" text:visited-style-name="Internet_20_link">Důl</text:a><text:tab/>9</text:p>
          <text:p text:style-name="P225"><text:a xlink:type="simple" xlink:href="#__RefHeading___Toc13855_1990953305" text:style-name="Internet_20_link" text:visited-style-name="Internet_20_link">Jeskyně s chrámem</text:a><text:tab/>25</text:p>
          <text:p text:style-name="P224"><text:a xlink:type="simple" xlink:href="#__RefHeading___Toc6844_2407452455" text:style-name="Internet_20_link" text:visited-style-name="Internet_20_link">Krvavá vila</text:a><text:tab/>32</text:p>
          <text:p text:style-name="P224"><text:a xlink:type="simple" xlink:href="#__RefHeading___Toc13857_1990953305" text:style-name="Internet_20_link" text:visited-style-name="Internet_20_link">Konec dobrodružství</text:a><text:tab/>38</text:p>
          <text:p text:style-name="P225"><text:a xlink:type="simple" xlink:href="#__RefHeading___Toc5831_1424409582" text:style-name="Internet_20_link" text:visited-style-name="Internet_20_link">Cena pokladů</text:a><text:tab/>38</text:p>
        </text:index-body>
      </text:table-of-content>
      <text:h text:style-name="P255"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59" text:outline-level="2">Počítání času a náhodné události</text:h>
      <text:list xml:id="list3996670989" text:style-name="L1">
        <text:list-item>
          <text:p text:style-name="P392">Hází se každ<text:span text:style-name="T1471">ý</text:span> den, <text:span text:style-name="T1471">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558709880" text:style-name="L2">
        <text:list-item>
          <text:p text:style-name="P394">Cesta z Trossu do Blosel trvá po cestě 1 den.</text:p>
        </text:list-item>
        <text:list-item>
          <text:p text:style-name="P395">Lesem by trvala 2 dny, <text:span text:style-name="T1472">h</text:span>orami týden.</text:p>
        </text:list-item>
      </text:list>
      <text:h text:style-name="Heading_20_2" text:outline-level="2"><text:soft-page-break/>Náhodná setkání</text:h>
      <text:list xml:id="list292260815" text:style-name="L3">
        <text:list-item>
          <text:p text:style-name="P393">Hází se 3x za den – co se stalo v noci, dopoledne a odpoledne.</text:p>
        </text:list-item>
        <text:list-item>
          <text:p text:style-name="P393">Tabulky budou rovnou obsahovat i stopy a možnosti "nic se nestalo".</text:p>
        </text:list-item>
        <text:list-item>
          <text:p text:style-name="P432">V některých oblastech jsem rozdělil setkání "na cestě" a "mimo cestu".</text:p>
        </text:list-item>
        <text:list-item>
          <text:p text:style-name="P432">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56" text:outline-level="1"><text:span text:style-name="T1304">+</text:span>Události</text:h>
      <text:list xml:id="list111972646" text:style-name="L4">
        <text:list-item>
          <text:p text:style-name="P433"><text:span text:style-name="T1240">Vladař</text:span> sousedního <text:span text:style-name="T1240">kraje</text:span> přijel s početnou družinou <text:span text:style-name="T1240">navštívit místního vládce</text:span>. Zatímco <text:span text:style-name="T1240">urození</text:span> jednají <text:span text:style-name="T1543">v pevnosti</text:span>, doprovod si dovoluje na místní.</text:p>
        </text:list-item>
      </text:list>
      <text:list xml:id="list2555684300" text:style-name="L5">
        <text:list-header>
          <text:p text:style-name="P435">Andros</text:p>
          <text:p text:style-name="P474">Sousední městský stát. <text:span text:style-name="T1400">Laděný do řeckého stylu.</text:span></text:p>
        </text:list-header>
      </text:list>
      <text:list xml:id="list3647217720" text:style-name="L6">
        <text:list-header>
          <text:p text:style-name="P436">Epiktetos z Androsu</text:p>
          <text:p text:style-name="P476">Basileus sousedního měst<text:span text:style-name="T1399">ského státu.</text:span></text:p>
          <text:p text:style-name="P475"><text:span text:style-name="T1401">Obtloustlý m</text:span>už ve středních letech se zlatým kruhem na čele. Chybí mu jedna ruka – <text:span text:style-name="T1401">chvástá se, jak o ni <text:s/>přišel v boji, ale ve skutečnosti to byla nepozornost při tréninku.</text:span></text:p>
        </text:list-header>
      </text:list>
      <text:list xml:id="list1253109173" text:style-name="L7">
        <text:list-header>
          <text:p text:style-name="P437">Sophia</text:p>
        </text:list-header>
      </text:list>
      <text:list xml:id="list123100935016223" text:continue-list="list111972646" text:style-name="L4">
        <text:list-header>
          <text:p text:style-name="P477">Nepříliš pohledná, ale vždy má složitý účes, perfektní líčení a vytříbené chování.</text:p>
          <text:p text:style-name="P478"><text:span text:style-name="T1396">D</text:span>cera <text:span text:style-name="T1524">Epikteta, </text:span>vládce sousedního panství. <text:span text:style-name="T1397">Dalvarovi říká „ó můj pane“. Na neurozené osoby se ani nepodívá – očekává, že budou mluvit s jejími služkami.</text:span></text:p>
          <text:p text:style-name="P479">Umí celkem dobře bojovat s mečem (učil ji bratr).</text:p>
          <text:p text:style-name="P480">Má s sebou dvě služebné: <text:span text:style-name="T1398">Trpaslici Miku a elfku Alianu. S neurozenými mluví většinou Mika – ztěžka vyslovuje „ř“.</text:span></text:p>
        </text:list-header>
      </text:list>
      <text:list xml:id="list915300027" text:style-name="L8">
        <text:list-item>
          <text:p text:style-name="P481">Chce se vypravit do Svatyně nekonečných možností hluboko v horách, která jí má splnit její nejtajnější přání.</text:p>
        </text:list-item>
      </text:list>
      <text:list xml:id="list123101880546130" text:continue-list="list123100935016223" text:style-name="L4">
        <text:list-item>
          <text:p text:style-name="P434"><text:soft-page-break/>Na tržiště dorazila <text:span text:style-name="T1221">trpaslická</text:span> karavana s vynálezy, lektvary a výbušninami.</text:p>
        </text:list-item>
        <text:list-item>
          <text:p text:style-name="P433">Svátek umrlčího tance. Všichni obyvatelé nosí strašidelné masky. Po lidech bez masky se há<text:span text:style-name="T1303">zí</text:span> shnilé ovoce.</text:p>
        </text:list-item>
        <text:list-item>
          <text:p text:style-name="P482">Zombie incident v<text:span text:style-name="T1219">e vile Filomény Karské</text:span>. <text:span text:style-name="T1246">Dvorn</text:span><text:span text:style-name="T133">í čaroděj Bareus Karsavar zde prováděl jeden z riskantních omlazovacích rituálů, kterými udržuje Filoménu mladou a krásnou. Tentokrát se to ale nepovedlo a výsledkem je zombifikace veškerého služebnictva a zohyzdění Filomény. </text:span><text:span text:style-name="T163">Všechny zabil Karsavar různými kouzly (budou na nich stopy po zásahu bleskem, budou sežehnutí, zmražení a podobně).</text:span></text:p>
          <text:p text:style-name="P48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82"><text:span text:style-name="T1220">Fyzička 3, Finesa 1, Duše -</text:span><text:span text:style-name="T978">, </text:span><text:span text:style-name="T979">Ž</text:span><text:span text:style-name="T980">ivot</text:span><text:span text:style-name="T979">y </text:span><text:span text:style-name="T981">13</text:span></text:p>
              <text:p text:style-name="P290"><text:span text:style-name="T1079">Rychlost:</text:span><text:span text:style-name="T982"> </text:span><text:span text:style-name="T983">jako </text:span><text:span text:style-name="T984">chůze</text:span></text:p>
              <text:p text:style-name="P290"><text:span text:style-name="T1080">Smysly:</text:span><text:span text:style-name="T985"> </text:span><text:span text:style-name="T986">magický zrak a sluch</text:span></text:p>
              <text:p text:style-name="P290"><text:span text:style-name="T1081">Detekovatelnost</text:span><text:span text:style-name="T1082">:</text:span><text:span text:style-name="T987"> </text:span><text:span text:style-name="T988">Zombie není</text:span><text:span text:style-name="T987"> vidět pomocí infravidění.</text:span></text:p>
              <text:p text:style-name="P328"><text:span text:style-name="T678">⚔<text:tab/></text:span><text:span text:style-name="T1083">Pařáty</text:span><text:span text:style-name="T1084">:</text:span><text:span text:style-name="T980"> </text:span><text:span text:style-name="T989">3 + k6, zranění 1</text:span></text:p>
              <text:p text:style-name="P327"><text:span text:style-name="T523">⚔<text:tab/></text:span><text:span text:style-name="T743">Z</text:span><text:span text:style-name="T744">uby</text:span><text:span text:style-name="T8">:</text:span><text:span text:style-name="T18"> 3 + k6, zranění 0</text:span></text:p>
            </text:list-header>
          </text:list>
          <text:p text:style-name="P49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484">Po vyvraždění vily se Karsavar vydal zpět do své věže. Zabil ještě pár lidí ve městě (osamocené zombie incidenty, stopa vede k tvrzi), ale už ne moc, začala mu docházet kouzla.</text:p>
          <text:p text:style-name="P485">Další den, opět s plným arzenálem kouzel, začne vraždit v tvrzi. Stráž určitě uvítá pomoc.</text:p>
          <text:p text:style-name="P49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57" text:outline-level="1"><text:span text:style-name="T1304">+</text:span>Božstva</text:h>
      <text:p text:style-name="Text_20_body"><text:span text:style-name="Strong_20_Emphasis"><text:span text:style-name="T1561">Vorok</text:span></text:span><text:span text:style-name="Strong_20_Emphasis"><text:span text:style-name="T1562">, p</text:span></text:span><text:span text:style-name="T1562">án </text:span><text:span text:style-name="T1563">ohně a</text:span><text:span text:style-name="T1562"> oceli</text:span></text:p>
      <text:p text:style-name="P60"><text:span text:style-name="Emphasis">Chce vybudovat mocnou a věčnou civilizaci.</text:span></text:p>
      <text:list xml:id="list4148911960" text:style-name="L9">
        <text:list-item>
          <text:p text:style-name="P492">Ctít a prosazovat zákony a tradice.</text:p>
        </text:list-item>
        <text:list-item>
          <text:p text:style-name="P492">Stavět potřeby většiny nad potřeby jedince.</text:p>
        </text:list-item>
        <text:list-item>
          <text:p text:style-name="P492">Nestrpět monstrum nebo černokněžníka naživu.</text:p>
        </text:list-item>
        <text:list-item>
          <text:p text:style-name="P492">Žít bez lži a podvodu.</text:p>
        </text:list-item>
      </text:list>
      <text:p text:style-name="Text_20_body"><text:span text:style-name="Strong_20_Emphasis"><text:span text:style-name="T1562">Athaia</text:span></text:span><text:span text:style-name="T1562">, paní krve a soucitu</text:span></text:p>
      <text:p text:style-name="P61"><text:span text:style-name="Emphasis">Chce snížit utrpení nevinných.</text:span></text:p>
      <text:list xml:id="list2785940707" text:style-name="L10">
        <text:list-item>
          <text:p text:style-name="P493">Chránit život každého jednotlivce.</text:p>
        </text:list-item>
        <text:list-item>
          <text:p text:style-name="P493">Žít v celibátu.</text:p>
        </text:list-item>
        <text:list-item>
          <text:p text:style-name="P493">Pacifismus.</text:p>
        </text:list-item>
      </text:list>
      <text:p text:style-name="Text_20_body"><text:span text:style-name="Strong_20_Emphasis"><text:span text:style-name="T1565">Gaia</text:span></text:span><text:span text:style-name="T1565">, matka příroda</text:span></text:p>
      <text:p text:style-name="P61"><text:span text:style-name="Emphasis">Chce, aby lidé žili v souladu s přírodou.</text:span></text:p>
      <text:list xml:id="list2097798014" text:style-name="L11">
        <text:list-item>
          <text:p text:style-name="P494">Bránit svět před perverzí magie, vědy a průmyslu.</text:p>
        </text:list-item>
        <text:list-item>
          <text:p text:style-name="P494">Žít skromným a pokorným životem.</text:p>
        </text:list-item>
        <text:list-item>
          <text:p text:style-name="P494">Nepoužívat ocelové zbraně a zbroje.</text:p>
        </text:list-item>
      </text:list>
      <text:p text:style-name="Text_20_body"><text:span text:style-name="Strong_20_Emphasis"><text:span text:style-name="T1565">Gargantua</text:span></text:span><text:span text:style-name="T1565">, otec krakenů</text:span></text:p>
      <text:p text:style-name="P61"><text:soft-page-break/><text:span text:style-name="Emphasis">Chce pohltit pevninu.</text:span></text:p>
      <text:list xml:id="list1424364530" text:style-name="L12">
        <text:list-item>
          <text:p text:style-name="P495">Obětovat nekonečnému oceánu.</text:p>
        </text:list-item>
        <text:list-item>
          <text:p text:style-name="P495">Budovat věhlas a moc kultu Gargantua.</text:p>
        </text:list-item>
        <text:list-item>
          <text:p text:style-name="P495">Chapadla.</text:p>
        </text:list-item>
      </text:list>
      <text:h text:style-name="Heading_20_1" text:outline-level="1"><text:span text:style-name="T1304">+</text:span>Mistři</text:h>
      <text:p text:style-name="P98">Až budou chtít postavy postoupit na vyšší úroveň, musí si najít mistry. Není to složité, stačí se poptat. Mistři v Trossu jsou (všichni jsou ve městě):</text:p>
      <text:p text:style-name="Standalone_20_Property"><text:span text:style-name="T203">Válečník: </text:span><text:span text:style-name="T1264">Kapitán stráže Moriak Har (viz Kasárna v pevnosti), velitel Horos z Brakkské věže.</text:span></text:p>
      <text:p text:style-name="Standalone_20_Property"><text:span text:style-name="T197">Hraničář: </text:span>Kuzal‘<text:span text:style-name="T359">k’tak, obchodn</text:span><text:span text:style-name="T118">ík s exotiky (viz Obchod s exotiky v chudinské čtvrti)</text:span></text:p>
      <text:p text:style-name="Standalone_20_Property"><text:span text:style-name="T197">Kouzelník: </text:span><text:span text:style-name="T1264">D</text:span>vorní čaroděj Bareus Karsavar (viz Hlavní věž pevnosti)</text:p>
      <text:p text:style-name="Standalone_20_Property"><text:span text:style-name="T197">Alchymista: </text:span><text:span text:style-name="T1264">T</text:span>rpaslická alchymistka Malika Kragg (viz a<text:span text:style-name="T339">lchymistický krámek</text:span> v chudinské čtvrti).</text:p>
      <text:p text:style-name="Standalone_20_Property"><text:span text:style-name="T246">Zloděj: </text:span>Stín (viz <text:span text:style-name="T1256">Smaragdové divadlo</text:span> v bohaté čtvrti).</text:p>
      <text:h text:style-name="P258" text:outline-level="1"><text:span text:style-name="T1509">+</text:span>Oblasti</text:h>
      <text:h text:style-name="Heading_20_2" text:outline-level="2"><text:span text:style-name="T1582">+</text:span>Bažina</text:h>
      <text:h text:style-name="Heading_20_3" text:outline-level="3">Počasí <text:span text:style-name="T1502">(k6)</text:span></text:h>
      <text:list xml:id="list1033139704" text:style-name="L13">
        <text:list-item>
          <text:p text:style-name="P497">Jasno</text:p>
        </text:list-item>
        <text:list-item>
          <text:p text:style-name="P501"><text:span text:style-name="T1503">M</text:span>lžný opar</text:p>
        </text:list-item>
        <text:list-item>
          <text:p text:style-name="P501"><text:span text:style-name="T1503">M</text:span>lžný opar, <text:span text:style-name="T1503">mrholení</text:span></text:p>
        </text:list-item>
        <text:list-item>
          <text:p text:style-name="P501"><text:span text:style-name="T1503">Mlžný opar, h</text:span>ustý déšť</text:p>
        </text:list-item>
        <text:list-item>
          <text:p text:style-name="P497">Mlžný opar, slejvák</text:p>
        </text:list-item>
        <text:list-item>
          <text:p text:style-name="P496">Bažina je dnes zalitá v husté mléčné mlze.</text:p>
        </text:list-item>
      </text:list>
      <text:h text:style-name="Heading_20_3" text:outline-level="3">Setkání <text:span text:style-name="T1502">(k12)</text:span></text:h>
      <text:list xml:id="list1457668126" text:style-name="L14">
        <text:list-item>
          <text:p text:style-name="P504"><text:span text:style-name="T898">👣 </text:span><text:span text:style-name="T900">Čerstvé s</text:span><text:span text:style-name="T898">topy </text:span><text:span text:style-name="T902">bosých dvojnožců s drápy.</text:span></text:p>
        </text:list-item>
        <text:list-item>
          <text:p text:style-name="P504"><text:span text:style-name="T898">👣 </text:span><text:span text:style-name="T902">Den staré</text:span><text:span text:style-name="T900"> s</text:span><text:span text:style-name="T898">topy </text:span><text:span text:style-name="T902">bosých dvojnožců s drápy.</text:span></text:p>
        </text:list-item>
        <text:list-item>
          <text:p text:style-name="P506">Osm ještěrců loví lidi do zigguratu. Vede je veterán s kostěnou zbrojí a oboustranným kopím. <text:span text:style-name="T1505">Vedou dva spoutané zajatce – jsou to chudí rybáři ze Sumpu.</text:span></text:p>
          <text:p text:style-name="P438"><text:span text:style-name="T1187">7x </text:span><text:span text:style-name="T1178">Ještěrec</text:span></text:p>
          <text:p text:style-name="P32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91">, </text:span><text:span text:style-name="T892">Ž</text:span><text:span text:style-name="T893">ivot</text:span><text:span text:style-name="T892">y </text:span><text:span text:style-name="T894">9</text:span></text:p>
          <text:p text:style-name="P330"><text:span text:style-name="T522">⚔ </text:span><text:span text:style-name="T637">Dlouhé kopí</text:span><text:span text:style-name="T635">:</text:span><text:span text:style-name="T580"> </text:span><text:span text:style-name="T581">3</text:span><text:span text:style-name="T580"> + k6, zranění </text:span><text:span text:style-name="T588">2</text:span></text:p>
          <text:p text:style-name="P507"><text:soft-page-break/><text:span text:style-name="T637">U </text:span><text:span text:style-name="T633">sebe mají:</text:span><text:span text:style-name="T579"> uzené ryby, dřevěné l</text:span><text:span text:style-name="T590">a</text:span><text:span text:style-name="T579">hve s vodou.</text:span></text:p>
          <text:p text:style-name="P438"><text:span text:style-name="T645">V</text:span><text:span text:style-name="T644">elitel ještěrců</text:span></text:p>
          <text:p text:style-name="P330"><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891">, </text:span><text:span text:style-name="T892">Ž</text:span><text:span text:style-name="T893">ivot</text:span><text:span text:style-name="T892">y </text:span><text:span text:style-name="T894">10</text:span></text:p>
          <text:p text:style-name="P334"><text:span text:style-name="T909">Z</text:span><text:span text:style-name="T921">broj:</text:span><text:span text:style-name="T894"> 1 (kostěná zbroj)</text:span></text:p>
          <text:p text:style-name="P341"><text:span text:style-name="T522">⚔ </text:span><text:span text:style-name="T633">Oboustranné kopí</text:span><text:span text:style-name="T635">:</text:span><text:span text:style-name="T580"> </text:span><text:span text:style-name="T579">4</text:span><text:span text:style-name="T580"> + k6, zranění </text:span><text:span text:style-name="T579">2</text:span></text:p>
          <text:p text:style-name="P509"><text:span text:style-name="T633">U sebe má:</text:span><text:span text:style-name="T579"> </text:span><text:span text:style-name="T589">uzené ryby, dřevěn</text:span><text:span text:style-name="T590">ou</text:span><text:span text:style-name="T589"> l</text:span><text:span text:style-name="T590">a</text:span><text:span text:style-name="T589">h</text:span><text:span text:style-name="T590">ev</text:span><text:span text:style-name="T589"> s vodou, </text:span><text:span text:style-name="T591">6 st,</text:span><text:span text:style-name="T589"> </text:span><text:span text:style-name="T579">klíč s rybí hlavou.</text:span></text:p>
        </text:list-item>
        <text:list-item>
          <text:p text:style-name="P502">Rybáři vypouští pelikány s podvázanými krky na ryby. Škrtidlo sundají, až když pták nanosí dost ryb pro svého majitele. V mezičase se předhání v dohadech o tom, kam ještěrci odvádí ztracené lidi.</text:p>
        </text:list-item>
        <text:list-item>
          <text:p text:style-name="P502">Nápadné bleděmodré zelí. Požití způsobuje malátnost a submisivitu. <text:span text:style-name="T1506">Alchymista z něj může vytěžit 5 magů.</text:span></text:p>
        </text:list-item>
        <text:list-item>
          <text:p text:style-name="P502">Stromy, ostr<text:span text:style-name="T1487">ů</text:span>vky půdy i bažina jsou porostlé narudlým mechem. <text:span text:style-name="T1486">Mech slouží jako hmatové orgány</text:span> masožravé <text:span text:style-name="T1486">rostliny</text:span> pod hladinou.</text:p>
          <text:p text:style-name="P329"><text:span text:style-name="T617">Tělo</text:span><text:span text:style-name="T597">:</text:span><text:span text:style-name="T530"><text:tab/><text:tab/></text:span><text:span text:style-name="T531">Fyzička 5, Finesa 2, Duše </text:span><text:span text:style-name="T563">3</text:span><text:span text:style-name="T531">, Životy 1</text:span><text:span text:style-name="T563">1<text:line-break/></text:span><text:span text:style-name="T618">12 š</text:span><text:span text:style-name="T617">lahoun</text:span><text:span text:style-name="T618">ů</text:span><text:span text:style-name="T597">:</text:span><text:span text:style-name="T530"><text:tab/></text:span><text:span text:style-name="T531">Fyzička </text:span><text:span text:style-name="T563">1</text:span><text:span text:style-name="T531">, Finesa 4, Duše </text:span><text:span text:style-name="T563">3</text:span><text:span text:style-name="T531">, Životy 1</text:span></text:p>
          <text:p text:style-name="P282"><text:span text:style-name="T696">Rychlost:</text:span><text:span text:style-name="T754"> </text:span><text:span text:style-name="T849">nepohybuje se</text:span></text:p>
          <text:p text:style-name="P291"><text:span text:style-name="T697">Smysly: </text:span><text:span text:style-name="T850">hmat (šlahouny)</text:span></text:p>
          <text:p text:style-name="P329"><text:span text:style-name="T726">Zranitelnost:</text:span><text:span text:style-name="T850"> Šlahouny nejsou zranitelné drtivými a bodnými zbraněmi (pod drtivými útoky se neškodně prohnou, bodné zbraně je sice mohou s trochou štěstí probodnout, ale šlahoun bude fungovat dál).</text:span></text:p>
          <text:p text:style-name="P331"><text:span text:style-name="T520">⚔<text:tab/></text:span><text:span text:style-name="T695">Z</text:span><text:span text:style-name="T705">uby</text:span><text:span text:style-name="T10">:</text:span><text:span text:style-name="T33"> </text:span><text:span text:style-name="T83">5 + k6, zranění 2</text:span></text:p>
          <text:p text:style-name="P331"><text:soft-page-break/><text:span text:style-name="T520">⚔<text:tab/></text:span><text:span text:style-name="T726">Šlahouny</text:span><text:span text:style-name="T10">:</text:span><text:span text:style-name="T33"> </text:span><text:span text:style-name="T83">4 + k6. Nezraňují, pouze omotávají a přitahují</text:span></text:p>
        </text:list-item>
      </text:list>
      <text:list xml:id="list3878335043" text:style-name="L15">
        <text:list-item>
          <text:p text:style-name="P342">Každý šlahoun a tlama mohou současně bez postihu zaútočit zvlášť.</text:p>
        </text:list-item>
        <text:list-item>
          <text:p text:style-name="P342">Na omotání postavy si šlahouny hází Finesou, na přitažení k tlamě Fyzičkou. Když postavu omotá více šlahounů, jejich Fyzička se sčítá.</text:p>
        </text:list-item>
        <text:list-item>
          <text:p text:style-name="P342">Šlahouny je možno ničit jednotlivě nebo <text:span text:style-name="T1488">najednou</text:span> plošnými útoky.</text:p>
        </text:list-item>
      </text:list>
      <text:list xml:id="list123101236981820" text:continue-list="list1457668126" text:style-name="L14">
        <text:list-item>
          <text:p text:style-name="P502">Zbohatlý <text:span text:style-name="T1489">T</text:span>rosský měšťan <text:span text:style-name="T1491">(elf)</text:span> na tajné schůzce s<text:span text:style-name="T1490">e čtyřmi</text:span> ještěrci dračího kultu.</text:p>
          <text:p text:style-name="P460">Ještěrec</text:p>
          <text:p text:style-name="P33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91">, </text:span><text:span text:style-name="T892">Ž</text:span><text:span text:style-name="T893">ivot</text:span><text:span text:style-name="T892">y </text:span><text:span text:style-name="T894">9</text:span></text:p>
          <text:p text:style-name="P332"><text:span text:style-name="T522">⚔ </text:span><text:span text:style-name="T637">Dlouhé kopí</text:span><text:span text:style-name="T635">:</text:span><text:span text:style-name="T580"> </text:span><text:span text:style-name="T581">3</text:span><text:span text:style-name="T580"> + k6, zranění </text:span><text:span text:style-name="T588">2</text:span></text:p>
          <text:p text:style-name="P508"><text:span text:style-name="T637">U </text:span><text:span text:style-name="T633">sebe mají:</text:span><text:span text:style-name="T579"> uzené ryby, dřevěné l</text:span><text:span text:style-name="T590">a</text:span><text:span text:style-name="T579">hve s vodou.</text:span></text:p>
          <text:p text:style-name="P439"><text:span text:style-name="T644">Měšťan </text:span><text:span text:style-name="T646">Létis</text:span></text:p>
          <text:p text:style-name="P332"><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891">, </text:span><text:span text:style-name="T892">Ž</text:span><text:span text:style-name="T893">ivot</text:span><text:span text:style-name="T892">y </text:span><text:span text:style-name="T894">9</text:span></text:p>
          <text:p text:style-name="P343"><text:span text:style-name="T522">⚔ </text:span><text:span text:style-name="T637">D</text:span><text:span text:style-name="T633">ýka</text:span><text:span text:style-name="T635">:</text:span><text:span text:style-name="T580"> </text:span><text:span text:style-name="T581">3</text:span><text:span text:style-name="T580"> + k6, zranění </text:span><text:span text:style-name="T588">2</text:span></text:p>
          <text:p text:style-name="P329"><text:span text:style-name="T637">U </text:span><text:span text:style-name="T633">sebe má:</text:span><text:span text:style-name="T579"> </text:span><text:span text:style-name="T592">Měšec s 3 zl a 6 st, zlatý prsten (10 zl), měšťanské šaty (5 zl)</text:span></text:p>
        </text:list-item>
        <text:list-item>
          <text:p text:style-name="P502">Jedovat<text:span text:style-name="T1492">ě žlutá</text:span> žába s korunkou na hlavě.</text:p>
          <text:p text:style-name="P510"><text:soft-page-break/>Když ji políbí dívka, otráví se (žába kůží vylučuje smrtící jed), ale žába se promění v <text:span text:style-name="T1496">nahého</text:span> elfského prince. <text:span text:style-name="T1495">Jeho jméno je Léthanis, pochází z elfské říše a v podobě žáby strávil několik staletí. Mluví výhradně elfsky, chová se velmi povýšeně a od postav očekává, že splní každé jeho přání.</text:span></text:p>
          <text:p text:style-name="P503"><text:span text:style-name="T224">S</text:span><text:span text:style-name="T225">íla</text:span><text:span text:style-name="T226"> jedu</text:span><text:span text:style-name="T225">:</text:span><text:span text:style-name="T283"> </text:span><text:span text:style-name="T1007">1</text:span><text:span text:style-name="T1039">6</text:span><text:span text:style-name="T284"> </text:span><text:span text:style-name="T285">+ k6</text:span><text:span text:style-name="T225"><text:line-break/></text:span><text:span text:style-name="T224">D</text:span><text:span text:style-name="T225">ruh:</text:span><text:span text:style-name="T283"> </text:span><text:span text:style-name="T1040">ž</text:span><text:span text:style-name="T1041">ivočišný</text:span><text:span text:style-name="T283"><text:line-break/></text:span><text:span text:style-name="T224">L</text:span><text:span text:style-name="T225">atence:</text:span><text:span text:style-name="T1493"> </text:span><text:span text:style-name="T1010">1</text:span><text:span text:style-name="T1493"> </text:span><text:span text:style-name="T1010">m</text:span><text:span text:style-name="T1042">inuta</text:span><text:span text:style-name="T1493"><text:line-break/></text:span><text:span text:style-name="T227">P</text:span><text:span text:style-name="T228">říznaky:</text:span><text:span text:style-name="T1494"> </text:span><text:span text:style-name="T1043">k</text:span><text:span text:style-name="T1044">řeče, </text:span><text:span text:style-name="T1045">následně</text:span><text:span text:style-name="T1044"> </text:span><text:span text:style-name="T1045">zástava srdce.</text:span></text:p>
          <text:p text:style-name="P510">Korunka je zlatá, má cenu 5 zl.</text:p>
        </text:list-item>
        <text:list-item>
          <text:p text:style-name="P502">Pijavice, které zraňují zdravé a léčí zraněné <text:span text:style-name="T1497">(za 3kz + 2, na stejnou osobu vždy jen jednou za den)</text:span>.</text:p>
        </text:list-item>
        <text:list-item>
          <text:p text:style-name="P502"><text:span text:style-name="T1498">Zlověstné,</text:span> uši drásající bzučení. Útok hejna pětikilových komárů.</text:p>
          <text:p text:style-name="P440">Hejno <text:span text:style-name="T1500">komárů</text:span></text:p>
          <text:p text:style-name="P329"><text:span text:style-name="T766">F</text:span><text:span text:style-name="T751">yzička </text:span><text:span text:style-name="T851">4</text:span><text:span text:style-name="T751">, Finesa </text:span><text:span text:style-name="T852">1</text:span><text:span text:style-name="T751">, Duše -, </text:span><text:span text:style-name="T752">Ž</text:span><text:span text:style-name="T749">ivot</text:span><text:span text:style-name="T752">y </text:span><text:span text:style-name="T851">12<text:line-break/></text:span><text:span text:style-name="T766">F</text:span><text:span text:style-name="T751">yzička </text:span><text:span text:style-name="T851">3</text:span><text:span text:style-name="T751">, Finesa </text:span><text:span text:style-name="T852">1</text:span><text:span text:style-name="T751">, Duše -, </text:span><text:span text:style-name="T752">Ž</text:span><text:span text:style-name="T749">ivot</text:span><text:span text:style-name="T752">y </text:span><text:span text:style-name="T851">8<text:line-break/></text:span><text:span text:style-name="T766">F</text:span><text:span text:style-name="T751">yzička </text:span><text:span text:style-name="T851">2</text:span><text:span text:style-name="T751">, Finesa </text:span><text:span text:style-name="T852">1</text:span><text:span text:style-name="T751">, Duše -, </text:span><text:span text:style-name="T752">Ž</text:span><text:span text:style-name="T749">ivot</text:span><text:span text:style-name="T752">y </text:span><text:span text:style-name="T851">4</text:span></text:p>
          <text:p text:style-name="P292"><text:span text:style-name="T696">Z</text:span><text:span text:style-name="T693">broj:</text:span><text:span text:style-name="T748"> Proti cíleným útokům 2, proti plošným 0</text:span></text:p>
          <text:p text:style-name="P333"><text:span text:style-name="T520">⚔ </text:span><text:span text:style-name="T727">Sosáky</text:span><text:span text:style-name="T10">:</text:span><text:span text:style-name="T767"> </text:span><text:span text:style-name="T853">Fyzička</text:span><text:span text:style-name="T767"> + k6, zranění </text:span><text:span text:style-name="T852">0</text:span></text:p>
        </text:list-item>
        <text:list-item>
          <text:p text:style-name="P502">Na zlomeném stromě <text:span text:style-name="T1501">je</text:span> nabodnutý pirát. Vypadá jako by spadl z oblohy. Nohy <text:span text:style-name="T1501">má</text:span> okousané od dravců, trojhranný klobouk stále na hlavě. Po kapsách <text:span text:style-name="T1504">má</text:span> hrst drahokamů (cena 3k20 zlaťáků) a <text:span text:style-name="T197">lektvar neviditelnosti</text:span> <text:span text:style-name="T1499">(karta)</text:span>.</text:p>
        </text:list-item>
      </text:list>
      <text:h text:style-name="P260" text:outline-level="2"><text:soft-page-break/><text:span text:style-name="T1483">+</text:span>Garlacké hory</text:h>
      <text:h text:style-name="P268" text:outline-level="3">Počasí <text:span text:style-name="T1502">(k6)</text:span></text:h>
      <text:list xml:id="list123101053851903" text:continue-list="list1033139704" text:style-name="L13">
        <text:list-item>
          <text:p text:style-name="P498">Jasno</text:p>
        </text:list-item>
        <text:list-item>
          <text:p text:style-name="P511">Polojasno</text:p>
        </text:list-item>
        <text:list-item>
          <text:p text:style-name="P514">Zataženo, padá jemný sníh</text:p>
        </text:list-item>
        <text:list-item>
          <text:p text:style-name="P514">Zataženo, hustě chumelí</text:p>
        </text:list-item>
        <text:list-item>
          <text:p text:style-name="P514">Zataženo, silný vítr</text:p>
        </text:list-item>
        <text:list-item>
          <text:p text:style-name="P515">Sněhová bouře, nízká viditelnost</text:p>
        </text:list-item>
      </text:list>
      <text:h text:style-name="Heading_20_3" text:outline-level="3"><text:span text:style-name="T1507">Setkání (k</text:span>20<text:span text:style-name="T1507">)</text:span>:</text:h>
      <text:list xml:id="list3350607326" text:style-name="L16">
        <text:list-item>
          <text:p text:style-name="P505"><text:span text:style-name="T898">👣 </text:span><text:span text:style-name="T900">Čerstvé s</text:span><text:span text:style-name="T898">topy tří lítých vlků</text:span></text:p>
        </text:list-item>
        <text:list-item>
          <text:p text:style-name="P505"><text:span text:style-name="T898">👣 </text:span><text:span text:style-name="T900">Den staré s</text:span><text:span text:style-name="T898">topy tří lítých vlků</text:span></text:p>
        </text:list-item>
        <text:list-item>
          <text:p text:style-name="P516"><text:span text:style-name="T1182">K</text:span><text:span text:style-name="T1178">ůly s lidskými </text:span><text:span text:style-name="T1140">mrtvolami v různých fázích rozkladu</text:span><text:span text:style-name="T1178">, goblin</text:span><text:span text:style-name="T1143">ský</text:span><text:span text:style-name="T1178">mi štíty a dekoracemi z dlouhého peří ptáka Noha. </text:span><text:span text:style-name="T1184">Jedna z mrtvol je čerstvá</text:span><text:span text:style-name="T1183"> (</text:span><text:span text:style-name="T1185">nahý </text:span><text:span text:style-name="T1141">m</text:span><text:span text:style-name="T1142">ladý muž</text:span><text:span text:style-name="T1183">)</text:span></text:p>
          <text:p text:style-name="P346"><text:span text:style-name="Emphasis"><text:span text:style-name="T486">👣</text:span></text:span><text:span text:style-name="Emphasis"><text:span text:style-name="T474"> </text:span></text:span><text:span text:style-name="Emphasis"><text:span text:style-name="T476">Stopy tří lítých vlků a goblinů, kteří z nich sesedli, nabodli mrtvolu na kůl a zase odjeli.</text:span></text:span></text:p>
        </text:list-item>
        <text:list-item>
          <text:p text:style-name="P516"><text:span text:style-name="T358">Tři</text:span><text:span text:style-name="T357"> g</text:span><text:span text:style-name="T1178">obliní jezdci na </text:span><text:span text:style-name="T1180">lítých vlcích</text:span></text:p>
          <text:p text:style-name="P458">Gobliní jezdec</text:p>
          <text:p text:style-name="P516"><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35"><text:span text:style-name="T909">Z</text:span><text:span text:style-name="T910">broj:</text:span><text:span text:style-name="T885"> 1 (lehká zbroj)</text:span></text:p>
          <text:p text:style-name="P283"><text:soft-page-break/><text:span text:style-name="T520">⚔ </text:span><text:span text:style-name="T603">K</text:span><text:span text:style-name="T611">opí</text:span><text:span text:style-name="T597">:</text:span><text:span text:style-name="T530"> </text:span><text:span text:style-name="T537">3</text:span><text:span text:style-name="T536"> + k6, zranění </text:span><text:span text:style-name="T553">0</text:span></text:p>
          <text:p text:style-name="P318"><text:span text:style-name="T603">D</text:span><text:span text:style-name="T597">ostřel:</text:span><text:span text:style-name="T530"> </text:span><text:span text:style-name="T553">krátký</text:span></text:p>
          <text:p text:style-name="P335"><text:span text:style-name="T529">⚔ </text:span><text:span text:style-name="T642">Nůž</text:span><text:span text:style-name="T643">:</text:span><text:span text:style-name="T580"> </text:span><text:span text:style-name="T581">3</text:span><text:span text:style-name="T580"> + k6, zranění </text:span><text:span text:style-name="T581">0</text:span></text:p>
          <text:p text:style-name="P335"><text:span text:style-name="T911">Vzhled:</text:span><text:span text:style-name="T884"> </text:span><text:span text:style-name="T885">Goblini jsou velcí jako hobiti, zelení a holohlaví</text:span><text:span text:style-name="T884">. </text:span><text:span text:style-name="T885">Mají dlouhé, špičaté uši, </text:span><text:span text:style-name="T886">velké, </text:span><text:span text:style-name="T885">zahnuté nosy a ostré zuby.</text:span></text:p>
          <text:p text:style-name="P345"><text:span text:style-name="T739">U </text:span><text:span text:style-name="T738">sebe mají:</text:span><text:span text:style-name="T883"> sušené maso, chlebové placky, měchy s vodou, </text:span><text:span text:style-name="T887">hojivou mast. </text:span><text:span text:style-name="T890">Jeden z nich má</text:span><text:span text:style-name="T887"> </text:span><text:span text:style-name="T740">měděný prsten</text:span><text:span text:style-name="T889"> </text:span><text:span text:style-name="T888">(prodej 1 st).</text:span></text:p>
          <text:p text:style-name="P441"><text:span text:style-name="T912">L</text:span><text:span text:style-name="T908">ítý vlk</text:span></text:p>
          <text:p text:style-name="P347"><text:span text:style-name="T913">F</text:span><text:span text:style-name="T914">yzička </text:span><text:span text:style-name="T915">5</text:span><text:span text:style-name="T914">, Finesa </text:span><text:span text:style-name="T916">1</text:span><text:span text:style-name="T914">, Duše -, </text:span><text:span text:style-name="T917">Ž</text:span><text:span text:style-name="T918">ivot</text:span><text:span text:style-name="T917">y </text:span><text:span text:style-name="T919">1</text:span><text:span text:style-name="T920">2</text:span></text:p>
          <text:p text:style-name="P293"><text:span text:style-name="T697">Smysly:</text:span><text:span text:style-name="T757"> </text:span><text:span text:style-name="T832">průměrný </text:span><text:span text:style-name="T833">zrak</text:span><text:span text:style-name="T770">, výborný </text:span><text:span text:style-name="T833">sluch a </text:span><text:span text:style-name="T834">skvělý</text:span><text:span text:style-name="T770"> </text:span><text:span text:style-name="T833">čich</text:span></text:p>
          <text:p text:style-name="P294"><text:span text:style-name="T741">R</text:span><text:span text:style-name="T742">ychlost:</text:span><text:span text:style-name="T920"> jako kůň</text:span></text:p>
          <text:p text:style-name="P346"><text:span text:style-name="T522">⚔<text:tab/></text:span><text:span text:style-name="T745">Z</text:span><text:span text:style-name="T746">uby </text:span><text:span text:style-name="T747">nebo drápy</text:span><text:span text:style-name="T745">:</text:span><text:span text:style-name="T896"> </text:span><text:span text:style-name="T897">5</text:span><text:span text:style-name="T896"> + k6, zranění </text:span><text:span text:style-name="T898">1</text:span></text:p>
        </text:list-item>
        <text:list-item>
          <text:p text:style-name="P505"><text:span text:style-name="T898">👣 </text:span><text:span text:style-name="T900">Čerstvé s</text:span><text:span text:style-name="T898">topy p</text:span><text:span text:style-name="T899">ěti skřetů</text:span></text:p>
        </text:list-item>
        <text:list-item>
          <text:p text:style-name="P505"><text:span text:style-name="T898">👣 </text:span><text:span text:style-name="T900">Den staré s</text:span><text:span text:style-name="T898">topy p</text:span><text:span text:style-name="T899">ěti skřetů</text:span></text:p>
        </text:list-item>
        <text:list-item>
          <text:p text:style-name="P516"><text:span text:style-name="T1186">S</text:span><text:span text:style-name="T1178">tudené ohniště, ohlodané gobliní kosti a </text:span><text:span text:style-name="T1186">pět</text:span><text:span text:style-name="T1178"> větvemi vystlan</text:span><text:span text:style-name="T1186">ých</text:span><text:span text:style-name="T1178"> ležení </text:span><text:span text:style-name="T1144">lidské velikosti.</text:span></text:p>
          <text:p text:style-name="P346"><text:span text:style-name="Emphasis"><text:span text:style-name="T486">👣</text:span></text:span><text:span text:style-name="Emphasis"><text:span text:style-name="T474"> </text:span></text:span><text:span text:style-name="Emphasis"><text:span text:style-name="T475">Čerstvé stopy pěti skřetů, kteří tu nocovali.</text:span></text:span></text:p>
        </text:list-item>
        <text:list-item>
          <text:p text:style-name="P345"><text:span text:style-name="Emphasis"><text:span text:style-name="T477">S</text:span></text:span><text:span text:style-name="T1181">křetí</text:span><text:span text:style-name="T1178"> lovecká skupina </text:span><text:span text:style-name="T1179">(5 skřetích lovců)</text:span></text:p>
          <text:p text:style-name="P459">Skřetí lovec</text:p>
          <text:p text:style-name="P345"><text:span text:style-name="T2">F</text:span><text:span text:style-name="T3">yzička </text:span><text:span text:style-name="T67">3</text:span><text:span text:style-name="T3">, Finesa </text:span><text:span text:style-name="T68">4</text:span><text:span text:style-name="T3">, Duše </text:span><text:span text:style-name="T67">2</text:span><text:span text:style-name="T751">, </text:span><text:span text:style-name="T752">Ž</text:span><text:span text:style-name="T749">ivot</text:span><text:span text:style-name="T752">y </text:span><text:span text:style-name="T835">9</text:span></text:p>
          <text:p text:style-name="P335"><text:span text:style-name="T54">Z</text:span><text:span text:style-name="T1">broj: </text:span><text:span text:style-name="T20">1 </text:span><text:span text:style-name="T23">(</text:span><text:span text:style-name="T20">lehká zbroj)</text:span></text:p>
          <text:p text:style-name="P283"><text:soft-page-break/><text:span text:style-name="T520">⚔ </text:span><text:span text:style-name="T603">Krátký luk</text:span><text:span text:style-name="T597">:</text:span><text:span text:style-name="T530"> </text:span><text:span text:style-name="T554">4</text:span><text:span text:style-name="T536"> + k6, zranění </text:span><text:span text:style-name="T537">1</text:span></text:p>
          <text:p text:style-name="P318"><text:span text:style-name="T603">D</text:span><text:span text:style-name="T597">ostřel:</text:span><text:span text:style-name="T530"> střední</text:span></text:p>
          <text:p text:style-name="P350"><text:span text:style-name="T522">⚔ </text:span><text:span text:style-name="T634">Nůž</text:span><text:span text:style-name="T635">:</text:span><text:span text:style-name="T580"> </text:span><text:span text:style-name="T582">4</text:span><text:span text:style-name="T580"> + k6, zranění </text:span><text:span text:style-name="T581">0</text:span></text:p>
          <text:p text:style-name="P505"><text:span text:style-name="T587">Každý má u sebe </text:span><text:span text:style-name="T636">hojivou mast</text:span><text:span text:style-name="T587">, </text:span><text:span text:style-name="T585">sušené maso</text:span><text:span text:style-name="T587"> </text:span><text:span text:style-name="T585">a měch s vodou</text:span><text:span text:style-name="T587">, tři mají </text:span><text:span text:style-name="T636">léčivý lektvar </text:span><text:span text:style-name="T587">(vyléčí </text:span><text:span text:style-name="T584">3kz + 2</text:span><text:span text:style-name="T583"> životů</text:span><text:span text:style-name="T587">). </text:span><text:span text:style-name="T586">Jeden z nich má pytel s šesti páry goblinských uší (dají se odevzdat v Trossu jako trofeje)</text:span></text:p>
        </text:list-item>
        <text:list-item>
          <text:p text:style-name="P396"><text:span text:style-name="Emphasis"><text:span text:style-name="T496">👣</text:span></text:span><text:span text:style-name="Emphasis"><text:span text:style-name="T497"> </text:span></text:span>Den staré stopy čtyř goblinů a velkého dřevěného golema.</text:p>
        </text:list-item>
        <text:list-item>
          <text:p text:style-name="P505"><text:span text:style-name="Emphasis"><text:span text:style-name="T509">👣</text:span></text:span><text:span text:style-name="Emphasis"><text:span text:style-name="T515"> </text:span></text:span><text:span text:style-name="T1113">N</text:span><text:span text:style-name="T1112">ěkolik dní</text:span><text:span text:style-name="T1113"> staré stopy čtyř goblinů a velkého dřevěného golema.</text:span></text:p>
        </text:list-item>
        <text:list-item>
          <text:p text:style-name="P516">Gobliní <text:span text:style-name="T1458">alchymista</text:span> s<text:span text:style-name="T1460">e třemi</text:span> poskoky testuje <text:span text:style-name="T1459">bomby,</text:span> <text:span text:style-name="T1458">rakety</text:span> a <text:span text:style-name="T1462">velkého</text:span> dřevěného golema. <text:span text:style-name="T1461">Opodál je odložená truhlice (8 magů surovin) a velká torna s jídlem, vodou a soudkem medoviny, kterou zřejmě nosil golem.</text:span></text:p>
          <text:p text:style-name="P442">Gobliní alchymista</text:p>
          <text:p text:style-name="P293"><text:span text:style-name="T555">F</text:span><text:span text:style-name="T556">yzička </text:span><text:span text:style-name="T562">1</text:span><text:span text:style-name="T556">, Finesa </text:span><text:span text:style-name="T557">3</text:span><text:span text:style-name="T556">, Duše </text:span><text:span text:style-name="T562">2</text:span><text:span text:style-name="T556">, </text:span><text:span text:style-name="T558">Ž</text:span><text:span text:style-name="T559">ivot</text:span><text:span text:style-name="T558">y </text:span><text:span text:style-name="T562">6</text:span></text:p>
          <text:p text:style-name="P345"><text:span text:style-name="T520">⚔ </text:span><text:span text:style-name="T612">Nůž</text:span><text:span text:style-name="T613">:</text:span><text:span text:style-name="T559"> </text:span><text:span text:style-name="T557">3 + k6, zranění 0</text:span></text:p>
          <text:p text:style-name="P283"><text:span text:style-name="T520">⚔ </text:span><text:span text:style-name="T521">1x </text:span><text:span text:style-name="T614">Ohnivá hlína</text:span><text:span text:style-name="T613">:</text:span><text:span text:style-name="T559"> </text:span><text:span text:style-name="T557">3 + k6, </text:span><text:span text:style-name="T663">2</text:span><text:span text:style-name="T664">kz </text:span><text:span text:style-name="T684">ohněm</text:span><text:span text:style-name="T664"> </text:span><text:span text:style-name="T665">(</text:span><text:span text:style-name="T666">odečítá se Zbroj</text:span><text:span text:style-name="T665">)</text:span></text:p>
          <text:p text:style-name="P318"><text:span text:style-name="T655">Dostřel:</text:span><text:span text:style-name="T667"> </text:span><text:span text:style-name="T663">krátký</text:span></text:p>
          <text:p text:style-name="P318"><text:span text:style-name="T649">R</text:span><text:span text:style-name="T650">ozsah </text:span><text:span text:style-name="T651">výbuchu</text:span><text:span text:style-name="T650">:</text:span><text:span text:style-name="T656"> všechno v </text:span><text:span text:style-name="T652">kontaktní</text:span><text:span text:style-name="T650"> vzdálenosti</text:span></text:p>
          <text:p text:style-name="P283"><text:span text:style-name="T523">⚔ </text:span><text:span text:style-name="T524">1x </text:span><text:span text:style-name="T638">Petarda</text:span><text:span text:style-name="T639">:</text:span><text:span text:style-name="T593"> </text:span><text:span text:style-name="T594">3 + k6</text:span></text:p>
          <text:p text:style-name="P318"><text:span text:style-name="T653">R</text:span><text:span text:style-name="T650">ozsah </text:span><text:span text:style-name="T654">výbuchu</text:span><text:span text:style-name="T650">:</text:span><text:span text:style-name="T656"> všichni v </text:span><text:span text:style-name="T650">kontaktní vzdálenosti</text:span></text:p>
          <text:p text:style-name="P318"><text:span text:style-name="T650">Účinek:</text:span><text:span text:style-name="T656"> ohlušení a nevýhoda za potíže s rovnováhou na počet kol rovný počtu úspěchů</text:span></text:p>
          <text:p text:style-name="P283"><text:soft-page-break/><text:span text:style-name="T520">⚔ </text:span><text:span text:style-name="T521">2x </text:span><text:span text:style-name="T615">Bomba</text:span><text:span text:style-name="T613">:</text:span><text:span text:style-name="T559"> </text:span><text:span text:style-name="T560">6</text:span><text:span text:style-name="T557"> + k6, </text:span><text:span text:style-name="T685">5</text:span><text:span text:style-name="T686">kz </text:span><text:span text:style-name="T682">dr</text:span><text:span text:style-name="T683">cením</text:span><text:span text:style-name="T664"> </text:span><text:span text:style-name="T665">(</text:span><text:span text:style-name="T666">odečítá se Zbroj</text:span><text:span text:style-name="T665">)</text:span></text:p>
          <text:p text:style-name="P319"><text:span text:style-name="T649">R</text:span><text:span text:style-name="T650">ozsah </text:span><text:span text:style-name="T651">výbuchu</text:span><text:span text:style-name="T650">:</text:span><text:span text:style-name="T656"> všechno v </text:span><text:span text:style-name="T652">kontaktní</text:span><text:span text:style-name="T650"> vzdálenosti</text:span></text:p>
          <text:p text:style-name="P283"><text:span text:style-name="T520">⚔ </text:span><text:span text:style-name="T521">3x </text:span><text:span text:style-name="T616">Raketa</text:span><text:span text:style-name="T613">:</text:span><text:span text:style-name="T559"> </text:span><text:span text:style-name="T561">5</text:span><text:span text:style-name="T557"> + k6, </text:span><text:span text:style-name="T668">zranění </text:span><text:span text:style-name="T657">0</text:span><text:span text:style-name="T658"> </text:span><text:span text:style-name="T659">(</text:span><text:span text:style-name="T687">sečné</text:span><text:span text:style-name="T659">)</text:span><text:span text:style-name="T660">, </text:span><text:span text:style-name="T661">odečítá se Zbroj</text:span></text:p>
          <text:p text:style-name="P318"><text:span text:style-name="T655">Dostřel:</text:span><text:span text:style-name="T667"> </text:span><text:span text:style-name="T663"><text:s/></text:span><text:span text:style-name="T662">dlouhý</text:span></text:p>
          <text:p text:style-name="P318"><text:span text:style-name="T649">R</text:span><text:span text:style-name="T650">ozsah </text:span><text:span text:style-name="T651">výbuchu</text:span><text:span text:style-name="T650">:</text:span><text:span text:style-name="T656"> všechno v </text:span><text:span text:style-name="T652">kontaktní</text:span><text:span text:style-name="T650"> vzdálenosti</text:span></text:p>
          <text:p text:style-name="P442"><text:span text:style-name="T669">Gobliní </text:span><text:span text:style-name="T670">poskok</text:span></text:p>
          <text:p text:style-name="P345"><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45"><text:span text:style-name="T525">⚔ </text:span><text:span text:style-name="T640">Nůž</text:span><text:span text:style-name="T641">:</text:span><text:span text:style-name="T595"> </text:span><text:span text:style-name="T596">3</text:span><text:span text:style-name="T595"> + k6, zranění </text:span><text:span text:style-name="T596">0</text:span></text:p>
          <text:p text:style-name="P443"><text:span text:style-name="T672">D</text:span><text:span text:style-name="T671">řevěný golem</text:span></text:p>
          <text:p text:style-name="P345"><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45"><text:span text:style-name="T2">F</text:span><text:span text:style-name="T3">yzička </text:span><text:span text:style-name="T56">4</text:span><text:span text:style-name="T3">, Finesa </text:span><text:span text:style-name="T56">2</text:span><text:span text:style-name="T3">, Duše </text:span><text:span text:style-name="T56">3</text:span><text:span text:style-name="T751">, </text:span><text:span text:style-name="T752">Ž</text:span><text:span text:style-name="T749">ivot</text:span><text:span text:style-name="T752">y </text:span><text:span text:style-name="T808">1</text:span><text:span text:style-name="T837">6</text:span></text:p>
          <text:p text:style-name="P293"><text:span text:style-name="T696">Zbroj:</text:span><text:span text:style-name="T754"> </text:span><text:span text:style-name="T809">proti </text:span><text:span text:style-name="T836">bodu </text:span><text:span text:style-name="T837">a</text:span><text:span text:style-name="T836"> drcení </text:span><text:span text:style-name="T837">2</text:span></text:p>
          <text:p text:style-name="P293"><text:span text:style-name="T696">Rychlost:</text:span><text:span text:style-name="T754"> </text:span><text:span text:style-name="T812">jako člověk, ale neběhá</text:span></text:p>
          <text:p text:style-name="P344"><text:span text:style-name="T520">⚔ </text:span><text:span text:style-name="T715">Pěsti</text:span><text:span text:style-name="T10">:</text:span><text:span text:style-name="T33"> </text:span><text:span text:style-name="T55">4 + k6, zranění 1</text:span></text:p>
        </text:list-item>
        <text:list-item>
          <text:p text:style-name="P517"><text:span text:style-name="T898">👣 </text:span><text:span text:style-name="T895">Stopy šesti trpaslíků. </text:span><text:span text:style-name="T901">Míří ke stříbrnému dolu.</text:span></text:p>
        </text:list-item>
        <text:list-item>
          <text:p text:style-name="P517">Opuštěné ležení: ohniště, stopy od stanových kolíků, zbytky jídla.</text:p>
          <text:p text:style-name="P517"><text:span text:style-name="T898">👣 </text:span><text:span text:style-name="T895">Tábořilo tady šest trpaslíků.</text:span></text:p>
        </text:list-item>
        <text:list-item>
          <text:p text:style-name="P516">Skupina <text:span text:style-name="T1463">šesti</text:span> trpasličích prospektorů nevěří, že lidé vytěžili všechno, a hledají další drahé kovy. Jsou přátelští a ochotní jen do chvíle než na něco cenného skutečně narazíte.</text:p>
          <text:p text:style-name="P345"><text:span text:style-name="T2">F</text:span><text:span text:style-name="T3">yzička </text:span><text:span text:style-name="T73">3</text:span><text:span text:style-name="T3">, Finesa </text:span><text:span text:style-name="T73">2</text:span><text:span text:style-name="T3">, Duše </text:span><text:span text:style-name="T39">1</text:span><text:span text:style-name="T751">, </text:span><text:span text:style-name="T752">Ž</text:span><text:span text:style-name="T749">ivot</text:span><text:span text:style-name="T752">y </text:span><text:span text:style-name="T838">9</text:span></text:p>
          <text:p text:style-name="P518"><text:soft-page-break/>Mumla, Krumpáč, Popel, Bota (trpaslice), Knedlík a vede je Hora (obzvláště rozložitý trpaslík s Fyzičkou 4).</text:p>
          <text:p text:style-name="P518">Mají s sebou <text:span text:style-name="T1464">torny s pokrývkami a zásobami, dva stany,</text:span> hornické kahany, krumpáče, motyky a lopaty. <text:span text:style-name="T1464">Na hlavách mají hornické přílby, ale n</text:span>emají zbroje. <text:span text:style-name="T1465">Bota má měšec s 26 st.</text:span></text:p>
        </text:list-item>
        <text:list-item>
          <text:p text:style-name="P519">Mělká jeskyně s oltářem a sochou starého trpaslického božstva. V oltáři je štěrbina na vhazování mincí.</text:p>
          <text:p text:style-name="P516"><text:span text:style-name="T1473">Když se </text:span><text:span text:style-name="T1109">z</text:span><text:span text:style-name="T1110">de</text:span><text:span text:style-name="T1473"> pomodlí trpaslík, socha na něj promluví. Zavzpomíná na staré, dobré časy, kdy ještě trpaslíci byli zbožní a </text:span><text:span text:style-name="T1109">p</text:span><text:span text:style-name="T1111">řinášeli</text:span><text:span text:style-name="T1473"> mu obětiny.</text:span></text:p>
          <text:p text:style-name="P519">„Od tý doby, co umřeli Dragin s Blarinem z klanu Baragorů, to nestojí za nic“ (odkaz na Trpaslickou hrobu v horách).</text:p>
        </text:list-item>
      </text:list>
      <text:list xml:id="list3430069825" text:style-name="L17">
        <text:list-item>
          <text:list>
            <text:list-item>
              <text:p text:style-name="P520"><text:span text:style-name="T1466">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2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23100613248611" text:continue-list="list3350607326" text:style-name="L16">
        <text:list-item>
          <text:p text:style-name="P505">Osamělý šišlavý stařec pořád opakuje, jak je mu skvěle od té doby, co žije sám v horách. Přesto postavy pozve do své jeskyně a pohostí <text:span text:style-name="T1467">je </text:span><text:span text:style-name="T221">nápojem z krve zlobra</text:span><text:span text:style-name="T282"> (karta)</text:span>. Když mu hráči zařídí trvalejší společnost nebo ho přesvědčí k návratu do Trossu, <text:span text:style-name="T1467">nápoj jim daruje</text:span>.</text:p>
        </text:list-item>
        <text:list-item>
          <text:p text:style-name="P516"><text:soft-page-break/>Na stezce leží několik balvanů, rozlámané trakaře, truhlice a nářadí. Ve skalách nad stezkou sídlí obr a vrhá na cestovatele kameny.</text:p>
          <text:p text:style-name="P516"><text:span text:style-name="T2">F</text:span><text:span text:style-name="T3">yzička </text:span><text:span text:style-name="T74">7</text:span><text:span text:style-name="T3">, Finesa </text:span><text:span text:style-name="T74">3</text:span><text:span text:style-name="T3">, Duše </text:span><text:span text:style-name="T74">4</text:span><text:span text:style-name="T751">, </text:span><text:span text:style-name="T752">Ž</text:span><text:span text:style-name="T749">ivot</text:span><text:span text:style-name="T752">y </text:span><text:span text:style-name="T839">17</text:span></text:p>
          <text:p text:style-name="P293"><text:span text:style-name="T696">Rychlost:</text:span><text:span text:style-name="T754"> </text:span><text:span text:style-name="T839">jako člověk</text:span></text:p>
          <text:p text:style-name="P293"><text:span text:style-name="T697">Smysly:</text:span><text:span text:style-name="T757"> </text:span><text:span text:style-name="T839">jako člověk</text:span></text:p>
          <text:p text:style-name="P345"><text:span text:style-name="T520">⚔<text:tab/></text:span><text:span text:style-name="T722">Pěsti</text:span><text:span text:style-name="T695">:</text:span><text:span text:style-name="T749"> </text:span><text:span text:style-name="T840">7 + k6, zranění </text:span><text:span text:style-name="T843">2</text:span></text:p>
          <text:p text:style-name="P283"><text:span text:style-name="T520">⚔<text:tab/></text:span><text:span text:style-name="T721">Balvan</text:span><text:span text:style-name="T695">:</text:span><text:span text:style-name="T749"> </text:span><text:span text:style-name="T840">7 + k6, zranění </text:span><text:span text:style-name="T841">4</text:span></text:p>
          <text:p text:style-name="P318"><text:span text:style-name="T693">Dostřel:</text:span><text:span text:style-name="T748"> </text:span><text:span text:style-name="T842">střední</text:span></text:p>
          <text:p text:style-name="P345"><text:span text:style-name="T223">Děsivý řev:</text:span><text:span text:style-name="T1470"> Slabší povahy prchnou nebo se schoulí, silnější budou mít při boji s obrem nevýhodu.</text:span></text:p>
          <text:p text:style-name="P345"><text:span text:style-name="T197">Obří síla:</text:span> Obr si v boji zblízka nebo při vrhání těžkých zbraní a předmětů počítá +2 ke zranění <text:span text:style-name="T1469">(ve zranění kmenem stromu a balvanem je už bonus započítaný)</text:span>.</text:p>
          <text:p text:style-name="P522">Ve skalách má doupě (prostornou jeskyni), kde je možné najít kosti snědených zvířat a nebohých cestovatelů (mezi nimi šperky v hodnotě 13 zl)</text:p>
        </text:list-item>
        <text:list-item>
          <text:p text:style-name="P516">Blíží se silueta gigantického ptáka Noha. <text:span text:style-name="T1114">Pokud se někdo</text:span> nestihne <text:span text:style-name="T1474">schovat</text:span>, pták <text:span text:style-name="T1474">ho</text:span> odnese do svého hnízda ve skalách.</text:p>
          <text:p text:style-name="P345"><text:span text:style-name="T2">F</text:span><text:span text:style-name="T3">yzička </text:span><text:span text:style-name="T75">7</text:span><text:span text:style-name="T3">, Finesa </text:span><text:span text:style-name="T75">3</text:span><text:span text:style-name="T3">, Duše -</text:span><text:span text:style-name="T751">, </text:span><text:span text:style-name="T752">Ž</text:span><text:span text:style-name="T749">ivot</text:span><text:span text:style-name="T752">y </text:span><text:span text:style-name="T844">19</text:span></text:p>
          <text:p text:style-name="P293"><text:span text:style-name="T723">Zbroj</text:span><text:span text:style-name="T696">:</text:span><text:span text:style-name="T754"> </text:span><text:span text:style-name="T845">2</text:span><text:span text:style-name="T846"> (silné opeření)</text:span></text:p>
          <text:p text:style-name="P293"><text:span text:style-name="T696">Rychlost:</text:span><text:span text:style-name="T754"> </text:span><text:span text:style-name="T847">ve vzduchu rychlejší než kůň</text:span></text:p>
          <text:p text:style-name="P293"><text:span text:style-name="T697">Smysly:</text:span><text:span text:style-name="T757"> </text:span><text:span text:style-name="T848">výborný zrak, dobrý sluch a čich</text:span></text:p>
          <text:p text:style-name="P345"><text:span text:style-name="T520">⚔<text:tab/></text:span><text:span text:style-name="T724">Zobák </text:span><text:span text:style-name="T725">nebo</text:span><text:span text:style-name="T724"> spáry</text:span><text:span text:style-name="T10">:</text:span><text:span text:style-name="T33"> </text:span><text:span text:style-name="T75">7</text:span><text:span text:style-name="T76"> + k6, zranění </text:span><text:span text:style-name="T75">4</text:span></text:p>
          <text:p text:style-name="P345"><text:soft-page-break/><text:span text:style-name="T15">Vzhled:</text:span><text:span text:style-name="T75"> </text:span><text:span text:style-name="T77">Gigantický hnědý dravý pták.</text:span></text:p>
          <text:p text:style-name="P346"><text:span text:style-name="T1037">V hnízdě jsou dvě vejce. </text:span><text:span text:style-name="T1035">Z </text:span><text:span text:style-name="T1037">každého</text:span><text:span text:style-name="T1035"> může a</text:span><text:span text:style-name="T1038">lchymista vytěžit </text:span><text:span text:style-name="T1035">17</text:span><text:span text:style-name="T1038"> mag</text:span><text:span text:style-name="T1036">ů</text:span><text:span text:style-name="T1038">.</text:span></text:p>
        </text:list-item>
        <text:list-item>
          <text:p text:style-name="P505">Hoď znovu a nový výsledek po chvíli přeruš kamennou lavinou.</text:p>
        </text:list-item>
      </text:list>
      <text:h text:style-name="P261" text:outline-level="2"><text:span text:style-name="T1431">+</text:span>Hrzales</text:h>
      <text:h text:style-name="P269" text:outline-level="3">Počasí</text:h>
      <text:list xml:id="list498359929" text:style-name="L18">
        <text:list-item>
          <text:p text:style-name="P500">Jasno</text:p>
        </text:list-item>
        <text:list-item>
          <text:p text:style-name="P513">Polojasno</text:p>
        </text:list-item>
        <text:list-item>
          <text:p text:style-name="P523">Polojasno, vítr</text:p>
        </text:list-item>
        <text:list-item>
          <text:p text:style-name="P513">Zataženo</text:p>
        </text:list-item>
        <text:list-item>
          <text:p text:style-name="P513">Zataženo, občas prší nebo mrholí</text:p>
        </text:list-item>
        <text:list-item>
          <text:p text:style-name="P513">Bouřka, <text:span text:style-name="T1508">vichr,</text:span> slejvák</text:p>
        </text:list-item>
      </text:list>
      <text:h text:style-name="Heading_20_3" text:outline-level="3">Na cestě <text:span text:style-name="T1481">(k10)</text:span>:</text:h>
      <text:list xml:id="list4049582820" text:style-name="L19">
        <text:list-item>
          <text:p text:style-name="P525">👣<text:span text:style-name="T359"> </text:span><text:span text:style-name="T1116">Čerstvé</text:span><text:span text:style-name="T386"> </text:span><text:span text:style-name="T1477">s</text:span>topy <text:span text:style-name="T1115">po přepadení </text:span><text:span text:style-name="T1116">(viz </text:span><text:span text:style-name="T1119">možnost</text:span><text:span text:style-name="T1116"> 2).</text:span></text:p>
        </text:list-item>
        <text:list-item>
          <text:p text:style-name="P526">👣 <text:span text:style-name="T1475">Den staré s</text:span>topy <text:span text:style-name="T1115">po přepadení: osm banditů číhalo v lese u cesty. Obestoupili vůz, vyložili z něj náklad a odnesli ho pak do lesa. Nikoho při tom nezranili.</text:span></text:p>
        </text:list-item>
      </text:list>
      <text:list xml:id="list922882965" text:style-name="L20">
        <text:list-item>
          <text:p text:style-name="P530"><text:span text:style-name="T1115">S</text:span><text:span text:style-name="T1108">topy vedou do Zbojnického tábora.</text:span></text:p>
        </text:list-item>
      </text:list>
      <text:list xml:id="list123101863075699" text:continue-list="list4049582820" text:style-name="L19">
        <text:list-item>
          <text:p text:style-name="P526"><text:soft-page-break/><text:span text:style-name="T1476">Osm z</text:span>oufal<text:span text:style-name="T1476">ých</text:span> havíř<text:span text:style-name="T1476">ů</text:span> <text:span text:style-name="T1116">číhá na</text:span> cestovatele <text:span text:style-name="T1352">(viz Zbojnický tábor)</text:span>.</text:p>
          <text:p text:style-name="P430">Havíř</text:p>
          <text:p text:style-name="P351"><text:span text:style-name="T2">F</text:span><text:span text:style-name="T3">yzička </text:span><text:span text:style-name="T40">3</text:span><text:span text:style-name="T3">, Finesa </text:span><text:span text:style-name="T40">2</text:span><text:span text:style-name="T3">, Duše </text:span><text:span text:style-name="T39">1</text:span><text:span text:style-name="T751">, </text:span><text:span text:style-name="T752">Ž</text:span><text:span text:style-name="T749">ivot</text:span><text:span text:style-name="T752">y </text:span><text:span text:style-name="T788">9</text:span></text:p>
          <text:p text:style-name="P351"><text:span text:style-name="T520">⚔ </text:span><text:span text:style-name="T209">K</text:span><text:span text:style-name="T208">rumpáč:</text:span><text:span text:style-name="T1355"> <text:s/>3 + k6, zranění 2</text:span></text:p>
          <text:p text:style-name="P351"><text:span text:style-name="T520">⚔ </text:span><text:span text:style-name="T209">Motyka</text:span><text:span text:style-name="T208">:</text:span><text:span text:style-name="T272"> <text:s/>3 + k6, zranění 2</text:span></text:p>
        </text:list-item>
      </text:list>
      <text:list xml:id="list4125538488" text:style-name="L21">
        <text:list-item>
          <text:p text:style-name="P531">Při prvních ztrátách se pokusí utéct nebo vzdát.</text:p>
        </text:list-item>
      </text:list>
      <text:list xml:id="list123101583691633" text:continue-list="list123101863075699" text:style-name="L19">
        <text:list-item>
          <text:p text:style-name="P532"><text:span text:style-name="T1359">Čtyři sarkoni</text:span> zabrali most a vybírají mýto. <text:span text:style-name="T1360">Jeden z nich má na hlavě slaměný klobouk. Všichni mají těžké dvojruční palice. Tři mají u pasu dýku, čtvrtý chopeš (cizokrajný meč trochu podobný srpu).</text:span></text:p>
        </text:list-item>
      </text:list>
      <text:list xml:id="list822036909" text:style-name="L22">
        <text:list-item>
          <text:p text:style-name="P533">Chtějí buď něco opravdu hezkého nebo jídlo; nejlépe koně či některého z členů výpravy. Jsou hloupí a vztahovační. <text:span text:style-name="T1479">Nemají také vyjasněno, kdo z nich je vůdce – může se stát, že se kvůli tomu poperou mezi sebou.</text:span></text:p>
        </text:list-item>
      </text:list>
      <text:list xml:id="list123101597743071" text:continue-list="list123101583691633" text:style-name="L19">
        <text:list-header>
          <text:p text:style-name="P461">Sarkon bojovník</text:p>
          <text:p text:style-name="P351"><text:span text:style-name="T2">F</text:span><text:span text:style-name="T3">yzička </text:span><text:span text:style-name="T41">5</text:span><text:span text:style-name="T3">, Finesa </text:span><text:span text:style-name="T41">3</text:span><text:span text:style-name="T3">, Duše </text:span><text:span text:style-name="T41">2</text:span><text:span text:style-name="T751">, </text:span><text:span text:style-name="T752">Ž</text:span><text:span text:style-name="T749">ivot</text:span><text:span text:style-name="T752">y </text:span><text:span text:style-name="T33">1</text:span><text:span text:style-name="T41">2</text:span></text:p>
          <text:p text:style-name="P295"><text:span text:style-name="T696">Zbroj:</text:span><text:span text:style-name="T754"> </text:span><text:span text:style-name="T789">2 (těžká zbroj)</text:span></text:p>
          <text:p text:style-name="P352"><text:span text:style-name="T520">⚔<text:tab/></text:span><text:span text:style-name="T711">Dvojruční palice</text:span><text:span text:style-name="T10">:</text:span><text:span text:style-name="T33"> </text:span><text:span text:style-name="T41">5 + k6, zranění 3</text:span></text:p>
          <text:p text:style-name="P348"><text:span text:style-name="T520">⚔<text:tab/></text:span><text:span text:style-name="T711">Tesák</text:span><text:span text:style-name="T10">:</text:span><text:span text:style-name="T33"> </text:span><text:span text:style-name="T41">5 + k6, zranění 1</text:span></text:p>
          <text:p text:style-name="P349"><text:span text:style-name="T520">⚔<text:tab/></text:span><text:span text:style-name="T712">Chopeš</text:span><text:span text:style-name="T10">:</text:span><text:span text:style-name="T33"> </text:span><text:span text:style-name="T41">5 + k6, zranění 1</text:span></text:p>
          <text:p text:style-name="P53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3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58">Mimo cestu (k20)</text:span>:</text:h>
      <text:list xml:id="list3139108587" text:style-name="L23">
        <text:list-item>
          <text:p text:style-name="P540">👣<text:span text:style-name="T359"> </text:span><text:span text:style-name="T194">Čerstvé stopy </text:span><text:span text:style-name="T1117">š</text:span><text:span text:style-name="T1118">esti goblinů (viz možnost 3)</text:span><text:span text:style-name="T194">.</text:span></text:p>
        </text:list-item>
        <text:list-item>
          <text:p text:style-name="P540"><text:span text:style-name="T194">👣</text:span><text:span text:style-name="T387"> </text:span><text:span text:style-name="T1117">D</text:span><text:span text:style-name="T1118">en staré</text:span><text:span text:style-name="T194"> stopy </text:span><text:span text:style-name="T1117">š</text:span><text:span text:style-name="T1118">esti goblinů (viz možnost 3)</text:span><text:span text:style-name="T1117">.</text:span></text:p>
        </text:list-item>
        <text:list-item>
          <text:p text:style-name="P541"><text:span text:style-name="T1354">6 goblinů</text:span> na lovu. Přesouvají se z hor k <text:span text:style-name="T1120">Trosské pláni</text:span>, kde budou krást dobytek a unášet rolníky.</text:p>
        </text:list-item>
      </text:list>
      <text:list xml:id="list123102080946440" text:continue-list="list123101597743071" text:style-name="L19">
        <text:list-header>
          <text:p text:style-name="P462">Goblin lovec</text:p>
          <text:p text:style-name="P542"><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284"><text:span text:style-name="T520">⚔ </text:span><text:span text:style-name="T603">Krátký luk</text:span><text:span text:style-name="T597">:</text:span><text:span text:style-name="T530"> </text:span><text:span text:style-name="T537">3</text:span><text:span text:style-name="T536"> + k6, zranění </text:span><text:span text:style-name="T537">1</text:span></text:p>
          <text:p text:style-name="P320"><text:span text:style-name="T603">D</text:span><text:span text:style-name="T597">ostřel:</text:span><text:span text:style-name="T530"> střední</text:span></text:p>
          <text:p text:style-name="P320"><text:span text:style-name="T680">J</text:span><text:span text:style-name="T681">ed</text:span><text:span text:style-name="T604"> </text:span><text:span text:style-name="T605">z černé ropuchy:</text:span><text:span text:style-name="T538"> </text:span><text:span text:style-name="T539">6</text:span><text:span text:style-name="T540"> </text:span><text:span text:style-name="T541">+ k6 </text:span><text:span text:style-name="T542">proti Fyzičce</text:span></text:p>
          <text:p text:style-name="P326"><text:span text:style-name="T1085">L</text:span><text:span text:style-name="T1086">atence:</text:span><text:span text:style-name="T1010"> </text:span><text:span text:style-name="T1028">10</text:span><text:span text:style-name="T1010"> m</text:span><text:span text:style-name="T1012">inut</text:span></text:p>
          <text:p text:style-name="P326"><text:span text:style-name="T606">P</text:span><text:span text:style-name="T607">říznaky:</text:span><text:span text:style-name="T543"> </text:span><text:span text:style-name="T544">L</text:span><text:span text:style-name="T545">apání po dechu</text:span><text:span text:style-name="T546">, </text:span><text:span text:style-name="T547">zvracení, křeče. </text:span><text:span text:style-name="T548">Následují halucinace, hučení v uších, bolesti hlavy a závratě. </text:span><text:span text:style-name="T549">Smrt nastává v důsledku zástavy srdce.</text:span></text:p>
          <text:p text:style-name="P353"><text:span text:style-name="T520">⚔ </text:span><text:span text:style-name="T609">Kostěný n</text:span><text:span text:style-name="T601">ůž</text:span><text:span text:style-name="T602">:</text:span><text:span text:style-name="T536"> </text:span><text:span text:style-name="T537">3</text:span><text:span text:style-name="T536"> + k6, zranění </text:span><text:span text:style-name="T537">0</text:span></text:p>
          <text:p text:style-name="P544"><text:span text:style-name="T552">Kromě nožů a luků u</text:span><text:span text:style-name="T537"> sebe mají: </text:span><text:span text:style-name="T610">brašny s tvrdými plackami a sušeným masem, měchy s vodou.</text:span></text:p>
        </text:list-header>
        <text:list-item>
          <text:p text:style-name="P527">Zvídavá lesní víla nedokáže pochopit lidskou morálku. Zná jen přežití silnějšího. Chce dobrodruhy následovat, aby se o lidech něco naučila. Umí <text:span text:style-name="T1428">létat a kdykoliv se může zneviditelnit</text:span>.</text:p>
          <text:p text:style-name="P543"><text:span text:style-name="T2">F</text:span><text:span text:style-name="T3">yzička </text:span><text:span text:style-name="T60">1</text:span><text:span text:style-name="T3">, Finesa </text:span><text:span text:style-name="T60">4</text:span><text:span text:style-name="T3">, Duše </text:span><text:span text:style-name="T60">3</text:span><text:span text:style-name="T751">, </text:span><text:span text:style-name="T752">Ž</text:span><text:span text:style-name="T749">ivot</text:span><text:span text:style-name="T752">y </text:span><text:span text:style-name="T828">5</text:span></text:p>
          <text:p text:style-name="P546"><text:soft-page-break/><text:span text:style-name="T693">Vzhled:</text:span><text:span text:style-name="T748"> Částečně průsvitná víla s motýlími křídly. Člověku je sotva po pás.</text:span></text:p>
        </text:list-item>
        <text:list-item>
          <text:p text:style-name="P528">👣<text:span text:style-name="T359"> </text:span><text:span text:style-name="T194">Čerstvé stopy dvounohého tvora s kopyty (satyr).</text:span></text:p>
        </text:list-item>
        <text:list-item>
          <text:p text:style-name="P528"><text:span text:style-name="T194">👣</text:span><text:span text:style-name="T387"> </text:span><text:span text:style-name="T1117">Den staré</text:span><text:span text:style-name="T194"> stopy dvounohého tvora s kopyty (satyr).</text:span></text:p>
        </text:list-item>
        <text:list-item>
          <text:p text:style-name="P527">Satyr <text:span text:style-name="T142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28">(vidění ve tmě, skvělý sluch)</text:span>.</text:p>
          <text:p text:style-name="P543"><text:span text:style-name="T2">F</text:span><text:span text:style-name="T3">yzička </text:span><text:span text:style-name="T60">5</text:span><text:span text:style-name="T3">, Finesa </text:span><text:span text:style-name="T60">2</text:span><text:span text:style-name="T3">, Duše </text:span><text:span text:style-name="T60">3</text:span><text:span text:style-name="T751">, </text:span><text:span text:style-name="T752">Ž</text:span><text:span text:style-name="T749">ivot</text:span><text:span text:style-name="T752">y </text:span><text:span text:style-name="T823">12</text:span></text:p>
          <text:p text:style-name="P547"><text:span text:style-name="T693">Velikost:</text:span><text:span text:style-name="T748"> jako kroll</text:span></text:p>
        </text:list-item>
        <text:list-item>
          <text:p text:style-name="P527">Skupina <text:span text:style-name="T1422">osmi</text:span> mladých dobrodruhů má v kleci dryádu. Žádají o pomoc s doprovodem do Trossu, o výdělek <text:span text:style-name="T1422">(20 zl)</text:span> se rozdělí. Pokud hráči dryádu neosvobodí, v noci <text:span text:style-name="T1426">pro ni</text:span> přijdou <text:span text:style-name="T1423">tři</text:span> oživlé stromy.</text:p>
        </text:list-item>
      </text:list>
      <text:list xml:id="list28258078" text:style-name="L24">
        <text:list-item>
          <text:p text:style-name="P549">Jsou to „dobrodruzi“, nemají povolání jako postavy.</text:p>
          <text:p text:style-name="P550">Vede je barbar Glaf – svalnatej, polonahej, s dvojručním mečem. Natírá se olejem, aby se mu svaly víc rýsovaly.</text:p>
          <text:p text:style-name="P550"><text:span text:style-name="T1427">Lepí se na něj</text:span> tři dívky: Elfka Niala (dlouhý luk a dýka), ošklivá ale silná barbarka Dura (lehká zbroj, dvojruční sekera) a člověčice Tekla (těžká zbroj, meč a štít).</text:p>
          <text:p text:style-name="P550">Zbytek party: trpaslík Bumla (těžké zbroj, kladivo), hobit Štístko (lehká zbroj, kuše, dýka), elf Dlouhán (stopař, dlouhý luk, tesák).</text:p>
          <text:p text:style-name="P444"><text:soft-page-break/><text:span text:style-name="T2">D</text:span><text:span text:style-name="T1">ryáda</text:span></text:p>
          <text:p text:style-name="P548"><text:span text:style-name="T2">F</text:span><text:span text:style-name="T3">yzička </text:span><text:span text:style-name="T61">2</text:span><text:span text:style-name="T3">, Finesa </text:span><text:span text:style-name="T61">4</text:span><text:span text:style-name="T3">, Duše </text:span><text:span text:style-name="T61">5</text:span><text:span text:style-name="T751">, </text:span><text:span text:style-name="T752">Ž</text:span><text:span text:style-name="T749">ivot</text:span><text:span text:style-name="T752">y </text:span><text:span text:style-name="T33">18</text:span></text:p>
          <text:p text:style-name="P297"><text:span text:style-name="T696">Rychlost:</text:span><text:span text:style-name="T754"> </text:span><text:span text:style-name="T824">jako člověk<text:line-break/></text:span><text:span text:style-name="T697">Smysly:</text:span><text:span text:style-name="T757"> </text:span><text:span text:style-name="T824">jako elf</text:span></text:p>
          <text:p text:style-name="P357"><text:span text:style-name="T717">Vzhled:</text:span><text:span text:style-name="T824"> Dívka s kůrou místo kůže a listím místo vlasů.</text:span></text:p>
          <text:p text:style-name="P463"><text:span text:style-name="T905">Splynutí se stromem:</text:span><text:span text:style-name="T82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44"><text:span text:style-name="T2">O</text:span><text:span text:style-name="T1">živlý strom</text:span></text:p>
          <text:p text:style-name="P548"><text:span text:style-name="T2">F</text:span><text:span text:style-name="T3">yzička 8, Finesa </text:span><text:span text:style-name="T62">1</text:span><text:span text:style-name="T3">, Duše </text:span><text:span text:style-name="T62">7</text:span><text:span text:style-name="T751">, </text:span><text:span text:style-name="T752">Ž</text:span><text:span text:style-name="T749">ivot</text:span><text:span text:style-name="T752">y </text:span><text:span text:style-name="T826">20</text:span></text:p>
          <text:p text:style-name="P297"><text:span text:style-name="T696">Zbroj:</text:span><text:span text:style-name="T754"> </text:span><text:span text:style-name="T827">proti </text:span><text:span text:style-name="T1425">bodu</text:span><text:span text:style-name="T827"> a </text:span><text:span text:style-name="T682">dr</text:span><text:span text:style-name="T683">cení</text:span><text:span text:style-name="T827"> 3, </text:span><text:span text:style-name="T826">jinak 0</text:span></text:p>
          <text:p text:style-name="P297"><text:span text:style-name="T696">Rychlost:</text:span><text:span text:style-name="T754"> </text:span><text:span text:style-name="T826">jako chůze</text:span></text:p>
          <text:p text:style-name="P297"><text:span text:style-name="T697">Smysly:</text:span><text:span text:style-name="T757"> </text:span><text:span text:style-name="T826">žádné nemá, vnímá skrze hmyz, ptáky a jiné drobné tvory v okolí</text:span></text:p>
          <text:p text:style-name="P357"><text:span text:style-name="T520">⚔<text:tab/></text:span><text:span text:style-name="T718">Větve, </text:span><text:span text:style-name="T719">kořeny</text:span><text:span text:style-name="T10">:</text:span><text:span text:style-name="T33"> </text:span><text:span text:style-name="T63">8 + k6, zranění 4</text:span></text:p>
          <text:p text:style-name="P357"><text:span text:style-name="T197">Vzhled:</text:span> <text:span text:style-name="T1424">Vykořenělý kráčející strom.</text:span></text:p>
          <text:p text:style-name="P357"><text:span text:style-name="T717">Boj:</text:span><text:span text:style-name="T824"> </text:span><text:span text:style-name="T825">Oživlý strom se ohání větvemi a může také postavu zamotat do kořenů a uškrtit nebo rozdrtit. Má obrovskou sílu – neboj se popisovat, jak postavy odhazuje několik metrů daleko.</text:span></text:p>
        </text:list-item>
      </text:list>
      <text:list xml:id="list123101199762127" text:continue-list="list123102080946440" text:style-name="L19">
        <text:list-item>
          <text:p text:style-name="P551"><text:span text:style-name="T194"><text:s/>👣</text:span><text:span text:style-name="T387"> </text:span>Čerstvé stopy <text:span text:style-name="T1478">divočáka</text:span> (viz 1<text:span text:style-name="T1478">1</text:span>)</text:p>
        </text:list-item>
        <text:list-item>
          <text:p text:style-name="P527"><text:soft-page-break/>Zuřivý divočák.</text:p>
          <text:p text:style-name="P524">Fyzička 3, Finesa 1, Duše -, Životy 9</text:p>
          <text:p text:style-name="P524">⚔ <text:span text:style-name="T197">Kly:</text:span> 3 + k6, zranění 1</text:p>
        </text:list-item>
        <text:list-item>
          <text:p text:style-name="P551"><text:span text:style-name="T194"><text:s/>👣</text:span><text:span text:style-name="T387"> </text:span>Čerstvé zlobří stopy. <text:span text:style-name="T1480">Vedou k jeskyni na dně skalní rokle</text:span> (viz 1<text:span text:style-name="T1478">3</text:span>)</text:p>
        </text:list-item>
        <text:list-item>
          <text:p text:style-name="P552"><text:s/>V jeskyni na dně skalní rokle žije zlobr.</text:p>
          <text:p text:style-name="P529"><text:span text:style-name="T2">F</text:span><text:span text:style-name="T3">yzička </text:span><text:span text:style-name="T64">6</text:span><text:span text:style-name="T3">, Finesa </text:span><text:span text:style-name="T64">2</text:span><text:span text:style-name="T3">, Duše </text:span><text:span text:style-name="T64">3</text:span><text:span text:style-name="T751">, </text:span><text:span text:style-name="T752">Ž</text:span><text:span text:style-name="T749">ivot</text:span><text:span text:style-name="T752">y </text:span><text:span text:style-name="T829">15</text:span></text:p>
          <text:p text:style-name="P296"><text:span text:style-name="T696">Zbroj:</text:span><text:span text:style-name="T754"> </text:span><text:span text:style-name="T829">2 (silná kůže)</text:span></text:p>
          <text:p text:style-name="P296"><text:span text:style-name="T696">Rychlost:</text:span><text:span text:style-name="T754"> </text:span><text:span text:style-name="T829">jako </text:span><text:span text:style-name="T830">chůze</text:span></text:p>
          <text:p text:style-name="P296"><text:span text:style-name="T697">Smysly:</text:span><text:span text:style-name="T757"> </text:span><text:span text:style-name="T831">slabý zrak, skvělý čich a sluch</text:span></text:p>
          <text:p text:style-name="P354"><text:span text:style-name="T520">⚔<text:tab/></text:span><text:span text:style-name="T720">Drápy</text:span><text:span text:style-name="T10">:</text:span><text:span text:style-name="T33"> </text:span><text:span text:style-name="T65">6 + k6, zranění </text:span><text:span text:style-name="T66">2</text:span></text:p>
          <text:p text:style-name="P354"><text:span text:style-name="T520">⚔<text:tab/></text:span><text:span text:style-name="T720">Důlní kladivo</text:span><text:span text:style-name="T10">:</text:span><text:span text:style-name="T33"> </text:span><text:span text:style-name="T65">6 + k6, zranění </text:span><text:span text:style-name="T66">4</text:span></text:p>
          <text:p text:style-name="P354"><text:span text:style-name="T220">Nadlidská síla:</text:span><text:span text:style-name="T279"> Člověka dokáže zvednout a odhodit několik metrů daleko a při boji zblízka má +1 ke zranění </text:span><text:span text:style-name="T280">(ve zranění drápy i kladivem už je </text:span><text:span text:style-name="T281">bonus započítaný</text:span><text:span text:style-name="T280">)</text:span><text:span text:style-name="T279">.</text:span></text:p>
          <text:p text:style-name="P355"><text:span text:style-name="T197">Vzhled:</text:span> <text:span text:style-name="T1429">Tři metry vysoký zavalitý humanoid s hnědou kůží, kulatou hlavou bez nosu a silnými drápy.</text:span></text:p>
          <text:p text:style-name="P358"><text:span text:style-name="T197">Schopnosti: </text:span><text:span text:style-name="T279">J</text:span><text:span text:style-name="T247">eskynní zlobr regeneruje všechna zranění kromě těch způsobených </text:span><text:span text:style-name="T684">ohněm</text:span><text:span text:style-name="T247"> nebo </text:span><text:span text:style-name="T1430">žíravinou</text:span><text:span text:style-name="T247"> rychlostí 1 život za kolo.</text:span></text:p>
          <text:p text:style-name="P355"><text:span text:style-name="T1092">S</text:span><text:span text:style-name="T1078">labiny:</text:span><text:span text:style-name="T961"> </text:span><text:span text:style-name="T1033">Pokud na jeskynního zlobra dopadne přímé sluneční světlo, natrvalo zkamení.</text:span></text:p>
          <text:p text:style-name="P524"><text:span text:style-name="T197">Suroviny:</text:span> <text:span text:style-name="T1034">Z krve jeskynního zlobra může alchymista vytěžit 7 magů nebo vyrobit </text:span><text:span text:style-name="T1093">lektvar regenerace</text:span><text:span text:style-name="T1034"> (prodej 60 zl).</text:span></text:p>
        </text:list-item>
        <text:list-item>
          <text:p text:style-name="P553"><text:soft-page-break/>Pytlácká past. Proradný pytlák není daleko.</text:p>
        </text:list-item>
        <text:list-item>
          <text:p text:style-name="P55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99">+</text:span>Trosské pláně</text:h>
      <text:h text:style-name="P270" text:outline-level="3">Počasí <text:span text:style-name="T1502">(k6)</text:span></text:h>
      <text:list xml:id="list123101871756100" text:continue-list="list123101053851903" text:style-name="L13">
        <text:list-item>
          <text:p text:style-name="P499">Jasno</text:p>
        </text:list-item>
        <text:list-item>
          <text:p text:style-name="P512">Polojasno</text:p>
        </text:list-item>
        <text:list-item>
          <text:p text:style-name="P558">Polojasno, silný vítr</text:p>
        </text:list-item>
        <text:list-item>
          <text:p text:style-name="P512">Zataženo</text:p>
        </text:list-item>
        <text:list-item>
          <text:p text:style-name="P512">Zataženo, občas prší nebo mrholí</text:p>
        </text:list-item>
        <text:list-item>
          <text:p text:style-name="P512">Bouřka, <text:span text:style-name="T1508">vichr,</text:span> slejvák</text:p>
        </text:list-item>
      </text:list>
      <text:h text:style-name="Heading_20_3" text:outline-level="3"><text:span text:style-name="T1298">+</text:span>Na cestě <text:span text:style-name="T1481">(k6)</text:span>:</text:h>
      <text:list xml:id="list1773715892" text:style-name="L25">
        <text:list-item>
          <text:p text:style-name="P559">Veselý kašpar s naditým měšcem <text:span text:style-name="T1207">(40 st)</text:span> vyzývá ke hře v kostk<text:span text:style-name="T1188">y</text:span>. K sebeobraně má jedem potřenou dýku.</text:p>
          <text:p text:style-name="P55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64">Bodování:</text:p>
        </text:list-item>
      </text:list>
      <text:list xml:id="list2052364479" text:style-name="L26">
        <text:list-item>
          <text:list>
            <text:list-item>
              <text:p text:style-name="P560">jednička = 1 b</text:p>
            </text:list-item>
            <text:list-item>
              <text:p text:style-name="P560">pětka = <text:s/>5 b</text:p>
            </text:list-item>
            <text:list-item>
              <text:p text:style-name="P560">3x stejné číslo = 3x hodnota</text:p>
            </text:list-item>
            <text:list-item>
              <text:p text:style-name="P560">3x dvojice = 10 b</text:p>
            </text:list-item>
            <text:list-item>
              <text:p text:style-name="P560">postupka = 20 b</text:p>
            </text:list-item>
            <text:list-item>
              <text:p text:style-name="P560">6x stejné číslo = 50b</text:p>
            </text:list-item>
          </text:list>
        </text:list-item>
      </text:list>
      <text:list xml:id="list123102752478435" text:continue-list="list1773715892" text:style-name="L25">
        <text:list-item>
          <text:p text:style-name="P559">Bohémští trpasličí žoldnéři se s vámi za pár měďáků podělí o pytlácký úlovek a poslední pivo. Jsou velmi přátelští a chtějí se nechat najmout <text:span text:style-name="T1271">(celá kumpanie za 6 zl na týden)</text:span>. <text:span text:style-name="T1207">Všichni mají těžké zbroje.</text:span></text:p>
          <text:p text:style-name="P561">Magráta – velitel, dvojruční sekera</text:p>
          <text:p text:style-name="P561">Difi – sekera a štít</text:p>
          <text:p text:style-name="P561">Dofi – sekera a štít</text:p>
          <text:p text:style-name="P561">Humli – kuše, tesák</text:p>
          <text:p text:style-name="P561">Dumli – kuše, tesák</text:p>
          <text:p text:style-name="P561">Bejkal – dlouhé kopí</text:p>
        </text:list-item>
        <text:list-item>
          <text:p text:style-name="P559"><text:soft-page-break/><text:span text:style-name="T1208">Vorokův velekněz</text:span> Mankar zpitý do němoty ve škarpě. Pokud ho vzbudíte, začne vás brát jako součást svého stáda a zařídí vám různá privilegia a finanční odměnu <text:span text:style-name="T1212">(10 zl)</text:span>. Pokud se mu ovšem zprotivíte a bude si myslet, že by jste ho mohli pošpinit, tak vás nechá odstranit.</text:p>
        </text:list-item>
        <text:list-item>
          <text:p text:style-name="P559">Poutníci na cestě ke Kastaroku, rozpadlé pevnosti <text:span text:style-name="T1211">Vorok</text:span>ochových <text:span text:style-name="T1213">paladinů</text:span>.</text:p>
        </text:list-item>
      </text:list>
      <text:h text:style-name="Heading_20_3" text:outline-level="3"><text:span text:style-name="T1298">+</text:span>Mimo cestu <text:span text:style-name="T1481">(k10)</text:span>:</text:h>
      <text:list xml:id="list3748598778" text:style-name="L27">
        <text:list-item>
          <text:p text:style-name="P562">Bohatá pole jsou plná pracujících rolníků, přesto nikdo nezasahuje, když statkář obtěžuje dívku v potrhaných šatech.</text:p>
        </text:list-item>
        <text:list-item>
          <text:p text:style-name="P562">Za kamen<text:span text:style-name="T1206">n</text:span>ou zídkou půvabného sadu probíhají jablečné slavnosti. Mošt, medovina, štrůdl, špaldové placky, různé hry a soutěže, které se dají odehrát i mezi hráči - zpěv, zadržení dechu etc.</text:p>
        </text:list-item>
        <text:list-item>
          <text:p text:style-name="P563"><text:span text:style-name="T194">👣</text:span><text:span text:style-name="T387"> </text:span><text:span text:style-name="T195">Čerstvé stopy jednotky jízdy.</text:span></text:p>
        </text:list-item>
        <text:list-item>
          <text:p text:style-name="P563"><text:span text:style-name="T194">👣</text:span><text:span text:style-name="T387"> </text:span><text:span text:style-name="T1121">Den staré</text:span><text:span text:style-name="T195"> stopy jednotky jízdy.</text:span></text:p>
        </text:list-item>
        <text:list-item>
          <text:p text:style-name="P562">Nově vybavená jednotka jízdy vybírá speciální daň od nejbohatších statkářů, aby kompenzovala ztrátu stříbrného dolu.</text:p>
        </text:list-item>
        <text:list-item>
          <text:p text:style-name="P562">Strašidelný mlýn. V noci se tam zjevují duchové dětí. Vypadají děsivě, ale chtějí si jen hrát. Ve sklepě je schované dědictví <text:span text:style-name="T1210">(10 pytlů mouky po 1 zl každý, truhlice se 76 st)</text:span> a celá rodina s rozřezanými zápěstími.</text:p>
        </text:list-item>
        <text:list-item>
          <text:p text:style-name="P564">Nebe je temné a křižované blesky. Kolmý déšť neustává po celý den. Rolníci dnes nevylézají, aby je neodnesla wyverna. Nikdo ji neloví, věří, že přináší dobrou úrodu.</text:p>
          <text:list>
            <text:list-header>
              <text:p text:style-name="P360"><text:soft-page-break/><text:span text:style-name="T531">Fyzička </text:span><text:span text:style-name="T532">6</text:span><text:span text:style-name="T531">, Finesa 4, Duše </text:span><text:span text:style-name="T532">5</text:span><text:span text:style-name="T531">, Životy 1</text:span><text:span text:style-name="T532">6</text:span></text:p>
              <text:p text:style-name="P298"><text:span text:style-name="T703">Zbroj</text:span><text:span text:style-name="T765">: 2 (silná kůže)</text:span><text:span text:style-name="T696"><text:line-break/>Rychlost:</text:span><text:span text:style-name="T754"> </text:span><text:span text:style-name="T765">na zemi jako člověk, létá rychleji než bě</text:span><text:span text:style-name="T776">há</text:span><text:span text:style-name="T765"> kůň</text:span></text:p>
              <text:p text:style-name="P298"><text:span text:style-name="T697">Smysly:</text:span><text:span text:style-name="T757"> </text:span><text:span text:style-name="T765">skvělý zrak, čich a sluch</text:span></text:p>
              <text:p text:style-name="P360"><text:span text:style-name="T520">⚔ </text:span><text:span text:style-name="T702">Zuby a spáry</text:span><text:span text:style-name="T695">:</text:span><text:span text:style-name="T749"> </text:span><text:span text:style-name="T765">6</text:span><text:span text:style-name="T750"> + k6, zranění </text:span><text:span text:style-name="T765">3</text:span></text:p>
              <text:p text:style-name="P565"><text:span text:style-name="T765">K</text:span><text:span text:style-name="T748">ůže </text:span><text:span text:style-name="T822">w</text:span><text:span text:style-name="T748">y</text:span><text:span text:style-name="T822">v</text:span><text:span text:style-name="T748">erny se dá prodat za 10 zl.</text:span></text:p>
            </text:list-header>
          </text:list>
        </text:list-item>
        <text:list-item>
          <text:p text:style-name="P55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58" text:outline-level="1">Lokace</text:h>
      <text:h text:style-name="Heading_20_2" text:outline-level="2"><text:span text:style-name="T1339">+</text:span>Blosely</text:h>
      <text:p text:style-name="P57">Nízká hradba, dřevěné domy. Obyvatelé <text:span text:style-name="T1335">jsou</text:span> pastevci, řemeslníci a dřevorubci. Občasné potíže s gobliny.</text:p>
      <text:p text:style-name="P229">Když sem postavy přijdou poprvé:</text:p>
      <text:list xml:id="list2544441526" text:style-name="L28">
        <text:list-item>
          <text:p text:style-name="P566">Nad městečkem se stahují mraky.</text:p>
        </text:list-item>
      </text:list>
      <text:p text:style-name="P229">Když tudy půjdou podruhé:</text:p>
      <text:list xml:id="list3627791796" text:style-name="L29">
        <text:list-item>
          <text:p text:style-name="P568">Nad městečkem jsou černá, bouřková mračna. Pravidelně se ozývá hrom a nebe křižují blesky. Zjevně se schyluje k pořádné bouři.</text:p>
          <text:list>
            <text:list-item>
              <text:p text:style-name="P569">Vesničané jsou shromážděni v největším domě, <text:span text:style-name="T1340">kde zasedá</text:span> rada starších <text:span text:style-name="T1365">(dva kmeti a tři báby)</text:span>. <text:span text:style-name="T1361">Mluv</text:span><text:span text:style-name="T178">í </text:span><text:span text:style-name="T377">se</text:span><text:span text:style-name="T178"> o tom, že čaroděj Marelok se určitě mstí za svou lásku.</text:span></text:p>
              <text:p text:style-name="P567"><text:span text:style-name="T178">„</text:span><text:span text:style-name="T179">Před časem</text:span><text:span text:style-name="T178">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78">Pak se s n</text:span><text:span text:style-name="T180">í </text:span><text:soft-page-break/><text:span text:style-name="T180">ale ošklivě pohádal</text:span><text:span text:style-name="T178">, její nápadník </text:span><text:span text:style-name="T180">Delrek</text:span><text:span text:style-name="T178"> a v návalu žárlivosti ji zabil. Medvěd, Liadin otec, ho při tom viděl a na místě ho uškrtil. Čaroděje jsme tu od té doby neviděli.“</text:span></text:p>
            </text:list-item>
            <text:list-item>
              <text:p text:style-name="P570">Navržené jsou dvě možnosti, <text:span text:style-name="T1361">co mohou obyvatelé Blosel udělat</text:span>: Pokusit se najít čarodějnou věž <text:span text:style-name="T1362">a kouzlo nějak přerušit</text:span> (viz příběh o čaroději Merelokovi v popisu rady starších) nebo město zcela opustit.</text:p>
            </text:list-item>
          </text:list>
        </text:list-item>
      </text:list>
      <text:p text:style-name="P229">Když tudy půjdou potřetí:</text:p>
      <text:list xml:id="list1075818959" text:style-name="L30">
        <text:list-item>
          <text:p text:style-name="P571">Městečko a jeho blízké okolí decimuje ničivá bouře. <text:span text:style-name="T1366">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4181128990" text:style-name="L31">
        <text:list-item>
          <text:p text:style-name="P572">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09"><text:span text:style-name="T766">F</text:span><text:span text:style-name="T751">yzička </text:span><text:span text:style-name="T796">5</text:span><text:span text:style-name="T751">, Finesa </text:span><text:span text:style-name="T796">4</text:span><text:span text:style-name="T751">, Duše </text:span><text:span text:style-name="T796">2</text:span><text:span text:style-name="T751">, </text:span><text:span text:style-name="T752">Ž</text:span><text:span text:style-name="T749">ivot</text:span><text:span text:style-name="T752">y </text:span><text:span text:style-name="T796">11</text:span></text:p>
      <text:list xml:id="list2156091237" text:style-name="L32">
        <text:list-item>
          <text:p text:style-name="P575">Hraničář u něj může postoupit na vyšší úroveň.</text:p>
        </text:list-item>
        <text:list-item>
          <text:p text:style-name="P576">Medvěd dobře zná Garlacké hory:</text:p>
          <text:list>
            <text:list-item>
              <text:p text:style-name="P573"><text:soft-page-break/><text:span text:style-name="T1529">Pod severním štítem je starobylej skalní chrám. Nikdo tam nežije, ale když jsem tam byl já, byla tam v nádržce zlatá rybka. Nechal jsem ji tam – </text:span><text:span text:style-name="T1130">n</text:span><text:span text:style-name="T1131">a věci, kterým nerozumím, radši nešahám</text:span><text:span text:style-name="T1529">.</text:span></text:p>
            </text:list-item>
            <text:list-item>
              <text:p text:style-name="P577">V sedle na konci údolí se stříbrným domem roste prastarej strom. Říká se mu Hrstan a váže se k němu legenda, že kdysi nesl bílý hrušky, který propůjčovaly nadlidskou sílu. Válečníci je <text:span text:style-name="T1533">ale</text:span> prej do jedný otrhali a za trest žijou v horách proměněný v obry. <text:span text:style-name="T1534">Což klidně může bejt pravda, protože obři v horách skutečně jsou – dejte si na ně bacha, s oblibou na poutníky hází kameny a spouští laviny nebo sesuvy suti.</text:span></text:p>
            </text:list-item>
            <text:list-item>
              <text:p text:style-name="P574"><text:span text:style-name="T1531">V jižním štítu Garlackejch hor je vytesaná trpaslická hrobka. Jsou tam pohřbeni </text:span><text:span text:style-name="T1132">bratři z rodu</text:span><text:span text:style-name="T1531"> Baragorů, </text:span><text:span text:style-name="T1133">k</text:span><text:span text:style-name="T1132">teří</text:span><text:span text:style-name="T1531"> se proslavili jako lovci démonů.</text:span></text:p>
            </text:list-item>
          </text:list>
        </text:list-item>
      </text:list>
      <text:h text:style-name="Heading_20_2" text:outline-level="2"><text:span text:style-name="T1322">+</text:span>Brakk</text:h>
      <text:p text:style-name="P57">Nejmocnější z Trosských strážních věží a místo tréninku čerstvých rekrutů. Do zdejšího žaláře kapitán stráže <text:span text:style-name="T1356">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08"><text:span text:style-name="T766">F</text:span><text:span text:style-name="T751">yzička </text:span><text:span text:style-name="T795">5</text:span><text:span text:style-name="T751">, Finesa </text:span><text:span text:style-name="T795">3</text:span><text:span text:style-name="T751">, Duše </text:span><text:span text:style-name="T795">2</text:span><text:span text:style-name="T751">, </text:span><text:span text:style-name="T752">Ž</text:span><text:span text:style-name="T749">ivot</text:span><text:span text:style-name="T752">y </text:span><text:span text:style-name="T795">11</text:span></text:p>
      <text:list xml:id="list2726978088" text:style-name="L33">
        <text:list-item>
          <text:p text:style-name="P578">Dokáže naučit různé bojové techniky (může trénovat válečníka), ale vyžívá se v šikaně.</text:p>
        </text:list-item>
        <text:list-item>
          <text:p text:style-name="P578">Nabízí odměnu za likvidaci zbojníků v Hrzalese (10 zl splatných až se prokáže, že přepadení skončila) nebo za vypátrání jejich tábora (5 zl a postavy tam následně musí dovést vojenského zvěda).</text:p>
          <text:list>
            <text:list-item>
              <text:p text:style-name="P579">Zvěd Jelen – štíhlý mladík <text:s/>s čírem <text:span text:style-name="T1357">v kožené kazajce a kalhotách</text:span>.</text:p>
            </text:list-item>
          </text:list>
        </text:list-item>
      </text:list>
      <text:h text:style-name="P262" text:outline-level="2"><text:span text:style-name="T1421">+</text:span>Čarodějná věž</text:h>
      <text:p text:style-name="P159"><text:bookmark text:name="docs-internal-guid-c7301f5b-7fff-6003-3874-aa21c98676ee"/>Věž je postavená z těžkých <text:span text:style-name="T1368">kamenných</text:span> bloků, nemá žádná okna. Nad <text:span text:style-name="T1336">ní</text:span> nehybně visí v prostoru lesklá koule a v nepravidelných intervalech si s nebesy vyměňuje blesky. <text:span text:style-name="T1383">Před vchodem jsou </text:span><text:span text:style-name="T1258">rozsekané </text:span><text:span text:style-name="T394">mrtvoly tří goblinů</text:span><text:span text:style-name="T1383"> v lehké zbroji.</text:span> <text:span text:style-name="T1382">Jedno křídlo </text:span><text:span text:style-name="T395">masivních vstupních dveří</text:span><text:span text:style-name="T1382"> je napůl otevřené. Všude je spousta krve.</text:span></text:p>
      <text:p text:style-name="P160"><text:soft-page-break/><text:span text:style-name="T380">&gt; </text:span><text:span text:style-name="T388">Vstupní dveře</text:span> jsou z tvrdého, dubového dřeva pobitého ocelovými hřeby. <text:span text:style-name="T359">Nemaj</text:span><text:span text:style-name="T118">í zámek, madlo ani klepadlo.</text:span></text:p>
      <text:list xml:id="list3295330879" text:style-name="L34">
        <text:list-item>
          <text:p text:style-name="P580">Zevnitř jdou zajistit těžkou závorou.</text:p>
        </text:list-item>
      </text:list>
      <text:p text:style-name="P155"><text:span text:style-name="T381">&gt; </text:span><text:span text:style-name="T388">Goblini</text:span> jsou mrtví jen pár dní.</text:p>
      <text:list xml:id="list984079634" text:style-name="L35">
        <text:list-item>
          <text:p text:style-name="P361"><text:span text:style-name="T806">Goblini jsou velcí jako hobiti, zelení a holohlaví</text:span><text:span text:style-name="T802">. </text:span><text:span text:style-name="T806">Mají dlouhé, špičaté uši, </text:span><text:span text:style-name="T807">velké, </text:span><text:span text:style-name="T806">zahnuté nosy a ostré zuby.</text:span></text:p>
        </text:list-item>
      </text:list>
      <text:list xml:id="list3635461947" text:style-name="L36">
        <text:list-item>
          <text:p text:style-name="P586"><text:span text:style-name="T1384">U sebe mají: </text:span><text:span text:style-name="T213">kostěné nože</text:span><text:span text:style-name="T276"> </text:span><text:span text:style-name="T277">(zranění 0)</text:span><text:span text:style-name="T1384">, </text:span><text:span text:style-name="T213">kopí s kamenným hrotem </text:span><text:span text:style-name="T275">(zranění 1)</text:span><text:span text:style-name="T1384">, </text:span><text:span text:style-name="T1090">brašny s tvrdými plackami a sušeným masem</text:span><text:span text:style-name="T1091">,</text:span><text:span text:style-name="T1090"> měchy s vodou.</text:span></text:p>
        </text:list-item>
      </text:list>
      <text:p text:style-name="P14"><text:span text:style-name="Emphasis"><text:span text:style-name="T508">👣</text:span></text:span><text:span text:style-name="Emphasis"><text:span text:style-name="T510"> </text:span></text:span><text:span text:style-name="Emphasis"><text:span text:style-name="T511">Stopy boje </text:span></text:span><text:span text:style-name="Emphasis"><text:span text:style-name="T512">zhruba </text:span></text:span><text:span text:style-name="Emphasis"><text:span text:style-name="T511">třiceti </text:span></text:span><text:span text:style-name="Emphasis"><text:span text:style-name="T514">goblinů</text:span></text:span><text:span text:style-name="Emphasis"><text:span text:style-name="T511"> proti třem oživlým zbrojím. </text:span></text:span><text:span text:style-name="Emphasis"><text:span text:style-name="T513">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393">Dveře jsou nové, dřevěné. Mají kliku, nemají zámek. </text:span>Vstupní hala j<text:span text:style-name="T1384">e</text:span> zbrocen<text:span text:style-name="T1384">a</text:span> krví <text:span text:style-name="T1384">ještě víc než prostor před věží</text:span>.</text:p>
      <text:p text:style-name="Standalone_20_Property"><text:span text:style-name="T298">Kusy goblinů v </text:span><text:span text:style-name="T314">zaschlých</text:span><text:span text:style-name="T298"> kalužích krve</text:span> &gt; Dohromady patnáct těl <text:span text:style-name="T1373">v lehkých zbrojích</text:span>.</text:p>
      <text:list xml:id="list123101663820042" text:continue-list="list984079634" text:style-name="L35">
        <text:list-item>
          <text:p text:style-name="P545"><text:span text:style-name="T298">U sebe mají:</text:span> <text:span text:style-name="T211">6 krátkých <text:s/>gobliních luků, 6 toulců s šípy s kamennými hroty</text:span><text:span text:style-name="T273"> </text:span><text:span text:style-name="T274">(zranění 1)</text:span><text:span text:style-name="T1373">, 9</text:span><text:span text:style-name="T210"> kopí s kamenným hrotem – </text:span><text:span text:style-name="T212">7 rozsekaných, 2 nepoškozená</text:span><text:span text:style-name="T1373"> (zranění 1), </text:span><text:span text:style-name="T210">15 kostěných nožů</text:span><text:span text:style-name="T1373"> (zranění 0), </text:span><text:span text:style-name="T1090">brašny s tvrdými plackami a sušeným masem, měchy s vodou, </text:span><text:span text:style-name="T197">dřevěnou píšťalku</text:span>, <text:span text:style-name="T1088">měděný prsten</text:span><text:span text:style-name="T1029"> </text:span><text:span text:style-name="T1030">(prodej 1 st), </text:span><text:span text:style-name="T1078">figurku vlka vyřezanou ze dřeva</text:span><text:span text:style-name="T961">, </text:span><text:span text:style-name="T1089">stříbrný kruh v uchu</text:span><text:span text:style-name="T1031"> </text:span><text:span text:style-name="T1030">(prodej 5 st)</text:span></text:p>
        </text:list-item>
      </text:list>
      <text:p text:style-name="P238"><text:soft-page-break/><text:span text:style-name="T298">Zohýbané kusy černých plátových zbrojí</text:span> &gt; <text:span text:style-name="T1369">D</text:span>ohromady tři zbroje – <text:span text:style-name="T1370">nefunkční, ale jdou opravit (prodej 3 zl za každou). V každé z nich je zavěšené lidské srdce.</text:span></text:p>
      <text:p text:style-name="P238"><text:span text:style-name="T327">M</text:span><text:span text:style-name="T298">ezi mrtvolami leží </text:span><text:span text:style-name="T328">tři</text:span><text:span text:style-name="T298"> černé </text:span><text:span text:style-name="T327">dlouhé</text:span><text:span text:style-name="T298"> meče</text:span> <text:span text:style-name="T1370">(zranění 2/3, prodej 3 zl za každý) </text:span><text:span text:style-name="T384">&gt; </text:span><text:span text:style-name="T191">čepele mají od krve.</text:span></text:p>
      <text:p text:style-name="Standalone_20_Property"><text:span text:style-name="Emphasis"><text:span text:style-name="T478">👣</text:span></text:span><text:span text:style-name="Emphasis"><text:span text:style-name="T418"> </text:span></text:span><text:span text:style-name="Emphasis"><text:span text:style-name="T449">Stopy boje goblinů proti třem oživlým zbrojím. </text:span></text:span><text:span text:style-name="Emphasis"><text:span text:style-name="T450">Zhruba </text:span></text:span><text:span text:style-name="Emphasis"><text:span text:style-name="T467">tucet</text:span></text:span><text:span text:style-name="Emphasis"><text:span text:style-name="T450"> </text:span></text:span><text:span text:style-name="Emphasis"><text:span text:style-name="T467">jich</text:span></text:span><text:span text:style-name="Emphasis"><text:span text:style-name="T450"> boj přežilo, jejich stopy vedou k jižním i východním dveřím.</text:span></text:span></text:p>
      <text:p text:style-name="P179">2</text:p>
      <text:p text:style-name="P153"><text:span text:style-name="T339">Stěny jsou </text:span><text:span text:style-name="T347">pokryté</text:span><text:span text:style-name="T339"> </text:span><text:span text:style-name="T390">reliéf</text:span><text:span text:style-name="T392">em</text:span> <text:span text:style-name="T1374">zobrazujícím vekou bitvu, kde se nad jednou z nastoupených armád stahují bouřková mračna</text:span>. <text:span text:style-name="T1341">V lese za bitevní plání je vidět špička věže, ze které k nebesům šlehají blesky.</text:span></text:p>
      <text:p text:style-name="P236"><text:span text:style-name="Emphasis"><text:span text:style-name="T478">👣</text:span></text:span><text:span text:style-name="Emphasis"><text:span text:style-name="T418"> </text:span></text:span><text:span text:style-name="Emphasis"><text:span text:style-name="T452">Dveřmi dovnitř vedou krvavé gobliní šlápoty. Bylo jich několik a důkladně prohledávali celou místnost. </text:span></text:span><text:span text:style-name="Emphasis"><text:span text:style-name="T453">U východní stěny </text:span></text:span><text:span text:style-name="Emphasis"><text:span text:style-name="T468">stopy</text:span></text:span><text:span text:style-name="Emphasis"><text:span text:style-name="T453"> vedou do zdi, jako kdyby </text:span></text:span><text:span text:style-name="Emphasis"><text:span text:style-name="T468">dotyční</text:span></text:span><text:span text:style-name="Emphasis"><text:span text:style-name="T463"> prošli</text:span></text:span><text:span text:style-name="Emphasis"><text:span text:style-name="T453"> skrz.</text:span></text:span></text:p>
      <text:p text:style-name="P156"><text:span text:style-name="Emphasis"><text:span text:style-name="T454">&gt; </text:span></text:span><text:span text:style-name="Emphasis"><text:span text:style-name="T451">Na </text:span></text:span><text:span text:style-name="Emphasis"><text:span text:style-name="T489">reliéfu</text:span></text:span><text:span text:style-name="Emphasis"><text:span text:style-name="T451"> jsou </text:span></text:span><text:span text:style-name="Emphasis"><text:span text:style-name="T461">š</text:span></text:span><text:span text:style-name="Emphasis"><text:span text:style-name="T451">mouhy od krve, zřejmě se na něm někdo snažil něco najít. </text:span></text:span><text:span text:style-name="Emphasis"><text:span text:style-name="T460">Jedna část stěny je ale čistá</text:span></text:span><text:span text:style-name="Emphasis"><text:span text:style-name="T451">.</text:span></text:span></text:p>
      <text:list xml:id="list2215691605" text:style-name="L37">
        <text:list-item>
          <text:p text:style-name="P587"><text:span text:style-name="T181">N</text:span>eopatlaná část <text:span text:style-name="T379">je iluzorn</text:span><text:span text:style-name="T181">í stěna</text:span>. Lze bez odporu projít.</text:p>
        </text:list-item>
      </text:list>
      <text:p text:style-name="P179">3</text:p>
      <text:p text:style-name="P162"><text:span text:style-name="T312">Mramorová s</text:span><text:span text:style-name="T298">ocha veselé dívky</text:span> &gt; <text:span text:style-name="T184">Jsou na ní krvavé </text:span><text:span text:style-name="T188">š</text:span><text:span text:style-name="T184">mouhy, zřejmě ji někdo osahával.</text:span></text:p>
      <text:list xml:id="list1639819770" text:style-name="L38">
        <text:list-item>
          <text:p text:style-name="P588"><text:span text:style-name="T1375">Je to socha </text:span><text:span text:style-name="T178">Mial</text:span><text:span text:style-name="T182">y</text:span><text:span text:style-name="T178">, dcer</text:span><text:span text:style-name="T183">y</text:span><text:span text:style-name="T178"> hraničáře Medvěda a jeho ženy Liady </text:span><text:span text:style-name="T182">(viz Blosely).</text:span></text:p>
        </text:list-item>
      </text:list>
      <text:p text:style-name="P59"><text:span text:style-name="T298">Kamenné schodiště do hrobky</text:span> &gt; Stupně, stěny i strop jsou pokryté <text:span text:style-name="T1376">silnou</text:span> vrstvou ledu. <text:span text:style-name="T1385">Zezdola táhne mráz.</text:span></text:p>
      <text:p text:style-name="P237"><text:soft-page-break/><text:span text:style-name="Emphasis"><text:span text:style-name="T478">👣</text:span></text:span><text:span text:style-name="Emphasis"><text:span text:style-name="T418"> </text:span></text:span><text:span text:style-name="Emphasis"><text:span text:style-name="T471">Zaschlé k</text:span></text:span><text:span text:style-name="Emphasis"><text:span text:style-name="T495">rvav</text:span></text:span><text:span text:style-name="Emphasis"><text:span text:style-name="T454">é šlápoty goblinů po celé místnosti, zřejmě ji prohledávali. Vedou po schodech <text:s/>dolů – </text:span></text:span><text:span text:style-name="Emphasis"><text:span text:style-name="T462">jsou překryté ledem</text:span></text:span><text:span text:style-name="Emphasis"><text:span text:style-name="T454">.</text:span></text:span></text:p>
      <text:p text:style-name="P179">4</text:p>
      <text:p text:style-name="P17"><text:span text:style-name="Emphasis"><text:span text:style-name="T397">🔊<text:tab/></text:span></text:span><text:span text:style-name="Emphasis"><text:span text:style-name="T404">Žvanění goblinů a z</text:span></text:span><text:span text:style-name="Emphasis"><text:span text:style-name="T402">vuky rozbíjení ledu mnoha drobnými nástroji</text:span></text:span><text:span text:style-name="Emphasis"><text:span text:style-name="T398">.</text:span></text:span></text:p>
      <text:p text:style-name="P154"><text:span text:style-name="T1378">Místnost připomíná ledovou jeskyni. Stěny i sloupy jsou obalené ledem, uprostřed místnosti je v něm pět </text:span><text:span text:style-name="T393">zamrzlých goblinů</text:span><text:span text:style-name="T1378"> kolem otevřeného sarkofágu. </text:span><text:span text:style-name="T1259">Čtyři </text:span><text:span text:style-name="T1260">jsou ztuhlí při zvedání víka</text:span><text:span text:style-name="T1378">, </text:span><text:span text:style-name="T1259">pátý míří hůlkou</text:span><text:span text:style-name="T1378"> do sarkofágu.</text:span></text:p>
      <text:p text:style-name="Standalone_20_Property"><text:span text:style-name="T323">Pět</text:span><text:span text:style-name="T298"> goblinů </text:span><text:span text:style-name="T313">se snaží </text:span><text:span text:style-name="T316">zamrzlé</text:span><text:span text:style-name="T313"> </text:span><text:span text:style-name="T315">gobliny vysekat</text:span> &gt; <text:span text:style-name="T1386">jde jim to pomalu, mají na to jen kamenné nože.</text:span></text:p>
      <text:list xml:id="list4291915529" text:style-name="L39">
        <text:list-item>
          <text:p text:style-name="P590">Goblinů je ve skutečnosti šest – jeden je totiž neviditelný.</text:p>
        </text:list-item>
        <text:list-item>
          <text:p text:style-name="P589"><text:span text:style-name="T1395">Jednoho z nich</text:span> neposlouchá pravá ruka <text:span text:style-name="T1381">a dělá si, co sama chce</text:span> – snaží se pořád na něco sáhnout a fackuje <text:span text:style-name="T1380">ho</text:span>, když se tomu nechce podvolit.</text:p>
        </text:list-item>
        <text:list-item>
          <text:p text:style-name="P589">Dva <text:span text:style-name="T1395">z goblinů jsou zcela</text:span> identičtí.</text:p>
        </text:list-item>
        <text:list-item>
          <text:p text:style-name="P590">Jeden je mnohem menší – ostatním je zhruba po pás <text:s/>(má jen 4 životy).</text:p>
        </text:list-item>
      </text:list>
      <text:p text:style-name="P164">V boji využijí luků, krytu za sloupy a kluzkého vlnitého ledu.</text:p>
      <text:list xml:id="list675179065" text:style-name="L40">
        <text:list-header>
          <text:p text:style-name="P591"><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36"><text:span text:style-name="T54">Z</text:span><text:span text:style-name="T1">broj:</text:span><text:span text:style-name="T20"> 1 (lehká zbroj)</text:span></text:p>
          <text:p text:style-name="P285"><text:span text:style-name="T696">Rychlost:</text:span><text:span text:style-name="T754"> </text:span><text:span text:style-name="T803">j</text:span><text:span text:style-name="T804">ako</text:span><text:span text:style-name="T805"> člověk</text:span></text:p>
          <text:p text:style-name="P299"><text:span text:style-name="T904">Smysly:</text:span><text:span text:style-name="T757"> </text:span><text:span text:style-name="T802">čich a chuť </text:span><text:span text:style-name="T803">jako člověk, výborný sluch </text:span><text:span text:style-name="T802">a vidění v šeru</text:span></text:p>
          <text:p text:style-name="P286"><text:soft-page-break/><text:span text:style-name="T520">⚔ </text:span><text:span text:style-name="T603">Krátký luk </text:span><text:span text:style-name="T550">(</text:span><text:span text:style-name="T551">šípy s kamennými hroty</text:span><text:span text:style-name="T550">)</text:span><text:span text:style-name="T597">:</text:span><text:span text:style-name="T530"> </text:span><text:span text:style-name="T537">3</text:span><text:span text:style-name="T536"> + k6, zranění </text:span><text:span text:style-name="T537">1</text:span></text:p>
          <text:p text:style-name="P321"><text:span text:style-name="T603">D</text:span><text:span text:style-name="T597">ostřel:</text:span><text:span text:style-name="T530"> střední</text:span></text:p>
          <text:p text:style-name="P362"><text:span text:style-name="T520">⚔ </text:span><text:span text:style-name="T601">Nůž</text:span><text:span text:style-name="T602">:</text:span><text:span text:style-name="T536"> </text:span><text:span text:style-name="T537">3</text:span><text:span text:style-name="T536"> + k6, zranění </text:span><text:span text:style-name="T537">0</text:span></text:p>
        </text:list-header>
        <text:list-item>
          <text:p text:style-name="P592"><text:span text:style-name="T603">U </text:span><text:span text:style-name="T597">sebe mají:</text:span><text:span text:style-name="T530"> </text:span><text:span text:style-name="T608">živou ropuchu, váček s medicínou, pazourkovou škrabku na kůži</text:span></text:p>
        </text:list-item>
      </text:list>
      <text:p text:style-name="Standalone_20_Property"><text:span text:style-name="T298">Na ledu leží hromádka zásob a měchů s vodou</text:span><text:span text:style-name="T339"> </text:span><text:span text:style-name="T368">&gt; Goblini si je tu odlo</text:span><text:span text:style-name="T136">žili, aby jim nepřekážely při rozbíjení ledu.</text:span></text:p>
      <text:p text:style-name="Standalone_20_Property"><text:span text:style-name="T313">V sarkofágu je zamrzlá mumie</text:span><text:span text:style-name="T346"> </text:span><text:span text:style-name="T370">&gt; mr</text:span><text:span text:style-name="T138">áz j</text:span><text:span text:style-name="T139">í</text:span><text:span text:style-name="T138"> nijak neublížil. Po případném rozmražení bude plně bojeschopná.</text:span></text:p>
      <text:p text:style-name="P201"><text:span text:style-name="T2">F</text:span><text:span text:style-name="T3">yzička </text:span><text:span text:style-name="T52">5</text:span><text:span text:style-name="T3">, Finesa </text:span><text:span text:style-name="T52">3</text:span><text:span text:style-name="T3">, Duše </text:span><text:span text:style-name="T52">5</text:span><text:span text:style-name="T751">, </text:span><text:span text:style-name="T752">Ž</text:span><text:span text:style-name="T749">ivot</text:span><text:span text:style-name="T752">y </text:span><text:span text:style-name="T753">15</text:span></text:p>
      <text:p text:style-name="P220"><text:span text:style-name="T696">Rychlost:</text:span><text:span text:style-name="T754"> </text:span><text:span text:style-name="T800">j</text:span><text:span text:style-name="T801">ako člověk</text:span></text:p>
      <text:p text:style-name="P220"><text:span text:style-name="T697">Smysly:</text:span><text:span text:style-name="T757"> </text:span><text:span text:style-name="T758">magický zrak a sluch</text:span></text:p>
      <text:p text:style-name="P220"><text:span text:style-name="T698">Detekovatelnost</text:span><text:span text:style-name="T699">:</text:span><text:span text:style-name="T759"> </text:span><text:span text:style-name="T760">není</text:span><text:span text:style-name="T759"> vidět pomocí infravidění</text:span></text:p>
      <text:p text:style-name="P214"><text:span text:style-name="T520">⚔ </text:span><text:span text:style-name="T695">Z</text:span><text:span text:style-name="T705">uby </text:span><text:span text:style-name="T714">a pařáty</text:span><text:span text:style-name="T10">:</text:span><text:span text:style-name="T33"> </text:span><text:span text:style-name="T50">5 + k6, zranění </text:span><text:span text:style-name="T51">2</text:span></text:p>
      <text:list xml:id="list534786982" text:style-name="L41">
        <text:list-item>
          <text:p text:style-name="P593"><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382">&gt; </text:span><text:span text:style-name="T1261">Z </text:span><text:span text:style-name="T396">pěti zamrzlých goblinů</text:span><text:span text:style-name="T1263"> </text:span><text:span text:style-name="T189">čtyři zvedají víko. </text:span><text:span text:style-name="T190">Z</text:span><text:span text:style-name="T189">braně si odložili na zem, </text:span><text:span text:style-name="T190">takže jsou hluboko pod ledem</text:span><text:span text:style-name="T189">.</text:span><text:span text:style-name="T1262"> Po případném rozmražení budou naživu, ale neschopni boje. </text:span><text:span text:style-name="T1263">Pátý zamrzlý goblin je </text:span>svraštělý <text:span text:style-name="T1337">stoletý</text:span> stařec <text:span text:style-name="T1379">(mrtvý)</text:span>. <text:span text:style-name="T1394">Hůlkou, kterou drží v ruce, míří dovnitř do sarkofágu (karta </text:span><text:span text:style-name="T215">Mrazivá hůlka</text:span><text:span text:style-name="T1394">).</text:span></text:p>
      <text:list xml:id="list1357877549" text:style-name="L42">
        <text:list-item>
          <text:p text:style-name="P594">Hůlkou lze výměnou za životní energii sesílat mrazivé střely. Pohroma jako tady nastane, jen pokud se sesilatel použitím zabije.</text:p>
        </text:list-item>
        <text:list-item>
          <text:p text:style-name="P595"><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298">Tři truhlice </text:span><text:span text:style-name="T317">bez zámků, </text:span><text:span text:style-name="T319">před prostřední je </text:span><text:span text:style-name="T320">v</text:span><text:span text:style-name="T319"> kaluž</text:span><text:span text:style-name="T320">i</text:span><text:span text:style-name="T319"> krve </text:span><text:span text:style-name="T320">pohozený</text:span><text:span text:style-name="T319"> </text:span><text:span text:style-name="T325">goblinský</text:span><text:span text:style-name="T319"> </text:span><text:span text:style-name="T320">luk</text:span><text:span text:style-name="T319">.</text:span></text:p>
      <text:p text:style-name="P239"><text:span text:style-name="Emphasis"><text:span text:style-name="T485">👣</text:span></text:span><text:span text:style-name="Emphasis"><text:span text:style-name="T469"> </text:span></text:span><text:span text:style-name="Emphasis"><text:span text:style-name="T470">Zaschlé k</text:span></text:span><text:span text:style-name="Emphasis"><text:span text:style-name="T495">rvav</text:span></text:span><text:span text:style-name="Emphasis"><text:span text:style-name="T454">é šlápoty goblinů po celé místnosti, zřejmě ji prohledávali. </text:span></text:span><text:span text:style-name="Emphasis"><text:span text:style-name="T455">Před prostřední truhlou jsou stopy masakru. </text:span></text:span><text:span text:style-name="Emphasis"><text:span text:style-name="T464">N</text:span></text:span><text:span text:style-name="Emphasis"><text:span text:style-name="T455">ěco tu zřejmě sežralo goblina zaživa – zůstal po něm jen luk.</text:span></text:span></text:p>
      <text:list xml:id="list4189218827" text:style-name="L43">
        <text:list-item>
          <text:p text:style-name="P596">V <text:span text:style-name="T1387">západní truhle</text:span> je solené maso, ryby, papriky, zavařeniny, koření a další relativně drahé zásoby.</text:p>
        </text:list-item>
        <text:list-item>
          <text:p text:style-name="P597">Prostřední truhlice má na sobě z přední strany krev – vpadá to, jako kdyby vytekla ven škvírou mezi truhlou a víkem.</text:p>
          <text:p text:style-name="P598">Je to mimik:</text:p>
          <text:list>
            <text:list-header>
              <text:p text:style-name="P599">Fyzička 4, Finesa 2, Duše -, Životy 11</text:p>
              <text:p text:style-name="P599"><text:span text:style-name="T197">Zbroj:</text:span> 2, ale proti seku a ohni 0 a na nohách také 0<text:line-break/><text:span text:style-name="T197">Rychlost:</text:span> jako člověk</text:p>
              <text:p text:style-name="P599"><text:span text:style-name="T520">⚔ </text:span><text:span text:style-name="T197">Kousnutí:</text:span> 4 + k6, zranění 2</text:p>
              <text:list>
                <text:list-item>
                  <text:p text:style-name="P599">„Uvnitř“ mimika jsou zbytky goblina a jeho vybavení (zbroj, kostěný nůž, zásoba jídla, měch s vodou).</text:p>
                </text:list-item>
              </text:list>
            </text:list-header>
          </text:list>
        </text:list-item>
        <text:list-item>
          <text:p text:style-name="P600">V<text:span text:style-name="T1387">e východní truhle</text:span> je lano a <text:span text:style-name="T1387">složený kus plátna (prodej 6 st)</text:span>.</text:p>
        </text:list-item>
      </text:list>
      <text:p text:style-name="P157"><text:soft-page-break/><text:span text:style-name="T318">Zhruba metr nad zemí visí kovová koule</text:span><text:span text:style-name="T1388"> </text:span><text:span text:style-name="T383">&gt; </text:span>kdo se j<text:span text:style-name="T1377">í</text:span> dotkne, zmizí a <text:span text:style-name="T185">objeví</text:span> se u koule v (7)</text:p>
      <text:p text:style-name="P179">6</text:p>
      <text:p text:style-name="P239"><text:span text:style-name="Emphasis"><text:span text:style-name="T485">👣</text:span></text:span><text:span text:style-name="Emphasis"><text:span text:style-name="T469"> </text:span></text:span><text:span text:style-name="Emphasis"><text:span text:style-name="T470">Zaschlé k</text:span></text:span><text:span text:style-name="Emphasis"><text:span text:style-name="T495">rvav</text:span></text:span><text:span text:style-name="Emphasis"><text:span text:style-name="T454">é šlápoty goblinů po celé místnosti, zřejmě ji prohledávali.</text:span></text:span></text:p>
      <text:p text:style-name="Standalone_20_Property"><text:span text:style-name="T298">Stěny, podlaha i strop jsou pokryté vrstvou duhového slizu</text:span> &gt; Při kontaktu s jiným předmětem (ruka, meč, lano…) způsobí náhodný magický efekt.</text:p>
      <text:list xml:id="list2836092815" text:style-name="L44">
        <text:list-item>
          <text:p text:style-name="P601">Zmenšení nebo zvětšení</text:p>
        </text:list-item>
        <text:list-item>
          <text:p text:style-name="P601">Vytvoření identické kopie</text:p>
        </text:list-item>
        <text:list-item>
          <text:p text:style-name="P601">Neviditelnost</text:p>
        </text:list-item>
        <text:list-item>
          <text:p text:style-name="P601">Síla a krutost (zčernání, bodce, kapající kyselina...)</text:p>
        </text:list-item>
        <text:list-item>
          <text:p text:style-name="P601">Povadlost a slabost</text:p>
        </text:list-item>
        <text:list-item>
          <text:p text:style-name="P601">Vlastní vůle</text:p>
        </text:list-item>
      </text:list>
      <text:p text:style-name="P179">7</text:p>
      <text:p text:style-name="P19"><text:span text:style-name="Emphasis"><text:span text:style-name="T397">🔊<text:tab/></text:span></text:span><text:span text:style-name="Emphasis"><text:span text:style-name="T400">Z místnosti 8 je </text:span></text:span><text:span text:style-name="Emphasis"><text:span text:style-name="T403">přes</text:span></text:span><text:span text:style-name="Emphasis"><text:span text:style-name="T400"> dveře slyšet hádka dvou goblinů.</text:span></text:span></text:p>
      <text:p text:style-name="Standalone_20_Property"><text:span text:style-name="T298">Tři teleportační orby, </text:span><text:span text:style-name="T326">před jedním leží goblinské kopí</text:span><text:span text:style-name="T349"> </text:span>&gt; vedou do 5, 12, 14. <text:span text:style-name="T1404">Orb, před kterým je kopí, vede zpět do 5.</text:span></text:p>
      <text:p text:style-name="P253"><text:span text:style-name="Emphasis"><text:span text:style-name="T484">👣</text:span></text:span><text:span text:style-name="Emphasis"><text:span text:style-name="T454"> </text:span></text:span><text:span text:style-name="Emphasis"><text:span text:style-name="T456">U orbu vedoucího do 5, </text:span></text:span><text:span text:style-name="Emphasis"><text:span text:style-name="T465">kde leží kopí,</text:span></text:span><text:span text:style-name="Emphasis"><text:span text:style-name="T456"> jsou na zemi krvavé šlápoty od dvojice goblinů – </text:span></text:span><text:span text:style-name="Emphasis"><text:span text:style-name="T458">kroky jsou zvláštní, vypadá to, že k sobě byli svázaní. Chvíli se toč</text:span></text:span><text:span text:style-name="Emphasis"><text:span text:style-name="T459">ili</text:span></text:span><text:span text:style-name="Emphasis"><text:span text:style-name="T458"> na místě, jako by se nemohli rozhodnout, kam půjdou, pak</text:span></text:span><text:span text:style-name="Emphasis"><text:span text:style-name="T456"> </text:span></text:span><text:span text:style-name="Emphasis"><text:span text:style-name="T459">vyrazili</text:span></text:span><text:span text:style-name="Emphasis"><text:span text:style-name="T456"> ke dveřím do 7. </text:span></text:span><text:span text:style-name="Emphasis"><text:span text:style-name="T466">Po pár krocích se ale svalili na zem a dál se plazili.</text:span></text:span></text:p>
      <text:p text:style-name="P179"><text:soft-page-break/>8</text:p>
      <text:p text:style-name="P18"><text:span text:style-name="Emphasis"><text:span text:style-name="T397">🔊<text:tab/></text:span></text:span><text:span text:style-name="Emphasis"><text:span text:style-name="T399">Uvnitř se </text:span></text:span><text:span text:style-name="Emphasis"><text:span text:style-name="T401">hádají</text:span></text:span><text:span text:style-name="Emphasis"><text:span text:style-name="T399"> dva goblini </text:span></text:span><text:span text:style-name="Emphasis"><text:span text:style-name="T401">(</text:span></text:span><text:span text:style-name="Emphasis"><text:span text:style-name="T399">v goblinštině</text:span></text:span><text:span text:style-name="Emphasis"><text:span text:style-name="T401">)</text:span></text:span><text:span text:style-name="Emphasis"><text:span text:style-name="T399">, jestli se budou plazit dál, nebo se vrátí k lesklým koulím.</text:span></text:span></text:p>
      <text:p text:style-name="P253"><text:span text:style-name="Emphasis"><text:span text:style-name="T484">👣</text:span></text:span><text:span text:style-name="Emphasis"><text:span text:style-name="T454"> </text:span></text:span><text:span text:style-name="Emphasis"><text:span text:style-name="T456">Krvavá stopa dvou k sobě srostlých goblinů, </text:span></text:span><text:span text:style-name="Emphasis"><text:span text:style-name="T457">připlazili se sem z místnosti 7.</text:span></text:span></text:p>
      <text:p text:style-name="Standalone_20_Property"><text:span text:style-name="T298">Kulatý stolek</text:span><text:span text:style-name="T339"> </text:span><text:span text:style-name="T348">(prodej 2 zl)</text:span><text:span text:style-name="T298">, dvě židle</text:span><text:span text:style-name="T339"> </text:span><text:span text:style-name="T348">(prodej 1 zl za každou)</text:span><text:span text:style-name="T298">, komoda</text:span><text:span text:style-name="T339"> </text:span><text:span text:style-name="T348">(prode</text:span><text:span text:style-name="T350">j</text:span><text:span text:style-name="T348"> 5 zl)</text:span> &gt; Drahý mahagonový nábytek. V komodě je schovaný čajový set <text:span text:style-name="T1389">(prodej 5 zl)</text:span>.</text:p>
      <text:p text:style-name="Standalone_20_Property"><text:span text:style-name="T321">Na zemi se plazí d</text:span><text:span text:style-name="T298">va k sobě srostlí goblini</text:span> &gt; <text:span text:style-name="T1391">(dotkli</text:span> se teleportačního orbu oba naráz<text:span text:style-name="T1391">)</text:span>. <text:span text:style-name="T1390">Neustále se hádají v goblinštině a zápasí o to, co budou dělat (jeden se chce plazit dál, druhý se chce vrátit k lesklým koulím).</text:span></text:p>
      <text:list xml:id="list511876713" text:style-name="L45">
        <text:list-item>
          <text:p text:style-name="P602">Na sobě mají lehké zbroje.</text:p>
        </text:list-item>
        <text:list-item>
          <text:p text:style-name="P602">U sebe mají <text:span text:style-name="T213">kostěné nože</text:span><text:span text:style-name="T276"> </text:span><text:span text:style-name="T277">(zranění 0)</text:span><text:span text:style-name="T1384">, </text:span><text:span text:style-name="T213">kopí s kamenným hrotem </text:span><text:span text:style-name="T275">(zranění 1)</text:span><text:span text:style-name="T1384">, </text:span><text:span text:style-name="T1090">brašny s tvrdými plackami a sušeným masem</text:span><text:span text:style-name="T1091">,</text:span><text:span text:style-name="T1090"> měchy s vodou.</text:span></text:p>
        </text:list-item>
      </text:list>
      <text:p text:style-name="P179">9</text:p>
      <text:p text:style-name="P240"><text:span text:style-name="T298">Nehybný ork, trpaslík a orel </text:span><text:span text:style-name="T329">s</text:span><text:span text:style-name="T298">tojí v póze, kdy orel útočí orkovi na tvář a trpaslík se připravuje k útoku</text:span> &gt; Jsou mrtví a vycpaní.</text:p>
      <text:p text:style-name="P179">10</text:p>
      <text:p text:style-name="Standalone_20_Property"><text:span text:style-name="T298">Čtyři portréty čaroděje Mareloka</text:span> &gt; Dlouhé havraní vlasy, tenká bradka, tmavé oči, zamračený pohled. Na jednom je nahý.</text:p>
      <text:p text:style-name="Standalone_20_Property"><text:soft-page-break/><text:span text:style-name="T298">Skleněný golem hlídá dveře do další místnosti. Je dutý a víří se v něm zelený plyn.</text:span> <text:span text:style-name="T385">&gt;</text:span> <text:span text:style-name="T1405">B</text:span>ojovat bude jen v sebeobraně. Při rozbití vypustí jedovatý plyn.</text:p>
      <text:list xml:id="list4274894073" text:style-name="L46">
        <text:list-header>
          <text:p text:style-name="P603"><text:span text:style-name="T2">F</text:span><text:span text:style-name="T3">yzička </text:span><text:span text:style-name="T57">4</text:span><text:span text:style-name="T3">, Finesa </text:span><text:span text:style-name="T56">2</text:span><text:span text:style-name="T3">, Duše </text:span><text:span text:style-name="T57">3</text:span><text:span text:style-name="T751">, </text:span><text:span text:style-name="T752">Ž</text:span><text:span text:style-name="T749">ivot</text:span><text:span text:style-name="T752">y </text:span><text:span text:style-name="T808">1</text:span><text:span text:style-name="T813">4</text:span></text:p>
          <text:p text:style-name="P287"><text:span text:style-name="T696">Zbroj:</text:span><text:span text:style-name="T754"> </text:span><text:span text:style-name="T809">proti </text:span><text:span text:style-name="T813">mrazu, blesku, ohni a kyselině 3,</text:span><text:span text:style-name="T809"> proti ostatním útokům</text:span><text:span text:style-name="T811"> </text:span><text:span text:style-name="T810">2</text:span></text:p>
          <text:p text:style-name="P363"><text:span text:style-name="T696">Rychlost:</text:span><text:span text:style-name="T754"> </text:span><text:span text:style-name="T812">jako člověk, ale neběhá</text:span></text:p>
          <text:p text:style-name="P364"><text:span text:style-name="T520">⚔ </text:span><text:span text:style-name="T715">Pěsti</text:span><text:span text:style-name="T10">:</text:span><text:span text:style-name="T33"> </text:span><text:span text:style-name="T57">4</text:span><text:span text:style-name="T55"> + k6, zranění 1</text:span></text:p>
          <text:p text:style-name="P287"><text:span text:style-name="T1287">J</text:span><text:span text:style-name="T1288">ed</text:span><text:span text:style-name="T1287">ovatý plyn</text:span><text:span text:style-name="T58">: </text:span><text:span text:style-name="T814">1</text:span><text:span text:style-name="T748">2</text:span><text:span text:style-name="T815"> </text:span><text:span text:style-name="T816">+ k6 </text:span><text:span text:style-name="T817">proti Fyzičce</text:span></text:p>
          <text:list>
            <text:list-header>
              <text:p text:style-name="P322"><text:span text:style-name="T707">L</text:span><text:span text:style-name="T716">atence:</text:span><text:span text:style-name="T818"> 5 m</text:span><text:span text:style-name="T819">inut</text:span></text:p>
              <text:p text:style-name="P323"><text:span text:style-name="T197">Příznaky:</text:span> <text:span text:style-name="T1032">Bolest po celém těle, pálení očí, rozpraskání kůže, vykašlávání krve.</text:span></text:p>
            </text:list-header>
          </text:list>
        </text:list-header>
      </text:list>
      <text:p text:style-name="P179">11</text:p>
      <text:p text:style-name="Standalone_20_Property"><text:span text:style-name="T298">Průhledná stěna</text:span> &gt; Vnější stěna je dokonale průhledná jako velké okno. <text:span text:style-name="T1407">Pohledem ven lze určit, že se postavy nachází ve třetím patře věže a nad nimi je ještě místo pro jedno patro.</text:span></text:p>
      <text:p text:style-name="Standalone_20_Property"><text:span text:style-name="T298">Bronzové květiny</text:span> &gt; Jsou opravdu z kovu a mají ostré listy.</text:p>
      <text:p text:style-name="Standalone_20_Property"><text:span text:style-name="T298">Bronzové křeslo</text:span> &gt; Kdo si do něj sedne, uslyší myšlenky všech, <text:span text:style-name="T1367">kd</text:span>o na něj právě myslí. Ideální pro posun osobních příběhů postav.</text:p>
      <text:p text:style-name="P179">12</text:p>
      <text:p text:style-name="P59"><text:span text:style-name="T298">Teleportační orb</text:span> &gt; vede do 7</text:p>
      <text:p text:style-name="Standalone_20_Property"><text:soft-page-break/><text:span text:style-name="T298">Ve středu místnosti se vznáší střepy dvou o sebe rozbitých teleportačních orbů, kolem kterých se u</text:span><text:span text:style-name="T311">t</text:span><text:span text:style-name="T298">vořily tři portály</text:span> &gt; <text:span text:style-name="T1406">Když někdo projde skrz, po chvíli se portál zhroutí a dotyčné to vrátí zpět do věže (jinak by hráči nenávratně přišli o postavy)</text:span>.</text:p>
      <text:list xml:id="list4010683410" text:style-name="L47">
        <text:list-item>
          <text:p text:style-name="P604">Nacistický bunkr za druhé světové války.</text:p>
        </text:list-item>
        <text:list-item>
          <text:p text:style-name="P604">Jednotka vesmírných mariňáků brání pouštní základnu proti vetřelcům.</text:p>
        </text:list-item>
        <text:list-item>
          <text:p text:style-name="P604">Létající pirátská loď v astrálním moři.</text:p>
        </text:list-item>
      </text:list>
      <text:p text:style-name="P59">Při hluku sem <text:span text:style-name="T1392">přijde</text:span> alchymista z 13</text:p>
      <text:p text:style-name="P241"><text:span text:style-name="T298">Iluzorní stěna</text:span> &gt; Průchod velikosti dveří. Vede k orbu, co teleportuje do 17</text:p>
      <text:list xml:id="list3438264761" text:style-name="L48">
        <text:list-item>
          <text:p text:style-name="P605">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397">🔊<text:tab/></text:span></text:span><text:span text:style-name="Emphasis"><text:span text:style-name="T405">Bublání vařící se vody. Tiché mumlání (alchymista Egil při práci mluví sám k sobě).</text:span></text:span></text:p>
      <text:p text:style-name="P21"><text:span text:style-name="Emphasis"><text:span text:style-name="T397">♨<text:tab/></text:span></text:span><text:span text:style-name="Emphasis"><text:span text:style-name="T407">Z</text:span></text:span><text:span text:style-name="Emphasis"><text:span text:style-name="T406">ápach čpavých výparů.</text:span></text:span></text:p>
      <text:p text:style-name="Standalone_20_Property"><text:span text:style-name="T322">L</text:span><text:span text:style-name="T298">aboratoř</text:span> &gt; Soustava trubek, hadic, kotlů a baněk s naloženými kusy všemožných monster, postavená okolo křesla, které dokáže bolestivou procedurou (náhodně) trvale přidat:</text:p>
      <text:list xml:id="list4208619261" text:style-name="L49">
        <text:list-item>
          <text:p text:style-name="P606">Schopnost při pohledu do očí číst myšlenky. Bohužel oboustranně.</text:p>
        </text:list-item>
        <text:list-item>
          <text:p text:style-name="P606">Nadlidskou sílu doprovázenou záchvaty vzteku.</text:p>
        </text:list-item>
        <text:list-item>
          <text:p text:style-name="P606"><text:soft-page-break/>Změnu rasy (1-kočičí člověk, 2-ještěrec, 3-ptákohlav, 4-taurus)</text:p>
        </text:list-item>
        <text:list-item>
          <text:p text:style-name="P606">Posmrtnou regeneraci. Nově oživené tělo je vždy o něco slabší než to předchozí.</text:p>
        </text:list-item>
      </text:list>
      <text:p text:style-name="P243"><text:span text:style-name="T298">Alchymista Egil</text:span> &gt; Vyhublý, blonďaté dredy, jedno oko kočičí, <text:span text:style-name="T1409">dlouhý bílý plášť (prodej 3 zl)</text:span>. <text:span text:style-name="T1408">Trpí samomluvou.</text:span> Splete si družinu s experimentálními dobrovolníky a začne nadšeně vysvětlovat, jak z nich udělá superlidi. Pokud by došlo k boji, pokusí se zaklínadlem povolat vetřelce z portálu ve 12.</text:p>
      <text:p text:style-name="P211"><text:span text:style-name="T766">F</text:span><text:span text:style-name="T751">yzička </text:span><text:span text:style-name="T821">1</text:span><text:span text:style-name="T751">, Finesa </text:span><text:span text:style-name="T821">4</text:span><text:span text:style-name="T751">, Duše </text:span><text:span text:style-name="T821">3</text:span><text:span text:style-name="T751">, </text:span><text:span text:style-name="T752">Ž</text:span><text:span text:style-name="T749">ivot</text:span><text:span text:style-name="T752">y </text:span><text:span text:style-name="T821">7</text:span></text:p>
      <text:p text:style-name="P223"><text:span text:style-name="T748">Po kapsách má: </text:span><text:span text:style-name="T903">oslepující kuličku</text:span><text:span text:style-name="T748">, </text:span><text:span text:style-name="T903">ohnivou hlínu</text:span><text:span text:style-name="T748">, </text:span><text:span text:style-name="T903">petardu</text:span></text:p>
      <text:p text:style-name="P179">14</text:p>
      <text:p text:style-name="P59">Prázdná cela</text:p>
      <text:p text:style-name="Standalone_20_Property"><text:span text:style-name="T298">Teleportační orb</text:span> &gt; nikam nevede</text:p>
      <text:p text:style-name="P179">15</text:p>
      <text:p text:style-name="Standalone_20_Property"><text:span text:style-name="T298">Stůl zaházený papíry a pergameny</text:span> &gt; <text:span text:style-name="T1409">N</text:span>ákresy ke stavbě laboratoře v 13 <text:span text:style-name="T1409">s poznámkami v nesrozumitelné šifře.</text:span></text:p>
      <text:p text:style-name="Standalone_20_Property"><text:span text:style-name="T298">Postel</text:span> &gt; Kvalitní látky, nikdy neprané <text:span text:style-name="T1409">(prodej 2 zl)</text:span>.</text:p>
      <text:p text:style-name="P244"><text:span text:style-name="T298">Šatník</text:span> &gt; Čtyři <text:span text:style-name="T1409">bílé</text:span> pláště, identické s tím, co měl Egil na sobě <text:span text:style-name="T1409"><text:s/>(prodej 3 zl za každý)</text:span>, a jedna podprsenka.</text:p>
      <text:p text:style-name="Standalone_20_Property"><text:span text:style-name="T298">Truhlice</text:span> &gt; <text:span text:style-name="T1410">8</text:span> zlaťáků, 65 štříbrňáků, 15 měďáků, <text:span text:style-name="T197">lektvar odolnosti proti magii</text:span><text:span text:style-name="T247"> </text:span><text:span text:style-name="T278">(karta)</text:span>, <text:span text:style-name="T217">elixír svěžesti</text:span><text:span text:style-name="T1411"> (karta)</text:span>, hůlka <text:span text:style-name="T1411">magických střel (karta)</text:span> a druhá identická hůlka (vadná, při prvním použití vybuchne <text:span text:style-name="T1411">silou 4 + k6 proti Fyzičce, zranění 6kz drcením</text:span>).</text:p>
      <text:p text:style-name="P179"><text:soft-page-break/>16</text:p>
      <text:p text:style-name="Standalone_20_Property"><text:span text:style-name="T298">Teleportační orb</text:span> &gt; vede do 17</text:p>
      <text:p text:style-name="P179">17</text:p>
      <text:p text:style-name="Standalone_20_Property"><text:span text:style-name="T298">Vysoký strop, z kterého trčí stopu dlouhé kovové bodce</text:span> &gt; Celá místnost je zakletá. Po vyslovení slova “ecativarg” se tu obrátí gravitace vzhůru nohama.</text:p>
      <text:list xml:id="list727199300" text:style-name="L50">
        <text:list-header>
          <text:p text:style-name="P365"><text:span text:style-name="T526">⚔ </text:span><text:span text:style-name="T527">Pád na bodce na stropě:</text:span><text:span text:style-name="T528"> 5 + k6 proti Finese, zranění 1</text:span></text:p>
        </text:list-header>
      </text:list>
      <text:p text:style-name="Standalone_20_Property"><text:span text:style-name="T29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98">Čtyři prapory na st</text:span><text:span text:style-name="T330">ě</text:span><text:span text:style-name="T298">ně po stranách trůnu</text:span> &gt; Každý znázorňuje jednu školu magie <text:span text:style-name="T1415">(živelná, duševní, časoprostorová, nekromancie)</text:span>. Jsou oživené a omotají se okolo kohokoli, kdo bude Mareloka ohrožovat <text:span text:style-name="T1416">(útok 3 + k6)</text:span>. Podezřelé jsou tím, že se při gravitaci neotočí.</text:p>
      <text:p text:style-name="Standalone_20_Property"><text:span text:style-name="T298">Kulatý stůl s dřevěným modelem celého panství</text:span> &gt; Nad Blosely se vznáší malý kovový orb. Lze jím pohnout kamkoli po mapě a táhne sebou ničivý bouřný mrak.</text:p>
      <text:p text:style-name="Standalone_20_Property"><text:span text:style-name="T298">Teleportační orb</text:span><text:span text:style-name="T339"> &gt; vede do 16</text:span></text:p>
      <text:p text:style-name="Standalone_20_Property"><text:span text:style-name="T298">Čaroděj Marelok</text:span> &gt; <text:span text:style-name="T1412">Modrá k</text:span>ouzelnická róba <text:span text:style-name="T1419">(prodej 6 zl)</text:span>, <text:span text:style-name="T374">d</text:span>louhé havraní vlasy, tenká bradka, tmavé oči, zamračený pohled.</text:p>
      <text:p text:style-name="P210"><text:span text:style-name="T766">F</text:span><text:span text:style-name="T751">yzička </text:span><text:span text:style-name="T820">2</text:span><text:span text:style-name="T751">, Finesa </text:span><text:span text:style-name="T791">3</text:span><text:span text:style-name="T751">, Duše </text:span><text:span text:style-name="T790">5</text:span><text:span text:style-name="T751">, </text:span><text:span text:style-name="T752">Ž</text:span><text:span text:style-name="T749">ivot</text:span><text:span text:style-name="T752">y </text:span><text:span text:style-name="T790">8</text:span></text:p>
      <text:list xml:id="list2166483017" text:style-name="L51">
        <text:list-item>
          <text:p text:style-name="P608"><text:soft-page-break/><text:span text:style-name="T177">Má </text:span><text:span text:style-name="T118">proklet</text:span><text:span text:style-name="T177">ou</text:span> dýk<text:span text:style-name="T1338">u (karta </text:span><text:span text:style-name="T218">dýka paralýzy</text:span><text:span text:style-name="T1338">)</text:span> a amulet, co obaluje nositele ve žlutých šupinách pouštních ještěřích lidí včetně děsivé plazí tváře a přísavek na rukou i nohou <text:span text:style-name="T1413">(karta </text:span><text:span text:style-name="T219">ještěří amulet</text:span><text:span text:style-name="T1413">)</text:span>. Je pološílený a chce se mstít za svou ženu <text:span text:style-name="T178">Mial</text:span><text:span text:style-name="T192">u</text:span><text:span text:style-name="T178">, dcer</text:span><text:span text:style-name="T192">u</text:span><text:span text:style-name="T178"> hraničáře Medvěda </text:span><text:span text:style-name="T192">z Blosel, kterou zabil její žárlivý nápadník poté, co mu řekla, že chce žít s Marelokem</text:span>.</text:p>
        </text:list-item>
        <text:list-item>
          <text:p text:style-name="P608">V případném boji vysloví “ecativarg” a udrží se ve svém trůnu díky ještěřím přísavkám.</text:p>
        </text:list-item>
        <text:list-item>
          <text:p text:style-name="P607">Kouzla: <text:span text:style-name="T214">o</text:span><text:span text:style-name="T197">hnivý had</text:span> *<text:span text:style-name="T129">Eš nachaš</text:span>*, <text:span text:style-name="T214">d</text:span><text:span text:style-name="T197">uševní úder</text:span> *Nefeš nagaf*, <text:span text:style-name="T214">l</text:span><text:span text:style-name="T197">edová dýka</text:span> *Kerach pygion*, <text:span text:style-name="T214">z</text:span><text:span text:style-name="T197">lom kouzlo</text:span> *Šavar<text:span text:style-name="T129"> kišuf</text:span>*, <text:span text:style-name="T214">n</text:span><text:span text:style-name="T197">ávrat</text:span> *<text:span text:style-name="T129">Hašavah</text:span>*, <text:span text:style-name="T214">l</text:span><text:span text:style-name="T197">edová tříšť</text:span> *<text:span text:style-name="T129">Kerach ketim</text:span>*, <text:span text:style-name="T214">p</text:span><text:span text:style-name="T197">aralýza</text:span> *<text:span text:style-name="T129">Šituk</text:span>*, <text:span text:style-name="T214">n</text:span><text:span text:style-name="T148">eviditelná zbroj</text:span><text:span text:style-name="T186"> *Ij ryjut </text:span><text:span text:style-name="T187">širion</text:span><text:span text:style-name="T186">*, </text:span><text:span text:style-name="T149">b</text:span><text:span text:style-name="T148">eranidlo</text:span><text:span text:style-name="T186"> *Zelokvah*</text:span></text:p>
        </text:list-item>
      </text:list>
      <text:p text:style-name="P59"><text:span text:style-name="T324">O</text:span><text:span text:style-name="T298">živlá černá plátová zbroj</text:span> &gt; Plní Marelokov<text:span text:style-name="T1372">y</text:span> rozkazy. <text:span text:style-name="T1414">P</text:span>ád ke stropu <text:span text:style-name="T1414">jí neublíží</text:span>.</text:p>
      <text:p text:style-name="P213"><text:span text:style-name="T2">F</text:span><text:span text:style-name="T3">yzička </text:span><text:span text:style-name="T49">4</text:span><text:span text:style-name="T3">, Finesa </text:span><text:span text:style-name="T49">2</text:span><text:span text:style-name="T3">, Duše </text:span><text:span text:style-name="T5">-</text:span><text:span text:style-name="T751">, </text:span><text:span text:style-name="T752">Ž</text:span><text:span text:style-name="T749">ivot</text:span><text:span text:style-name="T752">y </text:span><text:span text:style-name="T797">14</text:span></text:p>
      <text:p text:style-name="P219"><text:span text:style-name="T696">Z</text:span><text:span text:style-name="T693">broj:</text:span><text:span text:style-name="T748"> 2</text:span></text:p>
      <text:p text:style-name="P218"><text:span text:style-name="T696">Rychlost:</text:span><text:span text:style-name="T754"> </text:span><text:span text:style-name="T755">jako </text:span><text:span text:style-name="T756">chůze</text:span></text:p>
      <text:p text:style-name="P218"><text:span text:style-name="T697">Smysly:</text:span><text:span text:style-name="T757"> </text:span><text:span text:style-name="T758">magický zrak a sluch</text:span></text:p>
      <text:p text:style-name="P218"><text:span text:style-name="T698">Detekovatelnost</text:span><text:span text:style-name="T699">:</text:span><text:span text:style-name="T759"> </text:span><text:span text:style-name="T760">není</text:span><text:span text:style-name="T759"> vidět pomocí infravidění</text:span></text:p>
      <text:p text:style-name="P213"><text:span text:style-name="T520">⚔ </text:span><text:span text:style-name="T713">Dlouhý černý meč</text:span><text:span text:style-name="T695">:</text:span><text:span text:style-name="T749"> </text:span><text:span text:style-name="T797">4</text:span><text:span text:style-name="T750"> + k6, zranění </text:span><text:span text:style-name="T797">2/3</text:span></text:p>
      <text:list xml:id="list1813536283" text:style-name="L52">
        <text:list-item>
          <text:p text:style-name="P609"><text:span text:style-name="T799">P</text:span><text:span text:style-name="T798">rodej 3 zl za </text:span><text:span text:style-name="T799">poškozenou zbroj, 5 zl za nepoškozenou,</text:span><text:span text:style-name="T798"> 3 zl za </text:span><text:span text:style-name="T799">dlouhý meč</text:span><text:span text:style-name="T797">.</text:span></text:p>
        </text:list-item>
      </text:list>
      <text:p text:style-name="P179">18</text:p>
      <text:p text:style-name="Standalone_20_Property"><text:span text:style-name="T298">Komora zarostlá mechem, plísní a houbami</text:span> &gt; Většina z toho jedlá, na polici vedle dveří jsou nůžky, š<text:span text:style-name="T1371">k</text:span>rabka a tác.</text:p>
      <text:list xml:id="list2775032060" text:style-name="L53">
        <text:list-item>
          <text:p text:style-name="P610"><text:soft-page-break/>1 ze 6: nasbírané houby způsobí halucinace.</text:p>
        </text:list-item>
      </text:list>
      <text:p text:style-name="P179">19</text:p>
      <text:p text:style-name="Standalone_20_Property"><text:span text:style-name="T298">Police plné knih</text:span> &gt; Beletrie i naučná, poznámky z výzkumů kouzel, luxusní psací souprava <text:span text:style-name="T1417">(prodej 5 zl)</text:span>, zásoba kvalitního pergamenu. <text:span text:style-name="T1402">Svitek s kouzlem </text:span><text:span text:style-name="T216">oživ zbroj</text:span><text:span text:style-name="T1402">.</text:span></text:p>
      <text:p text:style-name="P88">Oživ zbroj</text:p>
      <text:p text:style-name="P165"><text:span text:style-name="T197">Suroviny:</text:span> Živé srdce humanoidního tvora, diamantový prach (nákup 20 zl), <text:span text:style-name="T1403">prach z rohů wyverny (nákup 10 zl – v Trossu se nedá koupit).</text:span></text:p>
      <text:p text:style-name="P165">Při tomto rituálu je třeba vyříznout srdce ze živého humanoidního tvora a vložit ho do hrudní části zbroje.</text:p>
      <text:list xml:id="list66677330" text:style-name="L54">
        <text:list-item>
          <text:p text:style-name="P611">Wyvernu je možno ulovit na pláních kolem Trossu.</text:p>
        </text:list-item>
      </text:list>
      <text:p text:style-name="P179">20</text:p>
      <text:p text:style-name="P32">Velká postel<text:span text:style-name="T339"> &gt; </text:span><text:span text:style-name="T351">povlečení jde prodat za 3 zl.</text:span></text:p>
      <text:p text:style-name="Standalone_20_Property"><text:span text:style-name="T332">T</text:span><text:span text:style-name="T298">ruhlice </text:span><text:span text:style-name="T331">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pan text:style-name="T298">Šatník</text:span> &gt; Cestovní oděv <text:span text:style-name="T1418">(prodej 6 zl)</text:span>, šaty ke dvoru <text:span text:style-name="T1418">(prodej 15 zl)</text:span>, žebrácké hadry a noční košile</text:p>
      <text:p text:style-name="Standalone_20_Property"><text:soft-page-break/><text:span text:style-name="T298">Kamna</text:span> &gt; Namísto ohně se jen otočí pákou a náhodné elektrické výboje vodu ohřejí.</text:p>
      <text:h text:style-name="Heading_20_2" text:outline-level="2"><text:span text:style-name="T1326">+</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355399638" text:style-name="L55">
        <text:list-item>
          <text:p text:style-name="P613"><text:span text:style-name="T197">Černý blesk</text:span> <text:span text:style-name="T1324">*Kedar bárak*</text:span></text:p>
        </text:list-item>
        <text:list-item>
          <text:p text:style-name="P612"><text:span text:style-name="T197">Rudý blesk</text:span> *Adom bárak*</text:p>
        </text:list-item>
        <text:list-item>
          <text:p text:style-name="P612"><text:span text:style-name="T197">Ohnivý déšť</text:span> *<text:span text:style-name="T129">Eš gešem</text:span>*</text:p>
        </text:list-item>
        <text:list-item>
          <text:p text:style-name="P612"><text:span text:style-name="T197">Ohnivá koule</text:span> *Eš nešef*</text:p>
        </text:list-item>
        <text:list-item>
          <text:p text:style-name="P612"><text:span text:style-name="T197">Mrak smrti</text:span> *<text:span text:style-name="T129">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18">Učedník Bareuse Karsavara (viz Hlavní věž pevnosti ve městě).</text:span></text:p>
      <text:p text:style-name="P111">&gt; <text:span text:style-name="T118">Podlehl dračímu našeptávání. Kouzly získanými pobytem u kostry napadne každého, kdo se ke </text:span><text:span text:style-name="T164">ní</text:span><text:span text:style-name="T118"> přiblíží.</text:span></text:p>
      <text:p text:style-name="P111">&gt; Je mo<text:span text:style-name="T118">žné ho vyléčit, stačí ho na pár dní udržet </text:span><text:span text:style-name="T165">mimo dračí kostru</text:span><text:span text:style-name="T118">.</text:span></text:p>
      <text:h text:style-name="Heading_20_2" text:outline-level="2"><text:soft-page-break/><text:span text:style-name="T1322">+</text:span>Godov</text:h>
      <text:p text:style-name="P58">Vesnice zásobující Brakk. Chudí lidé a bohatý <text:span text:style-name="T1176">správce.</text:span></text:p>
      <text:p text:style-name="P133"><text:span text:style-name="T302">Starý </text:span><text:span text:style-name="T298">Antoš</text:span> <text:span text:style-name="T361">&gt;</text:span> <text:span text:style-name="T1177">stará</text:span><text:span text:style-name="T123"> se o zahradu u Valenovy vily. Naposledy tam byl minulý týden, všechno bylo podivně tiché a děsivé, neodvážil se jít dovnitř a </text:span><text:span text:style-name="T126">znova</text:span><text:span text:style-name="T123"> už nesebral odvahu se tam vypravit. Říkal o tom Baltusovi, správci Godova, ale ten se mu vysmál.</text:span></text:p>
      <text:p text:style-name="P58"><text:span text:style-name="T298">Baltus</text:span> <text:span text:style-name="T362">&gt; spr</text:span><text:span text:style-name="T124">ávce Godova, </text:span><text:span text:style-name="T125">vykořisťuje rolníky a holduje</text:span> obžerství. Nedávno přišel s úžasným nápadem práva první noci. Případné dobrodruhy a jiné potenciálně vlivné návštěvníky bohatě pohostí.</text:p>
      <text:p text:style-name="P62">Oběd u zemana Baltuse</text:p>
      <text:list xml:id="list2617564043" text:style-name="L56">
        <text:list-item>
          <text:p text:style-name="P614"><text:span text:style-name="T970">Z</text:span><text:span text:style-name="T961">e </text:span><text:span text:style-name="T971">S</text:span><text:span text:style-name="T961">umpu už dlouho nedorazily čerstvé ryby (jídelníček stojí za bačkoru).</text:span></text:p>
        </text:list-item>
        <text:list-item>
          <text:p text:style-name="P615"><text:span text:style-name="T970">Nešli jste náhodou </text:span><text:span text:style-name="T971">kolem domu</text:span><text:span text:style-name="T970"> </text:span><text:span text:style-name="T972">velmože</text:span><text:span text:style-name="T970"> </text:span><text:span text:style-name="T972">V</text:span><text:span text:style-name="T970">alena? </text:span><text:span text:style-name="T971">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75">r</text:span>denská tvrz</text:h>
      <text:p text:style-name="P57"><text:span text:style-name="T1567">Říká se, že p</text:span>oslední <text:span text:style-name="T1566">pán</text:span> zešílel, zapečetil bránu a snědl veškeré služebnictvo. Od té doby je tvrz považována za prokletou a nikdo se k ní neodváží. <text:span text:style-name="T1567">Ve skutečnosti je to ale zástěrka, kterou šíří nekromant Uriel, který tvrz ovládl.</text:span></text:p>
      <text:p text:style-name="P183">TODO: Staty a konkrétní schopnosti pro Uriela.</text:p>
      <text:p text:style-name="P183">TODO: Popis pevnosti zvenku (dá se na hradby vylézt?)</text:p>
      <text:p text:style-name="P183">TODO: Popis brány zvenku (je otevřená <text:span text:style-name="T1574">a je to padací mříž</text:span>)</text:p>
      <text:p text:style-name="P184"><text:soft-page-break/>TODO: 2 kostlivci nad branou (ovládají spouštěcí mechanismus)</text:p>
      <text:h text:style-name="Heading_20_5" text:outline-level="5"><text:bookmark text:name="docs-internal-guid-5af89721-7fff-88a4-6719-c1e88472043e"/><text:span text:style-name="T1577">Nekromant </text:span>Uriel</text:h>
      <text:p text:style-name="P752"><text:span text:style-name="T1570">Družina s ním p</text:span>ravděpodobně bude bojovat několikrát. Nekromant pokaždé použije jinou taktiku. Paral<text:span text:style-name="T1571">y</text:span>zující magické střely, změna <text:span text:style-name="T1134">v</text:span> v <text:span text:style-name="T1134">obřího</text:span> krvavého golema, plošné ovládnutí mysli a podobn<text:span text:style-name="T1568">ě</text:span>.</text:p>
      <text:p text:style-name="P753"><text:span text:style-name="T2">F</text:span><text:span text:style-name="T3">yzička </text:span><text:span text:style-name="T114">3</text:span><text:span text:style-name="T3">, Finesa </text:span><text:span text:style-name="T115">4</text:span><text:span text:style-name="T3">, Duše </text:span><text:span text:style-name="T116">5</text:span><text:span text:style-name="T3">, </text:span><text:span text:style-name="T88">Ž</text:span><text:span text:style-name="T33">ivot</text:span><text:span text:style-name="T88">y </text:span><text:span text:style-name="T117">9</text:span></text:p>
      <text:list xml:id="list573985115" text:style-name="L57">
        <text:list-item>
          <text:p text:style-name="P465"><text:span text:style-name="T292">Kouzla: </text:span>Dlouhá ruka <text:span text:style-name="T247">*Aruk jad*</text:span>, Dým <text:span text:style-name="T247">*Ašan*</text:span>, Beranidlo <text:span text:style-name="T247">*Zelokvah*</text:span>, Oko <text:span text:style-name="T247">*Ajin*</text:span>, Protoplazma <text:span text:style-name="T247">*Makor </text:span><text:span text:style-name="T153">refeš</text:span><text:span text:style-name="T247">*</text:span>, Sugesce <text:span text:style-name="T247">*</text:span><text:span text:style-name="T153">Hašáh</text:span><text:span text:style-name="T247">*</text:span>, <text:span text:style-name="T186">Neviditelná zbroj </text:span><text:span text:style-name="T155">*Ij ryjut </text:span><text:span text:style-name="T154">širion</text:span><text:span text:style-name="T155">*</text:span><text:span text:style-name="T186">, Třpytivá zář </text:span><text:span text:style-name="T155">*Misanver lehavah*</text:span><text:span text:style-name="T186">, Zapomeň </text:span><text:span text:style-name="T155">*Šakhah*</text:span><text:span text:style-name="T186">, Tlampač </text:span><text:span text:style-name="T155">*Ramkol*</text:span><text:span text:style-name="T186">, Paralýza </text:span><text:span text:style-name="T155">*</text:span><text:span text:style-name="T153">Šituk</text:span><text:span text:style-name="T155">*</text:span><text:span text:style-name="T186">, Lazebník </text:span><text:span text:style-name="T155">*Sapar*</text:span><text:span text:style-name="T186">, Návrat </text:span><text:span text:style-name="T155">*</text:span><text:span text:style-name="T153">Hašavah</text:span><text:span text:style-name="T155">*</text:span><text:span text:style-name="T186">, Ledová dýka </text:span><text:span text:style-name="T155">*Kerach pygion*</text:span><text:span text:style-name="T186">, Ledová past </text:span><text:span text:style-name="T155">*Kerach peh*</text:span><text:span text:style-name="T186">, Duševní úder </text:span><text:span text:style-name="T155">*Nefeš nagaf*</text:span><text:span text:style-name="T186">, Mrak smrti </text:span><text:span text:style-name="T155">*</text:span><text:span text:style-name="T153">Mavet anan</text:span><text:span text:style-name="T155">*</text:span><text:span text:style-name="T186">, Mraziv</text:span><text:span text:style-name="T129">á bouře </text:span><text:span text:style-name="T153">*Karah sufah*</text:span><text:span text:style-name="T129">, Neviditelnost</text:span><text:span text:style-name="T187"> </text:span><text:span text:style-name="T154">*Ij ryjut*</text:span><text:span text:style-name="T187">, Hyperprostor </text:span><text:span text:style-name="T154">*Hávarah chalal*</text:span><text:span text:style-name="T187">, Hypnóza </text:span><text:span text:style-name="T154">*Hipnut*</text:span></text:p>
        </text:list-item>
      </text:list>
      <text:p text:style-name="P754"><text:span text:style-name="T147">Proměna v krvavého golema *</text:span><text:span text:style-name="T1103">Šinah dam golém</text:span><text:span text:style-name="T147">*</text:span></text:p>
      <text:list xml:id="list3839676182" text:style-name="L58">
        <text:list-item>
          <text:p text:style-name="P581">tohle by chtělo nějaký ingredience – možná <text:s/>by ten rituál měl udělat v nějaký místnosti a měly by po něm zbejt stopy</text:p>
          <text:list>
            <text:list-item>
              <text:p text:style-name="P582">určitě hmotu, ze které vznikne golemovo tělo – hromada krvavého masa a kostí</text:p>
            </text:list-item>
          </text:list>
        </text:list-item>
        <text:list-item>
          <text:p text:style-name="P583">Při proměně se materiál „nabalí“ na kouzelníkovo tělo jako by to byl převlek. Kouzelník tedy vězí uvnitř a golem má jeho tvář.</text:p>
        </text:list-item>
      </text:list>
      <text:p text:style-name="P180">1</text:p>
      <text:p text:style-name="Standalone_20_Property"><text:soft-page-break/><text:span text:style-name="T298">Z ochozu nad branou visí v řetězech tři lebky</text:span> &gt; Skřípají zuby a kdykoli někdo vkročí na nádvoří, chrastivě se smějí.</text:p>
      <text:p text:style-name="Standalone_20_Property"><text:span text:style-name="T298">Nádvoří s rozrytými zbytky dlažby</text:span> &gt; Poseté kostmi, hadry a kusy zničeného či zrezlého vybavení.</text:p>
      <text:p text:style-name="Standalone_20_Property"><text:span text:style-name="T298">Dřevěná stáj</text:span> &gt; Ztrouchnivělá. Uvnitř stojí nehybný kostěný kůň, který ožije a zaútočí jedině v sebeobraně.</text:p>
      <text:list xml:id="list317197760" text:style-name="L59">
        <text:list-header>
          <text:p text:style-name="P445">Kostlivý kůň</text:p>
        </text:list-header>
      </text:list>
      <text:list xml:id="list2191058398" text:style-name="L60">
        <text:list-header>
          <text:p text:style-name="P366"><text:span text:style-name="T2">F</text:span><text:span text:style-name="T3">yzička </text:span><text:span text:style-name="T104">4</text:span><text:span text:style-name="T3">, Finesa </text:span><text:span text:style-name="T104">1</text:span><text:span text:style-name="T3">, Duše -</text:span><text:span text:style-name="T938">, </text:span><text:span text:style-name="T939">Ž</text:span><text:span text:style-name="T940">ivot</text:span><text:span text:style-name="T939">y </text:span><text:span text:style-name="T941">13</text:span></text:p>
          <text:p text:style-name="P300"><text:span text:style-name="T930">Zbroj:</text:span><text:span text:style-name="T944"> </text:span><text:span text:style-name="T948">proti </text:span><text:span text:style-name="Zranění_20_bodem"><text:span text:style-name="T107">bodu</text:span></text:span><text:span text:style-name="T948"> a⁠ </text:span><text:span text:style-name="Zranění_20_mrazem"><text:span text:style-name="T107">mrazu</text:span></text:span><text:span text:style-name="T948"> 3</text:span></text:p>
          <text:p text:style-name="P301"><text:span text:style-name="T930">Rychlost:</text:span><text:span text:style-name="T944"> </text:span><text:span text:style-name="T945">jako </text:span><text:span text:style-name="T946">kůň</text:span></text:p>
          <text:p text:style-name="P301"><text:span text:style-name="T929">Smysly:</text:span><text:span text:style-name="T942"> </text:span><text:span text:style-name="T943">magický zrak a⁠ sluch</text:span></text:p>
          <text:p text:style-name="P366"><text:span text:style-name="T673">⚔ </text:span><text:span text:style-name="T928">Z</text:span><text:span text:style-name="T927">uby</text:span><text:span text:style-name="T928">:</text:span><text:span text:style-name="T935"> </text:span><text:span text:style-name="T936">4</text:span><text:span text:style-name="T935"> + k6, zranění </text:span><text:span text:style-name="T937">0</text:span></text:p>
          <text:p text:style-name="P366"><text:span text:style-name="T673">⚔ </text:span><text:span text:style-name="T927">Kopyta</text:span><text:span text:style-name="T928">:</text:span><text:span text:style-name="T935"> </text:span><text:span text:style-name="T936">4</text:span><text:span text:style-name="T935"> + k6, zranění </text:span><text:span text:style-name="T937">1</text:span></text:p>
        </text:list-header>
      </text:list>
      <text:p text:style-name="Standalone_20_Property"><text:span text:style-name="T298">Kamenná studna</text:span> &gt; Dřevěné vědro na dlouhém laně. Pouze díra do 13. ve sklepení, kde je skutečná studna umístěná.</text:p>
      <text:p text:style-name="Standalone_20_Property"><text:span text:style-name="T298">Na bok převrácený vůz</text:span> &gt; Jeden prázdný sud, chybí přední kola.</text:p>
      <text:p text:style-name="Standalone_20_Property"><text:span text:style-name="T298">Hradní ochozy</text:span> &gt; 4 ležící kostlivci s luky. Přístupné z žebříků u věže a po stranách stáje.</text:p>
      <text:list xml:id="list1447791089" text:style-name="L61">
        <text:list-header>
          <text:p text:style-name="P616"><text:span text:style-name="T2">K</text:span><text:span text:style-name="T1">ostlivec s lukem</text:span></text:p>
          <text:p text:style-name="P619"><text:span text:style-name="T2">F</text:span><text:span text:style-name="T3">yzička </text:span><text:span text:style-name="T95">1</text:span><text:span text:style-name="T3">, Finesa </text:span><text:span text:style-name="T5">3</text:span><text:span text:style-name="T3">, Duše </text:span><text:span text:style-name="T95">2</text:span><text:span text:style-name="T938">, </text:span><text:span text:style-name="T939">Ž</text:span><text:span text:style-name="T940">ivot</text:span><text:span text:style-name="T939">y </text:span><text:span text:style-name="T947">5</text:span></text:p>
          <text:p text:style-name="P302"><text:span text:style-name="T930">Zbroj:</text:span><text:span text:style-name="T944"> </text:span><text:span text:style-name="T948">proti </text:span><text:span text:style-name="Zranění_20_bodem"><text:span text:style-name="T107">bodu</text:span></text:span><text:span text:style-name="T948"> a⁠ </text:span><text:span text:style-name="Zranění_20_mrazem"><text:span text:style-name="T107">mrazu</text:span></text:span><text:span text:style-name="T948"> 3</text:span></text:p>
          <text:p text:style-name="P302"><text:span text:style-name="T930">Rychlost:</text:span><text:span text:style-name="T944"> </text:span><text:span text:style-name="T945">jako člověk</text:span></text:p>
          <text:p text:style-name="P302"><text:span text:style-name="T929">Smysly:</text:span><text:span text:style-name="T942"> </text:span><text:span text:style-name="T943">magický zrak a⁠ sluch</text:span></text:p>
          <text:p text:style-name="P302"><text:span text:style-name="T932">Detekovatelnost</text:span><text:span text:style-name="T933">:</text:span><text:span text:style-name="T949"> </text:span><text:span text:style-name="T950">není</text:span><text:span text:style-name="T949"> vidět pomocí </text:span><text:span text:style-name="Schopnost"><text:span text:style-name="T951">infravidění</text:span></text:span><text:span text:style-name="T949">.</text:span></text:p>
          <text:p text:style-name="P367"><text:soft-page-break/><text:span text:style-name="T673">⚔ </text:span><text:span text:style-name="T931">Pařáty</text:span><text:span text:style-name="T10">:</text:span><text:span text:style-name="T33"> </text:span><text:span text:style-name="T105">3 + k6, zranění 1</text:span></text:p>
          <text:p text:style-name="P367"><text:span text:style-name="T673">⚔ </text:span><text:span text:style-name="T934">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298">Věž</text:span> &gt; Ohořelý kostlivec, <text:span text:style-name="T1578">prohýbá se pod váhou </text:span><text:span text:style-name="T1579">dvojručního</text:span><text:span text:style-name="T1578"> meče</text:span>. Páka a naviják k ovládání mřížové brány. <text:span text:style-name="T1572">Meč patřil krollovi Pogovi (bojovnice Raegan </text:span><text:span text:style-name="T1573">z hospody </text:span><text:span text:style-name="T240">U rezavého meče</text:span><text:span text:style-name="T1572"> ho pozn</text:span><text:span text:style-name="T1573">á</text:span><text:span text:style-name="T1572">).</text:span></text:p>
      <text:list xml:id="list123102145189495" text:continue-numbering="true" text:style-name="L61">
        <text:list-header>
          <text:p text:style-name="P617"><text:span text:style-name="T2">K</text:span><text:span text:style-name="T1">ostlivec s </text:span><text:span text:style-name="T108">mečem</text:span></text:p>
          <text:p text:style-name="P620"><text:span text:style-name="T2">F</text:span><text:span text:style-name="T3">yzička </text:span><text:span text:style-name="T95">1</text:span><text:span text:style-name="T3">, Finesa </text:span><text:span text:style-name="T5">3</text:span><text:span text:style-name="T3">, Duše </text:span><text:span text:style-name="T95">2</text:span><text:span text:style-name="T938">, </text:span><text:span text:style-name="T939">Ž</text:span><text:span text:style-name="T940">ivot</text:span><text:span text:style-name="T939">y </text:span><text:span text:style-name="T947">5</text:span></text:p>
          <text:p text:style-name="P303"><text:span text:style-name="T930">Zbroj:</text:span><text:span text:style-name="T944"> </text:span><text:span text:style-name="T948">proti </text:span><text:span text:style-name="Zranění_20_bodem"><text:span text:style-name="T107">bodu</text:span></text:span><text:span text:style-name="T948"> a⁠ </text:span><text:span text:style-name="Zranění_20_mrazem"><text:span text:style-name="T107">mrazu</text:span></text:span><text:span text:style-name="T948"> 3</text:span></text:p>
          <text:p text:style-name="P303"><text:span text:style-name="T930">Rychlost:</text:span><text:span text:style-name="T944"> </text:span><text:span text:style-name="T945">jako člověk</text:span></text:p>
          <text:p text:style-name="P303"><text:span text:style-name="T929">Smysly:</text:span><text:span text:style-name="T942"> </text:span><text:span text:style-name="T943">magický zrak a⁠ sluch</text:span></text:p>
          <text:p text:style-name="P305"><text:span text:style-name="T953">Detekovatelnost</text:span><text:span text:style-name="T954">:</text:span><text:span text:style-name="T949"> </text:span><text:span text:style-name="T950">není</text:span><text:span text:style-name="T949"> vidět pomocí </text:span><text:span text:style-name="Schopnost"><text:span text:style-name="T951">infravidění</text:span></text:span><text:span text:style-name="T949">.</text:span></text:p>
          <text:p text:style-name="P368"><text:span text:style-name="T676">⚔</text:span><text:span text:style-name="T674"> </text:span><text:span text:style-name="T675">Dvojruční m</text:span><text:span text:style-name="T952">eč</text:span><text:span text:style-name="T33">:</text:span><text:span text:style-name="T25"> </text:span><text:span text:style-name="T27">1</text:span><text:span text:style-name="T26"> + k6, zranění </text:span><text:span text:style-name="T28">3</text:span></text:p>
        </text:list-header>
      </text:list>
      <text:p text:style-name="P390"><text:span text:style-name="T298">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580">j</text:span>edna příčka je rozsekaná a dovoluje hubeným a neobrněným postavám uniknout).</text:p>
      <text:p text:style-name="P390"><text:tab/>Někdo jim sebral zbraně i veškeré další vybavení.</text:p>
      <text:list xml:id="list156615822" text:style-name="L63">
        <text:list-item>
          <text:p text:style-name="P624">Kroll Pog - <text:span text:style-name="T1576">z</text:span><text:span text:style-name="T1575">prohýbaná těžká zbroj na krolla</text:span></text:p>
        </text:list-item>
        <text:list-item>
          <text:p text:style-name="P624">Elf Sírdan - <text:span text:style-name="T1576">r</text:span><text:span text:style-name="T1575">oztrhaná kouzelnická róba</text:span></text:p>
        </text:list-item>
        <text:list-item>
          <text:p text:style-name="P623"><text:span text:style-name="T1569">Hobit</text:span><text:span text:style-name="T1135">ka</text:span><text:span text:style-name="T1569"> Ručka - </text:span><text:span text:style-name="T1576">m</text:span><text:span text:style-name="T1575">ěšťanské šaty</text:span></text:p>
          <text:list>
            <text:list-item>
              <text:p text:style-name="P625">V nich má skryté 2 vrhací dýky</text:p>
            </text:list-item>
          </text:list>
          <text:p text:style-name="P622">V opasku má zašitých 5 zl</text:p>
        </text:list-item>
      </text:list>
      <text:p text:style-name="P180"><text:soft-page-break/>2</text:p>
      <text:p text:style-name="P245">Chlív s hliněnou podlahou</text:p>
      <text:p text:style-name="P245">Džbán s rudým tulipánem</text:p>
      <text:p text:style-name="P180">3</text:p>
      <text:p text:style-name="P245">Zašlá bílá omítka, valená klenba, dřevěná podlaha</text:p>
      <text:p text:style-name="Standalone_20_Property"><text:span text:style-name="T298">Nápis na stěně “Tohle není konec! Však ona mě bude milovat!”</text:span> &gt; Zdá se být naškrában<text:span text:style-name="T1441">ý</text:span> dýkou.</text:p>
      <text:p text:style-name="P180">4</text:p>
      <text:p text:style-name="Standalone_20_Property"><text:span text:style-name="T298">Rozlámaný nábytek</text:span> &gt; Komody, židle, lavice.</text:p>
      <text:p text:style-name="Standalone_20_Property"><text:span text:style-name="T298">Hromada harampádí</text:span> &gt; Prosté šaty, vidle, lopaty, krumpáč, několik motyk, kolovrat, <text:span text:style-name="T1573">zlomená kouzelnická </text:span><text:span text:style-name="T1572">hůl</text:span>.</text:p>
      <text:p text:style-name="P185">TODO: Zbytek vybavení Pogovy družiny (torny, přikrývky atd.)</text:p>
      <text:h text:style-name="Heading_20_4" text:outline-level="4">5</text:h>
      <text:p text:style-name="Standalone_20_Property"><text:span text:style-name="T298">Beznohý kostlivec</text:span> &gt; Posunuje se po stolech a děravou konví zalévá květiny.</text:p>
      <text:list xml:id="list123102020065842" text:continue-list="list123102145189495" text:style-name="L61">
        <text:list-header>
          <text:p text:style-name="P618"><text:span text:style-name="T113">Beznohý k</text:span><text:span text:style-name="T1">ostlivec</text:span></text:p>
          <text:p text:style-name="P621"><text:span text:style-name="T2">F</text:span><text:span text:style-name="T3">yzička </text:span><text:span text:style-name="T95">1</text:span><text:span text:style-name="T3">, Finesa </text:span><text:span text:style-name="T5">3</text:span><text:span text:style-name="T3">, Duše </text:span><text:span text:style-name="T95">2</text:span><text:span text:style-name="T938">, </text:span><text:span text:style-name="T939">Ž</text:span><text:span text:style-name="T940">ivot</text:span><text:span text:style-name="T939">y </text:span><text:span text:style-name="T947">5</text:span></text:p>
          <text:p text:style-name="P304"><text:span text:style-name="T930">Zbroj:</text:span><text:span text:style-name="T944"> </text:span><text:span text:style-name="T948">proti </text:span><text:span text:style-name="Zranění_20_bodem"><text:span text:style-name="T107">bodu</text:span></text:span><text:span text:style-name="T948"> a⁠ </text:span><text:span text:style-name="Zranění_20_mrazem"><text:span text:style-name="T107">mrazu</text:span></text:span><text:span text:style-name="T948"> 3</text:span></text:p>
          <text:p text:style-name="P306"><text:span text:style-name="T955">Rychlost:</text:span><text:span text:style-name="T957"> </text:span><text:span text:style-name="T958">jako </text:span><text:span text:style-name="T959">chůze</text:span></text:p>
          <text:p text:style-name="P369"><text:span text:style-name="T677">⚔ </text:span><text:span text:style-name="T956">Pařáty</text:span><text:span text:style-name="T109">:</text:span><text:span text:style-name="T110"> </text:span><text:span text:style-name="T111">3</text:span><text:span text:style-name="T112"> + k6, zranění </text:span><text:span text:style-name="T960">1</text:span></text:p>
        </text:list-header>
      </text:list>
      <text:p text:style-name="Standalone_20_Property"><text:span text:style-name="T298">Pod okny stoly s bylinami</text:span> &gt; Jedovaté, léčivé i jiné. <text:span text:style-name="T1442">Alchymista z nich může vytěžit 10 magů</text:span>.</text:p>
      <text:p text:style-name="Standalone_20_Property"><text:soft-page-break/><text:span text:style-name="T298">Zpoza dveří </text:span><text:span text:style-name="T334">do</text:span><text:span text:style-name="T298"> 6 se ozývá hlasitá recitace</text:span> &gt; <text:span text:style-name="T1136">Jde o konec rituálu pronášeného ve staré řeči. Pokud j</text:span><text:span text:style-name="T1137">i</text:span><text:span text:style-name="T1136"> nějaká z postav </text:span><text:span text:style-name="T1137">zná</text:span><text:span text:style-name="T1136">:</text:span></text:p>
      <text:list xml:id="list1989043146" text:style-name="L64">
        <text:list-header>
          <text:p text:style-name="P399">...a já ti přikazuji: Toto tělo budeš obývat a moje přání a rozkazy budeš plnit, dokud tě ze služby nepropustím. Tak se staň!</text:p>
        </text:list-header>
      </text:list>
      <text:p text:style-name="P180">6</text:p>
      <text:p text:style-name="Standalone_20_Property"><text:span text:style-name="T298">V kruhu modrého ohně stojí urostlý orkský válečník</text:span> &gt; Dřevěnokostěná zbroj, masivní sekera, šíp skrz krk.</text:p>
      <text:p text:style-name="Standalone_20_Property"><text:span text:style-name="T298">Nekromant Uriel stojí za ním</text:span> &gt; Sotva třicet let, bledý, černá róba a sandále. Klíč.</text:p>
      <text:p text:style-name="P180">7</text:p>
      <text:p text:style-name="Standalone_20_Property"><text:span text:style-name="T298">Na hromadu naskládané rakve</text:span> &gt; Různě drahé, různě velké, až na jednu prázdné. Ta je plná dětských koster, mezi kterými prolézají stopu dlouzí červi s paralyzujícím jedem.</text:p>
      <text:p text:style-name="P180">8</text:p>
      <text:p text:style-name="Standalone_20_Property"><text:span text:style-name="T298">Šatní skříň</text:span> &gt; Prázdná</text:p>
      <text:p text:style-name="Standalone_20_Property"><text:span text:style-name="T298">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98">Za dveřmi schody do suterénu</text:span> &gt; Průvan a zápach horkého loje.</text:p>
      <text:p text:style-name="Standalone_20_Property">Pokud družina neprozkoumala 6, měl by je dohnat nemrtvý ork a nekromant.</text:p>
      <text:p text:style-name="P180">9</text:p>
      <text:p text:style-name="Standalone_20_Property"><text:soft-page-break/><text:span text:style-name="T298">V podlaze zapuštěná vana z keramických kachlí</text:span> &gt; Na dně je půl stopy studené narůžovělé vody</text:p>
      <text:p text:style-name="Standalone_20_Property"><text:span text:style-name="T298">Kovová kamna s hrncem vody</text:span> &gt; Vývod kouře je protažen puklinou ve skále, kterou je vidět ven za tvrz.</text:p>
      <text:h text:style-name="Heading_20_4" text:outline-level="4">10</text:h>
      <text:p text:style-name="Standalone_20_Property"><text:span text:style-name="T298">Regál se zásobami jídla</text:span> &gt; Převážně sušené hovězí a pohanková mouka.</text:p>
      <text:p text:style-name="P245">Stěna obložená až ke stropu dřevem na podpal</text:p>
      <text:p text:style-name="P180">11</text:p>
      <text:p text:style-name="Standalone_20_Property"><text:span text:style-name="T298">Jehlami pokrytý dobrman s koženou maskou</text:span> &gt; Je uvázán řetězem a přes masku nemůže ani kousat ani štěkat, přesto je agresivní. Pokud mu masku sundáte, uklidní se. Kdo mu vytrhá všechny jehly, k tomu přilne a bude ho následovat.</text:p>
      <text:p text:style-name="P180">12</text:p>
      <text:p text:style-name="Standalone_20_Property"><text:span text:style-name="T298">Kostlivec ve špinavé zástěře, v ruce sekáček</text:span> &gt; Zpracovává kravský tuk v loj a vyrábí svíce.</text:p>
      <text:p text:style-name="Standalone_20_Property"><text:span text:style-name="T298">Dva sudy</text:span> &gt; Plné kusů krav včetně vnitřností.</text:p>
      <text:p text:style-name="Standalone_20_Property"><text:span text:style-name="T298">Neohraněné ohniště, v kterém stojí baňatý kotel s vroucím tukem</text:span> &gt; Lze snadno převrhnout.</text:p>
      <text:p text:style-name="Standalone_20_Property"><text:span text:style-name="T298">Stolek se svícemi</text:span> &gt; Smrdí a nejsou příliš kvalitní.</text:p>
      <text:p text:style-name="P180">13</text:p>
      <text:p text:style-name="Standalone_20_Property"><text:span text:style-name="T298">Masivní dubové dveře</text:span> &gt; Zamčené Urielovým klíčem.</text:p>
      <text:p text:style-name="P245">Pod kruhovou dírou ve stropě je studnice</text:p>
      <text:p text:style-name="P180"><text:soft-page-break/>14</text:p>
      <text:p text:style-name="Standalone_20_Property"><text:span text:style-name="T298">Pokud jste Uriela zabili, tak tu teď stojí a řve na dva kostlivce, aby vás šli zastřelit</text:span> &gt; Těžké kuše a kuchařské čepice.</text:p>
      <text:p text:style-name="Standalone_20_Property"><text:span text:style-name="T298">Kovová kamna</text:span> &gt; Vlažná, nedochucená hovězí polévka.</text:p>
      <text:p text:style-name="Standalone_20_Property"><text:span text:style-name="T298">Hromádka kuchyňského vybavení v rohu</text:span> &gt; Pánev, hrnec, naběračka, cedník, shnilá cibule.</text:p>
      <text:h text:style-name="Heading_20_4" text:outline-level="4">15</text:h>
      <text:p text:style-name="Standalone_20_Property"><text:span text:style-name="T298">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180">16</text:p>
      <text:p text:style-name="Standalone_20_Property"><text:span text:style-name="T298">Snědá Mariana přivázaná ke stolu</text:span> &gt; Nohy pořezané, záda pokrytá voskem, pruhované pozadí, nateklý ret a kolíček na levé bradavce.</text:p>
      <text:p text:style-name="Standalone_20_Property"><text:span text:style-name="T298">Stojany s lehčími mučícími nástroji</text:span> &gt; Důtky, kolíčky, provazy, jehly, roubík, řemeny, rákoska a pás cudnosti.</text:p>
      <text:p text:style-name="P180">17</text:p>
      <text:p text:style-name="Standalone_20_Property"><text:span text:style-name="T298">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98">Noční stolek se dvěma knihami</text:span> &gt; První je sbírka romantických básní. Druhá je Urielův deník; popisuje, jak mu <text:span text:style-name="T1433">Filom</text:span><text:span text:style-name="T193">éna Karská</text:span> zlomila srdce.</text:p>
      <text:p text:style-name="P180">18</text:p>
      <text:p text:style-name="Standalone_20_Property"><text:span text:style-name="T298">Pokované dveře</text:span> &gt; Zamčené Urielovým klíčem.</text:p>
      <text:p text:style-name="Standalone_20_Property"><text:span text:style-name="T298">Baculatá blondýnka Emma</text:span> &gt; Nadšená svou šancí k úniku ihned začn<text:span text:style-name="T1443">e</text:span> družinu přesvědčovat, že Uriel<text:span text:style-name="T1443">a</text:span> nelze zabít, ať ihned utíkají.</text:p>
      <text:p text:style-name="Standalone_20_Property"><text:span text:style-name="T298">Postel s nebesy</text:span> &gt; Růžové závoje a příliš měkká matrace.</text:p>
      <text:p text:style-name="Standalone_20_Property"><text:span text:style-name="T298">Růžové dekorace rozvěšené po stěnách</text:span> &gt; Závěsy, krajky, koberce, šaty.</text:p>
      <text:p text:style-name="Standalone_20_Property"><text:span text:style-name="T298">Truhlice</text:span> &gt; Panenky, šaty, hlavolamy, líčidla.</text:p>
      <text:p text:style-name="Standalone_20_Property"><text:span text:style-name="T298">Stolek se stříbrným podnosem a sladkostmi</text:span> &gt; Čokoláda, lízátka, mošt, štrůdl.</text:p>
      <text:p text:style-name="P180">19</text:p>
      <text:p text:style-name="Standalone_20_Property"><text:span text:style-name="T298">Mrtvá dívka na podlouhlém stole</text:span> &gt; Je na několika místech pečlivě sešitá a ovázaná. Má otevřený hrudník a srdce zalité v modré substanci. </text:p>
      <text:p text:style-name="Standalone_20_Property"><text:span text:style-name="T298">Vysoký stůl s náčiním</text:span> &gt; Skalpely, obvazy, jehly, pila.</text:p>
      <text:p text:style-name="Standalone_20_Property"><text:span text:style-name="T298">Jedna stěna je dřevěná a pokrytá pergameny s nákresy lidské anatomie a nekromantských zaklínadel</text:span> &gt; Prkna zakrývají tajnou chodbu do 2<text:span text:style-name="T1444">2</text:span>.</text:p>
      <text:h text:style-name="Heading_20_4" text:outline-level="4"><text:soft-page-break/>20</text:h>
      <text:p text:style-name="Standalone_20_Property"><text:span text:style-name="T298">Magicky uzamčené dveře</text:span> &gt; Nemají zámek a s každým úspěšným i neúspěšným pokusem o vyražení vystřelí výboj energie. Čaroděj je může kouzlo rozplést tak, že porazí vypravěče v piškvorkách.</text:p>
      <text:p text:style-name="P245">Potrhaný zelený koberec od dveří až ke schodům</text:p>
      <text:p text:style-name="Standalone_20_Property"><text:span text:style-name="T1436">Ve stěně po pravé straně je metr zdiva nahrazen jílem</text:span> &gt; V hlíně je schovaný kostlivec připraven bodnout nepřipraveného vetřelce do zad.</text:p>
      <text:p text:style-name="P180">21</text:p>
      <text:p text:style-name="Standalone_20_Property"><text:span text:style-name="T298">Pokud jste Uriela zabili nahoře i v 16, tak tu stojí připraven vyjednávat</text:span> &gt; Nebojí se o svůj život, ale o svůj výzkum. Boj v laboratoři nechce. Vyzve postavy, ať si vezmou ženy a odejdou.</text:p>
      <text:p text:style-name="Standalone_20_Property"><text:span text:style-name="T298">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98">Regál s knihami</text:span> &gt; Čestné místo má grimoár (kouzlo oživení mrtvého, tvář hrůzy a mluvení s mrtvými). Zbytek jsou svazky o anatomii a historii.</text:p>
      <text:p text:style-name="Standalone_20_Property"><text:span text:style-name="T298">Čistý stůl</text:span> &gt; Pod ním rozházené konopné papíry a střepy. Na jednom je návod k lektvaru lásky. Na dalším zmiňuje, že druhé zrcadlo nechá odvést do Trossu.</text:p>
      <text:p text:style-name="Standalone_20_Property"><text:span text:style-name="T298">Alchymistické vybavení</text:span> &gt; Kompletní destilační výbava, hmoždíř, kufříky na transport.</text:p>
      <text:p text:style-name="Standalone_20_Property"><text:span text:style-name="T298">Železem tvrzené dveře do 22</text:span> &gt; Zamčené Urielovým klíčem.</text:p>
      <text:p text:style-name="P180"><text:soft-page-break/>22</text:p>
      <text:p text:style-name="Standalone_20_Property"><text:span text:style-name="T298">Modré zrcadlo</text:span> &gt; Skleněné, po povrchu neustále stéká vrstva modré tekutiny, ale nikdy neukápne na zem. Kdykoli Uriel zemře, vyleze jeho nová kopie ze zrcadla.</text:p>
      <text:p text:style-name="Standalone_20_Property"><text:span text:style-name="T298">Postel</text:span> &gt; Pohodlná matrace, kožešinová přikrývka.</text:p>
      <text:p text:style-name="Standalone_20_Property"><text:span text:style-name="T298">Dvě </text:span><text:span text:style-name="T333">s</text:span><text:span text:style-name="T298">kříně</text:span> &gt; V první jezdecké boty, náhradní oblečení. V druhé tajný vchod do 19.</text:p>
      <text:p text:style-name="Standalone_20_Property"><text:span text:style-name="T298">Truhlice</text:span> &gt; Koňské sedlo, 13 zl, 9 st, <text:span text:style-name="T1445">1</text:span>9 md, lektvar nenápadnosti, stříbrná korunka, amulet s bronzovou koňskou hlavou (ovládá neúnavného nemrtvého koně ve stáji)</text:p>
      <text:h text:style-name="Heading_20_2" text:outline-level="2"><text:span text:style-name="T1299">+</text:span>Hostinec <text:span text:style-name="T1214">Na r</text:span>ozcestí</text:h>
      <text:p text:style-name="P101"><text:span text:style-name="T1241">Dlouhá j</text:span>ednopatrová budova s velkou nálevnou, <text:span text:style-name="T1217">která pojme několik desítek hostů,</text:span> <text:span text:style-name="T1217">a přilehlou stájí. Spí se ve společné noclehárně nebo přímo v nálevně, pouze zámožní hosté si mohou dovolit pokoj.</text:span></text:p>
      <text:list xml:id="list3397345450" text:style-name="L65">
        <text:list-item>
          <text:p text:style-name="P626"><text:span text:style-name="T1242">Šance </text:span><text:span text:style-name="T303">2 ze 6:</text:span><text:span text:style-name="T1218"> </text:span>Skupina zoufalých propuštěných důlníků drží jako rukojmí barda, <text:span text:style-name="T1215">aristokrata</text:span> a hostinského se ženou. Dvojice Trosských jezdců vyjednává.</text:p>
        </text:list-item>
        <text:list-item>
          <text:p text:style-name="P627">Chudá postarší žena Katlin tvrdí, že dokáže svou ztracenou dceru Tolku najít pomocí milenecké mince (magický pár mincí, které se vždy přitahují), ale nikdo jí nevěří. Odhodlává se <text:span text:style-name="T1482">za ní</text:span> vyrazit sama. Mince ji povede k Ha<text:span text:style-name="T1209">r</text:span>denské tvrzi.</text:p>
        </text:list-item>
      </text:list>
      <text:p text:style-name="P82"/>
      <text:h text:style-name="P263" text:outline-level="2"><text:soft-page-break/><text:span text:style-name="T1530">+</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27">+</text:span>Kastarok</text:h>
      <text:p text:style-name="P57">Ruina tvrze Worrochových rytířů. Časem okousané hradby, polámané sochy a příjemný nostalgický nádech. Pokud tu táboří veselá společnost, zjeví se duch starého <text:span text:style-name="T1216">paladina</text:span> Hathora, který rád povyměňuje příběhy. Ví toho o Trossu a jeho okolí hodně.</text:p>
      <text:h text:style-name="Heading_20_2" text:outline-level="2"><text:bookmark-start text:name="__RefHeading___Toc6844_2407452455"/><text:span text:style-name="Emphasis"><text:span text:style-name="T1323">+</text:span></text:span><text:span text:style-name="Emphasis">Krvavá vila</text:span><text:bookmark-end text:name="__RefHeading___Toc6844_2407452455"/></text:h>
      <text:p text:style-name="P38"><text:span text:style-name="Emphasis"><text:span text:style-name="T247">Osamocený domov </text:span></text:span><text:span text:style-name="Emphasis"><text:span text:style-name="T251">velmože </text:span></text:span><text:span text:style-name="Emphasis"><text:span text:style-name="T258">Balia</text:span></text:span><text:span text:style-name="Emphasis"><text:span text:style-name="T251"> Valena a jeho rodiny. V</text:span></text:span><text:span text:style-name="Emphasis"><text:span text:style-name="T247">alen je blízký přítel </text:span></text:span><text:span text:style-name="Emphasis"><text:span text:style-name="T251">vládce</text:span></text:span><text:span text:style-name="Emphasis"><text:span text:style-name="T247"> Brakvila. Zatím nikdo netuší o tragédii, </text:span></text:span><text:span text:style-name="Emphasis"><text:span text:style-name="T248">která</text:span></text:span><text:span text:style-name="Emphasis"><text:span text:style-name="T247"> rodinu postihla.</text:span></text:span></text:p>
      <text:h text:style-name="P278" text:outline-level="5">Co se ve vile stalo?</text:h>
      <text:p text:style-name="P45"><text:span text:style-name="Emphasis"><text:span text:style-name="T255">Zhruba před čtrnácti dny v</text:span></text:span><text:span text:style-name="Emphasis"><text:span text:style-name="T253">elmož Valen ve městě od cizokrajného obchodníka </text:span></text:span><text:span text:style-name="Emphasis"><text:span text:style-name="T265">(který už odcestoval z Trossu)</text:span></text:span><text:span text:style-name="Emphasis"><text:span text:style-name="T253"> koupil kouzelný ubru</text:span></text:span><text:span text:style-name="Emphasis"><text:span text:style-name="T254">s</text:span></text:span><text:span text:style-name="Emphasis"><text:span text:style-name="T253"> a přivezl ho své choti darem. Večer z něj pak rodina pojedla. </text:span></text:span><text:span text:style-name="Emphasis"><text:span text:style-name="T256">Jeho choť, p</text:span></text:span><text:span text:style-name="Emphasis"><text:span text:style-name="T253">aní Myriam, se</text:span></text:span><text:span text:style-name="Emphasis"><text:span text:style-name="T256"> následně</text:span></text:span><text:span text:style-name="Emphasis"><text:span text:style-name="T253"> v noci probudila, </text:span></text:span><text:span text:style-name="Emphasis"><text:span text:style-name="T256">náměsíčně </text:span></text:span><text:span text:style-name="Emphasis"><text:span text:style-name="T253">pobrala </text:span></text:span><text:span text:style-name="Emphasis"><text:span text:style-name="T254">svá líčidla a svíčky a ve sklepě nakreslila rituální pentagram s provedla rituál, kterým přivolala </text:span></text:span><text:span text:style-name="Emphasis"><text:span text:style-name="T198">démona neživota</text:span></text:span><text:span text:style-name="Emphasis"><text:span text:style-name="T254"> </text:span></text:span><text:span text:style-name="Emphasis"><text:span text:style-name="T256">(nic z toho si nepamatuje)</text:span></text:span><text:span text:style-name="Emphasis"><text:span text:style-name="T254">. Ten ji následně posedl a donutil ji povraždit všechny obyvatele domu, počínaje velmožem Valenem </text:span></text:span><text:span text:style-name="Emphasis"><text:span text:style-name="T256">(všechny vraždy si </text:span></text:span><text:soft-page-break/><text:span text:style-name="Emphasis"><text:span text:style-name="T256">paní Myriam pamatuje a žije v utkvělé představě, že to musela udělat, protože někdo byl posedlý démonem a nebyla jiná možnost, jak zjistit, kdo to je)</text:span></text:span><text:span text:style-name="Emphasis"><text:span text:style-name="T254">.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397">🔊<text:tab/></text:span></text:span><text:span text:style-name="Emphasis"><text:span text:style-name="T413">V háji je nepřirozené ticho. Od vily se ozývá krákání havranů.</text:span></text:span></text:p>
      <text:p text:style-name="P15"><text:span text:style-name="Emphasis"><text:span text:style-name="T409">💡</text:span></text:span><text:span text:style-name="Emphasis"><text:span text:style-name="T410"><text:tab/></text:span></text:span><text:span text:style-name="Emphasis"><text:span text:style-name="T415">Ve vile se nesvítí.</text:span></text:span></text:p>
      <text:p text:style-name="P38"><text:span text:style-name="Emphasis"><text:span text:style-name="T249">Řídký březový háj mezi Godovskými polnostmi a Trosskými pastvinami. Skrz stromy jsou vidět obrysy vily.</text:span></text:span></text:p>
      <text:p text:style-name="P12"><text:span text:style-name="Emphasis"><text:span text:style-name="T480">👣</text:span></text:span><text:span text:style-name="Emphasis"><text:span text:style-name="T422"> </text:span></text:span><text:span text:style-name="Emphasis"><text:span text:style-name="T490">Veškeré stopy zvířat jsou víc než týden staré.</text:span></text:span></text:p>
      <text:h text:style-name="Heading_20_3" text:outline-level="3"><text:span text:style-name="Emphasis">Vila</text:span></text:h>
      <text:p text:style-name="P43"><text:span text:style-name="Emphasis"><text:span text:style-name="T409">💡</text:span></text:span><text:span text:style-name="Emphasis"><text:span text:style-name="T408"><text:tab/></text:span></text:span><text:span text:style-name="Emphasis"><text:span text:style-name="T118">Ve dne do vily proniká světlo okny, v noci je uvnitř tma.</text:span></text:span></text:p>
      <text:p text:style-name="P15"><text:span text:style-name="Emphasis"><text:span text:style-name="T397">🔊<text:tab/></text:span></text:span><text:span text:style-name="Emphasis"><text:span text:style-name="T412">Krákání havranů, jinak ticho.</text:span></text:span></text:p>
      <text:p text:style-name="P38"><text:span text:style-name="Emphasis"><text:span text:style-name="T249">Venkovské šlechtické sídlo s velkými okny obklopené udržovanou zahradou. </text:span></text:span><text:span text:style-name="Emphasis"><text:span text:style-name="T257">Pod stromy je </text:span></text:span><text:span text:style-name="Emphasis"><text:span text:style-name="T296">malá dřevěná bouda</text:span></text:span><text:span text:style-name="Emphasis"><text:span text:style-name="T257">.</text:span></text:span><text:span text:style-name="Emphasis"><text:span text:style-name="T249"> </text:span></text:span><text:span text:style-name="Emphasis"><text:span text:style-name="T250">Nikde se nic nehýbe,</text:span></text:span><text:span text:style-name="Emphasis"><text:span text:style-name="T249"> </text:span></text:span><text:span text:style-name="Emphasis"><text:span text:style-name="T250">na střeše posedává hejno havranů. </text:span></text:span><text:span text:style-name="Emphasis"><text:span text:style-name="T259">Všechna </text:span></text:span><text:span text:style-name="Emphasis"><text:span text:style-name="T297">okna</text:span></text:span><text:span text:style-name="Emphasis"><text:span text:style-name="T259"> jsou zavřená, stejně tak i masivní dvoukřídlé </text:span></text:span><text:span text:style-name="Emphasis"><text:span text:style-name="T297">vstupní dveře</text:span></text:span><text:span text:style-name="Emphasis"><text:span text:style-name="T259">.</text:span></text:span></text:p>
      <text:p text:style-name="P46"><text:span text:style-name="Emphasis"><text:span text:style-name="T419">▸<text:tab/></text:span></text:span><text:span text:style-name="Emphasis"><text:span text:style-name="T426">V </text:span></text:span><text:span text:style-name="Emphasis"><text:span text:style-name="T494">malé dřevěné boudě</text:span></text:span><text:span text:style-name="Emphasis"><text:span text:style-name="T426"> je zahradnické náčiní – lopaty, motyky, hrábě.</text:span></text:span></text:p>
      <text:p text:style-name="P54"><text:span text:style-name="Emphasis"><text:span text:style-name="T419">▸<text:tab/></text:span></text:span><text:span text:style-name="Emphasis"><text:span text:style-name="T488">Vstupní dveře</text:span></text:span><text:span text:style-name="Emphasis"><text:span text:style-name="T432"> nejsou nijak zajištěné, jdou snadno otevřít.</text:span></text:span></text:p>
      <text:p text:style-name="Text_20_body"><text:span text:style-name="Emphasis"><text:span text:style-name="T1564">Okna a dveře</text:span></text:span></text:p>
      <text:p text:style-name="P53"><text:span text:style-name="Emphasis"><text:span text:style-name="T432">Okna jsou vyrobena z malých pospojovaných tabulek, není skrz ně vidět dovnitř. </text:span></text:span><text:span text:style-name="Emphasis"><text:span text:style-name="T435">Veškeré</text:span></text:span><text:span text:style-name="Emphasis"><text:span text:style-name="T433"> dveře uvnitř vily mají kliku</text:span></text:span><text:span text:style-name="Emphasis"><text:span text:style-name="T434"> </text:span></text:span><text:span text:style-name="Emphasis"><text:span text:style-name="T435">a</text:span></text:span><text:span text:style-name="Emphasis"><text:span text:style-name="T433"> nemají zámek.</text:span></text:span></text:p>
      <text:p text:style-name="P7"><text:soft-page-break/>Duchové <text:span text:style-name="T1159">a zombie</text:span></text:p>
      <text:p text:style-name="P43"><text:span text:style-name="T1160">Ve vile jsou duchové a zombie původních obyvatel – na každou zombii připadá jeden duch.<text:line-break/><text:tab/></text:span>Se všemi zdejšími duchy <text:span text:style-name="T1154">jde</text:span> <text:span text:style-name="T1154">mluvit</text:span>. Při vyptávání si všichni vzpomenou na svého vraha – paní <text:s/><text:span text:style-name="T1156">Myriam, choť velmože Valena, pána této vily</text:span>. Mají různé malicherné problémy, <text:span text:style-name="T1160">které</text:span> je tu drží. Když jim <text:span text:style-name="T1160">s nimi</text:span> <text:span text:style-name="T1155">někdo pomůže</text:span>, dojdou klidu <text:span text:style-name="T1155">a</text:span> rozplynou <text:span text:style-name="T1155">se – pokud stále žije příslušná zombie, zhroutí se mrtvá na zem</text:span>.<text:line-break/><text:tab/><text:span text:style-name="T116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397">♨<text:tab/></text:span></text:span><text:span text:style-name="Emphasis"><text:span text:style-name="T411">Zápach tlejícího masa.</text:span></text:span></text:p>
      <text:p text:style-name="P37">U stěn haly je <text:span text:style-name="T388">stojan se zbraněmi</text:span> a dvě sochy: muž s knírem v kyrysu a žena s dlouhými šaty. Mozaika na podlaze zobrazuje lovecké psy na honu.</text:p>
      <text:p text:style-name="P36"><text:span text:style-name="Emphasis"><text:span text:style-name="T479">⚔ </text:span></text:span>Obtloustlý kuchař s rozseklou hlavou ozbrojený sekáčkem <text:span text:style-name="T1168">(4 st)</text:span> ihned útočí. Případný hluk boje <text:span text:style-name="T692">přivolá</text:span> zombie z obrazárny.</text:p>
      <text:p text:style-name="P201"><text:span text:style-name="T2">F</text:span><text:span text:style-name="T3">yzička </text:span><text:span text:style-name="T4">3</text:span><text:span text:style-name="T3">, Finesa </text:span><text:span text:style-name="T4">1</text:span><text:span text:style-name="T3">, Duše </text:span><text:span text:style-name="T5">-</text:span><text:span text:style-name="T751">, </text:span><text:span text:style-name="T752">Ž</text:span><text:span text:style-name="T749">ivot</text:span><text:span text:style-name="T752">y </text:span><text:span text:style-name="T753">13</text:span></text:p>
      <text:p text:style-name="P215"><text:span text:style-name="T696">Rychlost:</text:span><text:span text:style-name="T754"> </text:span><text:span text:style-name="T755">jako </text:span><text:span text:style-name="T756">chůze</text:span></text:p>
      <text:p text:style-name="P215"><text:span text:style-name="T697">Smysly:</text:span><text:span text:style-name="T757"> </text:span><text:span text:style-name="T758">magický zrak a sluch</text:span></text:p>
      <text:p text:style-name="P215"><text:span text:style-name="T698">Detekovatelnost</text:span><text:span text:style-name="T699">:</text:span><text:span text:style-name="T759"> </text:span><text:span text:style-name="T760">není</text:span><text:span text:style-name="T759"> vidět pomocí infravidění</text:span></text:p>
      <text:p text:style-name="P202"><text:span text:style-name="T520">⚔ </text:span><text:span text:style-name="T694">Pařáty</text:span><text:span text:style-name="T695">:</text:span><text:span text:style-name="T749"> </text:span><text:span text:style-name="T750">3 + k6, zranění </text:span><text:span text:style-name="T761">0</text:span></text:p>
      <text:p text:style-name="P202"><text:soft-page-break/><text:span text:style-name="T520">⚔ </text:span><text:span text:style-name="T700">Sekáček</text:span><text:span text:style-name="T695">:</text:span><text:span text:style-name="T749"> </text:span><text:span text:style-name="T750">3 + k6, zranění 1</text:span></text:p>
      <text:p text:style-name="P11"><text:span text:style-name="Emphasis"><text:span text:style-name="T478">👣</text:span></text:span><text:span text:style-name="Emphasis"><text:span text:style-name="T418"> </text:span></text:span><text:span text:style-name="Emphasis"><text:span text:style-name="T427">Zaschlé krvavé stopy</text:span></text:span><text:span text:style-name="Emphasis"><text:span text:style-name="T421"> od velkých bot (od zombie kuchaře). </text:span></text:span><text:span text:style-name="Emphasis"><text:span text:style-name="T427">P</text:span></text:span><text:span text:style-name="Emphasis"><text:span text:style-name="T421">řišly sem od dveří do kuchyně (4) a jsou rozprostřené po celé hale, jako kdyby tady dotyčný bloumal v kruzích.</text:span></text:span></text:p>
      <text:p text:style-name="P36"><text:span text:style-name="Emphasis"><text:span text:style-name="T419">▸<text:tab/></text:span></text:span><text:span text:style-name="T245">Stojan se zbraněmi</text:span><text:span text:style-name="T197">:</text:span> <text:span text:style-name="T692">š</text:span>tít <text:span text:style-name="T1169">(5 st)</text:span>, tři kopí <text:span text:style-name="T1169">(po 5 st)</text:span>, kuše <text:span text:style-name="T1169">(2,5 zl)</text:span>, sek<text:span text:style-name="T1169">e</text:span>ra <text:span text:style-name="T1169">(5 st)</text:span></text:p>
      <text:p text:style-name="P180">2 – Dílna</text:p>
      <text:p text:style-name="P47">V dílně je <text:span text:style-name="T388">ponk</text:span> a několik <text:span text:style-name="T388">sudů</text:span>, <text:span text:style-name="T388">beden</text:span> a <text:span text:style-name="T388">pytlů</text:span>. <text:span text:style-name="Emphasis"><text:span text:style-name="T423">Na jedné z beden je hadrová panenka s cylindrem </text:span></text:span><text:span text:style-name="Emphasis"><text:span text:style-name="T436">(2 st)</text:span></text:span><text:span text:style-name="Emphasis"><text:span text:style-name="T423">. </text:span></text:span><text:span text:style-name="Emphasis"><text:span text:style-name="T430">Na klice dveří do pokoje pro služebnictvo (3) je přivázaný provaz. Zhruba po metru je přetržený</text:span></text:span><text:span text:style-name="Emphasis"><text:span text:style-name="T436"> (</text:span></text:span><text:span text:style-name="Emphasis"><text:span text:style-name="T437">od kliky </text:span></text:span><text:span text:style-name="Emphasis"><text:span text:style-name="T436">dosáhne akorát na horní hranu dveří)</text:span></text:span><text:span text:style-name="Emphasis"><text:span text:style-name="T430">.</text:span></text:span></text:p>
      <text:p text:style-name="P39"><text:span text:style-name="Emphasis"><text:span text:style-name="T419">▸<text:tab/></text:span></text:span><text:span text:style-name="Emphasis"><text:span text:style-name="T423">Na </text:span></text:span><text:span text:style-name="Emphasis"><text:span text:style-name="T492">ponku</text:span></text:span><text:span text:style-name="Emphasis"><text:span text:style-name="T423"> je s</text:span></text:span>věrák <text:span text:style-name="T1170">(1 zl)</text:span>, pilník <text:span text:style-name="T1170">(1 st)</text:span>, hřebíky <text:span text:style-name="T1170">(1 st)</text:span>, kladivo <text:span text:style-name="T1170">(5 st)</text:span> <text:span text:style-name="T1157">a</text:span> pila <text:span text:style-name="T1170">(5 st)</text:span>.</text:p>
      <text:p text:style-name="P39"><text:span text:style-name="Emphasis"><text:span text:style-name="T419">▸<text:tab/></text:span></text:span><text:span text:style-name="Emphasis"><text:span text:style-name="T423">V </text:span></text:span><text:span text:style-name="Emphasis"><text:span text:style-name="T492">sudech</text:span></text:span><text:span text:style-name="Emphasis"><text:span text:style-name="T423"> je olej </text:span></text:span><text:span text:style-name="Emphasis"><text:span text:style-name="T438">(1 zl)</text:span></text:span><text:span text:style-name="Emphasis"><text:span text:style-name="T423"> a pivo </text:span></text:span><text:span text:style-name="Emphasis"><text:span text:style-name="T438">(2 zl)</text:span></text:span><text:span text:style-name="Emphasis"><text:span text:style-name="T423">.</text:span></text:span></text:p>
      <text:p text:style-name="P39"><text:span text:style-name="Emphasis"><text:span text:style-name="T419">▸<text:tab/></text:span></text:span><text:span text:style-name="Emphasis"><text:span text:style-name="T423">V </text:span></text:span><text:span text:style-name="Emphasis"><text:span text:style-name="T492">pytlích</text:span></text:span><text:span text:style-name="Emphasis"><text:span text:style-name="T423"> je mouka </text:span></text:span><text:span text:style-name="Emphasis"><text:span text:style-name="T438">(5 st)</text:span></text:span><text:span text:style-name="Emphasis"><text:span text:style-name="T423">.</text:span></text:span></text:p>
      <text:p text:style-name="P39"><text:span text:style-name="Emphasis"><text:span text:style-name="T419">▸<text:tab/></text:span></text:span><text:span text:style-name="Emphasis"><text:span text:style-name="T423">V </text:span></text:span><text:span text:style-name="Emphasis"><text:span text:style-name="T492">bednách</text:span></text:span><text:span text:style-name="Emphasis"><text:span text:style-name="T423"> je zásoba svic – většina lojových (2 zl), část kvalitních voskových (5 zl).</text:span></text:span></text:p>
      <text:p text:style-name="P180">3 – Pokoj služebnictva</text:p>
      <text:p text:style-name="P40">Ve skromně zařízeném pokoji jsou dvě <text:span text:style-name="T388">skříňky</text:span> a dvě <text:span text:style-name="T388">postele</text:span> se slaměnými matracemi.</text:p>
      <text:p text:style-name="P42"><text:span text:style-name="T679">👤</text:span><text:span text:style-name="T1158"> V místnosti je duch chlapce s se stopou po provazu kolem krku. Pláče, že zemřel dřív než si stihl sáhnout na ženskou.</text:span></text:p>
      <text:p text:style-name="P40"><text:span text:style-name="Emphasis"><text:span text:style-name="T419">▸<text:tab/></text:span></text:span><text:span text:style-name="Emphasis"><text:span text:style-name="T418">Ve </text:span></text:span><text:span text:style-name="Emphasis"><text:span text:style-name="T491">skříňkách</text:span></text:span><text:span text:style-name="Emphasis"><text:span text:style-name="T418"> jsou osobní věci zrzka a kuchaře, prosté oblečení, 2 stříbrňáky a 30 měďáků.</text:span></text:span></text:p>
      <text:p text:style-name="P41"><text:soft-page-break/><text:span text:style-name="Emphasis"><text:span text:style-name="T419">▸<text:tab/></text:span></text:span><text:span text:style-name="Emphasis"><text:span text:style-name="T424">Pod polštářem na jedné z </text:span></text:span><text:span text:style-name="Emphasis"><text:span text:style-name="T493">postelí</text:span></text:span><text:span text:style-name="Emphasis"><text:span text:style-name="T424"> je hambatý obrázek.</text:span></text:span></text:p>
      <text:p text:style-name="P180">4 – Kuchyně</text:p>
      <text:p text:style-name="P48">Na podlaze je kaluž zaschlé krve.</text:p>
      <text:p text:style-name="P35"><text:span text:style-name="T298">Kamna</text:span> &gt; Keramická pec s přilehlou dřevěnou pracovní deskou zacákanou od krve.</text:p>
      <text:p text:style-name="P26">Velký a malý lavór</text:p>
      <text:p text:style-name="P35"><text:span text:style-name="T298">Regál</text:span> &gt; Zavařeniny, salámy, med, koření.</text:p>
      <text:p text:style-name="P35"><text:span text:style-name="T298">Skříně</text:span> &gt; Čajový set <text:span text:style-name="T1170">(5 zl)</text:span>, hrnce <text:span text:style-name="T1170">(2 zl)</text:span>, pánev <text:span text:style-name="T1170">(1 zl)</text:span>, cínové nádobí <text:span text:style-name="T1170">(4 zl)</text:span>.</text:p>
      <text:p text:style-name="P56"><text:span text:style-name="T679">👤</text:span><text:span text:style-name="T301"> </text:span><text:span text:style-name="T298">Duch kuchaře</text:span> &gt; Se sekáčkem v hlavě zmateně hledá svůj sekáček.</text:p>
      <text:p text:style-name="P49"><text:span text:style-name="Emphasis"><text:span text:style-name="T480">👣</text:span></text:span><text:span text:style-name="Emphasis"><text:span text:style-name="T422"> </text:span></text:span><text:span text:style-name="Emphasis"><text:span text:style-name="T428">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397">♨<text:tab/></text:span></text:span><text:span text:style-name="Emphasis"><text:span text:style-name="T411">Zápach </text:span></text:span><text:span text:style-name="Emphasis"><text:span text:style-name="T414">shnilé hostiny</text:span></text:span><text:span text:style-name="Emphasis"><text:span text:style-name="T411">.</text:span></text:span></text:p>
      <text:p text:style-name="P16"><text:span text:style-name="Emphasis"><text:span text:style-name="T397">🔊<text:tab/></text:span></text:span><text:span text:style-name="Emphasis"><text:span text:style-name="T414">Bzučení much.</text:span></text:span></text:p>
      <text:p text:style-name="P35"><text:span text:style-name="T298">Krb</text:span> &gt; Velký, kamenný, s roštem ke grilování.</text:p>
      <text:p text:style-name="P55"><text:span text:style-name="T298">Dlouhý jídelní stůl</text:span> &gt; 8 židlí a vyšívaný lesklý ubrus s hustými třásněmi pokrytý bohatou hostinou nyní již shnilého masa a ovoce <text:span text:style-name="T1170">(karta </text:span><text:span text:style-name="T199">kouzelný ubrus</text:span><text:span text:style-name="T260"> – 20 zl, pokud </text:span><text:span text:style-name="T261">ale</text:span><text:span text:style-name="T260"> obchodník zjistí, že je prokletý, </text:span><text:span text:style-name="T261">tak jen 5 zl</text:span><text:span text:style-name="T1170">)</text:span>. <text:span text:style-name="T1161">Nad ubrusem krouží hejno much.</text:span></text:p>
      <text:list xml:id="list1196838241" text:style-name="L66">
        <text:list-item>
          <text:p text:style-name="P628"><text:soft-page-break/>Při pronesení hesla <text:span text:style-name="T242">"Ubr</text:span><text:span text:style-name="T243">ah prostrah</text:span><text:span text:style-name="T242">"</text:span> se na něm zhmotní vydatná hostina. Kdokoli z ní pojí bude následující noc náměsíčně provádět rituál ke spojení s démony.</text:p>
        </text:list-item>
      </text:list>
      <text:p text:style-name="P13"><text:span text:style-name="Emphasis"><text:span text:style-name="T478">👣</text:span></text:span><text:span text:style-name="Emphasis"><text:span text:style-name="T418"> </text:span></text:span><text:span text:style-name="Emphasis"><text:span text:style-name="T429">Zaschlé krvavé s</text:span></text:span><text:span text:style-name="Emphasis"><text:span text:style-name="T428">topy od m</text:span></text:span><text:span text:style-name="Emphasis"><text:span text:style-name="T429">alých</text:span></text:span><text:span text:style-name="Emphasis"><text:span text:style-name="T428"> bot (od paní Myriam) </text:span></text:span><text:span text:style-name="Emphasis"><text:span text:style-name="T429">přišly dveřmi z jídelny</text:span></text:span><text:span text:style-name="Emphasis"><text:span text:style-name="T428"> (</text:span></text:span><text:span text:style-name="Emphasis"><text:span text:style-name="T429">5</text:span></text:span><text:span text:style-name="Emphasis"><text:span text:style-name="T428">) </text:span></text:span><text:span text:style-name="Emphasis"><text:span text:style-name="T429">a vedou ke dveřím do obrazárny (6)</text:span></text:span><text:span text:style-name="Emphasis"><text:span text:style-name="T428">. </text:span></text:span><text:span text:style-name="Emphasis"><text:span text:style-name="T429">Po cestě se postupně vytrácejí, jak se z krev z bot otírala.</text:span></text:span></text:p>
      <text:p text:style-name="P180">6 – Obrazárna</text:p>
      <text:p text:style-name="P16"><text:span text:style-name="Emphasis"><text:span text:style-name="T397">♨<text:tab/></text:span></text:span><text:span text:style-name="Emphasis"><text:span text:style-name="T411">Zápach tlejícího masa.</text:span></text:span></text:p>
      <text:p text:style-name="P26">Schodiště do patra</text:p>
      <text:p text:style-name="P35"><text:span text:style-name="T298">Obrazy</text:span> &gt; <text:span text:style-name="T1171">Jedna</text:span> krajinomalb<text:span text:style-name="T1171">a (velké plátno, 6 zl)</text:span>, šest velkých portrétů slavných hrdinů (cena <text:span text:style-name="T1171">3</text:span> zl za <text:span text:style-name="T1171">každý</text:span>), <text:span text:style-name="T1162">za obrazem pod schody tajná cesta do sklepa</text:span>.</text:p>
      <text:p text:style-name="P50"><text:span text:style-name="T298">Tři zombie</text:span> &gt; Chlapec s lanem kolem krku, popálený herec, nahý lord s knírem a dýkou v zádech <text:span text:style-name="T1172">(5 st)</text:span>.</text:p>
      <text:p text:style-name="P203"><text:span text:style-name="T2">F</text:span><text:span text:style-name="T3">yzička </text:span><text:span text:style-name="T4">3</text:span><text:span text:style-name="T3">, Finesa </text:span><text:span text:style-name="T4">1</text:span><text:span text:style-name="T3">, Duše </text:span><text:span text:style-name="T5">-</text:span><text:span text:style-name="T751">, </text:span><text:span text:style-name="T752">Ž</text:span><text:span text:style-name="T749">ivot</text:span><text:span text:style-name="T752">y </text:span><text:span text:style-name="T753">13</text:span></text:p>
      <text:p text:style-name="P216"><text:span text:style-name="T696">Rychlost:</text:span><text:span text:style-name="T754"> </text:span><text:span text:style-name="T755">jako </text:span><text:span text:style-name="T756">chůze</text:span></text:p>
      <text:p text:style-name="P216"><text:span text:style-name="T697">Smysly:</text:span><text:span text:style-name="T757"> </text:span><text:span text:style-name="T758">magický zrak a sluch</text:span></text:p>
      <text:p text:style-name="P216"><text:span text:style-name="T698">Detekovatelnost</text:span><text:span text:style-name="T699">:</text:span><text:span text:style-name="T759"> </text:span><text:span text:style-name="T760">není</text:span><text:span text:style-name="T759"> vidět pomocí infravidění</text:span></text:p>
      <text:p text:style-name="P203"><text:span text:style-name="T520">⚔ </text:span><text:span text:style-name="T694">Pařáty</text:span><text:span text:style-name="T695">:</text:span><text:span text:style-name="T749"> </text:span><text:span text:style-name="T750">3 + k6, zranění </text:span><text:span text:style-name="T761">0</text:span></text:p>
      <text:p text:style-name="P180">7 – Společenská místnost</text:p>
      <text:p text:style-name="P26">Kulatý stůl se čtyřmi židlemi<text:span text:style-name="T339"> </text:span><text:span text:style-name="T342">(5 st)</text:span></text:p>
      <text:p text:style-name="P26">Malý koberec před krbem<text:span text:style-name="T294"> </text:span><text:span text:style-name="T295">(2 zl)</text:span></text:p>
      <text:p text:style-name="P26">Stojan na vyšívání a stolička<text:span text:style-name="T339"> </text:span><text:span text:style-name="T342">(4 st)</text:span></text:p>
      <text:p text:style-name="P56"><text:soft-page-break/><text:span text:style-name="T679">👤</text:span><text:span text:style-name="T301"> </text:span><text:span text:style-name="T298">Duch holčičky</text:span> &gt; Její vlasy a šatičky vlají jako pod vodou. Brečí, protože nemůže najít pana Klobouka.</text:p>
      <text:p text:style-name="P180">8 – Pokoj pro hosta</text:p>
      <text:p text:style-name="P26">Vysoké zrcadlo<text:span text:style-name="T339"> </text:span><text:span text:style-name="T342">(10 zl)</text:span></text:p>
      <text:p text:style-name="P35"><text:span text:style-name="T298">Shořelý nábytek i okenice</text:span> &gt; Zbytky postele, nočního stolku, malé truhlice a rozbité lucerny.</text:p>
      <text:p text:style-name="P56"><text:span text:style-name="T679">👤</text:span><text:span text:style-name="T301"> </text:span><text:span text:style-name="T298">Duch herce</text:span> &gt; Se spálenou horní polovinou těla včetně tváře se marně snaží nacvičovat svou roli překrásného svůdce.</text:p>
      <text:p text:style-name="P180">9 – Koupelna</text:p>
      <text:p text:style-name="P35"><text:span text:style-name="T298">Vana</text:span> &gt; Plechová, naplněná neprůhlednou krémově mýdlovou vodou. <text:span text:style-name="T1166">Z</text:span><text:span text:style-name="T1162">ombie utopené holčičky zaútočí na prvního, kdo se nad vanu nakloní</text:span>.</text:p>
      <text:p text:style-name="P204"><text:span text:style-name="T2">F</text:span><text:span text:style-name="T3">yzička </text:span><text:span text:style-name="T6">2</text:span><text:span text:style-name="T3">, Finesa </text:span><text:span text:style-name="T4">1</text:span><text:span text:style-name="T3">, Duše </text:span><text:span text:style-name="T5">-</text:span><text:span text:style-name="T751">, </text:span><text:span text:style-name="T752">Ž</text:span><text:span text:style-name="T749">ivot</text:span><text:span text:style-name="T752">y </text:span><text:span text:style-name="T753">1</text:span><text:span text:style-name="T762">2</text:span></text:p>
      <text:p text:style-name="P217"><text:span text:style-name="T696">Rychlost:</text:span><text:span text:style-name="T754"> </text:span><text:span text:style-name="T755">jako </text:span><text:span text:style-name="T756">chůze</text:span></text:p>
      <text:p text:style-name="P217"><text:span text:style-name="T697">Smysly:</text:span><text:span text:style-name="T757"> </text:span><text:span text:style-name="T758">magický zrak a sluch</text:span></text:p>
      <text:p text:style-name="P217"><text:span text:style-name="T698">Detekovatelnost</text:span><text:span text:style-name="T699">:</text:span><text:span text:style-name="T759"> </text:span><text:span text:style-name="T760">není</text:span><text:span text:style-name="T759"> vidět pomocí infravidění</text:span></text:p>
      <text:p text:style-name="P204"><text:span text:style-name="T520">⚔ </text:span><text:span text:style-name="T694">Pařáty</text:span><text:span text:style-name="T695">:</text:span><text:span text:style-name="T749"> </text:span><text:span text:style-name="T750">3 + k6, zranění </text:span><text:span text:style-name="T761">0</text:span></text:p>
      <text:p text:style-name="P204"><text:span text:style-name="T520">⚔ </text:span><text:span text:style-name="T700">Sekáček</text:span><text:span text:style-name="T695">:</text:span><text:span text:style-name="T749"> </text:span><text:span text:style-name="T750">3 + k6, zranění 1</text:span></text:p>
      <text:p text:style-name="P35"><text:span text:style-name="T298">Nočník</text:span> &gt; Plechový, lesklý.</text:p>
      <text:p text:style-name="P35"><text:span text:style-name="T298">Džbán</text:span> &gt; Keramický, krémový vonný olej <text:span text:style-name="T1173">(6 st)</text:span>.</text:p>
      <text:h text:style-name="Heading_20_4" text:outline-level="4">10 – Dětský pokoj</text:h>
      <text:p text:style-name="P26">Postýlka</text:p>
      <text:p text:style-name="P26">Rozházené hračky<text:span text:style-name="T339"> </text:span><text:span text:style-name="T342">(5 st)</text:span></text:p>
      <text:p text:style-name="P35"><text:soft-page-break/><text:span text:style-name="T298">Komoda</text:span> &gt; Dětské oblečení, tříčlenná rodina z hliněných figurek.</text:p>
      <text:p text:style-name="P26">Stoleček</text:p>
      <text:p text:style-name="P180">11 – Pokoj</text:p>
      <text:p text:style-name="P35"><text:span text:style-name="T298">Bar</text:span> &gt; Jedna lahev vína, dvě láhve rumu, tři láhve koňaku, tabák.</text:p>
      <text:p text:style-name="P31">Otočná šachovnice <text:span text:style-name="T342">(1 zl)</text:span> s jedním křeslem</text:p>
      <text:p text:style-name="P26">Harfa<text:span text:style-name="T339"> </text:span><text:span text:style-name="T342">(2 zl)</text:span></text:p>
      <text:p text:style-name="P22"><text:span text:style-name="Emphasis"><text:span text:style-name="T487">👣</text:span></text:span><text:span text:style-name="Emphasis"><text:span text:style-name="T418"> </text:span></text:span><text:span text:style-name="Emphasis"><text:span text:style-name="T429">Zaschlé krvavé s</text:span></text:span><text:span text:style-name="Emphasis"><text:span text:style-name="T428">topy od m</text:span></text:span><text:span text:style-name="Emphasis"><text:span text:style-name="T429">alých</text:span></text:span><text:span text:style-name="Emphasis"><text:span text:style-name="T428"> bot (od paní Myriam) </text:span></text:span><text:span text:style-name="Emphasis"><text:span text:style-name="T429">přišly dveřmi z </text:span></text:span><text:span text:style-name="Emphasis"><text:span text:style-name="T431">ložnice</text:span></text:span><text:span text:style-name="Emphasis"><text:span text:style-name="T428"> (</text:span></text:span><text:span text:style-name="Emphasis"><text:span text:style-name="T431">12</text:span></text:span><text:span text:style-name="Emphasis"><text:span text:style-name="T428">) </text:span></text:span><text:span text:style-name="Emphasis"><text:span text:style-name="T429">a vedou ke dveřím do </text:span></text:span><text:span text:style-name="Emphasis"><text:span text:style-name="T431">dětského pokoje</text:span></text:span><text:span text:style-name="Emphasis"><text:span text:style-name="T429"> (</text:span></text:span><text:span text:style-name="Emphasis"><text:span text:style-name="T431">10</text:span></text:span><text:span text:style-name="Emphasis"><text:span text:style-name="T429">)</text:span></text:span><text:span text:style-name="Emphasis"><text:span text:style-name="T428">. </text:span></text:span><text:span text:style-name="Emphasis"><text:span text:style-name="T429">Po cestě se postupně vytrácejí, jak se z krev z bot otírala.</text:span></text:span></text:p>
      <text:p text:style-name="P180">12 – Ložnice</text:p>
      <text:p text:style-name="P51">Na zemi před postelí je kaluž zaschlé krve.</text:p>
      <text:p text:style-name="P52"><text:span text:style-name="T298">Postel</text:span> &gt; Luxusní povlečení slepené <text:span text:style-name="T1167">spoustou zaschlé krve</text:span>.</text:p>
      <text:p text:style-name="P52"><text:span text:style-name="T298">Skříň</text:span> &gt; Rozervané šaty, roztrhané dokumenty, rozlitý inkoust.</text:p>
      <text:p text:style-name="P27">Medvědí kožešina na podlaze<text:span text:style-name="T339"> &gt; částečně nasáklá zaschlou krví </text:span><text:span text:style-name="T342">(5 st)</text:span><text:span text:style-name="T339">.</text:span></text:p>
      <text:p text:style-name="P29">Poházené šaty v rohu u postele<text:span text:style-name="T339"> &gt; patřily velmoži Valenovi (</text:span><text:span text:style-name="T342">25</text:span><text:span text:style-name="T341"> zl – ale pozor, místní kupci určitě poznají, komu patřily</text:span><text:span text:style-name="T339">). Je v nich </text:span><text:span text:style-name="T241">malý železný klíč</text:span><text:span text:style-name="T339"> (pasuje do truhel v tajné místnosti v šatníku).</text:span></text:p>
      <text:p text:style-name="P30">Krb</text:p>
      <text:p text:style-name="P56"><text:span text:style-name="T679">👤</text:span><text:span text:style-name="T301"> </text:span><text:span text:style-name="T298">Duch </text:span><text:span text:style-name="T300">velmože</text:span><text:span text:style-name="T298"> Balia </text:span><text:span text:style-name="T300">Val</text:span><text:span text:style-name="T298">ena</text:span> &gt; Nahý, zakrvácený a s majestátním knírem požaduje smrt své ženy, která mu při sexu bodla dýku do zad.</text:p>
      <text:p text:style-name="P35"><text:soft-page-break/><text:span text:style-name="T298">Paní domu </text:span><text:span text:style-name="T299">Myriam</text:span> &gt; Vyhublá, dehydrovaná a špinavá žena prosí o záchranu. Při konfrontaci přiznává, že všechny zabila. Ale jen proto, že někdo byl posedlý démonem a nebylo jak zjistit kdo.</text:p>
      <text:list xml:id="list2213190623" text:style-name="L67">
        <text:list-item>
          <text:p text:style-name="P630">Je stále posedlá démonem a je proto nadlidsky silná a rychlá. Dokáže dělat různé akrobatické kousky (salta, běhat po zdech a podobně) a zvládne postavy odhodit několik metrů daleko.</text:p>
          <text:p text:style-name="P370"><text:span text:style-name="T2">F</text:span><text:span text:style-name="T3">yzička </text:span><text:span text:style-name="T7">5</text:span><text:span text:style-name="T3">, Finesa </text:span><text:span text:style-name="T7">3</text:span><text:span text:style-name="T3">, Duše </text:span><text:span text:style-name="T7">4</text:span><text:span text:style-name="T751">, </text:span><text:span text:style-name="T752">Ž</text:span><text:span text:style-name="T749">ivot</text:span><text:span text:style-name="T752">y </text:span><text:span text:style-name="T763">11</text:span></text:p>
          <text:p text:style-name="P307"><text:span text:style-name="T696">Rychlost:</text:span><text:span text:style-name="T754"> </text:span><text:span text:style-name="T755">jako </text:span><text:span text:style-name="T763">kůň (nadlidská rychlost)</text:span></text:p>
          <text:p text:style-name="P307"><text:span text:style-name="T697">Smysly:</text:span><text:span text:style-name="T757"> </text:span><text:span text:style-name="T763">jako člověk</text:span></text:p>
          <text:p text:style-name="P370"><text:span text:style-name="T520">⚔ </text:span><text:span text:style-name="T701">Beze zbraně</text:span><text:span text:style-name="T695">:</text:span><text:span text:style-name="T749"> </text:span><text:span text:style-name="T750">3 + k6, zranění </text:span><text:span text:style-name="T763">+2 (nadlidská síla)</text:span></text:p>
        </text:list-item>
        <text:list-item>
          <text:p text:style-name="P629"><text:span text:style-name="T763">D</text:span><text:span text:style-name="T76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498">👣</text:span></text:span><text:span text:style-name="Emphasis"><text:span text:style-name="T499"> </text:span></text:span><text:span text:style-name="Emphasis"><text:span text:style-name="T500">Zaschlé krvavé s</text:span></text:span><text:span text:style-name="Emphasis"><text:span text:style-name="T501">topy od m</text:span></text:span><text:span text:style-name="Emphasis"><text:span text:style-name="T500">alých </text:span></text:span><text:span text:style-name="Emphasis"><text:span text:style-name="T502">bosých nohou</text:span></text:span><text:span text:style-name="Emphasis"><text:span text:style-name="T501"> (od paní Myriam) </text:span></text:span><text:span text:style-name="Emphasis"><text:span text:style-name="T502">vedou </text:span></text:span><text:span text:style-name="Emphasis"><text:span text:style-name="T503">od postele</text:span></text:span><text:span text:style-name="Emphasis"><text:span text:style-name="T502"> do šatníku (</text:span></text:span><text:span text:style-name="Emphasis"><text:span text:style-name="T503">místnost </text:span></text:span><text:span text:style-name="Emphasis"><text:span text:style-name="T502">13).</text:span></text:span></text:p>
      <text:p text:style-name="P180">13 – Šatník</text:p>
      <text:p text:style-name="P28">Vysoké oválné zrcadlo<text:span text:style-name="T339"> &gt; </text:span><text:span text:style-name="T340">Před ním je stolek s dámskými líčidly </text:span><text:span text:style-name="T343">(1 zl)</text:span><text:span text:style-name="T340">.</text:span></text:p>
      <text:p text:style-name="P35"><text:soft-page-break/><text:span text:style-name="T298">Šatní skříně po stranách</text:span> &gt; Kvalitní dámské i pánské šaty pro všechny příležitosti, jedna ze skříní má falešnou zadní stěnu a ukrývá dvě truhlice – 16 zl, 63 st, klenotnice s růženínovým náhrdelníkem <text:span text:style-name="T1173">(10 zl)</text:span> a náušnicemi (<text:span text:style-name="T1173">4</text:span> zl)<text:span text:style-name="T262">, </text:span><text:span text:style-name="T200">lektvar</text:span><text:span text:style-name="T197"> čtení myšlenek</text:span> <text:span text:style-name="T1173">(karta, 10 zl)</text:span>, dopis od <text:span text:style-name="T1173">vládce Maraka Brakvila</text:span> navrhující odstranění <text:span text:style-name="T1174">předáka horníků</text:span> Dima Trata.</text:p>
      <text:p text:style-name="P24"><text:span text:style-name="Emphasis"><text:span text:style-name="T498">👣</text:span></text:span><text:span text:style-name="Emphasis"><text:span text:style-name="T499"> </text:span></text:span><text:span text:style-name="Emphasis"><text:span text:style-name="T500">Zaschlé krvavé s</text:span></text:span><text:span text:style-name="Emphasis"><text:span text:style-name="T501">topy od m</text:span></text:span><text:span text:style-name="Emphasis"><text:span text:style-name="T500">alých </text:span></text:span><text:span text:style-name="Emphasis"><text:span text:style-name="T502">bosých nohou </text:span></text:span><text:span text:style-name="Emphasis"><text:span text:style-name="T503">přišly z ložnice (12). Dotyčná osoba se tu pak oblékla.</text:span></text:span></text:p>
      <text:p text:style-name="P180">14 – Sklep</text:p>
      <text:p text:style-name="P35"><text:span text:style-name="T298">Bedny a sudy</text:span> &gt; <text:span text:style-name="T1161">Prázdné.</text:span></text:p>
      <text:p text:style-name="P44"><text:span text:style-name="Emphasis"><text:span text:style-name="T293">Regály</text:span></text:span><text:span text:style-name="Emphasis"><text:span text:style-name="T247"> &gt; Desítky lahví vína </text:span></text:span><text:span text:style-name="Emphasis"><text:span text:style-name="T263">(celkem 60 zl)</text:span></text:span><text:span text:style-name="Emphasis"><text:span text:style-name="T247">.</text:span></text:span></text:p>
      <text:p text:style-name="P44"><text:span text:style-name="Emphasis">👣</text:span><text:span text:style-name="Emphasis"><text:span text:style-name="T425"> </text:span></text:span><text:span text:style-name="Emphasis"><text:span text:style-name="T252">Na zemi je vidět, </text:span></text:span><text:span text:style-name="Emphasis"><text:span text:style-name="T264">že nedávno</text:span></text:span><text:span text:style-name="Emphasis"><text:span text:style-name="T252"> někdo jeden z regálů odsunul.</text:span></text:span></text:p>
      <text:p text:style-name="P44"><text:span text:style-name="Emphasis"><text:span text:style-name="T1164">Z</text:span></text:span><text:span text:style-name="Emphasis"><text:span text:style-name="T1163">a regály </text:span></text:span><text:span text:style-name="Emphasis"><text:span text:style-name="T1164">je</text:span></text:span><text:span text:style-name="Emphasis"><text:span text:style-name="T1163"> schovaný rituální kruh.</text:span></text:span></text:p>
      <text:list xml:id="list2378060091" text:style-name="L68">
        <text:list-item>
          <text:p text:style-name="P631"><text:span text:style-name="Emphasis"><text:span text:style-name="T1165">Je nakreslený dámskými líčidly.</text:span></text:span></text:p>
        </text:list-item>
        <text:list-item>
          <text:p text:style-name="P631"><text:span text:style-name="Emphasis"><text:span text:style-name="T1165">Při doteku brní. Kdo se ho dotkne, zjistí, že slouží k přivolávání démonů, a bude vědět, jak ho aktivovat – stačí zapálit svíčky a kápnout na něj trochu krve.</text:span></text:span></text:p>
        </text:list-item>
      </text:list>
      <text:h text:style-name="P264" text:outline-level="2"><text:span text:style-name="T1333">+</text:span>Měšíční oltář</text:h>
      <text:p text:style-name="P139">Vzpomínka na vládu temných elfů. V kruhu zkřivených vyschlých stromů se leskne hrubě opracovaný obsidiánový blok.</text:p>
      <text:list xml:id="list1081762573" text:style-name="L69">
        <text:list-item>
          <text:p text:style-name="P632"><text:span text:style-name="T174">Kdo jej při</text:span><text:span text:style-name="T118"> měsíčním svitu </text:span><text:span text:style-name="T174">polije</text:span><text:span text:style-name="T118"> krví nevinného</text:span><text:span text:style-name="T174">,</text:span><text:span text:style-name="T118"> získ</text:span><text:span text:style-name="T174">á</text:span><text:span text:style-name="T118"> do příštího úplňku nadpřirozenou odolnost proti nestříbrným zbraním </text:span><text:span text:style-name="T167">(zbroj 1)</text:span><text:span text:style-name="T118"> a schopnost vidění v temnotě.</text:span></text:p>
        </text:list-item>
        <text:list-item>
          <text:p text:style-name="P634"><text:soft-page-break/><text:span text:style-name="T142">Háček:</text:span><text:span text:style-name="T118"> Postavě </text:span><text:span text:style-name="T170">budou rudě žhnout oči a bude jí vadit sluneční světlo </text:span><text:span text:style-name="T172">(nevýhoda)</text:span><text:span text:style-name="T170">.</text:span></text:p>
        </text:list-item>
      </text:list>
      <text:h text:style-name="P265" text:outline-level="2"><text:span text:style-name="T1351">+</text:span>Pavoučí doupě</text:h>
      <text:p text:style-name="P143">Pokud půjdou postavy lesem kolem doupěte:</text:p>
      <text:list xml:id="list1260146359" text:style-name="L70">
        <text:list-item>
          <text:p text:style-name="P635"><text:span text:style-name="T298">Z lesa se ozý</text:span><text:span text:style-name="T309">v</text:span><text:span text:style-name="T298">á volání o pomoc </text:span><text:span text:style-name="T310">(ženský hlas)</text:span> <text:span text:style-name="T375">&gt;</text:span> <text:span text:style-name="T375">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68">Na </text:span><text:span text:style-name="T247">několika</text:span><text:span text:style-name="T268"> místech tvoří pavučiny falešnou podlahu – </text:span><text:span text:style-name="T376">pod n</text:span><text:span text:style-name="T152">í je vždy zhruba tři metry hluboká díra v zemi</text:span><text:span text:style-name="T268">.</text:span></text:p>
      <text:p text:style-name="P145"><text:span text:style-name="Emphasis"><text:span text:style-name="T479">⚔ </text:span></text:span>V doupěti je kromě Hablarany jeho devět hladových potomků <text:span text:style-name="T1349">(šest různě po tunelech kolem doupěte, tři v jednom z kokonů)</text:span>. <text:span text:style-name="T1353">Potomci mluví dětskými hlasy a jsou pěkně drzí.</text:span></text:p>
      <text:list xml:id="list949095782" text:style-name="L71">
        <text:list-item>
          <text:p text:style-name="P636">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4228770261" text:style-name="L72">
        <text:list-item>
          <text:p text:style-name="P638">V jednom z kokonů jsou tři hladoví potomci Hablarany.</text:p>
        </text:list-item>
        <text:list-item>
          <text:p text:style-name="P639">Ve zbylých čtyřech jsou mrtvoly dobrodruhů: elf v kouzelnickém hábitu, hobitka v lehké zbroji s kuší, dýkou a opaskem vykládaným polodrahokamy <text:span text:style-name="T269">(</text:span><text:span text:style-name="T247">prodej </text:span><text:span text:style-name="T269">3 zl)</text:span>, krollka (lehká zbroj a luxusní meč – prodej 6 zl) a trpaslík s dvouruční sekerou a zdobenou těžkou zbrojí (prodej 10 zl). Po kapsách a měšcích mají dohromady 4 zl a 3 st.</text:p>
        </text:list-item>
        <text:list-item>
          <text:p text:style-name="P637"><text:soft-page-break/><text:span text:style-name="T1350">Prohledání hromady mrtvol odhalí: </text:span><text:span text:style-name="T207">bezhlučný luk</text:span><text:span text:style-name="T270"> </text:span><text:span text:style-name="T271">(karta), s</text:span><text:span text:style-name="T269">tříbrný náramek (4 zl) </text:span><text:span text:style-name="T271">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51">, </text:span><text:span text:style-name="T752">Ž</text:span><text:span text:style-name="T749">ivot</text:span><text:span text:style-name="T752">y </text:span><text:span text:style-name="T777">14</text:span></text:p>
      <text:p text:style-name="P234"><text:span text:style-name="T696">Rychlost:</text:span><text:span text:style-name="T754"> </text:span><text:span text:style-name="T778">jako člověk</text:span></text:p>
      <text:p text:style-name="P234"><text:span text:style-name="T697">Smysly:</text:span><text:span text:style-name="T757"> </text:span><text:span text:style-name="T779">dobrý</text:span><text:span text:style-name="T780"> zrak, čich </text:span><text:span text:style-name="T781">a chuť</text:span><text:span text:style-name="T780">, </text:span><text:span text:style-name="T782">detek</text:span><text:span text:style-name="T780">ce</text:span><text:span text:style-name="T782"> vibrac</text:span><text:span text:style-name="T780">í</text:span><text:span text:style-name="T782"> v pavučině</text:span></text:p>
      <text:p text:style-name="P251"><text:span text:style-name="T520">⚔<text:tab/></text:span><text:span text:style-name="T709">Kusadla </text:span><text:span text:style-name="T10">:</text:span><text:span text:style-name="T33"> </text:span><text:span text:style-name="T34">6</text:span><text:span text:style-name="T35"> + k6, zranění </text:span><text:span text:style-name="T36">2</text:span></text:p>
      <text:p text:style-name="P232"><text:span text:style-name="T1346">3</text:span> dávk<text:span text:style-name="T1346">y</text:span> <text:span text:style-name="T1285">jed</text:span><text:span text:style-name="T1286">u</text:span><text:span text:style-name="T1289">: </text:span><text:span text:style-name="T1025">8</text:span><text:span text:style-name="T1007"> </text:span><text:span text:style-name="T1008">+ k6 </text:span><text:span text:style-name="T1009">proti Fyzičce </text:span><text:span text:style-name="T1026">(nezraňuje)</text:span></text:p>
      <text:p text:style-name="P221"><text:span text:style-name="T1085">L</text:span><text:span text:style-name="T1086">atence:</text:span><text:span text:style-name="T1010"> </text:span><text:span text:style-name="T1027">5</text:span><text:span text:style-name="T1026"> kol</text:span></text:p>
      <text:p text:style-name="P221"><text:span text:style-name="T707">P</text:span><text:span text:style-name="T708">říznaky:</text:span><text:span text:style-name="T783"> </text:span><text:span text:style-name="T784">Bolestivý otok a puchýře kolem rány, vyrážka.</text:span></text:p>
      <text:p text:style-name="P221"><text:span text:style-name="T710">Účinek:</text:span><text:span text:style-name="T783"> </text:span><text:span text:style-name="T785">P</text:span><text:span text:style-name="T783">aralýza na několik minut (za první úspěch zpomalení, za druhý nevýhoda, za třetí kompletní znehybnění).</text:span></text:p>
      <text:p text:style-name="P235"><text:span text:style-name="T206">Oblak chloupků:</text:span><text:span text:style-name="T266"> </text:span><text:span text:style-name="T267">Když se sklípkan cítí ohrožený, vypustí před sebe oblak jemných chloupků, které dráždí kůži a vyvolávají intenzivní slzení (nevýhoda).</text:span></text:p>
      <text:p text:style-name="P235"><text:span text:style-name="T197">Vzhled:</text:span> <text:span text:style-name="T1347">Obrovský rezavohnědý pavouk. V rozpětí nohou měří čtyři metry.</text:span></text:p>
      <text:p text:style-name="P235"><text:span text:style-name="T197">Boj:</text:span> <text:span text:style-name="T134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51">, </text:span><text:span text:style-name="T752">Ž</text:span><text:span text:style-name="T749">ivot</text:span><text:span text:style-name="T752">y </text:span><text:span text:style-name="T786">6</text:span></text:p>
      <text:p text:style-name="P252"><text:span text:style-name="T520">⚔<text:tab/></text:span><text:span text:style-name="T709">Kusadla </text:span><text:span text:style-name="T10">:</text:span><text:span text:style-name="T33"> </text:span><text:span text:style-name="T38">3</text:span><text:span text:style-name="T35"> + k6, zranění </text:span><text:span text:style-name="T38">0</text:span></text:p>
      <text:p text:style-name="P233"><text:span text:style-name="T1346">3</text:span> dávk<text:span text:style-name="T1346">y</text:span> <text:span text:style-name="T1285">jed</text:span><text:span text:style-name="T1286">u</text:span><text:span text:style-name="T1289">: </text:span><text:span text:style-name="T1025">8</text:span><text:span text:style-name="T1007"> </text:span><text:span text:style-name="T1008">+ k6 </text:span><text:span text:style-name="T1009">proti Fyzičce </text:span><text:span text:style-name="T1026">(nezraňuje)</text:span></text:p>
      <text:p text:style-name="P222"><text:soft-page-break/><text:span text:style-name="T1085">L</text:span><text:span text:style-name="T1086">atence:</text:span><text:span text:style-name="T1010"> </text:span><text:span text:style-name="T1027">5</text:span><text:span text:style-name="T1026"> kol</text:span></text:p>
      <text:p text:style-name="P222"><text:span text:style-name="T707">P</text:span><text:span text:style-name="T708">říznaky:</text:span><text:span text:style-name="T783"> </text:span><text:span text:style-name="T784">Bolestivý otok a puchýře kolem rány, vyrážka.</text:span></text:p>
      <text:p text:style-name="P222"><text:span text:style-name="T710">Účinek:</text:span><text:span text:style-name="T783"> </text:span><text:span text:style-name="T785">P</text:span><text:span text:style-name="T783">aralýza na několik minut (za první úspěch zpomalení, za druhý nevýhoda, za třetí kompletní znehybnění).</text:span></text:p>
      <text:h text:style-name="P266" text:outline-level="2"><text:span text:style-name="T1581">+</text:span>Stříbrný důl</text:h>
      <text:h text:style-name="Heading_20_3" text:outline-level="3">Důlní město</text:h>
      <text:p text:style-name="P74">Důlní městečko zeje prázdnotou. Kdysi bohaté doly s vzácnými kovy protkané žilami ryzího stříbra jsou <text:span text:style-name="T1513">údajně</text:span> vytěžené a uzavřené. Tross přišel o největší zdroj svého bohatství a havíři přišli o živobytí.</text:p>
      <text:h text:style-name="Heading_20_3" text:outline-level="3">Důlní šachty</text:h>
      <text:p text:style-name="P173">Desítky štol vyhlouben<text:span text:style-name="T1510">ých</text:span> do nitra Garlackých hor jsou domovem jen neproniknutelné temnotě a ozvěnám gobliních skřeků. Síť šachet a křivolakých štol je spletitá a je snadné v ní zabloudit. <text:span text:style-name="T1513">Zmapování zabere několik dní. Cesta ke třinácté šachtě, pokud ji někdo zná, zabere zhruba dvě hodiny.</text:span></text:p>
      <text:h text:style-name="Heading_20_4" text:outline-level="4">N<text:span text:style-name="T118">áhodná setkání (k3):</text:span></text:h>
      <text:list xml:id="list3063194117" text:style-name="L73">
        <text:list-item>
          <text:p text:style-name="P647">Hlídka <text:span text:style-name="T1536">čtyř</text:span> goblinů <text:span text:style-name="T1537">vede dvě spoutané lidské děti (chlapec Asil a dívka Líba) k místu, kde šamani provádí rituál (viz 2). Děcka jsou z Blosel a jsou pořádně vyhladovělá.</text:span></text:p>
          <text:list>
            <text:list-header>
              <text:p text:style-name="P446">Goblin</text:p>
              <text:p text:style-name="P641"><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37"><text:span text:style-name="T54">Z</text:span><text:span text:style-name="T1">broj:</text:span><text:span text:style-name="T20"> 1 (lehká zbroj)</text:span></text:p>
              <text:p text:style-name="P288"><text:soft-page-break/><text:span text:style-name="T520">⚔ </text:span><text:span text:style-name="T603">Ko</text:span><text:span text:style-name="T624">pí</text:span><text:span text:style-name="T625"> </text:span><text:span text:style-name="T624">s kamenným hrotem</text:span><text:span text:style-name="T597">:</text:span><text:span text:style-name="T530"> </text:span><text:span text:style-name="T537">3</text:span><text:span text:style-name="T536"> + k6, zranění </text:span><text:span text:style-name="T537">1</text:span></text:p>
              <text:p text:style-name="P374"><text:span text:style-name="T520">⚔ </text:span><text:span text:style-name="T601">Nůž</text:span><text:span text:style-name="T602">:</text:span><text:span text:style-name="T536"> </text:span><text:span text:style-name="T537">3</text:span><text:span text:style-name="T536"> + k6, zranění </text:span><text:span text:style-name="T537">0</text:span></text:p>
            </text:list-header>
          </text:list>
        </text:list-item>
        <text:list-item>
          <text:p text:style-name="P642"><text:span text:style-name="T1145">Chodbami se rozléhá zvuk mnohohlasného zaříkávání</text:span><text:span text:style-name="T1148"> &gt; </text:span><text:span text:style-name="T1122">P</text:span><text:span text:style-name="T1124">ět</text:span><text:span text:style-name="T1523"> gobliních šamanů p</text:span><text:span text:style-name="T1122">rovádí krvavý rituál (snaží se přivolat démona). </text:span><text:span text:style-name="T1125">Na zemi mají rituální kruh se spoustou svic. Opodál jsou vyskládané čerstvé mrtvoly různých tvorů: </text:span><text:span text:style-name="T1122">p</text:span><text:span text:style-name="T1125">sa, krocana, kozy, kočky, člověka, trpaslíka, goblina, elfa a lišky. Všichni mají podřezaná hrdla. </text:span><text:span text:style-name="T1127">Mrtvoly</text:span><text:span text:style-name="T1125"> </text:span><text:span text:style-name="T1126">člověk</text:span><text:span text:style-name="T1127">a</text:span><text:span text:style-name="T1126">, trpaslík</text:span><text:span text:style-name="T1127">a</text:span><text:span text:style-name="T1126">, goblin</text:span><text:span text:style-name="T1127">a</text:span><text:span text:style-name="T1126"> a elf</text:span><text:span text:style-name="T1127">a</text:span><text:span text:style-name="T1126"> jsou pevně spoutan</text:span><text:span text:style-name="T1127">é</text:span><text:span text:style-name="T1126">.</text:span></text:p>
          <text:list>
            <text:list-header>
              <text:p text:style-name="P447"><text:span text:style-name="T1516">Gobliní</text:span> <text:span text:style-name="T1517">šaman</text:span></text:p>
              <text:p text:style-name="P643"><text:span text:style-name="T2">F</text:span><text:span text:style-name="T3">yzička </text:span><text:span text:style-name="T90">1</text:span><text:span text:style-name="T3">, Finesa </text:span><text:span text:style-name="T90">2</text:span><text:span text:style-name="T3">, Duše </text:span><text:span text:style-name="T91">4</text:span><text:span text:style-name="T751">, </text:span><text:span text:style-name="T752">Ž</text:span><text:span text:style-name="T749">ivot</text:span><text:span text:style-name="T752">y </text:span><text:span text:style-name="T873">6</text:span></text:p>
              <text:p text:style-name="P371"><text:span text:style-name="T520">⚔ </text:span><text:span text:style-name="T601">Nůž</text:span><text:span text:style-name="T602">:</text:span><text:span text:style-name="T536"> </text:span><text:span text:style-name="T564">2</text:span><text:span text:style-name="T536"> + k6, zranění </text:span><text:span text:style-name="T537">0</text:span></text:p>
              <text:p text:style-name="P375"><text:span text:style-name="T197">Dovednosti: </text:span><text:span text:style-name="T568">z</text:span><text:span text:style-name="T569">áklady</text:span><text:span text:style-name="T530"> </text:span><text:span text:style-name="T597">ostražitost</text:span><text:span text:style-name="T623">i</text:span><text:span text:style-name="T597"> a plížení, </text:span><text:span text:style-name="T568">z</text:span><text:span text:style-name="T565">áklady</text:span><text:span text:style-name="T566"> </text:span><text:span text:style-name="T619">o</text:span><text:span text:style-name="T620">rientace a přežití v divočině, </text:span><text:span text:style-name="T568">z</text:span><text:span text:style-name="T567">áklady</text:span><text:span text:style-name="T530"> </text:span><text:span text:style-name="T621">plavání, </text:span><text:span text:style-name="T568">z</text:span><text:span text:style-name="T567">áklady</text:span><text:span text:style-name="T530"> </text:span><text:span text:style-name="T622">šplhání, </text:span><text:span text:style-name="T874">p</text:span><text:span text:style-name="T748">okročilé </text:span><text:span text:style-name="T693">bylinkářství</text:span><text:span text:style-name="T748">, </text:span><text:span text:style-name="T874">p</text:span><text:span text:style-name="T875">okročilé </text:span><text:span text:style-name="T733">ošetřování zranění</text:span></text:p>
              <text:p text:style-name="P640"><text:span text:style-name="T287">Každý gobliní šaman umí tři z následující</text:span><text:span text:style-name="T288">c</text:span><text:span text:style-name="T287">h kouzel </text:span><text:span text:style-name="T291">(všichni umí </text:span><text:span text:style-name="T237">duševní úder</text:span><text:span text:style-name="T291">)</text:span><text:span text:style-name="T287">:</text:span></text:p>
            </text:list-header>
          </text:list>
        </text:list-item>
      </text:list>
      <text:list xml:id="list4049623242" text:style-name="L74">
        <text:list-item>
          <text:p text:style-name="P466">Duševní úder</text:p>
        </text:list-item>
      </text:list>
      <text:list xml:id="list123101654319551" text:continue-list="list3063194117" text:style-name="L73">
        <text:list-item>
          <text:list>
            <text:list-item>
              <text:list>
                <text:list-header>
                  <text:p text:style-name="P643"><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span><text:span text:style-name="T1518"><text:line-break/></text:span><text:span text:style-name="T233">Útok:</text:span><text:span text:style-name="T289"> Duše + k6 proti </text:span><text:span text:style-name="T1056">D</text:span><text:span text:style-name="T1055">uši</text:span><text:span text:style-name="T1519"><text:line-break/></text:span><text:span text:style-name="T232">Zranění:</text:span><text:span text:style-name="T1518"> </text:span><text:span text:style-name="T1057">4</text:span><text:span text:style-name="T1518">kz (</text:span><text:span text:style-name="T1520">d</text:span><text:span text:style-name="T1521">uševní</text:span><text:span text:style-name="T1518">)</text:span></text:p>
                  <text:p text:style-name="P643"><text:span text:style-name="T234">Duševní úder</text:span><text:span text:style-name="T1522"> obchází zbroj, neúčinkuje ale na zvířata a </text:span><text:span text:style-name="T1058">jiné</text:span><text:span text:style-name="T1522"> tvory, kteří nemají duši.</text:span></text:p>
                </text:list-header>
              </text:list>
            </text:list-item>
          </text:list>
        </text:list-item>
      </text:list>
      <text:list xml:id="list1663778394" text:style-name="L75">
        <text:list-item>
          <text:p text:style-name="P467">Halucinace</text:p>
        </text:list-item>
      </text:list>
      <text:list xml:id="list123102316024245" text:continue-list="list123101654319551" text:style-name="L73">
        <text:list-item>
          <text:list>
            <text:list-item>
              <text:list>
                <text:list-header>
                  <text:p text:style-name="P643"><text:soft-page-break/><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line-break/></text:span><text:span text:style-name="T1096">Útok:</text:span><text:span text:style-name="T1056"> Duše + k6 proti D</text:span><text:span text:style-name="T1055">uši<text:line-break/></text:span><text:span text:style-name="T1097">Trvání:</text:span><text:span text:style-name="T1059"> Počet kol rovný počtu úspěchů</text:span><text:span text:style-name="T1055"><text:line-break/></text:span><text:span text:style-name="T1098">Účinek:</text:span><text:span text:style-name="T1060"> </text:span><text:span text:style-name="T1061">P</text:span><text:span text:style-name="T1062">ostava, která podlehne halucinacím, uvidí něco jiného než skutečnost </text:span><text:span text:style-name="T1063">(nevýhoda)</text:span><text:span text:style-name="T1062">.</text:span></text:p>
                  <text:p text:style-name="P648"><text:span text:style-name="T96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63">Může mít pocit, že se</text:span><text:span text:style-name="T961"> po kolena </text:span><text:span text:style-name="T1063">brodí</text:span><text:span text:style-name="T961"> v krvi, na stěnách se mohou svíjet hadi, ze stropu na ni místo lustru může koukat obří oko a podobně.</text:span></text:p>
                </text:list-header>
              </text:list>
            </text:list-item>
          </text:list>
        </text:list-item>
      </text:list>
      <text:list xml:id="list755324903" text:style-name="L76">
        <text:list-item>
          <text:p text:style-name="P468">Strach</text:p>
        </text:list-item>
      </text:list>
      <text:list xml:id="list123102765737620" text:continue-list="list123102316024245" text:style-name="L73">
        <text:list-item>
          <text:list>
            <text:list-item>
              <text:list>
                <text:list-header>
                  <text:p text:style-name="P643"><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span><text:span text:style-name="T1518"><text:line-break/></text:span><text:span text:style-name="T233">Útok:</text:span><text:span text:style-name="T289"> Duše + k6 proti </text:span><text:span text:style-name="T1056">D</text:span><text:span text:style-name="T1055">uši<text:line-break/></text:span><text:span text:style-name="T1097">Trvání:</text:span><text:span text:style-name="T1059"> Počet kol rovný počtu úspěchů</text:span><text:span text:style-name="T1055"><text:line-break/></text:span><text:span text:style-name="T1097">Účinek:</text:span><text:span text:style-name="T1059"> Ochromující strach na počet kol rovný počtu úspěchů</text:span><text:span text:style-name="T1055"> </text:span><text:span text:style-name="T1059">(nevýhoda)</text:span></text:p>
                </text:list-header>
              </text:list>
            </text:list-item>
          </text:list>
        </text:list-item>
      </text:list>
      <text:list xml:id="list2584798333" text:style-name="L77">
        <text:list-item>
          <text:p text:style-name="P469">Bolest</text:p>
        </text:list-item>
      </text:list>
      <text:list xml:id="list123101312962889" text:continue-list="list123102765737620" text:style-name="L73">
        <text:list-item>
          <text:list>
            <text:list-item>
              <text:list>
                <text:list-header>
                  <text:p text:style-name="P643"><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line-break/></text:span><text:span text:style-name="T233">Útok:</text:span><text:span text:style-name="T289"> Duše + k6 proti </text:span><text:span text:style-name="T1056">D</text:span><text:span text:style-name="T1055">uši<text:line-break/></text:span><text:span text:style-name="T1097">Trvání:</text:span><text:span text:style-name="T1059"> Počet kol rovný počtu úspěchů</text:span><text:span text:style-name="T1055"><text:line-break/></text:span><text:span text:style-name="T1097">Účinek:</text:span><text:span text:style-name="T1059"> Šílená bolest</text:span><text:span text:style-name="T1055"> </text:span><text:span text:style-name="T1059">(nevýhoda)</text:span></text:p>
                </text:list-header>
              </text:list>
            </text:list-item>
          </text:list>
        </text:list-item>
      </text:list>
      <text:list xml:id="list2714926667" text:style-name="L78">
        <text:list-item>
          <text:p text:style-name="P470">Slepota</text:p>
        </text:list-item>
      </text:list>
      <text:list xml:id="list123101564128593" text:continue-list="list123101312962889" text:style-name="L73">
        <text:list-item>
          <text:list>
            <text:list-item>
              <text:list>
                <text:list-header>
                  <text:p text:style-name="P643"><text:soft-page-break/><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line-break/></text:span><text:span text:style-name="T233">Útok:</text:span><text:span text:style-name="T289"> Duše + k6 proti </text:span><text:span text:style-name="T1056">D</text:span><text:span text:style-name="T1055">uši<text:line-break/></text:span><text:span text:style-name="T1097">Trvání:</text:span><text:span text:style-name="T1059"> Počet kol rovný počtu úspěchů</text:span><text:span text:style-name="T1055"><text:line-break/></text:span><text:span text:style-name="T1097">Účinek:</text:span><text:span text:style-name="T1059"> Ztráta zraku</text:span></text:p>
                </text:list-header>
              </text:list>
            </text:list-item>
          </text:list>
        </text:list-item>
      </text:list>
      <text:list xml:id="list1780798917" text:style-name="L79">
        <text:list-item>
          <text:p text:style-name="P471">Paranoia</text:p>
        </text:list-item>
      </text:list>
      <text:list xml:id="list123102140735670" text:continue-list="list123101564128593" text:style-name="L73">
        <text:list-item>
          <text:list>
            <text:list-item>
              <text:list>
                <text:list-header>
                  <text:p text:style-name="P643"><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line-break/></text:span><text:span text:style-name="T233">Útok:</text:span><text:span text:style-name="T289"> Duše + k6 proti </text:span><text:span text:style-name="T1056">D</text:span><text:span text:style-name="T1055">uši<text:line-break/></text:span><text:span text:style-name="T1097">Trvání:</text:span><text:span text:style-name="T1059"> Počet kol rovný počtu úspěchů<text:line-break/></text:span><text:span text:style-name="T1097">Účinek:</text:span><text:span text:style-name="T1059"> Postava nerozezná přítele od nepřítele, </text:span><text:span text:style-name="T1064">je si naprosto jistá, že se ji všichni kolem snaží zabít</text:span></text:p>
                </text:list-header>
              </text:list>
            </text:list-item>
          </text:list>
        </text:list-item>
      </text:list>
      <text:list xml:id="list4247050980" text:style-name="L80">
        <text:list-item>
          <text:p text:style-name="P472">Potácení</text:p>
        </text:list-item>
      </text:list>
      <text:list xml:id="list123101780001115" text:continue-list="list123102140735670" text:style-name="L73">
        <text:list-item>
          <text:list>
            <text:list-item>
              <text:list>
                <text:list-header>
                  <text:p text:style-name="P643"><text:span text:style-name="T232">Dosah:</text:span><text:span text:style-name="T1518"> </text:span><text:span text:style-name="T1053">s</text:span><text:span text:style-name="T1054">třední</text:span><text:span text:style-name="T1518"><text:line-break/></text:span><text:span text:style-name="T232">Rozsah:</text:span><text:span text:style-name="T1518"> 1</text:span><text:span text:style-name="T1055"> tvor, </text:span><text:span text:style-name="T1054">který má duši</text:span><text:span text:style-name="T1518"><text:line-break/></text:span><text:span text:style-name="T233">Útok:</text:span><text:span text:style-name="T289"> Duše + k6 proti </text:span><text:span text:style-name="T1056">D</text:span><text:span text:style-name="T1055">uši<text:line-break/></text:span><text:span text:style-name="T1097">Trvání:</text:span><text:span text:style-name="T1059"> Počet kol rovný počtu úspěchů</text:span><text:span text:style-name="T1055"><text:line-break/></text:span><text:span text:style-name="T1097">Účinek:</text:span><text:span text:style-name="T1059"> </text:span><text:span text:style-name="T1064">Potíže s rovnováhou</text:span><text:span text:style-name="T1059"> </text:span><text:span text:style-name="T1064">(nevýhoda)</text:span></text:p>
                </text:list-header>
              </text:list>
              <text:p text:style-name="P640"><text:span text:style-name="T1123">Každý šaman u sebe má</text:span>: <text:span text:style-name="T235">hojiv</text:span><text:span text:style-name="T236">ou</text:span><text:span text:style-name="T235"> mast</text:span><text:span text:style-name="T290"> </text:span><text:span text:style-name="T286">(prodej 3 st), </text:span><text:span text:style-name="T1094">léčivý lektvar</text:span><text:span text:style-name="T1051"> (pokud ho nevypil, </text:span><text:span text:style-name="T1052">prodej 1 zl</text:span><text:span text:style-name="T1051">). </text:span><text:span text:style-name="T1069">Jeden z nich má s</text:span><text:span text:style-name="T1070">vitek s rituálem </text:span><text:span text:style-name="T1107">p</text:span><text:span text:style-name="T1105">řivolání A</text:span><text:span text:style-name="T1106">rchemedora</text:span><text:span text:style-name="T1070"> </text:span><text:span text:style-name="T1069">(karta) a brašnu s několika váčky – většina jich je prázdných, v jednom je hrst kadidla.</text:span></text:p>
              <text:list text:continue-numbering="true">
                <text:list-header>
                  <text:p text:style-name="P644"><text:span text:style-name="T1105">Přivolání A</text:span><text:span text:style-name="T1106">rchemedora</text:span></text:p>
                  <text:p text:style-name="P649"><text:span text:style-name="T1106">S</text:span><text:span text:style-name="T1104">esílání:</text:span><text:span text:style-name="T1077"> 1 hodina</text:span></text:p>
                  <text:p text:style-name="P644"><text:soft-page-break/><text:span text:style-name="T1099">Suroviny:</text:span><text:span text:style-name="T1067"> </text:span><text:span text:style-name="T1069">rituální kruh, </text:span><text:span text:style-name="T1068">h</text:span><text:span text:style-name="T1067">rst kadidla, hrst uhelného prachu, 25 svic, </text:span><text:span text:style-name="T1066">čerstvě prolitá krev tvorů devíti různých druhů</text:span></text:p>
                  <text:p text:style-name="P650"><text:span text:style-name="T961">Tento rituál přivolá démonického strážce Archemedora </text:span><text:span text:style-name="T1065">a zaváže ho k poslušnosti.</text:span></text:p>
                </text:list-header>
              </text:list>
              <text:p text:style-name="P449"><text:span text:style-name="T1122">D</text:span><text:span text:style-name="T1108">émonický strážce</text:span></text:p>
              <text:p text:style-name="P645"><text:span text:style-name="T2">F</text:span><text:span text:style-name="T3">yzička </text:span><text:span text:style-name="T865">7</text:span><text:span text:style-name="T3">, Finesa </text:span><text:span text:style-name="T866">3</text:span><text:span text:style-name="T3">, Duše </text:span><text:span text:style-name="T751">5</text:span><text:span text:style-name="T3">, </text:span><text:span text:style-name="T88">Ž</text:span><text:span text:style-name="T33">ivot</text:span><text:span text:style-name="T88">y</text:span><text:span text:style-name="T3"> </text:span><text:span text:style-name="T749">1</text:span><text:span text:style-name="T867">6</text:span></text:p>
              <text:p text:style-name="P308"><text:span text:style-name="T696">Zbroj:</text:span><text:span text:style-name="T754"> </text:span><text:span text:style-name="T868">2 (siln</text:span><text:span text:style-name="T869">á</text:span><text:span text:style-name="T868"> kůže s magickými runami)</text:span></text:p>
              <text:p text:style-name="P308"><text:span text:style-name="T696">Rychlost:</text:span><text:span text:style-name="T754"> </text:span><text:span text:style-name="T870">na zemi</text:span><text:span text:style-name="T754"> </text:span><text:span text:style-name="T871">jako </text:span><text:span text:style-name="T870">člověk, ve vzduchu jako kůň</text:span></text:p>
              <text:p text:style-name="P308"><text:span text:style-name="T697">Smysly:</text:span><text:span text:style-name="T757"> </text:span><text:span text:style-name="T870">sluch jako kudůk, zrak jako člověk, čich jako pes, infravidění</text:span></text:p>
              <text:p text:style-name="P372"><text:span text:style-name="T520">⚔ </text:span><text:span text:style-name="T695">P</text:span><text:span text:style-name="T731">ařáty, </text:span><text:span text:style-name="T732">rohy</text:span><text:span text:style-name="T731"> nebo kopyta</text:span><text:span text:style-name="T10">:</text:span><text:span text:style-name="T33"> </text:span><text:span text:style-name="T870">7</text:span><text:span text:style-name="T89"> + k6, zranění </text:span><text:span text:style-name="T872">4</text:span></text:p>
              <text:p text:style-name="P372"><text:span text:style-name="T1094">Vzhled:</text:span><text:span text:style-name="T1122"> </text:span><text:span text:style-name="T1046">T</text:span><text:span text:style-name="T1047">římetrový </text:span><text:span text:style-name="T1048">démon</text:span><text:span text:style-name="T1047"> s drápy, kopyty, rohy a velkými křídly</text:span><text:span text:style-name="T1049">. </text:span><text:span text:style-name="T1050">Ocelově modrou kůži má pokrytou žhnoucími magickými symboly.</text:span></text:p>
            </text:list-item>
          </text:list>
        </text:list-item>
        <text:list-item>
          <text:p text:style-name="P397">Z<text:span text:style-name="T1514">lobr</text:span></text:p>
          <text:p text:style-name="P398">Do úzkých šachet a štol se nevejde.</text:p>
          <text:list>
            <text:list-header>
              <text:p text:style-name="P448">Zlobr jeskynní</text:p>
              <text:p text:style-name="P646"><text:span text:style-name="T2">F</text:span><text:span text:style-name="T3">yzička </text:span><text:span text:style-name="T64">6</text:span><text:span text:style-name="T3">, Finesa </text:span><text:span text:style-name="T64">2</text:span><text:span text:style-name="T3">, Duše </text:span><text:span text:style-name="T64">3</text:span><text:span text:style-name="T751">, </text:span><text:span text:style-name="T752">Ž</text:span><text:span text:style-name="T749">ivot</text:span><text:span text:style-name="T752">y </text:span><text:span text:style-name="T829">15</text:span></text:p>
              <text:p text:style-name="P309"><text:span text:style-name="T696">Zbroj:</text:span><text:span text:style-name="T754"> </text:span><text:span text:style-name="T829">2 (silná kůže)</text:span></text:p>
              <text:p text:style-name="P309"><text:span text:style-name="T696">Rychlost:</text:span><text:span text:style-name="T754"> </text:span><text:span text:style-name="T829">jako </text:span><text:span text:style-name="T830">chůze</text:span></text:p>
              <text:p text:style-name="P309"><text:span text:style-name="T697">Smysly:</text:span><text:span text:style-name="T757"> </text:span><text:span text:style-name="T831">slabý zrak, skvělý čich a sluch</text:span></text:p>
              <text:p text:style-name="P373"><text:span text:style-name="T520">⚔ </text:span><text:span text:style-name="T720">Drápy</text:span><text:span text:style-name="T10">:</text:span><text:span text:style-name="T33"> </text:span><text:span text:style-name="T65">6 + k6, zranění </text:span><text:span text:style-name="T66">2</text:span></text:p>
              <text:p text:style-name="P373"><text:span text:style-name="T520">⚔ </text:span><text:span text:style-name="T720">Důlní kladivo</text:span><text:span text:style-name="T10">:</text:span><text:span text:style-name="T33"> </text:span><text:span text:style-name="T65">6 + k6, zranění </text:span><text:span text:style-name="T66">4</text:span></text:p>
              <text:p text:style-name="P340"><text:soft-page-break/><text:span text:style-name="T1515">Nadlidská síla:</text:span><text:span text:style-name="T279"> Člověka dokáže zvednout a odhodit několik metrů daleko a při boji zblízka má +1 ke zranění </text:span><text:span text:style-name="T280">(ve zranění drápy i kladivem už je </text:span><text:span text:style-name="T281">bonus započítaný</text:span><text:span text:style-name="T280">)</text:span><text:span text:style-name="T279">.</text:span></text:p>
              <text:p text:style-name="P372"><text:span text:style-name="T197">Vzhled:</text:span> <text:span text:style-name="T1429">Tři metry vysoký zavalitý humanoid s hnědou kůží, kulatou hlavou bez nosu a silnými drápy.</text:span></text:p>
              <text:p text:style-name="P359"><text:span text:style-name="T197">Schopnosti: </text:span><text:span text:style-name="T279">J</text:span><text:span text:style-name="T247">eskynní zlobr regeneruje všechna zranění kromě těch způsobených </text:span><text:span text:style-name="T684">ohněm</text:span><text:span text:style-name="T247"> nebo </text:span><text:span text:style-name="T1430">žíravinou</text:span><text:span text:style-name="T247"> rychlostí 1 život za kolo.</text:span></text:p>
              <text:p text:style-name="P372"><text:span text:style-name="T1092">S</text:span><text:span text:style-name="T1078">labiny:</text:span><text:span text:style-name="T961"> </text:span><text:span text:style-name="T1033">Pokud na jeskynního zlobra dopadne přímé sluneční světlo, natrvalo zkamení.</text:span></text:p>
              <text:p text:style-name="P640"><text:span text:style-name="T197">Suroviny:</text:span> <text:span text:style-name="T1033">Z krve jeskynního zlobra může alchymista vytěžit 7 magů nebo vyrobit </text:span><text:span text:style-name="T1095">lektvar regenerace</text:span><text:span text:style-name="T1033"> (prodej 60 zl).</text:span></text:p>
            </text:list-header>
          </text:list>
        </text:list-item>
      </text:list>
      <text:h text:style-name="Heading_20_3" text:outline-level="3">Třináctá šachta</text:h>
      <text:p text:style-name="P180"><text:bookmark text:name="docs-internal-guid-65445f98-7fff-1a3c-3ca6-f339e9524b31"/>1</text:p>
      <text:p text:style-name="P247"><text:span text:style-name="T298">Vodní plocha</text:span> &gt; Temná, neprůhledná a hluboká desítky metrů. Tlusté rudé pijavice, které zraňují zdravé a léčí zraněné <text:span text:style-name="T1511">(za 3kz + 2 životů, jednoho pacienta mohou každý den vyléčit pouze jednou)</text:span>. <text:span text:style-name="T1538">N</text:span>ěkolik metrů pod hladinou <text:span text:style-name="T1538">spí o</text:span>bří chapadlovitá bestie.</text:p>
      <text:list xml:id="list2817512204" text:style-name="L81">
        <text:list-header>
          <text:p text:style-name="P450">Chapadlovitá bestie</text:p>
          <text:p text:style-name="P651"><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24"><text:span text:style-name="T230">Tělo</text:span><text:span text:style-name="T231">:</text:span><text:span text:style-name="T854"><text:tab/><text:tab/></text:span><text:span text:style-name="T766">F</text:span><text:span text:style-name="T751">yzička </text:span><text:span text:style-name="T864">6</text:span><text:span text:style-name="T751">, Finesa </text:span><text:span text:style-name="T864">2</text:span><text:span text:style-name="T751">, Duše </text:span><text:span text:style-name="T856">-</text:span><text:span text:style-name="T751">, </text:span><text:span text:style-name="T752">Ž</text:span><text:span text:style-name="T749">ivot</text:span><text:span text:style-name="T752">y: </text:span><text:span text:style-name="T864">16</text:span></text:p>
          <text:p text:style-name="P324"><text:span text:style-name="T728">10 chapadel</text:span><text:span text:style-name="T729">:</text:span><text:span text:style-name="T854"><text:tab/></text:span><text:span text:style-name="T766">F</text:span><text:span text:style-name="T751">yzička </text:span><text:span text:style-name="T864">3</text:span><text:span text:style-name="T751">, Finesa </text:span><text:span text:style-name="T864">4</text:span><text:span text:style-name="T751">, Duše </text:span><text:span text:style-name="T856">-</text:span><text:span text:style-name="T751">, </text:span><text:span text:style-name="T752">Ž</text:span><text:span text:style-name="T749">ivot</text:span><text:span text:style-name="T752">y: </text:span><text:span text:style-name="T864">4</text:span></text:p>
          <text:p text:style-name="P310"><text:span text:style-name="T696">Zbroj:</text:span><text:span text:style-name="T754"> </text:span><text:span text:style-name="T858">t</text:span><text:span text:style-name="T857">ělo má zbroj 2, </text:span><text:span text:style-name="T855">chapadla 0</text:span></text:p>
          <text:p text:style-name="P310"><text:soft-page-break/><text:span text:style-name="T696">Rychlost:</text:span><text:span text:style-name="T754"> </text:span><text:span text:style-name="T855">plave mnohem rychleji než</text:span><text:span text:style-name="T858"> </text:span><text:span text:style-name="T859">člověk</text:span></text:p>
          <text:p text:style-name="P310"><text:span text:style-name="T697">Smysly:</text:span><text:span text:style-name="T757"> </text:span><text:span text:style-name="T860">dobrý</text:span><text:span text:style-name="T861"> zrak, </text:span><text:span text:style-name="T862">čich</text:span></text:p>
          <text:p text:style-name="P310"><text:span text:style-name="T698">Detekovatelnost</text:span><text:span text:style-name="T699">:</text:span><text:span text:style-name="T759"> ne</text:span><text:span text:style-name="T863">ní</text:span><text:span text:style-name="T759"> vidět pomocí infravidění</text:span></text:p>
          <text:p text:style-name="P376"><text:span text:style-name="T520">⚔ </text:span><text:span text:style-name="T730">Háky na chapadlech</text:span><text:span text:style-name="T10">:</text:span><text:span text:style-name="T33"> </text:span><text:span text:style-name="T87">4</text:span><text:span text:style-name="T86"> + k6, zranění </text:span><text:span text:style-name="T85">1</text:span></text:p>
          <text:p text:style-name="P376"><text:span text:style-name="T520">⚔ </text:span><text:span text:style-name="T730">Přísavky</text:span><text:span text:style-name="T10">:</text:span><text:span text:style-name="T33"> </text:span><text:span text:style-name="T87">4</text:span><text:span text:style-name="T86"> + k6 </text:span><text:span text:style-name="T85">(nezraňují)</text:span></text:p>
          <text:p text:style-name="P376"><text:span text:style-name="T520">⚔ </text:span><text:span text:style-name="T730">Zobák</text:span><text:span text:style-name="T10">:</text:span><text:span text:style-name="T33"> </text:span><text:span text:style-name="T87">6</text:span><text:span text:style-name="T86"> + k6, zranění </text:span><text:span text:style-name="T87">2</text:span></text:p>
          <text:p text:style-name="P651"><text:span text:style-name="T229">Chapadla:</text:span><text:span text:style-name="T1512"> Každým chapadlem může bez postihu útočit na jiný cíl. Když se postavám podaří vyřadit alespoň 5 chapadel, stáhne se do hlubin.</text:span></text:p>
        </text:list-header>
      </text:list>
      <text:p text:style-name="Standalone_20_Property"><text:span text:style-name="T298">Dřevěná bariéra do 5</text:span> &gt; Hlídaná gobliny z druhé strany. Plná děr pro kopí.</text:p>
      <text:p text:style-name="P180">2</text:p>
      <text:p text:style-name="Standalone_20_Property"><text:span text:style-name="T298">Kosti</text:span> &gt; Lidské, gobliní i zvířecí, některé rozlámané a požvýkané.</text:p>
      <text:p text:style-name="Standalone_20_Property"><text:span text:style-name="T298">Vysoké stoupající stupně</text:span> &gt; Porostlé jedlým mechem. V mechu <text:span text:style-name="T1539">jsou </text:span>velké čtyřprsté stopy a otisky kloubů (jako od gorily).</text:p>
      <text:p text:style-name="P180">3</text:p>
      <text:p text:style-name="Standalone_20_Property"><text:span text:style-name="T298">Troll</text:span> &gt; Mohutný, čtyřruký trollí mutant. Rychlá regenerace všech zranění nezpůsobených ohněm a kyselinou.</text:p>
      <text:list xml:id="list438110257" text:style-name="L82">
        <text:list-header>
          <text:p text:style-name="P451">Čtyřruký jeskynní troll</text:p>
        </text:list-header>
      </text:list>
      <text:list xml:id="list1953770850" text:style-name="L83">
        <text:list-header>
          <text:p text:style-name="P652"><text:span text:style-name="T2">F</text:span><text:span text:style-name="T3">yzička </text:span><text:span text:style-name="T64">6</text:span><text:span text:style-name="T3">, Finesa </text:span><text:span text:style-name="T64">2</text:span><text:span text:style-name="T3">, Duše </text:span><text:span text:style-name="T64">3</text:span><text:span text:style-name="T751">, </text:span><text:span text:style-name="T752">Ž</text:span><text:span text:style-name="T749">ivot</text:span><text:span text:style-name="T752">y </text:span><text:span text:style-name="T829">15</text:span></text:p>
          <text:p text:style-name="P311"><text:span text:style-name="T696">Zbroj:</text:span><text:span text:style-name="T754"> </text:span><text:span text:style-name="T829">2 (silná kůže)</text:span></text:p>
          <text:p text:style-name="P311"><text:span text:style-name="T696">Rychlost:</text:span><text:span text:style-name="T754"> </text:span><text:span text:style-name="T829">jako </text:span><text:span text:style-name="T830">chůze</text:span></text:p>
          <text:p text:style-name="P311"><text:span text:style-name="T697">Smysly:</text:span><text:span text:style-name="T757"> </text:span><text:span text:style-name="T831">slabý zrak, skvělý čich a sluch</text:span></text:p>
          <text:p text:style-name="P377"><text:soft-page-break/><text:span text:style-name="T520">⚔ </text:span><text:span text:style-name="T720">Drápy</text:span><text:span text:style-name="T10">:</text:span><text:span text:style-name="T33"> </text:span><text:span text:style-name="T65">6 + k6, zranění </text:span><text:span text:style-name="T66">2</text:span></text:p>
          <text:p text:style-name="P378"><text:span text:style-name="T220">R</text:span><text:span text:style-name="T197">egenerace: </text:span><text:span text:style-name="T279">J</text:span><text:span text:style-name="T280">eskynní zlobr regeneruje všechna zranění kromě těch způsobených </text:span><text:span text:style-name="T684">ohněm</text:span><text:span text:style-name="T280"> nebo </text:span><text:span text:style-name="T1430">žíravinou</text:span><text:span text:style-name="T280"> rychlostí 1 život za kolo.</text:span></text:p>
          <text:p text:style-name="P378"><text:span text:style-name="T1092">S</text:span><text:span text:style-name="T1095">labiny:</text:span><text:span text:style-name="T1033"> Pokud na jeskynního zlobra dopadne přímé sluneční světlo, natrvalo zkamení.</text:span></text:p>
          <text:p text:style-name="P377"><text:span text:style-name="T220">Nadlidská síla:</text:span><text:span text:style-name="T279"> Člověka dokáže zvednout a odhodit několik metrů daleko a při boji zblízka má +1 ke zranění </text:span><text:span text:style-name="T280">(ve zranění drápy i kladivem už je </text:span><text:span text:style-name="T281">bonus započítaný</text:span><text:span text:style-name="T280">)</text:span><text:span text:style-name="T279">.</text:span></text:p>
        </text:list-header>
      </text:list>
      <text:p text:style-name="Standalone_20_Property"><text:span text:style-name="T298">Pečlivě </text:span><text:span text:style-name="T337">srovnaný</text:span><text:span text:style-name="T298"> sloupec zkrvaveného vybavení</text:span> &gt; Důlnické, gobliní i dobrodružné, bohužel žádné cennosti. Jen pod zohýbanou plátovou zbrojí je skrytý magický bronzový štít s reliéfem vousaté tváře se zavřenýma očima <text:span text:style-name="T1541">(karta </text:span><text:span text:style-name="T239">štít děsu</text:span><text:span text:style-name="T1541">)</text:span>. Je to podobizna Garhaza, pověstného černokněžníka. Při pronesení jeho jména se oči otevřou a kdo do nich pohlédne, propadne panickému strachu.</text:p>
      <text:p text:style-name="P180">4</text:p>
      <text:p text:style-name="Standalone_20_Property"><text:span text:style-name="T298">Hnízdo malé zdivočelé gobliní holčičky</text:span> &gt; Chová se jako agresivní opice. V jejím doupěti je nakradeno 4 zl, 12 st a dva tucty drobných šperků (celkově <text:span text:style-name="T1434">6 zl</text:span>)</text:p>
      <text:list xml:id="list2543257901" text:style-name="L84">
        <text:list-header>
          <text:p text:style-name="P653"><text:span text:style-name="T2">F</text:span><text:span text:style-name="T3">yzička </text:span><text:span text:style-name="T92">1</text:span><text:span text:style-name="T3">, Finesa </text:span><text:span text:style-name="T92">2</text:span><text:span text:style-name="T3">, Duše </text:span><text:span text:style-name="T39">1</text:span><text:span text:style-name="T751">, </text:span><text:span text:style-name="T752">Ž</text:span><text:span text:style-name="T749">ivot</text:span><text:span text:style-name="T752">y </text:span><text:span text:style-name="T876">6</text:span></text:p>
          <text:p text:style-name="P654"><text:span text:style-name="T520">⚔ </text:span><text:span text:style-name="T632">Boj</text:span><text:span text:style-name="T631">:</text:span><text:span text:style-name="T577"> </text:span><text:span text:style-name="T578">2</text:span><text:span text:style-name="T536"> + k6, zranění </text:span><text:span text:style-name="T578">0</text:span></text:p>
        </text:list-header>
      </text:list>
      <text:h text:style-name="P276" text:outline-level="4">5</text:h>
      <text:p text:style-name="Standalone_20_Property"><text:span text:style-name="T298">Osm goblinů</text:span> &gt; Lehké zbroje a kopí. Jeden z nich má vlčí tlamu trčící z hrudi, jeden další má pevné šupiny, a další má namísto krve kyselinu.</text:p>
      <text:list xml:id="list1834636109" text:style-name="L85">
        <text:list-header>
          <text:p text:style-name="P656"><text:soft-page-break/><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38"><text:span text:style-name="T54">Z</text:span><text:span text:style-name="T1">broj:</text:span><text:span text:style-name="T20"> 1 (lehká zbroj), </text:span><text:span text:style-name="T24">goblin se šupinami 2</text:span></text:p>
          <text:p text:style-name="P655"><text:span text:style-name="T520">⚔ </text:span><text:span text:style-name="T603">K</text:span><text:span text:style-name="T626">opí</text:span><text:span text:style-name="T597">:</text:span><text:span text:style-name="T530"> </text:span><text:span text:style-name="T537">3</text:span><text:span text:style-name="T536"> + k6, zranění </text:span><text:span text:style-name="T537">1</text:span></text:p>
          <text:p text:style-name="P659"><text:span text:style-name="T537">U </text:span><text:span text:style-name="T530">sebe mají dohromady 3 valouny stříbra (1 zl za každý)</text:span></text:p>
        </text:list-header>
      </text:list>
      <text:p text:style-name="P245">Improvizovaná balista a barikády s bodci</text:p>
      <text:list xml:id="list3343388618" text:style-name="L86">
        <text:list-header>
          <text:p text:style-name="P660"><text:span text:style-name="T520">⚔ </text:span><text:span text:style-name="T627">Balista</text:span><text:span text:style-name="T597">:</text:span><text:span text:style-name="T530"> </text:span><text:span text:style-name="T570">Zranění 4, několik minut nabíjení</text:span></text:p>
        </text:list-header>
      </text:list>
      <text:p text:style-name="P180">6</text:p>
      <text:p text:style-name="Standalone_20_Property"><text:span text:style-name="T298">U stěny uvázaní tři důlníci</text:span><text:span text:style-name="T339"> </text:span><text:span text:style-name="T352">(Ro</text:span><text:span text:style-name="T353">m</text:span><text:span text:style-name="T352">bi, Belefus a Dlouhán)</text:span> &gt; Slabí a zoufalí. <text:span text:style-name="T1542">Dlouhán</text:span> je porostlý hustou srstí a prosí o smrt. Údajně byl vystaven nějaké zelené břečce.</text:p>
      <text:p text:style-name="Standalone_20_Property"><text:span text:style-name="T298">Ohniště s kotlem</text:span> &gt; Ve vývaru kusy důlníků.</text:p>
      <text:p text:style-name="P180">7</text:p>
      <text:p text:style-name="P245">Hromada rozličného harampádí<text:span text:style-name="T339"> </text:span><text:span text:style-name="T371">&gt; M</text:span><text:span text:style-name="T140">ěděné trubky, železné tyče, šrouby, svorky, velké kusy kůže, řemeny, nýty, spousta dřevěných trámků, lišt a prken.</text:span></text:p>
      <text:p text:style-name="Standalone_20_Property"><text:span text:style-name="T298">Pracovní stůl plný vynálezů</text:span> &gt; Rukavice s přidělanými čepelemi na kloubech, velká kuše na střelbu dřevěných bodců <text:span text:style-name="T1545">(zranění 2, krátký dostřel)</text:span> a několikery zjevně nedokončené rozřezané dudy.</text:p>
      <text:p text:style-name="P180">8</text:p>
      <text:p text:style-name="P246"><text:span text:style-name="T298">Podlaha chodby i místnosti je naplněná bahnem</text:span> &gt; Při šamanově smrti ztuhne jako cement.</text:p>
      <text:p text:style-name="Standalone_20_Property"><text:soft-page-break/><text:span text:style-name="T298">Vrásčitý gobliní šaman pokrytý pijavicemi z 1</text:span> &gt; Drzý, vesmeš nepohyblivý, nebude bojovat. Tvrdí, že kdo ho zabije, zemře <text:span text:style-name="T1559">(mluví lámanou obecnou řečí)</text:span>. Když zemře, jeho tělo se rozzáří a povolá tři krvežíznivé démon<text:span text:style-name="T1546">ické dvouhlavé psy</text:span>.</text:p>
      <text:list xml:id="list2282712541" text:style-name="L87">
        <text:list-header>
          <text:p text:style-name="P452">Šaman</text:p>
        </text:list-header>
      </text:list>
      <text:list xml:id="list912427051" text:style-name="L88">
        <text:list-header>
          <text:p text:style-name="P661"><text:span text:style-name="T2">F</text:span><text:span text:style-name="T3">yzička </text:span><text:span text:style-name="T90">1</text:span><text:span text:style-name="T3">, Finesa </text:span><text:span text:style-name="T90">2</text:span><text:span text:style-name="T3">, Duše </text:span><text:span text:style-name="T91">4</text:span><text:span text:style-name="T751">, </text:span><text:span text:style-name="T752">Ž</text:span><text:span text:style-name="T749">ivot</text:span><text:span text:style-name="T752">y </text:span><text:span text:style-name="T873">6</text:span></text:p>
          <text:p text:style-name="P453"><text:span text:style-name="T907">Démonický d</text:span><text:span text:style-name="T906">vouhlavý pes</text:span></text:p>
          <text:p text:style-name="P662"><text:span text:style-name="T2">F</text:span><text:span text:style-name="T3">yzička </text:span><text:span text:style-name="T865">4</text:span><text:span text:style-name="T3">, Finesa </text:span><text:span text:style-name="T751">2</text:span><text:span text:style-name="T3">, Duše </text:span><text:span text:style-name="T751">4</text:span><text:span text:style-name="T3">, </text:span><text:span text:style-name="T88">Ž</text:span><text:span text:style-name="T33">ivot</text:span><text:span text:style-name="T88">y </text:span><text:span text:style-name="T749">1</text:span><text:span text:style-name="T865">1</text:span></text:p>
          <text:p text:style-name="P312"><text:span text:style-name="T696">Rychlost:</text:span><text:span text:style-name="T754"> </text:span><text:span text:style-name="T871">jako p</text:span><text:span text:style-name="T865">es</text:span></text:p>
          <text:p text:style-name="P312"><text:span text:style-name="T697">Smysly:</text:span><text:span text:style-name="T757"> </text:span><text:span text:style-name="T871">jako p</text:span><text:span text:style-name="T865">es</text:span></text:p>
          <text:p text:style-name="P380"><text:span text:style-name="T520">⚔ </text:span><text:span text:style-name="T695">Z</text:span><text:span text:style-name="T734">uby</text:span><text:span text:style-name="T10">:</text:span><text:span text:style-name="T33"> </text:span><text:span text:style-name="T871">5</text:span><text:span text:style-name="T89"> + k6, zranění </text:span><text:span text:style-name="T871">1</text:span></text:p>
          <text:p text:style-name="P380"><text:span text:style-name="T197">Vzhled:</text:span> <text:span text:style-name="T1046">Č</text:span><text:span text:style-name="T1049">erný dvouhlavý pes velký jako doga.</text:span></text:p>
          <text:p text:style-name="P381"><text:span text:style-name="T735">Dvě hlavy</text:span><text:span text:style-name="T693">:</text:span><text:span text:style-name="T748"> </text:span><text:span text:style-name="T877">B</text:span><text:span text:style-name="T866">ez postihu útoč</text:span><text:span text:style-name="T877">í</text:span><text:span text:style-name="T866"> na dva protivníky najednou.</text:span></text:p>
        </text:list-header>
      </text:list>
      <text:p text:style-name="P180">9</text:p>
      <text:p text:style-name="Standalone_20_Property"><text:span text:style-name="T298">Chodba vedoucí nad stropem 1</text:span> &gt; Část podlahy je iluzorní <text:span text:style-name="T1547">(5 + k6 proti Finese na zachycení)</text:span>. <text:span text:style-name="T1540">Pád</text:span> do vody <text:span text:style-name="T1540">je bezpečný, ale</text:span> probudí chapadlovitou bestii <text:span text:style-name="T1540">(viz 1)</text:span>.</text:p>
      <text:h text:style-name="P276" text:outline-level="4">10</text:h>
      <text:p text:style-name="Standalone_20_Property"><text:span text:style-name="T298">Prázdná místnost</text:span> &gt; Při výraznějším hluku troll z 3 rozrazí gobliny postavenou kamen<text:span text:style-name="T1435">n</text:span>ou bariéru a zaútočí.</text:p>
      <text:p text:style-name="P180">11</text:p>
      <text:p text:style-name="Standalone_20_Property"><text:span text:style-name="T1436">Nad vstupními dveřmi je připraven kastrol plný jedovatých brouků</text:span> &gt; Spadne na prvního, kdo neopatrně projde.</text:p>
      <text:list xml:id="list3010974551" text:style-name="L89">
        <text:list-header>
          <text:p text:style-name="P663"><text:soft-page-break/><text:span text:style-name="T242">Jed </text:span><text:span text:style-name="T244">z brouků</text:span><text:line-break/>10 + k6 proti Fyzičce<text:line-break/><text:span text:style-name="T197">Aplikace:</text:span> kontaktem s pokožkou<text:line-break/><text:span text:style-name="T238">Příznaky:</text:span><text:span text:style-name="T1548"> Silná bolest břicha, slinění, ztráta chuti, zfialovění dásní.</text:span></text:p>
        </text:list-header>
      </text:list>
      <text:p text:style-name="Standalone_20_Property"><text:span text:style-name="T298">Tři kamenné stojany</text:span> &gt; Na nich dort, váza a vycpaný králík. Všechno naplněné jedovatými brouky <text:span text:style-name="T1549">(účinky jedu viz 11)</text:span>.</text:p>
      <text:p text:style-name="P248"><text:span text:style-name="T298">Balvan</text:span> &gt; Pod ním uvězněná malá opečovávaná kolonie jedovat<text:span text:style-name="T1437">ý</text:span>ch brouků <text:span text:style-name="T1549">(účinky jedu viz 11)</text:span>.</text:p>
      <text:p text:style-name="P180">12</text:p>
      <text:p text:style-name="Standalone_20_Property"><text:span text:style-name="T298">Nehybný nemrtvý ogr</text:span> &gt; Zaútočí, jen pokud se postavy přiblíží nebo zaútočí první. V břiše má zašité tři zombie gobliny.</text:p>
      <text:list xml:id="list3661446855" text:style-name="L90">
        <text:list-header>
          <text:p text:style-name="P454">Nemrtvý ogr</text:p>
          <text:p text:style-name="P53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64"><text:span text:style-name="T2">F</text:span><text:span text:style-name="T3">yzička </text:span><text:span text:style-name="T64">6</text:span><text:span text:style-name="T3">, Finesa </text:span><text:span text:style-name="T64">2</text:span><text:span text:style-name="T3">, Duše </text:span><text:span text:style-name="T64">3</text:span><text:span text:style-name="T751">, </text:span><text:span text:style-name="T752">Ž</text:span><text:span text:style-name="T749">ivot</text:span><text:span text:style-name="T752">y </text:span><text:span text:style-name="T829">1</text:span><text:span text:style-name="T878">9</text:span></text:p>
          <text:p text:style-name="P313"><text:span text:style-name="T696">Zbroj:</text:span><text:span text:style-name="T754"> </text:span><text:span text:style-name="T878">1</text:span><text:span text:style-name="T829"> (silná kůže)</text:span></text:p>
          <text:p text:style-name="P313"><text:span text:style-name="T696">Rychlost:</text:span><text:span text:style-name="T754"> </text:span><text:span text:style-name="T829">jako </text:span><text:span text:style-name="T830">chůze</text:span></text:p>
          <text:p text:style-name="P314"><text:span text:style-name="T697">Smysly:</text:span><text:span text:style-name="T757"> </text:span><text:span text:style-name="T758">magický zrak a sluch</text:span></text:p>
          <text:p text:style-name="P314"><text:span text:style-name="T698">Detekovatelnost</text:span><text:span text:style-name="T699">:</text:span><text:span text:style-name="T759"> </text:span><text:span text:style-name="T760">není</text:span><text:span text:style-name="T759"> vidět pomocí infravidění</text:span></text:p>
          <text:p text:style-name="P382"><text:span text:style-name="T520">⚔<text:tab/></text:span><text:span text:style-name="T736">Pěsti</text:span><text:span text:style-name="T10">:</text:span><text:span text:style-name="T33"> </text:span><text:span text:style-name="T65">6 + k6, zranění </text:span><text:span text:style-name="T94">1</text:span></text:p>
          <text:p text:style-name="P666"><text:span text:style-name="T9">Nadlidská síla:</text:span><text:span text:style-name="T1"> +1 zranění</text:span></text:p>
          <text:p text:style-name="P486">Zombie goblin</text:p>
          <text:p text:style-name="P665"><text:span text:style-name="T2">/</text:span><text:span text:style-name="T69">* Velikost </text:span><text:span text:style-name="T98">5</text:span><text:span text:style-name="T69"> (</text:span><text:span text:style-name="T98">5</text:span><text:span text:style-name="T4">0</text:span><text:span text:style-name="T69"> kg) */</text:span></text:p>
          <text:p text:style-name="P665"><text:span text:style-name="T2">F</text:span><text:span text:style-name="T3">yzička </text:span><text:span text:style-name="T4">3</text:span><text:span text:style-name="T3">, Finesa </text:span><text:span text:style-name="T4">1</text:span><text:span text:style-name="T3">, Duše </text:span><text:span text:style-name="T5">-</text:span><text:span text:style-name="T751">, </text:span><text:span text:style-name="T752">Ž</text:span><text:span text:style-name="T749">ivot</text:span><text:span text:style-name="T752">y </text:span><text:span text:style-name="T753">1</text:span><text:span text:style-name="T879">2</text:span></text:p>
          <text:p text:style-name="P315"><text:soft-page-break/><text:span text:style-name="T696">Rychlost:</text:span><text:span text:style-name="T754"> </text:span><text:span text:style-name="T755">jako </text:span><text:span text:style-name="T756">chůze</text:span></text:p>
          <text:p text:style-name="P315"><text:span text:style-name="T697">Smysly:</text:span><text:span text:style-name="T757"> </text:span><text:span text:style-name="T758">magický zrak a sluch</text:span></text:p>
          <text:p text:style-name="P315"><text:span text:style-name="T698">Detekovatelnost</text:span><text:span text:style-name="T699">: </text:span><text:span text:style-name="T760">není</text:span><text:span text:style-name="T759"> vidět pomocí infravidění</text:span></text:p>
          <text:p text:style-name="P383"><text:span text:style-name="T520">⚔ </text:span><text:span text:style-name="T694">Pařáty</text:span><text:span text:style-name="T695">:</text:span><text:span text:style-name="T749"> </text:span><text:span text:style-name="T750">3 + k6, zranění 1</text:span></text:p>
          <text:p text:style-name="P383"><text:span text:style-name="T520">⚔ </text:span><text:span text:style-name="T695">Z</text:span><text:span text:style-name="T705">uby</text:span><text:span text:style-name="T10">:</text:span><text:span text:style-name="T33"> </text:span><text:span text:style-name="T96">3 + k6, zranění 0</text:span></text:p>
          <text:p text:style-name="P668"><text:span text:style-name="Emphasis"><text:span text:style-name="T416">♨</text:span></text:span><text:span text:style-name="Emphasis"><text:span text:style-name="T417"> </text:span></text:span><text:span text:style-name="T96">S</text:span><text:span text:style-name="T1">ilný </text:span><text:span text:style-name="T97">mrtvolný</text:span><text:span text:style-name="T1"> zápach.</text:span></text:p>
          <text:p text:style-name="P384"><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29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0"/>
          </table:table-cell>
          <table:table-cell table:style-name="Table1.A1" office:value-type="string">
            <text:p text:style-name="P226">8</text:p>
          </table:table-cell>
          <table:table-cell table:style-name="Table1.A1" office:value-type="string">
            <text:p text:style-name="P226">1</text:p>
          </table:table-cell>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5</text:p>
          </table:table-cell>
        </table:table-row>
        <table:table-row>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cell table:style-name="Table1.A1" office:value-type="string">
            <text:p text:style-name="P200"/>
          </table:table-cell>
        </table:table-row>
        <table:table-row>
          <table:table-cell table:style-name="Table1.A1" office:value-type="string">
            <text:p text:style-name="P226">2</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26">7</text:p>
          </table:table-cell>
          <table:table-cell table:style-name="Table1.A1" office:value-type="string">
            <text:p text:style-name="P226">1</text:p>
          </table:table-cell>
          <table:table-cell table:style-name="Table1.A1" office:value-type="string">
            <text:p text:style-name="P226">9</text:p>
          </table:table-cell>
        </table:table-row>
        <table:table-row>
          <table:table-cell table:style-name="Table1.A1" office:value-type="string">
            <text:p text:style-name="P226">3</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5</text:p>
          </table:table-cell>
          <table:table-cell table:style-name="Table1.A1" office:value-type="string">
            <text:p text:style-name="P200"/>
          </table:table-cell>
          <table:table-cell table:style-name="Table1.A1" office:value-type="string">
            <text:p text:style-name="P200"/>
          </table:table-cell>
        </table:table-row>
        <text:soft-page-break/>
        <table:table-row>
          <table:table-cell table:style-name="Table1.A1" office:value-type="string">
            <text:p text:style-name="P200"/>
          </table:table-cell>
          <table:table-cell table:style-name="Table1.A1" office:value-type="string">
            <text:p text:style-name="P226">5</text:p>
          </table:table-cell>
          <table:table-cell table:style-name="Table1.A1" office:value-type="string">
            <text:p text:style-name="P226">8</text:p>
          </table:table-cell>
          <table:table-cell table:style-name="Table1.A1" office:value-type="string">
            <text:p text:style-name="P226">4</text:p>
          </table:table-cell>
          <table:table-cell table:style-name="Table1.A1" office:value-type="string">
            <text:p text:style-name="P200"/>
          </table:table-cell>
          <table:table-cell table:style-name="Table1.A1" office:value-type="string">
            <text:p text:style-name="P226">3</text:p>
          </table:table-cell>
          <table:table-cell table:style-name="Table1.A1" office:value-type="string">
            <text:p text:style-name="P226">9</text:p>
          </table:table-cell>
          <table:table-cell table:style-name="Table1.A1" office:value-type="string">
            <text:p text:style-name="P226">6</text:p>
          </table:table-cell>
          <table:table-cell table:style-name="Table1.A1" office:value-type="string">
            <text:p text:style-name="P200"/>
          </table:table-cell>
        </table:table-row>
        <table:table-row>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26">2</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8</text:p>
          </table:table-cell>
        </table:table-row>
        <table:table-row>
          <table:table-cell table:style-name="Table1.A1" office:value-type="string">
            <text:p text:style-name="P226">8</text:p>
          </table:table-cell>
          <table:table-cell table:style-name="Table1.A1" office:value-type="string">
            <text:p text:style-name="P226">7</text:p>
          </table:table-cell>
          <table:table-cell table:style-name="Table1.A1" office:value-type="string">
            <text:p text:style-name="P226">3</text:p>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row>
        <table:table-row>
          <table:table-cell table:style-name="Table1.A1" office:value-type="string">
            <text:p text:style-name="P200"/>
          </table:table-cell>
          <table:table-cell table:style-name="Table1.A1" office:value-type="string">
            <text:p text:style-name="P226">1</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row>
        <table:table-row>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9</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cell table:style-name="Table1.A1" office:value-type="string">
            <text:p text:style-name="P226">3</text:p>
          </table:table-cell>
          <table:table-cell table:style-name="Table1.A1" office:value-type="string">
            <text:p text:style-name="P226">5</text:p>
          </table:table-cell>
          <table:table-cell table:style-name="Table1.A1" office:value-type="string">
            <text:p text:style-name="P200"/>
          </table:table-cell>
        </table:table-row>
      </table:table>
      <text:p text:style-name="P177"/>
      <text:p text:style-name="Text_20_body"><text:span text:style-name="T197">Pravidla sudoku:</text:span> Do prázdných polí doplňte čísla od 1 do 9 tak, aby se <text:span text:style-name="T1550">v každém řádku, každém sloupci a každém čtverci 3x3</text:span> každé číslo nacházelo právě jedenkrát.</text:p>
      <text:p text:style-name="P180">14</text:p>
      <text:p text:style-name="Standalone_20_Property"><text:span text:style-name="T298">Dva svázaní důlníci</text:span><text:span text:style-name="T339"> </text:span><text:span text:style-name="T354">(Peskel a Lar</text:span><text:span text:style-name="T355">d</text:span><text:span text:style-name="T354">)</text:span> &gt; Slabost, roubíky, stopy po pijavicích, horečka.</text:p>
      <text:p text:style-name="P245">Prázdný kožený vak</text:p>
      <text:h text:style-name="P276" text:outline-level="4">15</text:h>
      <text:p text:style-name="Standalone_20_Property"><text:span text:style-name="T298">Nákladní prostor vesmírné lodi</text:span> &gt; V případě ohně (např. pochodně) <text:span text:style-name="T1552">vyhlásí mechanickým hlasem poplach a pokud do třiceti vteřin oheň nezhasne,</text:span> uzavře všechny východy a na několik minut vysaje vzduch z místnosti.</text:p>
      <text:p text:style-name="Standalone_20_Property"><text:span text:style-name="T298">Bedny</text:span> &gt; Jsou ocelové a zapečetěné. <text:span text:style-name="T1551">Uvnitř jsou samoohřevné balíčky potravin.</text:span></text:p>
      <text:p text:style-name="Standalone_20_Property"><text:span text:style-name="T298">Ve stěně je červená skříňka</text:span> &gt; Obsahuje dýchací masku (náplň na 60 minut) a léčivou pěnu ve spreji (náplň na tři použití, <text:span text:style-name="T1553">léčí 4 + 5kz životů</text:span>).</text:p>
      <text:p text:style-name="P180"><text:soft-page-break/>16</text:p>
      <text:p text:style-name="Standalone_20_Property"><text:span text:style-name="T298">Muž v oranžové přiléhavé uniformě</text:span> &gt; Leží v bezvědomí. Probere se, <text:span text:style-name="T1554">když na něj někdo promluví, nebo se ho něco dotkne</text:span>. Je to android, který věří, že lidé jsou nižší forma života a měli by sloužit nebo být vyhlazeni. On způsobil ztroskotání lodi.</text:p>
      <text:list xml:id="list3954388342" text:style-name="L91">
        <text:list-header>
          <text:p text:style-name="P455">Android</text:p>
          <text:p text:style-name="P539">/* Velikost 6, +4 životy za mechanické tělo */</text:p>
          <text:p text:style-name="P669"><text:span text:style-name="T2">F</text:span><text:span text:style-name="T3">yzička </text:span><text:span text:style-name="T64">6</text:span><text:span text:style-name="T3">, Finesa </text:span><text:span text:style-name="T100">5</text:span><text:span text:style-name="T3">, Duše </text:span><text:span text:style-name="T64">-</text:span><text:span text:style-name="T751">, </text:span><text:span text:style-name="T752">Ž</text:span><text:span text:style-name="T749">ivot</text:span><text:span text:style-name="T752">y </text:span><text:span text:style-name="T829">1</text:span><text:span text:style-name="T880">6</text:span></text:p>
          <text:p text:style-name="P316"><text:span text:style-name="T696">Rychlost:</text:span><text:span text:style-name="T754"> </text:span><text:span text:style-name="T829">jako </text:span><text:span text:style-name="T830">chůze</text:span></text:p>
          <text:p text:style-name="P316"><text:span text:style-name="T697">Smysly:</text:span><text:span text:style-name="T757"> </text:span><text:span text:style-name="T880">výborné elektronické smysly</text:span></text:p>
          <text:p text:style-name="P385"><text:span text:style-name="T520">⚔ </text:span><text:span text:style-name="T736">Pěsti</text:span><text:span text:style-name="T10">:</text:span><text:span text:style-name="T33"> </text:span><text:span text:style-name="T65">6 + k6, zranění </text:span><text:span text:style-name="T94">1</text:span></text:p>
          <text:p text:style-name="P667"><text:span text:style-name="T9">Nadlidská síla:</text:span><text:span text:style-name="T1"> +1 zranění</text:span></text:p>
        </text:list-header>
      </text:list>
      <text:p text:style-name="Standalone_20_Property"><text:span text:style-name="T298">Motor</text:span> &gt; Nefunkční. Schází mu zdroj energie.</text:p>
      <text:p text:style-name="P180">17</text:p>
      <text:p text:style-name="Standalone_20_Property"><text:span text:style-name="T29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38">š</text:span>ímu, který sen<text:span text:style-name="T1555">z</text:span>ory našli, takže musí být poblíž.</text:p>
      <text:p text:style-name="Standalone_20_Property"><text:span text:style-name="T298">Cryo</text:span><text:span text:style-name="T338">box</text:span> &gt; Muž v modré přiléhavé uniformě zmrazený za oválným sklem.</text:p>
      <text:p text:style-name="P249"><text:span text:style-name="T298">Ve stěně je červená skříňka</text:span> &gt; Obsahuje laserový blaster <text:s/>a opasek s maskovacím zařízením (baterie na 10 minut neviditelnosti).</text:p>
      <text:list xml:id="list3756382001" text:style-name="L92">
        <text:list-header>
          <text:p text:style-name="P456">Laserový blaster</text:p>
        </text:list-header>
      </text:list>
      <text:list xml:id="list2964847379" text:style-name="L93">
        <text:list-header>
          <text:p text:style-name="P386"><text:soft-page-break/><text:span text:style-name="T1556">Zranění 2, krátký dostřel, </text:span>baterie vydrží na 50 výstřelů.</text:p>
        </text:list-header>
      </text:list>
      <text:p text:style-name="P254"/>
      <text:p text:style-name="P180">18</text:p>
      <text:p text:style-name="Standalone_20_Property"><text:span text:style-name="T298">Šest goblinů</text:span> &gt; Kyje a oštěpy. Jeden z nich má zvětšenou hlavu s výraznými zelenými žilami. Je ozbrojen dudům podobným plamenometem a snaží se ostatní přesvědčit, aby přestali poslouchat Matku <text:span text:style-name="T1560">(mluví obecnou skřetí řečí)</text:span>.</text:p>
      <text:list xml:id="list1419012063" text:style-name="L94">
        <text:list-header>
          <text:p text:style-name="P670"><text:span text:style-name="T2">F</text:span><text:span text:style-name="T3">yzička </text:span><text:span text:style-name="T39">2</text:span><text:span text:style-name="T3">, Finesa </text:span><text:span text:style-name="T39">3</text:span><text:span text:style-name="T3">, Duše </text:span><text:span text:style-name="T39">1</text:span><text:span text:style-name="T751">, </text:span><text:span text:style-name="T752">Ž</text:span><text:span text:style-name="T749">ivot</text:span><text:span text:style-name="T752">y </text:span><text:span text:style-name="T787">7</text:span></text:p>
          <text:p text:style-name="P339"><text:span text:style-name="T54">Z</text:span><text:span text:style-name="T1">broj:</text:span><text:span text:style-name="T20"> 1 (lehká zbroj)</text:span></text:p>
          <text:p text:style-name="P670"><text:span text:style-name="T520">⚔ </text:span><text:span text:style-name="T628">Oštěp</text:span><text:span text:style-name="T597">:</text:span><text:span text:style-name="T530"> </text:span><text:span text:style-name="T537">3</text:span><text:span text:style-name="T536"> + k6, zranění </text:span><text:span text:style-name="T537">1</text:span></text:p>
          <text:p text:style-name="P670"><text:span text:style-name="T520">⚔ </text:span><text:span text:style-name="T628">Kyj</text:span><text:span text:style-name="T603">:</text:span><text:span text:style-name="T537"> </text:span><text:span text:style-name="T571">2</text:span><text:span text:style-name="T536"> + k6, zranění </text:span><text:span text:style-name="T537">1</text:span></text:p>
          <text:p text:style-name="P457"><text:span text:style-name="T648">Improvizovaný p</text:span><text:span text:style-name="T647">lamenomet</text:span></text:p>
          <text:p text:style-name="P671"><text:span text:style-name="T530">Fines + k6 proti Finese, zranění 3kz ohněm. Zasahuje vše v </text:span><text:span text:style-name="T597">kontaktní vzdálenosti</text:span><text:span text:style-name="T530"> před plamenometem.</text:span></text:p>
          <text:p text:style-name="P672"><text:span text:style-name="T530">Při každém zášlehu je šance 1 ze 6, </text:span><text:span text:style-name="T572">že</text:span><text:span text:style-name="T530"> místo útoku zraní za 3kz ohněm plamenometčíka a plamenomet </text:span><text:span text:style-name="T573">se</text:span><text:span text:style-name="T530"> zničí.</text:span></text:p>
        </text:list-header>
      </text:list>
      <text:p text:style-name="P245">Ohniště</text:p>
      <text:p text:style-name="P245">Podél stěn slamníky</text:p>
      <text:p text:style-name="P180">19</text:p>
      <text:p text:style-name="P245">Na hácích ze stropu zavěšená vykuchaná těla psů a důlníků</text:p>
      <text:p text:style-name="P242">Tajné kamenné dveře vedou do 22</text:p>
      <text:h text:style-name="P276" text:outline-level="4"><text:soft-page-break/>20</text:h>
      <text:p text:style-name="Standalone_20_Property"><text:span text:style-name="T298">Organické stěny</text:span> &gt; Krvácejí z řezných ran. Pokud jim pomůžete (kouzlem, lektvarem, zašitím, vymytím apod.), místnost zrůžoví a začne vá<text:span text:style-name="T1557">m</text:span> po<text:span text:style-name="T1557">máhat</text:span>. Otevírat “dveře”, vypouštět léčivý nebo smrtelný plyn apod.</text:p>
      <text:p text:style-name="P180">21</text:p>
      <text:p text:style-name="P250"><text:span text:style-name="T298">Obrovská gobliní matrona</text:span> &gt; Morbidně obézní, tři páry prsů a rukou, čtyři nohy a ocas. Dokáže vychrchlat a plivnout kyselin<text:span text:style-name="T1558">u</text:span> až za propast.</text:p>
      <text:list xml:id="list2128833883" text:style-name="L95">
        <text:list-header>
          <text:p text:style-name="P487">Zmutovaná gobliní matrona</text:p>
          <text:p text:style-name="P673"><text:span text:style-name="T2">/</text:span><text:span text:style-name="T101">* </text:span><text:span text:style-name="T102">velikost 8 */</text:span></text:p>
          <text:p text:style-name="P673"><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51">, </text:span><text:span text:style-name="T752">Ž</text:span><text:span text:style-name="T749">ivot</text:span><text:span text:style-name="T752">y </text:span><text:span text:style-name="T881">13</text:span></text:p>
          <text:p text:style-name="P674"><text:span text:style-name="T737">R</text:span><text:span text:style-name="T693">ychlost:</text:span><text:span text:style-name="T748"> jako chůze<text:line-break/></text:span><text:span text:style-name="T697">Smysly:</text:span><text:span text:style-name="T757"> </text:span><text:span text:style-name="T802">čich a chuť </text:span><text:span text:style-name="T803">jako člověk, výborný sluch </text:span><text:span text:style-name="T802">a vidění v šeru</text:span></text:p>
          <text:p text:style-name="P387"><text:span text:style-name="T520">⚔ </text:span><text:span text:style-name="T629">Plivnutí kyseliny</text:span><text:span text:style-name="T602">:</text:span><text:span text:style-name="T536"> </text:span><text:span text:style-name="T575">5</text:span><text:span text:style-name="T536"> + k6, zranění </text:span><text:span text:style-name="T574">5 kz žíravinou</text:span></text:p>
          <text:list>
            <text:list-item>
              <text:p text:style-name="P387">1 kolo natahování slin</text:p>
            </text:list-item>
          </text:list>
          <text:p text:style-name="P388"><text:span text:style-name="T520">⚔ </text:span><text:span text:style-name="T630">Boj zblízka:</text:span><text:span text:style-name="T575"> 5 + k6, zranění 0</text:span></text:p>
        </text:list-header>
      </text:list>
      <text:p text:style-name="Standalone_20_Property"><text:span text:style-name="T298">Dva gobliní sluhové</text:span> &gt; Mají kýble a polévají matronu zářivě zelenou tekutinou.</text:p>
      <text:list xml:id="list123102570119469" text:continue-list="list1834636109" text:style-name="L85">
        <text:list-header>
          <text:p text:style-name="P657"><text:span text:style-name="T2">F</text:span><text:span text:style-name="T3">yzička </text:span><text:span text:style-name="T39">2</text:span><text:span text:style-name="T3">, Finesa </text:span><text:span text:style-name="T99">2</text:span><text:span text:style-name="T3">, Duše </text:span><text:span text:style-name="T39">1</text:span><text:span text:style-name="T751">, </text:span><text:span text:style-name="T752">Ž</text:span><text:span text:style-name="T749">ivot</text:span><text:span text:style-name="T752">y </text:span><text:span text:style-name="T787">7</text:span></text:p>
        </text:list-header>
      </text:list>
      <text:p text:style-name="Standalone_20_Property"><text:span text:style-name="T298">Osm gobliních dětí</text:span> &gt; Pobíhají kolem jako zvířata.</text:p>
      <text:list xml:id="list123101147583334" text:continue-numbering="true" text:style-name="L85">
        <text:list-header>
          <text:p text:style-name="P658"><text:span text:style-name="T2">F</text:span><text:span text:style-name="T3">yzička </text:span><text:span text:style-name="T103">1</text:span><text:span text:style-name="T3">, Finesa </text:span><text:span text:style-name="T99">2</text:span><text:span text:style-name="T3">, Duše </text:span><text:span text:style-name="T39">1</text:span><text:span text:style-name="T751">, </text:span><text:span text:style-name="T752">Ž</text:span><text:span text:style-name="T749">ivot</text:span><text:span text:style-name="T752">y </text:span><text:span text:style-name="T882">4</text:span></text:p>
          <text:p text:style-name="P379"><text:soft-page-break/><text:span text:style-name="T520">⚔ </text:span><text:span text:style-name="T630">Boj zblízka</text:span><text:span text:style-name="T575">: </text:span><text:span text:style-name="T576">2 + k6, zranění 0</text:span></text:p>
        </text:list-header>
      </text:list>
      <text:p text:style-name="Standalone_20_Property"><text:span text:style-name="T298">Propast</text:span> &gt; Stěny pokryté neuvěřitelně bohatými stříbrnými žilami, dno v nedohlednu, lze překročit po vratkém dřevěném můstku.</text:p>
      <text:p text:style-name="P180">22</text:p>
      <text:p text:style-name="Standalone_20_Property"><text:span text:style-name="T298">Na dně dřevěného lavoru s vodou leží zářivě zelený chaotitový orb</text:span><text:span text:style-name="T339"> </text:span><text:span text:style-name="T356">(karta)</text:span> &gt; Všechna kouzla seslaná s pomocí orbu jsou výrazně silnejší. Každých sedm dní v jeho přítomnosti je šance na náhodnou mutaci. Orb by byl dostatečným zdrojem energie pro cestovatele v 17.</text:p>
      <text:h text:style-name="P264" text:outline-level="2"><text:span text:style-name="T1581">+</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01">Event:</text:span><text:span text:style-name="T1194"> V poledne bude soud.</text:span></text:p>
      <text:list xml:id="list506076521" text:style-name="L96">
        <text:list-item>
          <text:p text:style-name="P675">Představení na návsi. Rybář obviňuje svého souseda, sběrače mechů, že mu ukradl loď <text:span text:style-name="T1191">(ukradl ji někdo jiný, kdo se chtěl dostat k ještěrcům)</text:span>.</text:p>
          <text:list>
            <text:list-item>
              <text:p text:style-name="P676">Rybář se pokouší předvádět loupež lodě.</text:p>
            </text:list-item>
            <text:list-item>
              <text:p text:style-name="P676">Sběrač mechů předvádí komedii (rybář chytil velrybu a svolá postupně celou vesnici, aby mu šla pomoct).</text:p>
            </text:list-item>
            <text:list-item>
              <text:p text:style-name="P676"><text:span text:style-name="T1192">Starosta dá rybáři pokutu (musí sběrači mechů po celej rok zdarma dávat ryby)</text:span>.</text:p>
            </text:list-item>
          </text:list>
        </text:list-item>
      </text:list>
      <text:p text:style-name="P89"><text:soft-page-break/>Starosta <text:span text:style-name="T1193">Kuruk</text:span></text:p>
      <text:p text:style-name="P176">Kudůk, šedivé vlasy, výrazný zrzavý knír.</text:p>
      <text:list xml:id="list1886601070" text:style-name="L97">
        <text:list-item>
          <text:p text:style-name="P677"><text:span text:style-name="T1191">V bažině se mi ztrácí lidi. Nemám co bych nabídnul. Jsou tam nějaký ruiny, v mládí jsem se tam toulal. Pošlu s váma </text:span><text:span text:style-name="T973">s</text:span><text:span text:style-name="T974">yna</text:span><text:span text:style-name="T1191">, pokud se tam chcete vypravit.</text:span></text:p>
          <text:list>
            <text:list-item>
              <text:p text:style-name="P678">Průvodce ukáže jak ziggurat, tak měsíční oltář.</text:p>
            </text:list-item>
          </text:list>
        </text:list-item>
      </text:list>
      <text:p text:style-name="P90">Starostův syn Bekel</text:p>
      <text:p text:style-name="P175"><text:span text:style-name="T1535">Kudůk, zrzavé vlasy, řídké vousy.</text:span> <text:span text:style-name="T1190">Poseroutka.</text:span></text:p>
      <text:h text:style-name="Heading_20_2" text:outline-level="2"><text:span text:style-name="T1528">+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26">ějakým zádrhelem</text:span>. Kdo ji osvobod<text:span text:style-name="T1196">í</text:span> a odnesete do řeky, jezera či moře, spatří její proměnu ve zlatého draka a dostane se mu jednoho skutečného přání.</text:p>
      <text:h text:style-name="Heading_20_2" text:outline-level="2"><text:span text:style-name="T1334">+</text:span>Trehern</text:h>
      <text:p text:style-name="P57">Izolovaná vesnice bez jakéhokoli opevnění. Cizincům zákaz zbraní. Namísto <text:span text:style-name="T1328">Voroka</text:span> vzývají zdejší lidé místní bohyni Theiu. Jde o přesvědčivou, vychytralou a dobromyslnou čarodějku, která vesnici brání a pomáhá.</text:p>
      <text:p text:style-name="P91">Hobitka „Mamina“</text:p>
      <text:p text:style-name="P182"><text:soft-page-break/>Je to matka docela velkého klanu: Má 7 dcer a 8 synů a ti mají zase svoje rodiny. Korpulentní, ale čiperná dáma s přívětivou tváří. Je strašně milá a ráda pomůže a poradí, neustále ale komanduje svoje děti a vnoučata:</text:p>
      <text:list xml:id="list2187781065" text:style-name="L98">
        <text:list-header>
          <text:p text:style-name="P679">„Kam to neseš? Postav to sem! Řekla jsem ti přece, že máš nejdřív vytřít podlahu!“</text:p>
        </text:list-header>
      </text:list>
      <text:p text:style-name="P140"><text:span text:style-name="T204">Drb</text:span><text:span text:style-name="T205">y</text:span><text:span text:style-name="T204">:</text:span></text:p>
      <text:list xml:id="list1360383950" text:style-name="L99">
        <text:list-item>
          <text:p text:style-name="P681">Pán Hardenské tvrze zešílel a snědl všechny své poddané.</text:p>
        </text:list-item>
        <text:list-item>
          <text:p text:style-name="P680"><text:span text:style-name="T1334">Vesnici Sump ovládá b</text:span>láznivý starosta Kuruk <text:span text:style-name="T1334">pomocí obří gorily.</text:span> <text:span text:style-name="T1334">S</text:span>pory rozsuzuje podle kvality divadelního představení, které je žalobce i obžalovaný nucen odehrát na návesním pódiu.</text:p>
        </text:list-item>
      </text:list>
      <text:h text:style-name="Heading_20_5" text:outline-level="5">Thei<text:span text:style-name="T1330">a</text:span></text:h>
      <text:p text:style-name="P138">Mladá žena v prostých šatech s věncem z květů na hlavě.</text:p>
      <text:list xml:id="list2685955978" text:style-name="L100">
        <text:list-item>
          <text:p text:style-name="P682">Umí léčit (včetně lykantropie), lámat kletby a vyhánět démony.</text:p>
          <text:list>
            <text:list-item>
              <text:p text:style-name="P682">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683">Myšlenky číst neumí, to je fáma.</text:p>
        </text:list-item>
      </text:list>
      <text:h text:style-name="Heading_20_5" text:outline-level="5">Ag<text:span text:style-name="T1329">a</text:span>r<text:span text:style-name="T1329">i</text:span>a</text:h>
      <text:p text:style-name="P137">Vysoká <text:span text:style-name="T1331">štíhlá</text:span> žena s černou pletí a šátkem na hlavě.</text:p>
      <text:list xml:id="list3160835107" text:style-name="L101">
        <text:list-item>
          <text:p text:style-name="P684"><text:soft-page-break/><text:span text:style-name="T166">V</text:span><text:span text:style-name="T373">e skute</text:span><text:span text:style-name="T166">čnosti elfka, uši skrývá pod šátkem. </text:span><text:span text:style-name="T170">Kněžka starých elfských bohů.</text:span><text:span text:style-name="T166"> V</text:span><text:span text:style-name="T373">elmi star</text:span><text:span text:style-name="T166">á. </text:span><text:span text:style-name="T168">V Trehernu se jí bojí, vyhání ji </text:span><text:span text:style-name="T169">(kamenováním)</text:span><text:span text:style-name="T168">.</text:span></text:p>
        </text:list-item>
        <text:list-item>
          <text:p text:style-name="P633"><text:span text:style-name="T118">Prozradí tajemství měsíčního oltáře </text:span><text:span text:style-name="T170">(</text:span><text:span text:style-name="T171">chce</text:span><text:span text:style-name="T170">, aby někdo obětoval starým bohům)</text:span><text:span text:style-name="T118">:</text:span></text:p>
          <text:p text:style-name="P633"><text:span text:style-name="T173">„Na měsíčním oltáři dávní bojovníci obětovali bohům a získávali od nich nezranitelnost. I vy </text:span><text:span text:style-name="T176">ji</text:span><text:span text:style-name="T173"> můžete </text:span><text:span text:style-name="T176">získat</text:span><text:span text:style-name="T173">, stačí oltář </text:span><text:span text:style-name="T175">za svitu měsíce</text:span><text:span text:style-name="T173"> potřísnit krví nevinného.“</text:span></text:p>
        </text:list-item>
      </text:list>
      <text:h text:style-name="P267" text:outline-level="2"><text:bookmark-start text:name="__RefHeading___Toc13849_1990953305"/><text:span text:style-name="T1321">+</text:span>Tross <text:span text:style-name="T1432">(město)</text:span><text:bookmark-end text:name="__RefHeading___Toc13849_1990953305"/></text:h>
      <text:p text:style-name="P172"><text:span text:style-name="Emphasis"><text:span text:style-name="T443">H</text:span></text:span><text:span text:style-name="Emphasis"><text:span text:style-name="T442">l</text:span></text:span><text:span text:style-name="Emphasis"><text:span text:style-name="T443">avní</text:span></text:span><text:span text:style-name="Emphasis"><text:span text:style-name="T442"> město </text:span></text:span><text:span text:style-name="Emphasis"><text:span text:style-name="T443">Trosského údolí a sídlo</text:span></text:span><text:span text:style-name="Emphasis"><text:span text:style-name="T420"> </text:span></text:span><text:span text:style-name="Emphasis"><text:span text:style-name="T439">vládce</text:span></text:span><text:span text:style-name="Emphasis"><text:span text:style-name="T420"> Brakvila. </text:span></text:span><text:span text:style-name="Emphasis"><text:span text:style-name="T443">Kraj</text:span></text:span><text:span text:style-name="Emphasis"><text:span text:style-name="T420"> po vyschnutí stříbrných dolů chudne, ale </text:span></text:span><text:span text:style-name="Emphasis"><text:span text:style-name="T443">vl</text:span></text:span><text:span text:style-name="Emphasis"><text:span text:style-name="T472">a</text:span></text:span><text:span text:style-name="Emphasis"><text:span text:style-name="T443">d</text:span></text:span><text:span text:style-name="Emphasis"><text:span text:style-name="T444">ař</text:span></text:span><text:span text:style-name="Emphasis"><text:span text:style-name="T420"> si nic nepřipouští. </text:span></text:span><text:span text:style-name="Emphasis"><text:span text:style-name="T441">D</text:span></text:span><text:span text:style-name="Emphasis"><text:span text:style-name="T505">omy</text:span></text:span><text:span text:style-name="Emphasis"><text:span text:style-name="T420"> jsou nově omítnuté a ulice jsou poseté stánky a kejklíři. Obchod se nesmí zastavit.</text:span></text:span></text:p>
      <text:h text:style-name="P270" text:outline-level="3"><text:span text:style-name="T1581">+</text:span>Počasí</text:h>
      <text:p text:style-name="P171"><text:span text:style-name="Emphasis"><text:span text:style-name="T473">Viz Trosské pláně.</text:span></text:span></text:p>
      <text:h text:style-name="Heading_20_3" text:outline-level="3"><text:span text:style-name="T1299">+Město ve dne (k12</text:span><text:span text:style-name="T127">)</text:span></text:h>
      <text:list xml:id="list435016958" text:style-name="L102">
        <text:list-item>
          <text:p text:style-name="P685">Postavy jsou svědky krádeže. Nechají zloděje uniknout bez povšimnutí? (má kontakt ke Stínu)</text:p>
        </text:list-item>
      </text:list>
      <text:list xml:id="list3145935046" text:style-name="L103">
        <text:list-item>
          <text:p text:style-name="P686">Zloděj je <text:span text:style-name="T1243">kudrnatý</text:span> kudůk <text:span text:style-name="T1244">s křivým usměvem</text:span> jménem Křivák.</text:p>
        </text:list-item>
      </text:list>
      <text:list xml:id="list123101286649260" text:continue-list="list435016958" text:style-name="L102">
        <text:list-item>
          <text:p text:style-name="P685">Nahá dívka jen v potrhaném plášti a se strachem v očích proběhne přes ulici do dvora. Ve dvoře na zachránce čeká připravená skupina zlodějů.</text:p>
        </text:list-item>
        <text:list-item>
          <text:p text:style-name="P685"><text:soft-page-break/>Několik vandalů há<text:span text:style-name="T1222">zí</text:span> kameny na dům starého pána. Děda jim <text:span text:style-name="T1222">naservíroval</text:span> otrávenou polívku a okradl je. Chlapci se bojí jeho jedů, ale chtějí si to s ním vyříkat.</text:p>
        </text:list-item>
      </text:list>
      <text:list xml:id="list135772984" text:style-name="L104">
        <text:list-item>
          <text:p text:style-name="P556">Pověstná družina dobrodruhů se chce dát dohromady s hráčskou skupinou pro společnou výpravu do některého z dungeonů. Jsou hajzlové a klidně nechají hráče jít jako první s namířenou kuší do zad.</text:p>
        </text:list-item>
        <text:list-item>
          <text:p text:style-name="P557">Bard zpívá o jednom z hráčů a milence kapitána stráží. Nevinná zábava nebo po hráčích někdo jde?</text:p>
        </text:list-item>
      </text:list>
      <text:h text:style-name="Heading_20_3" text:outline-level="3"><text:span text:style-name="T1299">+Město v</text:span> noci (d8)</text:h>
      <text:list xml:id="list4196134914" text:style-name="L105">
        <text:list-item>
          <text:p text:style-name="P687">Z obou stran se k vám přibližují hladoví psi s pěnou u huby.</text:p>
        </text:list-item>
        <text:list-item>
          <text:p text:style-name="P687">Slizký žebrák masturbujíc nakukuje do úzké uličky odkud se ozývá ženský křik. Žena tam ve špíně rodí.</text:p>
        </text:list-item>
        <text:list-item>
          <text:p text:style-name="P687">Vyvolávač láká všechny pány na exotické elfky do vyhlášeného nevěstince. Banda hrdlořezů přestane kopat do žebráka a se siláckými řečmi se tam vydává.</text:p>
        </text:list-item>
        <text:list-item>
          <text:p text:style-name="P687">Z ulice vpravo se ozývá praskání a čvachtavé zvuky. Kdysodlak tam požírá starou paní. Při prvním zranění se promění v malého chlapce, který netuší, co se s ním stalo, kde je, a proč je pokrytý krví <text:span text:style-name="T1332">(je nakažený lykantropií)</text:span>.</text:p>
        </text:list-item>
        <text:list-item>
          <text:p text:style-name="P687"><text:span text:style-name="Emphasis"><text:span text:style-name="T420">Hrozivě vyhlížející </text:span></text:span><text:span text:style-name="Emphasis"><text:span text:style-name="T447">kroll</text:span></text:span><text:span text:style-name="Emphasis"><text:span text:style-name="T420"> táhne po ulici cukající se pytel. Vleče v něm </text:span></text:span><text:span text:style-name="Emphasis"><text:span text:style-name="T440">dítě.</text:span></text:span></text:p>
        </text:list-item>
      </text:list>
      <text:list xml:id="list1427373891" text:style-name="L106">
        <text:list-item>
          <text:list>
            <text:list-header>
              <text:p text:style-name="P688"><text:span text:style-name="Emphasis"><text:span text:style-name="T448">Fyzička 4, Finesa 2, Duše 1, Životy 11</text:span></text:span></text:p>
            </text:list-header>
            <text:list-item>
              <text:p text:style-name="P689"><text:soft-page-break/><text:span text:style-name="Emphasis"><text:span text:style-name="T445">Vleče ho do vily Filomény Karské, </text:span></text:span><text:span text:style-name="Emphasis"><text:span text:style-name="T446">kde ho dvorní čaroděj Bareus Karsavar použije k provedení omlazovacího rituálu (viz událost </text:span></text:span><text:span text:style-name="Emphasis"><text:span text:style-name="T481">Zombie incident </text:span></text:span><text:span text:style-name="Emphasis"><text:span text:style-name="T506"><text:s/>v</text:span></text:span><text:span text:style-name="Emphasis"><text:span text:style-name="T507">e vile Filomény Karské</text:span></text:span><text:span text:style-name="Emphasis"><text:span text:style-name="T446">)</text:span></text:span><text:span text:style-name="Emphasis"><text:span text:style-name="T445">.</text:span></text:span></text:p>
            </text:list-item>
          </text:list>
        </text:list-item>
      </text:list>
      <text:h text:style-name="Heading_20_3" text:outline-level="3"><text:span text:style-name="T1300">+</text:span>Pevnost</text:h>
      <text:p text:style-name="P83">Nádvoří dominuje vladařův <text:span text:style-name="T388">palác</text:span> a vysoká <text:span text:style-name="T388">hlavní věž</text:span>. Trochu <text:s/>bokem jsou <text:span text:style-name="T388">kasárna</text:span>.</text:p>
      <text:h text:style-name="Heading_20_4" text:outline-level="4"><text:span text:style-name="T1300">+</text:span>Palác</text:h>
      <text:p text:style-name="Text_20_body"><text:span text:style-name="T1223">Palác zvenku vypadá velkolepě, ale uvnitř je překvapivě strohý.</text:span> <text:span text:style-name="T1223">Na chodbách jsou stráže.</text:span></text:p>
      <text:h text:style-name="Heading_20_5" text:outline-level="5">Marak Brakvil</text:h>
      <text:p text:style-name="P69">Hubený, vysoký aristokrat s prošedivělými vlasy.</text:p>
      <text:p text:style-name="P63">Vládce Trossu.</text:p>
      <text:list xml:id="list1232268973" text:style-name="L107">
        <text:list-item>
          <text:p text:style-name="P691"><text:span text:style-name="T975">A</text:span><text:span text:style-name="T961">rogantní</text:span></text:p>
        </text:list-item>
        <text:list-item>
          <text:p text:style-name="P401">Nemá rád změny</text:p>
        </text:list-item>
        <text:list-item>
          <text:p text:style-name="P401">Strnulý výraz</text:p>
        </text:list-item>
        <text:list-item>
          <text:p text:style-name="P401">Nikdy neopouští tvrz</text:p>
        </text:list-item>
        <text:list-item>
          <text:p text:style-name="P402">Jeho syn <text:span text:style-name="T1544">Dalvar</text:span> je pro něj trpkým zklamáním</text:p>
        </text:list-item>
        <text:list-item>
          <text:p text:style-name="P692"><text:span text:style-name="T961">Od dětství se přátelí s velmožem </text:span><text:span text:style-name="Emphasis"><text:span text:style-name="T976">Bali</text:span></text:span><text:span text:style-name="Emphasis"><text:span text:style-name="T961">em</text:span></text:span><text:span text:style-name="Emphasis"><text:span text:style-name="T977"> Valen</text:span></text:span><text:span text:style-name="Emphasis"><text:span text:style-name="T961">em (viz Krvavá vila)</text:span></text:span></text:p>
        </text:list-item>
        <text:list-item>
          <text:p text:style-name="P693"><text:span text:style-name="Emphasis"><text:span text:style-name="T1075">Audienci rozhodně neudělí trhanům (alespoň jedna z postav by měla mít měšťanský nebo lepší oděv)</text:span></text:span></text:p>
        </text:list-item>
        <text:list-item>
          <text:p text:style-name="P690"><text:soft-page-break/><text:span text:style-name="Emphasis"><text:span text:style-name="T1073">Pokud mu postavy nabídnou, že vyčistí stříbrný důl, slíbí jim za to 25</text:span></text:span><text:span text:style-name="T998"> zl (nemá vcelku moc ztratit, platí </text:span><text:span text:style-name="T1073">ale</text:span><text:span text:style-name="T998"> až za vyčištěný důl) </text:span><text:span text:style-name="T1073">a nechá jim vystavit glejt s pověřením.</text:span></text:p>
          <text:list>
            <text:list-item>
              <text:p text:style-name="P694"><text:span text:style-name="Emphasis"><text:span text:style-name="T1073">Po</text:span></text:span><text:span text:style-name="Emphasis"><text:span text:style-name="T997">k</text:span></text:span><text:span text:style-name="Emphasis"><text:span text:style-name="T1073">ud u toho bude j</text:span></text:span><text:span text:style-name="Emphasis"><text:span text:style-name="T997">eho</text:span></text:span><text:span text:style-name="Emphasis"><text:span text:style-name="T967"> syn </text:span></text:span><text:span text:style-name="Emphasis"><text:span text:style-name="T1073">Dalvar,</text:span></text:span><text:span text:style-name="Emphasis"><text:span text:style-name="T967"> b</text:span></text:span><text:span text:style-name="Emphasis"><text:span text:style-name="T965">ude</text:span></text:span><text:span text:style-name="Emphasis"><text:span text:style-name="T967"> trvat na tom, že se k výpravě přidá. </text:span></text:span><text:span text:style-name="Emphasis"><text:span text:style-name="T997">Vezme s sebou tři další urozené mladíky</text:span></text:span><text:span text:style-name="Emphasis"><text:span text:style-name="T967"> </text:span></text:span><text:span text:style-name="Emphasis"><text:span text:style-name="T965">(ať už se přidá k postavám nebo ne) </text:span></text:span><text:span text:style-name="Emphasis"><text:span text:style-name="T1073">a pokud je ve městě </text:span></text:span><text:span text:style-name="Emphasis"><text:span text:style-name="T1074">vládce sousedního kraje (viz Události), k výpravě se přidá také jeho dcera Sofia (přemluví Dalvara, aby jí vzal ssebou)</text:span></text:span><text:span text:style-name="Emphasis"><text:span text:style-name="T967">.</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647953713" text:style-name="L108">
        <text:list-item>
          <text:p text:style-name="P403">Chce získat slávu</text:p>
        </text:list-item>
        <text:list-item>
          <text:p text:style-name="P403">Obyčejní lidé jsou pro něj podřadní</text:p>
        </text:list-item>
        <text:list-item>
          <text:p text:style-name="P403">Podniká riskantní dobrodružné výprav<text:span text:style-name="T1224">y</text:span></text:p>
        </text:list-item>
        <text:list-item>
          <text:p text:style-name="P403">Mluví o sobě ve třetí osobě, vždy se tituje „urozený“, <text:span text:style-name="T1224">n</text:span>apř.: „Urozený Dalvar s tím nesouhlasí“</text:p>
        </text:list-item>
      </text:list>
      <text:h text:style-name="Heading_20_4" text:outline-level="4"><text:span text:style-name="T1300">+Hlavní v</text:span>ěž pevnosti</text:h>
      <text:p text:style-name="P79">Před věží jsou dva muži na stráži. Uvnitř je pět pater spojených točitým schodištěm.</text:p>
      <text:p text:style-name="P25">1. patro</text:p>
      <text:p text:style-name="P77"><text:span text:style-name="T298">Stoly pokryté desítkami svitků, </text:span><text:span text:style-name="T304">police plné knih</text:span><text:span text:style-name="T1202"> </text:span><text:span text:style-name="T363">&gt; k</text:span><text:span text:style-name="T128">roniky a cestopisy z celého světa, spousta deníků </text:span><text:span text:style-name="T130">s</text:span><text:span text:style-name="T128"> poznámkami z výzkumu.</text:span></text:p>
      <text:p text:style-name="P25"><text:span text:style-name="T1201">2</text:span>. patro</text:p>
      <text:p text:style-name="P80"><text:soft-page-break/><text:span text:style-name="T305">Stoly s</text:span><text:span text:style-name="T298"> křivulemi </text:span><text:span text:style-name="T306">a </text:span><text:span text:style-name="T298">baňkami, ze kterých se neustále kouří. </text:span><text:span text:style-name="T307">Police plné nádob různých tvarů a velikostí</text:span><text:span text:style-name="T1204"> </text:span><text:span text:style-name="T364">&gt; </text:span><text:span text:style-name="T131">vybavená aclhymistická laboratoř. A</text:span><text:span text:style-name="T364">lchymista by si </text:span><text:span text:style-name="T131">odtud</text:span><text:span text:style-name="T364"> mohl odn</text:span><text:span text:style-name="T131">ést 50 magů surovin, </text:span><text:span text:style-name="T132">pán věže na to ale asi bude mít jiný názor.</text:span></text:p>
      <text:p text:style-name="P25">3. patro</text:p>
      <text:p text:style-name="P78"><text:span text:style-name="T1201">Stoly s n</text:span>ádobami s naloženými mozky a jinými orgány, <text:span text:style-name="T1202">v policích klícky se živými myšmi a ptáky. </text:span>Pod <text:span text:style-name="T1205">s</text:span>trop<text:span text:style-name="T1205">em</text:span> visí vycpaný krokodýl obtočený obřím hadem.</text:p>
      <text:p text:style-name="P25">4. patro</text:p>
      <text:p text:style-name="P84"><text:span text:style-name="T1203">C</text:span>elou podlahu pokrývá velký rituální kruh se spoustou svic a magických symbolů. <text:span text:style-name="T1202">U stěn jsou police plné kouzelných fetišů a dalších magických pomůcek.</text:span></text:p>
      <text:list xml:id="list1763767285" text:style-name="L109">
        <text:list-item>
          <text:p text:style-name="P695">V regál<text:span text:style-name="T1225">ech </text:span>jsou svitky <text:span text:style-name="T1225">s přivolávacími rituály (různé druhy </text:span>démonů – <text:span text:style-name="T1225">vyvolávač dopředu neví, co přivolá)</text:span>. <text:span text:style-name="T1227">Provedením rituálu pozpátku je možné démona odeslat zpět, odkud přišel (posednutá osoba musí být přítomna).</text:span></text:p>
        </text:list-item>
      </text:list>
      <text:list xml:id="list1539915291" text:style-name="L110">
        <text:list-item>
          <text:p text:style-name="P696"><text:span text:style-name="T197">Démon zla</text:span> (panenská krev, vlasy starého může, čerstvé kopřivy)</text:p>
        </text:list-item>
        <text:list-item>
          <text:p text:style-name="P696"><text:span text:style-name="T197">Démon alkoholu</text:span> (silný alkohol, dřevěné uhlí, čerstvý chléb)</text:p>
        </text:list-item>
        <text:list-item>
          <text:p text:style-name="P696"><text:span text:style-name="T197">Démon touhy po moci</text:span> (drahokamy v hodnotě nejméně 5 zl, <text:span text:style-name="T1226">zlato v hodnotě 5 zl</text:span>)</text:p>
        </text:list-item>
        <text:list-item>
          <text:p text:style-name="P697"><text:span text:style-name="T197">Démon nadlidské síly</text:span> <text:span text:style-name="T1226">(krev z černého kohouta,</text:span> <text:span text:style-name="T1226">srdce z čerstvě zabitého býka)</text:span></text:p>
        </text:list-item>
      </text:list>
      <text:list xml:id="list2728328851" text:style-name="L111">
        <text:list-item>
          <text:list>
            <text:list-item>
              <text:p text:style-name="P698"><text:soft-page-break/><text:span text:style-name="T1227">K</text:span>aždé kolo <text:span text:style-name="T1226">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751"><text:span text:style-name="T1100">Štíhlý muž ve středních letech </text:span><text:span text:style-name="T1101">s </text:span><text:span text:style-name="T1102">bradkou</text:span><text:span text:style-name="T1100"> oděný do černé róby. Vždy nosí kápi, takže mu není moc dobře vidět do tváře </text:span><text:span text:style-name="T1149">&gt; </text:span><text:span text:style-name="T1076">Na tváři (a ostatně i po celém těle) má jizvy pulsující nepřirozeným modrým svitem.</text:span></text:p>
      <text:p text:style-name="P65"><text:span text:style-name="T1198">D</text:span>vorní čaroděj, <text:span text:style-name="T1200">zabral si pro sebe celou hlavní věž pevnosti.</text:span></text:p>
      <text:list xml:id="list1697441039" text:style-name="L112">
        <text:list-item>
          <text:p text:style-name="P404">Kouzelník u něj může postoupit na vyšší úroveň.</text:p>
          <text:list>
            <text:list-item>
              <text:p text:style-name="P406">Kouzelníkovi nabídne možnost přivýdělku (<text:span text:style-name="T1325">nabízí </text:span>10 zl <text:span text:style-name="T1325">nebo prominutí poplatků za výcvik</text:span>):</text:p>
              <text:p text:style-name="P406">„Mezi dračími kostmi na sever od Trossu uchop tuto dýku, prones slova na tomto svitku a obojí mi přines zpět.“</text:p>
            </text:list-item>
            <text:list-item>
              <text:p text:style-name="P699"><text:span text:style-name="T1024">K nabídce patří </text:span><text:span text:style-name="T1023">karta </text:span><text:span text:style-name="T1087">rituální dýka</text:span><text:span text:style-name="T1023"> a text s krátkým textem ve starém jazyce </text:span><text:span text:style-name="T1072">(text XY)</text:span><text:span text:style-name="T1023">.</text:span></text:p>
              <text:p text:style-name="P699"><text:span text:style-name="T1023">„</text:span><text:span text:style-name="T1071">Šelak nefeš hajah šmi, šelak koah hajah šmi. Karah!“</text:span></text:p>
              <text:p text:style-name="P699"><text:span text:style-name="T1072">(Text je ve staré řeči a znamená: </text:span><text:span text:style-name="T1525">„Tvá duše je má, tvá síla je má. Tak ať se staň!“)</text:span></text:p>
            </text:list-item>
          </text:list>
        </text:list-item>
        <text:list-item>
          <text:p text:style-name="P407">Mluví rychle, úsečně.</text:p>
        </text:list-item>
      </text:list>
      <text:list xml:id="list1210799219" text:style-name="L113">
        <text:list-item>
          <text:p text:style-name="P408"><text:soft-page-break/><text:span text:style-name="T1199">Je p</text:span>osedlý <text:span text:style-name="T1199">magickou</text:span> mocí.</text:p>
        </text:list-item>
        <text:list-item>
          <text:p text:style-name="P537"><text:span text:style-name="T1138">Přivolává démony a p</text:span><text:span text:style-name="T1108">rovozuje riska</text:span><text:span text:style-name="T1139">n</text:span><text:span text:style-name="T1108">tní kosmickou magii. Už se na něm projevují mutace.</text:span></text:p>
        </text:list-item>
      </text:list>
      <text:p text:style-name="Text_20_body"><text:span text:style-name="T2">F</text:span><text:span text:style-name="T3">yzička </text:span><text:span text:style-name="T114">3</text:span><text:span text:style-name="T3">, Finesa </text:span><text:span text:style-name="T115">4</text:span><text:span text:style-name="T3">, Duše </text:span><text:span text:style-name="T116">5</text:span><text:span text:style-name="T3">, </text:span><text:span text:style-name="T88">Ž</text:span><text:span text:style-name="T33">ivot</text:span><text:span text:style-name="T88">y </text:span><text:span text:style-name="T117">9</text:span></text:p>
      <text:list xml:id="list123101296229349" text:continue-numbering="true" text:style-name="L113">
        <text:list-item>
          <text:p text:style-name="P700"><text:span text:style-name="T1022">Kouzla: </text:span><text:span text:style-name="T145">B</text:span><text:span text:style-name="T144">eranidlo </text:span><text:span text:style-name="T153">*Zelokvah*</text:span><text:span text:style-name="T144">, </text:span><text:span text:style-name="T145">O</text:span><text:span text:style-name="T144">hnivý oblouk *</text:span><text:span text:style-name="T153">Eš kešet*</text:span><text:span text:style-name="T144">, </text:span><text:span text:style-name="T145">M</text:span><text:span text:style-name="T144">agický štít </text:span><text:span text:style-name="T153">*Kasum magen*</text:span><text:span text:style-name="T144">, </text:span><text:span text:style-name="T145">M</text:span><text:span text:style-name="T144">odrý blesk *</text:span><text:span text:style-name="T153">Artak bárak*</text:span><text:span text:style-name="T144">, </text:span><text:span text:style-name="T145">Z</text:span><text:span text:style-name="T144">elený blesk </text:span><text:span text:style-name="T153">*Járak bárak*</text:span><text:span text:style-name="T144">, </text:span><text:span text:style-name="T145">N</text:span><text:span text:style-name="T144">eviditelná zbroj </text:span><text:span text:style-name="T154">*Ij ryjut širion*</text:span><text:span text:style-name="T144">, </text:span><text:span text:style-name="T145">O</text:span><text:span text:style-name="T144">chrana před projektily </text:span><text:span text:style-name="T153">*Haganah týl*</text:span><text:span text:style-name="T144">, Ledová tříšť </text:span><text:span text:style-name="T153">*Kerach ketim*</text:span><text:span text:style-name="T144">, Levitace </text:span><text:span text:style-name="T153">*Rišef*</text:span><text:span text:style-name="T144">, Návrat </text:span><text:span text:style-name="T153">*Hašavah*</text:span><text:span text:style-name="T144">, Zlom kouzlo </text:span><text:span text:style-name="T153">*Šavar kišuf*</text:span><text:span text:style-name="T144">, Fialový blesk </text:span><text:span text:style-name="T153">*Sagol bárak*</text:span><text:span text:style-name="T144">, Žlutý blesk </text:span><text:span text:style-name="T153">*Cahov bárak*</text:span><text:span text:style-name="T144">, Ohnivá koule </text:span><text:span text:style-name="T153">*Eš nešef*</text:span><text:span text:style-name="T144">, Ohnivá střela </text:span><text:span text:style-name="T153">*Eš týl*</text:span><text:span text:style-name="T144">, Ledová dýka </text:span><text:span text:style-name="T153">*Kerach pygion*</text:span><text:span text:style-name="T144">, Ohnivý had </text:span><text:span text:style-name="T153">*Eš nachaš*</text:span><text:span text:style-name="T144">, Duševní úder </text:span><text:span text:style-name="T153">*Nefeš nagaf*</text:span><text:span text:style-name="T144">, Mrak smrti </text:span><text:span text:style-name="T153">*Mavet anan*</text:span><text:span text:style-name="T144">, Neviditelnost</text:span><text:span text:style-name="T146"> </text:span><text:span text:style-name="T154">*Ij ryjut*</text:span><text:span text:style-name="T146">, Hyperprostor </text:span><text:span text:style-name="T154">*Hávarah chalal*</text:span><text:span text:style-name="T146">, Ohnivý déšť </text:span><text:span text:style-name="T154">*</text:span><text:span text:style-name="T153">Eš gešem</text:span><text:span text:style-name="T154">*</text:span><text:span text:style-name="T146">, Rudý blesk </text:span><text:span text:style-name="T154">*Adom bárak*</text:span><text:span text:style-name="T146">, Černý blesk </text:span><text:span text:style-name="T154">*Kedar bárak*</text:span></text:p>
        </text:list-item>
      </text:list>
      <text:h text:style-name="Heading_20_4" text:outline-level="4"><text:span text:style-name="T1300">+</text:span>Kasárna</text:h>
      <text:p text:style-name="P85">Na dvoře trénující vojáci, uvnitř <text:span text:style-name="T1233">jsou</text:span> ubikace vojáků a kanceláře velitelů.</text:p>
      <text:h text:style-name="Heading_20_5" text:outline-level="5">Kapitán stráže Moriak Har</text:h>
      <text:p text:style-name="P86"><text:span text:style-name="T1232">Velký, holohlavý muž s</text:span> jizv<text:span text:style-name="T1232">ou</text:span> na tváři, <text:span text:style-name="T1235">rukou na hlavici meče</text:span> <text:span text:style-name="T1232">a</text:span> přísn<text:span text:style-name="T1232">ým</text:span> pohled<text:span text:style-name="T1232">em. Na sobě má</text:span> uniform<text:span text:style-name="T1232">u</text:span> a kapitánsk<text:span text:style-name="T1232">é</text:span> frčky.</text:p>
      <text:p text:style-name="P206"><text:span text:style-name="T766">F</text:span><text:span text:style-name="T751">yzička </text:span><text:span text:style-name="T793">5</text:span><text:span text:style-name="T751">, Finesa </text:span><text:span text:style-name="T793">4</text:span><text:span text:style-name="T751">, Duše </text:span><text:span text:style-name="T793">2</text:span><text:span text:style-name="T751">, </text:span><text:span text:style-name="T752">Ž</text:span><text:span text:style-name="T749">ivot</text:span><text:span text:style-name="T752">y </text:span><text:span text:style-name="T793">11</text:span></text:p>
      <text:list xml:id="list2675318743" text:style-name="L114">
        <text:list-item>
          <text:p text:style-name="P702"><text:span text:style-name="T962">V</text:span><text:span text:style-name="T961">álečník u něj může postoupit na vyšší úroveň.</text:span></text:p>
        </text:list-item>
        <text:list-item>
          <text:p text:style-name="P701"><text:soft-page-break/><text:span text:style-name="T962">N</text:span><text:span text:style-name="T991">abídne odměnu za dopadení Stína – 10 zl (není to na vývěsce, protože stráž nechce přiznat, že tu dlouho řádí zloděj, kterého nedokáže dopadnout).</text:span></text:p>
          <text:list>
            <text:list-item>
              <text:p text:style-name="P701"><text:span text:style-name="T963">„Ž</text:span><text:span text:style-name="T991">ivej nebo mrtvej, </text:span><text:span text:style-name="T963">ale doporučuju živej, protože kdybyste zabili špatnou osobu, tak vás pověsím.“</text:span></text:p>
            </text:list-item>
            <text:list-item>
              <text:p text:style-name="P703">„Lup samozřejmě <text:span text:style-name="T1300">musíte</text:span> vrátit, podle toho se pozná, že jste dostali správnou osobu.“</text:p>
            </text:list-item>
          </text:list>
        </text:list-item>
        <text:list-item>
          <text:p text:style-name="P704">Jeho zatajená dcera slouží v kostele, umožnil to velekněz Mankar, <text:span text:style-name="T1237">Har mu za to toleruje sexuální výstřelky</text:span>.</text:p>
        </text:list-item>
      </text:list>
      <text:h text:style-name="P271" text:outline-level="3"><text:span text:style-name="T1300">+</text:span>Vorokův chrám</text:h>
      <text:p text:style-name="P95">Chrám s majestátní kupolí, uvnitř bohatě vybavený – zlaté sošky, stříbrné obřadní nádoby, oltář vykládaný polodr<text:span text:style-name="T1247">a</text:span>hokamy. Vzduch je prosycený vůní kadidla.</text:p>
      <text:h text:style-name="P279" text:outline-level="5">Velekněz Mankar</text:h>
      <text:p text:style-name="P95">Tlustý postarší muž <text:span text:style-name="T1234">v honosném obřadním rouchu.</text:span> <text:span text:style-name="T1234">R</text:span>ostoucí lysinu se snaží zakrýt příčeskem.</text:p>
      <text:list xml:id="list1929729464" text:style-name="L115">
        <text:list-item>
          <text:p text:style-name="P706">Bohatý, vlivný, dobrý řečník. Pořád něco jí.</text:p>
        </text:list-item>
        <text:list-item>
          <text:p text:style-name="P706">Sexuálně zneužívá mladé dívky <text:span text:style-name="T1248">(hlavně novicky v chrámu)</text:span>.</text:p>
        </text:list-item>
        <text:list-item>
          <text:p text:style-name="P705">Nechává v chrámu sloužit zatajenou dceru kapitána stráže Moriaka Hara – <text:span text:style-name="T1236">ten mu na oplátku toleruje jeho výstřelky</text:span>.</text:p>
        </text:list-item>
        <text:list-item>
          <text:p text:style-name="P707">Má pro postavy delikátní práci: Zlikvidovat bohyni v Trehernu (nabízí 20 zl). Špehové mu donesli, že to je lidská žena, která se za bohyni vydává – takovou herezi je třeba potrestat. Ale diskrétně, samozřejmě.</text:p>
          <text:list>
            <text:list-item>
              <text:p text:style-name="P708"><text:soft-page-break/>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476820586" text:style-name="L116">
        <text:list-item>
          <text:p text:style-name="P709">Bývalý voják.</text:p>
        </text:list-item>
        <text:list-item>
          <text:p text:style-name="P710">Moc toho nenamluví – stručné, jednoduché věty.</text:p>
        </text:list-item>
        <text:list-item>
          <text:p text:style-name="P710">„<text:span text:style-name="T1239">Vorok vás opatruj.“</text:span></text:p>
        </text:list-item>
        <text:list-item>
          <text:p text:style-name="P711">Sympatizuje s havíři, přimlouvá se za ně u vládce města <text:span text:style-name="T1249">(marně)</text:span>.</text:p>
        </text:list-item>
        <text:list-item>
          <text:p text:style-name="P712">Ví o kultu ještěrců. Pošle <text:span text:style-name="T1238">postavy</text:span> po něm pátrat, nabídne 10 zl, <text:span text:style-name="T1238">když kult zlikvidují, nebo když mu pomohou přesvědčit vládce Brakvila, že je potřeba zasáhnout.</text:span></text:p>
        </text:list-item>
      </text:list>
      <text:h text:style-name="P272" text:outline-level="3"><text:span text:style-name="T1313">+</text:span>Bohatá čtvrť</text:h>
      <text:h text:style-name="Heading_20_4" text:outline-level="4"><text:span text:style-name="T1300">+</text:span>Malířský ateliér</text:h>
      <text:p text:style-name="P64"><text:span text:style-name="T1197">V</text:span> podkroví <text:span text:style-name="T1228">jednoho z výstavních domů. Nepořádek, všude rozpracovaná plátna, skvrny od barev.</text:span></text:p>
      <text:h text:style-name="Heading_20_5" text:outline-level="5">Malířka Ariana <text:span text:style-name="T1245">Arra</text:span></text:h>
      <text:p text:style-name="P92">Mladá černovláska se zasněným výrazem.</text:p>
      <text:list xml:id="list3257487976" text:style-name="L117">
        <text:list-item>
          <text:p text:style-name="P713">Sestra Filipy Arry <text:span text:style-name="T118">(Stín, viz Smaragdové divadlo).</text:span></text:p>
        </text:list-item>
        <text:list-item>
          <text:p text:style-name="P714">Krásná, křehká a mentálně nestabilní.</text:p>
        </text:list-item>
        <text:list-item>
          <text:p text:style-name="P714">Její obrazy jsou samostatné dimenze.</text:p>
        </text:list-item>
      </text:list>
      <text:h text:style-name="P277" text:outline-level="4"><text:soft-page-break/><text:span text:style-name="T1313">+</text:span>Vila Filomény Karské</text:h>
      <text:p text:style-name="P130"><text:span text:style-name="T1310">Dvoumetrová k</text:span>amenná zeď skrývá j<text:span text:style-name="T1309">ednopatrov</text:span>ou<text:span text:style-name="T1309"> vil</text:span>u<text:span text:style-name="T1309"> s átriem </text:span>uprostřed malé<text:span text:style-name="T1309">, ale perfektně udržovan</text:span>é<text:span text:style-name="T1309"> zahrad</text:span>y<text:span text:style-name="T1309">. Dovnitř vede dřevěná hlavní brána a menší boční branka pro služebnictvo.</text:span></text:p>
      <text:list xml:id="list3301580407" text:style-name="L118">
        <text:list-item>
          <text:p text:style-name="P715">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1" text:outline-level="6">Filoména Karská</text:h>
      <text:p text:style-name="P87">Bohatá žena, která <text:span text:style-name="T1229">vypadá na 20, ale </text:span>mluví <text:span text:style-name="T1229">a chová se</text:span>, jako kdyby jí bylo 40.</text:p>
      <text:list xml:id="list3106687409" text:style-name="L119">
        <text:list-item>
          <text:p text:style-name="P716">Baví se krátkými ale vášnivými vztahy s mladými muži, většinou vlivnými a bohatými, ale zabavit se zvládne klidně i <text:span text:style-name="T1250">s</text:span> nějakým prosťáčkem.</text:p>
        </text:list-item>
        <text:list-item>
          <text:p text:style-name="P717"><text:span text:style-name="T1251">Pokud se postavy s Filoménou setkají a je mezi nimi pohledný mladík, </text:span>vybere <text:span text:style-name="T1251">si ho</text:span> za svého příštího milence <text:span text:style-name="T1252">(pošle mu darem drahé oblečení a pozve ho do své vily, nebo třeba do Smaragdového divadla)</text:span>.</text:p>
        </text:list-item>
      </text:list>
      <text:h text:style-name="P281"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82">Hrozivě vyhlížející </text:span></text:span><text:span text:style-name="Emphasis"><text:span text:style-name="T483">kroll</text:span></text:span><text:span text:style-name="Emphasis"><text:span text:style-name="T482"> táhne po ulici cukající se pytel</text:span></text:span>).</text:p>
      <text:p text:style-name="P88">Entry</text:p>
      <text:p text:style-name="P121"><text:soft-page-break/>2 <text:span text:style-name="T1311">mramorové</text:span> sochy <text:span text:style-name="T1311">mořských panen v životní velikosti</text:span> <text:s/>(prodej <text:span text:style-name="T1312">1</text:span>5 zl za každou) a <text:span text:style-name="T1311">3</text:span> obrazy <text:span text:style-name="T1311">s různými námořními výjevy – loď v bouři, loď obtočená krakenem, loď stahovaná do obřího mořského víru</text:span> (prodej 4 zl za každý)</text:p>
      <text:p text:style-name="P88">Great room</text:p>
      <text:p text:style-name="P114"><text:span text:style-name="T298">Pohovky, na zemi drahé koberce</text:span> <text:span text:style-name="T367">&gt; </text:span>4 kusy, 5 zl každý.</text:p>
      <text:p text:style-name="P128"><text:span text:style-name="T298">Mísy s ovocem, </text:span><text:span text:style-name="T308">poloprázdné láhve s vínem</text:span><text:span text:style-name="T298"> a zbytky nedojedeného jídla</text:span></text:p>
      <text:p text:style-name="P115"><text:span text:style-name="T298">Sexuální orgie</text:span> <text:span text:style-name="T359">&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pan text:style-name="T359">&gt;</text:span> <text:span text:style-name="T372">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18">á rostlina, stolek a dvě křesla</text:span><text:span text:style-name="T136"> </text:span><text:span text:style-name="T344">&gt; Povle</text:span><text:span text:style-name="T137">čení, přehozy a podobně jdou prodat celkem za 10 zl.</text:span></text:p>
      <text:p text:style-name="P105"><text:span text:style-name="T135">Šatník</text:span><text:span text:style-name="T118"> </text:span>&gt;<text:span text:style-name="T118"> </text:span><text:span text:style-name="T161">několikery </text:span><text:span text:style-name="T118">luxusní dámské šaty </text:span>(prodej celkem 120 zl)</text:p>
      <text:p text:style-name="P88">Master bath</text:p>
      <text:p text:style-name="P117"><text:soft-page-break/>Dvě umývadla, <text:span text:style-name="T1305">velká vana zapuštěná do </text:span><text:span text:style-name="T1257">dlážděného </text:span><text:span text:style-name="T389">podstavce</text:span><text:span text:style-name="T1305">, toaleta.</text:span></text:p>
      <text:p text:style-name="P123"><text:span text:style-name="T369">&gt; </text:span><text:span text:style-name="T345">Jedna z dlaždic na </text:span><text:span text:style-name="T391">podstavci</text:span><text:span text:style-name="T345"> pod vanou</text:span><text:span text:style-name="T118"> jde odklopit. Za ní je pokladnice: </text:span><text:span text:style-name="T156">42</text:span><text:span text:style-name="T118"> zl a 63 st v mincích, </text:span><text:span text:style-name="T141">š</text:span><text:span text:style-name="T118">perky v hodnotě </text:span><text:span text:style-name="T156">30</text:span><text:span text:style-name="T118"> zl, </text:span><text:span text:style-name="T142">lektvar charism</text:span><text:span text:style-name="T143">atu</text:span><text:span text:style-name="T150"> (karta, </text:span><text:span text:style-name="T151">5 zl</text:span><text:span text:style-name="T150">)</text:span></text:p>
      <text:p text:style-name="P88"><text:span text:style-name="T196">C</text:span><text:span text:style-name="T118">overed arbor</text:span></text:p>
      <text:p text:style-name="P118"><text:span text:style-name="T118">Stolek, křesílka a pohovka jsou odsunuté stranou. Na podlaze je </text:span><text:span text:style-name="T160">magický rituální</text:span><text:span text:style-name="T118"> kruh.</text:span></text:p>
      <text:p text:style-name="P107">&gt; Tady dvorn<text:span text:style-name="T118">í čaroděj Bareus Karsavar provádí riskantní kouzla, kterými uržuje Filoménu mladou.</text:span></text:p>
      <text:p text:style-name="P108">&gt; Po incidentu tady bude <text:span text:style-name="T118">spousta krve a kusy dětských těl.</text:span></text:p>
      <text:p text:style-name="P88">Guest suite</text:p>
      <text:p text:style-name="P124">Skřipec, zkrvavený stůl, stolek s mučícími nástroji (kleště, pila, kladivo, hřebíky, několik nožů) a okovy. Na stěnách jsou kruhy s řetězy.</text:p>
      <text:p text:style-name="P109">&gt; <text:span text:style-name="T1306">Dv</text:span><text:span text:style-name="T157">ě nahé dívky v maskách tu mučí nahého barbara.</text:span></text:p>
      <text:p text:style-name="P88"><text:span text:style-name="T1307">Severní b</text:span>edroom</text:p>
      <text:p text:style-name="P9">Souložící mladý pár. <text:span text:style-name="T1308">Na zemi jsou mužské a ženské šaty.</text:span></text:p>
      <text:p text:style-name="P110">&gt; <text:span text:style-name="T118">V mužských šatech je měšec s 3 zl a 5 st, vedle ženských je hromádka stříbrných šperků (celkem 6 zl).</text:span></text:p>
      <text:p text:style-name="P88">Jižní bedroom</text:p>
      <text:p text:style-name="P127"><text:span text:style-name="Emphasis"><text:span text:style-name="T397">♨<text:tab/></text:span></text:span><text:span text:style-name="T158">Z</text:span><text:span text:style-name="T118">ápach potu, </text:span><text:span text:style-name="T159">moči</text:span><text:span text:style-name="T118"> a výkalů.</text:span></text:p>
      <text:p text:style-name="P126"><text:span text:style-name="T158">P</text:span><text:span text:style-name="T118">řed incidentem 5 vyhublých lidských dětí, </text:span><text:span text:style-name="T162">po něm prázdno.</text:span></text:p>
      <text:p text:style-name="P88"><text:soft-page-break/>Living</text:p>
      <text:p text:style-name="P129"><text:span text:style-name="T359">Poházené</text:span> oblečení osazenstva great roomu – 5x mužské, 5x ženské <text:span text:style-name="T359">&gt; celkem </text:span><text:span text:style-name="T118">9</text:span><text:span text:style-name="T359"> zl v minc</text:span><text:span text:style-name="T118">ích a šperky v hodnotě 13 zl.</text:span></text:p>
      <text:h text:style-name="Heading_20_4" text:outline-level="4"><text:span text:style-name="T1301">+</text:span>Smaragdové divadlo</text:h>
      <text:p text:style-name="P100">Luxusní hostinec <text:span text:style-name="T1272">ve třípatrovém domě v bohaté čtvrti.</text:span></text:p>
      <text:list xml:id="list7110991" text:style-name="L120">
        <text:list-item>
          <text:p text:style-name="P718">Boční dveře pro služebnictvo (zamčené) vedou na chodbu se schodištěm do sklepa (zamčené dveře) a do horních pater.</text:p>
        </text:list-item>
      </text:list>
      <text:list xml:id="list479690823" text:style-name="L121">
        <text:list-item>
          <text:p text:style-name="P719">V přízemí je velká společenská místnost a zázemí (kuchyně, sklady).</text:p>
        </text:list-item>
        <text:list-item>
          <text:p text:style-name="P719">Ve sklepě je sklad kulis a propriet (rozložené pódium) a kobky, kde jsou drženy oběti.</text:p>
        </text:list-item>
        <text:list-item>
          <text:p text:style-name="P719">V prvním patře jsou soukromé salónky.</text:p>
        </text:list-item>
        <text:list-item>
          <text:p text:style-name="P719">Ve druhém a třetím patře jsou pokoje pro stálé hosty.</text:p>
        </text:list-item>
      </text:list>
      <text:p text:style-name="P70">Drby (obsluha nebo hosti):</text:p>
      <text:list xml:id="list2164461205" text:style-name="L122">
        <text:list-item>
          <text:p text:style-name="P409">Z opuštěné Haydenské tvrze vychází kouř. Někdo tam žije. Jak dlouho potrvá, než tam <text:span text:style-name="T1484">vladař</text:span> pošle muže na průzkum?</text:p>
        </text:list-item>
        <text:list-item>
          <text:p text:style-name="P720"><text:span text:style-name="T999">Bohatý kupec</text:span><text:span text:style-name="T990"> tvrdí, že </text:span><text:span text:style-name="T999">velmož</text:span><text:span text:style-name="T990"> </text:span><text:span text:style-name="T999">Va</text:span><text:span text:style-name="T990">len shání žoldnéře jako jste vy. Udájně na delikátní práci.</text:span></text:p>
        </text:list-item>
      </text:list>
      <text:list xml:id="list3434821573" text:style-name="L123">
        <text:list-item>
          <text:p text:style-name="P410"><text:span text:style-name="T1277">D</text:span>vorního čaroděj Karsavar <text:span text:style-name="T1277">si z</text:span>ahrává si s temnými silami, <text:span text:style-name="T1277">z toho určitě budou potíže.</text:span></text:p>
        </text:list-item>
        <text:list-item>
          <text:p text:style-name="P410">Alchymistka Kragg má nový recept. Přines jí kapesník nasáklý dívčími slzami a ona ti za <text:span text:style-name="T1277">5</text:span> zlatých připraví lektvar lásky.</text:p>
        </text:list-item>
      </text:list>
      <text:p text:style-name="P76"><text:soft-page-break/><text:span text:style-name="T1272">K</text:span>aždý měsíc <text:span text:style-name="T1273">se zde ve společenské místnosti koná</text:span> uzavřené představení, kde se vše hraje naživo; tzn. na pódiu jsou skutečná znásilnění a vraždy, a příbuzní (<text:span text:style-name="T1272">většinou ne</text:span>dobrovolných) obětí jsou vyplácen<text:span text:style-name="T1189">i</text:span> ve smaragdech.</text:p>
      <text:list xml:id="list740069641" text:style-name="L124">
        <text:list-item>
          <text:p text:style-name="P722">Hosti (chodí sem v maskách):</text:p>
          <text:list>
            <text:list-item>
              <text:p text:style-name="P723">Dalvar Brakvil (syn vládce města)</text:p>
            </text:list-item>
            <text:list-item>
              <text:p text:style-name="P724">Worochův velekněz Mankar</text:p>
            </text:list-item>
            <text:list-item>
              <text:p text:style-name="P725">Šlechtična Filoména Karská</text:p>
            </text:list-item>
            <text:list-item>
              <text:p text:style-name="P725">Dvorní čaroděj Bareus Karsavar</text:p>
            </text:list-item>
            <text:list-item>
              <text:p text:style-name="P721"><text:span text:style-name="T1275">Kuzal‘</text:span><text:span text:style-name="T366">k’tak, </text:span><text:span text:style-name="T134">obchodník s exotiky</text:span></text:p>
            </text:list-item>
          </text:list>
        </text:list-item>
      </text:list>
      <text:h text:style-name="Heading_20_5" text:outline-level="5">Filipa Arra <text:span text:style-name="T1245">(Stín)</text:span></text:h>
      <text:p text:style-name="P151">Filipa je jedním ze stálých hostů. <text:span text:style-name="T968">Baví se tím, že dělá </text:span><text:span text:style-name="T969">tajemnou </text:span><text:span text:style-name="T968">společnici bohatým mladým mužům (ať už místním nebo cizincům). <text:s/></text:span><text:span text:style-name="T969">Je to taky</text:span><text:span text:style-name="T968"> dobr</text:span><text:span text:style-name="T969">ý</text:span><text:span text:style-name="T968"> z</text:span><text:span text:style-name="T969">působ</text:span><text:span text:style-name="T968">, jak si otypovat případné cíle.</text:span> V noci se z ní stává tajemný, nepolatitelný zloděj <text:s/>Stín.</text:p>
      <text:p text:style-name="P205"><text:span text:style-name="T766">F</text:span><text:span text:style-name="T751">yzička </text:span><text:span text:style-name="T792">3</text:span><text:span text:style-name="T751">, Finesa </text:span><text:span text:style-name="T791">5</text:span><text:span text:style-name="T751">, Duše </text:span><text:span text:style-name="T792">2</text:span><text:span text:style-name="T751">, </text:span><text:span text:style-name="T752">Ž</text:span><text:span text:style-name="T749">ivot</text:span><text:span text:style-name="T752">y </text:span><text:span text:style-name="T792">9</text:span></text:p>
      <text:list xml:id="list585112098" text:style-name="L125">
        <text:list-item>
          <text:p text:style-name="P726"><text:span text:style-name="T968">N</text:span><text:span text:style-name="T99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2">V tajné schránce ve svém pokoji má naloupené šperky. Patří různým šlechtičnám z města a okolí.</text:p>
          <text:list>
            <text:list-item>
              <text:p text:style-name="P726"><text:soft-page-break/><text:span text:style-name="T963">Celková cena: 75 zl, ale je to hodně horký zboží. </text:span><text:span text:style-name="T994">Při pokusu o prodej tady v Trossu dá obchodník echo stráži.</text:span></text:p>
            </text:list-item>
          </text:list>
        </text:list-item>
      </text:list>
      <text:list xml:id="list2629160266" text:style-name="L126">
        <text:list-item>
          <text:p text:style-name="P727"><text:span text:style-name="T995">Zloděj</text:span><text:span text:style-name="T961"> u </text:span><text:span text:style-name="T995">Stína</text:span><text:span text:style-name="T961"> může postoupit na vyšší úroveň </text:span><text:span text:style-name="T996">(zkontaktovat ho může přes místní podsvětí, setkání a výcvik proběhne v noci na střechách)</text:span><text:span text:style-name="T961">.</text:span></text:p>
        </text:list-item>
      </text:list>
      <text:h text:style-name="Heading_20_5" text:outline-level="5">Ar<text:span text:style-name="T1363">d</text:span>us</text:h>
      <text:p text:style-name="P102">Vysoký elf s šedými vlasy a vystouplými l<text:span text:style-name="T1274">í</text:span>cními kostmi.</text:p>
      <text:list xml:id="list3427588519" text:style-name="L127">
        <text:list-item>
          <text:p text:style-name="P728">Majitel Smaragdového divadla.</text:p>
        </text:list-item>
      </text:list>
      <text:h text:style-name="P280" text:outline-level="5"><text:span text:style-name="T1300">Portýr </text:span>Janus</text:h>
      <text:p text:style-name="P103">Perfektně upravený oholený <text:span text:style-name="T1276">elf</text:span> v drahém oblečení.</text:p>
      <text:list xml:id="list741090645" text:style-name="L128">
        <text:list-item>
          <text:p text:style-name="P729">Zdvořilý, ale neústupný.</text:p>
        </text:list-item>
        <text:list-item>
          <text:p text:style-name="P729">Pokud postavy nebudou vhodně oblečené, nepustí je dovnitř.</text:p>
        </text:list-item>
      </text:list>
      <text:h text:style-name="Heading_20_3" text:outline-level="3"><text:span text:style-name="T1320">+</text:span>Chudinská čtvrť</text:h>
      <text:h text:style-name="Heading_20_4" text:outline-level="4"><text:span text:style-name="T1302">+</text:span>Alchymistický krámek</text:h>
      <text:p text:style-name="P93">Malý, dřevěný domek, <text:span text:style-name="T1230">uvnitř jedna velká, perfektně uklizená místnost – řady dokonale vyrovnaných baněk a kádinek, čerstvě vycíděná destilační aparatura, všechno má čitelně popsanou etiketu.</text:span> Strop je pro trpaslíky, vyšší rasy se musí krčit.</text:p>
      <text:p text:style-name="P228">Léčivý lektvar<text:tab/><text:tab/>2 zl</text:p>
      <text:p text:style-name="P228">Vyprošťovák<text:tab/><text:tab/>2 zl</text:p>
      <text:p text:style-name="P228">Magické leštidlo<text:tab/>2 zl</text:p>
      <text:p text:style-name="P228"><text:soft-page-break/>Cibulový extrakt<text:tab/>2 zl</text:p>
      <text:p text:style-name="P228">Tinktura proti bolesti<text:tab/>2 zl</text:p>
      <text:p text:style-name="P228">Éterický olej<text:tab/><text:tab/>2 zl</text:p>
      <text:p text:style-name="P228">Lektvar zmenšování<text:tab/>2 zl</text:p>
      <text:h text:style-name="Heading_20_5" text:outline-level="5">Trpasličí alchymistka Malika Kragg</text:h>
      <text:p text:style-name="P152">Robustní, prsatá <text:span text:style-name="T1364">trpaslice s</text:span> kožen<text:span text:style-name="T1364">ou</text:span> zástěr<text:span text:style-name="T1364">ou</text:span> se skvrnami od žíraviny.</text:p>
      <text:p text:style-name="P207"><text:span text:style-name="T766">F</text:span><text:span text:style-name="T751">yzička </text:span><text:span text:style-name="T790">2</text:span><text:span text:style-name="T751">, Finesa </text:span><text:span text:style-name="T794">5</text:span><text:span text:style-name="T751">, Duše </text:span><text:span text:style-name="T794">3</text:span><text:span text:style-name="T751">, </text:span><text:span text:style-name="T752">Ž</text:span><text:span text:style-name="T749">ivot</text:span><text:span text:style-name="T752">y </text:span><text:span text:style-name="T790">8</text:span></text:p>
      <text:list xml:id="list1409890209" text:style-name="L129">
        <text:list-item>
          <text:p text:style-name="P730">Puntíčkářka – „Musí tam být přesně tři kapky kyseliny, ani o jednu víc!“</text:p>
        </text:list-item>
        <text:list-item>
          <text:p text:style-name="P405"><text:span text:style-name="T1255">Alchymista</text:span> u n<text:span text:style-name="T1255">í</text:span> může postoupit na vyšší úroveň.</text:p>
        </text:list-item>
        <text:list-item>
          <text:p text:style-name="P413">Když jí někdo přinese slzy, za 5 zl z nich vyrobí <text:span text:style-name="T197">lektvar lásky</text:span>. Recept neprozradí.</text:p>
        </text:list-item>
      </text:list>
      <text:h text:style-name="Heading_20_4" text:outline-level="4"><text:span text:style-name="T1302">+</text:span>Obchod s exotiky</text:h>
      <text:p text:style-name="P94">Velká místnost plná všemožného haraburdí – vycpaní pap<text:span text:style-name="T1253">o</text:span>ušci, živé opičky v kleci, všelijaké balzámy a talismany, lahvičky s kořením, <text:span text:style-name="T1253">cizokrajné zbraně.</text:span></text:p>
      <text:list xml:id="list3630672947" text:style-name="L130">
        <text:list-item>
          <text:p text:style-name="P731"><text:span text:style-name="T1231">Na stěně je </text:span><text:span text:style-name="T202">nabídka magických předmětů</text:span><text:span text:style-name="T1231">.</text:span></text:p>
        </text:list-item>
      </text:list>
      <text:h text:style-name="Heading_20_5" text:outline-level="5"><text:span text:style-name="T129">Kuzal‘</text:span><text:span text:style-name="T365">k’tak</text:span></text:h>
      <text:p text:style-name="P10"><text:span text:style-name="T1150">Vysoký hubený muž ve středních letech s</text:span><text:span text:style-name="T1153">e zrzavým</text:span><text:span text:style-name="T1150"> plnovousem.</text:span></text:p>
      <text:p text:style-name="P212"><text:span text:style-name="T922">F</text:span><text:span text:style-name="T923">yzička </text:span><text:span text:style-name="T926">3</text:span><text:span text:style-name="T923">, Finesa </text:span><text:span text:style-name="T926">5</text:span><text:span text:style-name="T923">, Duše </text:span><text:span text:style-name="T926">3</text:span><text:span text:style-name="T923">, </text:span><text:span text:style-name="T924">Ž</text:span><text:span text:style-name="T925">ivot</text:span><text:span text:style-name="T924">y </text:span><text:span text:style-name="T926">9</text:span></text:p>
      <text:list xml:id="list123101290400832" text:continue-list="list2629160266" text:style-name="L126">
        <text:list-item>
          <text:p text:style-name="P584"><text:span text:style-name="T1152">Je to j</text:span><text:span text:style-name="T1151">eštěrec v magickém převleku, vyslovuje protáhlé S a Z.</text:span></text:p>
        </text:list-item>
        <text:list-item>
          <text:p text:style-name="P585"><text:soft-page-break/><text:span text:style-name="T1151">V mládí býval hraničářem – část nabízeného zboží pochází z jeho vlastních výprav</text:span><text:span text:style-name="T1150">.</text:span></text:p>
        </text:list-item>
        <text:list-item>
          <text:p text:style-name="P414">Hraničář u něj může postoupit na vyšší úroveň.</text:p>
          <text:list>
            <text:list-item>
              <text:p text:style-name="P415">Při tréninku mu nabídne konverzi k ještěřímu kultu: „<text:span text:style-name="T1292">Získáš schopnosti, o kterých se ti nikdy nesnilo.“</text:span></text:p>
              <text:p text:style-name="P416">Je k tomu potřeba zhruba týdenní výprava do bažin (do Zigguratu).</text:p>
            </text:list-item>
          </text:list>
        </text:list-item>
      </text:list>
      <text:list xml:id="list1600731189" text:style-name="L131">
        <text:list-item>
          <text:p text:style-name="P732"><text:span text:style-name="T1146">Chce</text:span><text:span text:style-name="T992"> </text:span><text:span text:style-name="T1146">odstranit kn</text:span><text:span text:style-name="T992">ěze Mariuse. Nabízí 20 zl.</text:span></text:p>
        </text:list-item>
        <text:list-item>
          <text:p text:style-name="P733"><text:span text:style-name="T992">S</text:span><text:span text:style-name="T961">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54">dalšího</text:span> členové městské stráže, kteří zrovna nemají službu.</text:p>
      <text:h text:style-name="Heading_20_5" text:outline-level="5">Stůl s horníky</text:h>
      <text:p text:style-name="P99">Horníci nadávají na vládce města, že jim zavřel zdroj obživy. <text:span text:style-name="T1270">Sedí s nimi bojovnice Raegan. Moc toho nenamluví, prostě jen neměla s kým chlastat.</text:span></text:p>
      <text:list xml:id="list151734620" text:style-name="L132">
        <text:list-item>
          <text:p text:style-name="P734">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508009541" text:style-name="L133">
        <text:list-item>
          <text:p text:style-name="P417"><text:soft-page-break/>Předák havířů ze stříbrného dolu.</text:p>
        </text:list-item>
      </text:list>
      <text:list xml:id="list1423225263" text:style-name="L134">
        <text:list-item>
          <text:p text:style-name="P41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67">š</text:span>el do města a <text:span text:style-name="T1266">o</text:span>hlásil to stráži. Kapitán mrmlal, že prej má málo lidí, ale nakonec se mnou poslal četu vojáků a ti nám dělali doprovod. Tou dobou <text:span text:style-name="T1268">jsme </text:span>začali v dole slyšet bubny. A pak se ztratila další skupina horníků i s <text:span text:style-name="T1269">ozbrojenym</text:span> doprovodem. Nevím přesně, co se dělo dál, ale řekl bych, že tam zakukalo docela dost vojáků – ti, se kterejma jsem mluvil, z toho byli pěkně vyjukaný. A nakonec dal vládce důl zavřít.“</text:p>
          <text:p text:style-name="P418">„<text:span text:style-name="T126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35"><text:span text:style-name="T964">C</text:span><text:span text:style-name="T965">hce po postavách, aby důl vyčistil</text:span><text:span text:style-name="T1014">y</text:span><text:span text:style-name="T964">. </text:span><text:span text:style-name="T966">Sám jim za to nemá co nabídnout </text:span><text:span text:style-name="T965">(</text:span><text:span text:style-name="T997">horníci společně </text:span><text:span text:style-name="T965">vysyp</text:span><text:span text:style-name="T997">ou</text:span><text:span text:style-name="T965"> na stůl hromádku měďáků a stříbrňáků, celkem 23 st).</text:span><text:span text:style-name="T966"> </text:span><text:span text:style-name="T1014">D</text:span><text:span text:style-name="T966">oporuč</text:span><text:span text:style-name="T965">í</text:span><text:span text:style-name="T966">, ať si za to </text:span><text:span text:style-name="T965">postavy</text:span><text:span text:style-name="T966"> zkusej říct o odměnu </text:span><text:span text:style-name="T997">vládci města</text:span><text:span text:style-name="T966">, </text:span><text:span text:style-name="T965">protože znovuotevření dolu je určitě v jeho zájmu </text:span><text:span text:style-name="T1073">(dále viz vládce Marak Brakvil v paláci pevnosti v Trossu)</text:span><text:span text:style-name="T965">.</text:span></text:p>
        </text:list-item>
      </text:list>
      <text:h text:style-name="Heading_20_6" text:outline-level="6"><text:span text:style-name="T1320">+</text:span>Bojovnice Ra<text:span text:style-name="T1314">e</text:span>gan</text:h>
      <text:p text:style-name="P68">Vysoká, šlachovitá mladá žena se špinavě žlutými vlasy v těžké zbroji. U pasu má dýku a šavli, na zádech kulatý štít.</text:p>
      <text:p text:style-name="P132"><text:soft-page-break/><text:span text:style-name="T1147">&gt; </text:span><text:span text:style-name="T961">Utekla z boje v Ha</text:span><text:span text:style-name="T1000">rdenské</text:span><text:span text:style-name="T961"> tvrzi, kde zemřela její družina. Ničí ji svědomí.</text:span></text:p>
      <text:list xml:id="list2146577241" text:style-name="L135">
        <text:list-header>
          <text:p text:style-name="P41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36"><text:span text:style-name="T1016">"Celá tvrz byla zlověstně tichá. Na nádvovří byla spousta kostí. Holý lebky na nás upíraly prázdný oční důlky a pohrdavě se smály. Zněly jako </text:span><text:span text:style-name="T1017">dětský</text:span><text:span text:style-name="T1016"> chrastítka, ale nebylo to ani trochu legrační. Pak se ty kosti začaly hejbat. Odevšad na nás lítaly šípy, nebylo za co se krejt. Poga chytla bojová zuřivost, přestal velet a </text:span><text:span text:style-name="T1018">začal</text:span><text:span text:style-name="T1016"> mlátil všechno kolem sebe. Naše řada se rozpadla a tu chvíli se začala spouštět brána. Proskočila jsem </text:span><text:span text:style-name="T1019">pod ní</text:span><text:span text:style-name="T1016">, vůbec jsem nad tím nepřemejšlela. Myslela jsem, že je všem jasný, že se musíme stáhnout, dokud to ještě jde. Pak jsem už slyšela jen </text:span><text:span text:style-name="T1020">smrtelnej</text:span><text:span text:style-name="T1016"> řev mejch parťáků. Nemohla jsem jim </text:span><text:span text:style-name="T1021">nijak</text:span><text:span text:style-name="T1016"> pomoct, nedokázala jsem ale ani utéct. Vlastně ani nevim, jak jsem se dostala zpátky do Trossu."</text:span></text:p>
        </text:list-header>
      </text:list>
      <text:h text:style-name="Heading_20_5" text:outline-level="5"><text:span text:style-name="T1315">+</text:span>Stůl <text:span text:style-name="T1280">městské stráže</text:span></text:h>
      <text:p text:style-name="P66">Chlastají tu stráže, které zrovna nemají službu.</text:p>
      <text:list xml:id="list1687244653" text:style-name="L136">
        <text:list-item>
          <text:p text:style-name="P421">„Kdo nechce trpět prací nebo riskovat život v nesmysln<text:span text:style-name="T1282">y</text:span>m dobrodruhování, ať se nechá naverbovat do Tros<text:span text:style-name="T1297">s</text:span>k<text:span text:style-name="T1282">ý</text:span> stráže v Brakku a stane se pořádným profesionálním válečníkem.“</text:p>
        </text:list-item>
      </text:list>
      <text:list xml:id="list4200593056" text:style-name="L137">
        <text:list-item>
          <text:p text:style-name="P737"><text:span text:style-name="T1001">„Kapitán Har pro vás má delikátní prácičku. </text:span><text:span text:style-name="T1013">Najdete ho v kasárnách v pevnosti.</text:span><text:span text:style-name="T1001">“ </text:span><text:span text:style-name="T1002">(lov na Stín)</text:span></text:p>
        </text:list-item>
        <text:list-item>
          <text:p text:style-name="P411"><text:soft-page-break/><text:span text:style-name="T961">„Alchymistka Kragg má nov</text:span><text:span text:style-name="T1281">ej</text:span><text:span text:style-name="T961"> recept. Přines jí kapesník nasáklý dívčím</text:span><text:span text:style-name="T1281">a</text:span><text:span text:style-name="T961"> slzam</text:span><text:span text:style-name="T1281">a</text:span><text:span text:style-name="T961"> a ona ti za </text:span><text:span text:style-name="T1277">5</text:span><text:span text:style-name="T961"> zlatých </text:span><text:span text:style-name="T1281">udělá</text:span><text:span text:style-name="T961"> lektvar lásky.“</text:span></text:p>
        </text:list-item>
      </text:list>
      <text:h text:style-name="Heading_20_3" text:outline-level="3"><text:span text:style-name="T1319">+</text:span>Tržiště <text:span text:style-name="T1283">(náměstí)</text:span></text:h>
      <text:list xml:id="list2356283146" text:style-name="L138">
        <text:list-item>
          <text:p text:style-name="P738">Z kopce se řítí maringotka se zaseklou brzdou a míří přímo na tržiště!</text:p>
        </text:list-item>
        <text:list-item>
          <text:p text:style-name="P739">Do města dorazilo obludárium.</text:p>
          <text:p text:style-name="P739"><text:span text:style-name="T1294">Neuvěřitelně ohebná elfka, kudůk s hlavou velkou jako kroll, párek liliputů, cizokrajní hadi (krajta, anakonda), puma v kleci, velký varan (jako komodský). </text:span>Hlavní atrakce - mantikora - je nejen skutečná, ale i rozzuřená <text:span text:style-name="T1293">a prolomí mříže své klece</text:span>.</text:p>
          <text:p text:style-name="P389"><text:span text:style-name="T766">F</text:span><text:span text:style-name="T751">yzička </text:span><text:span text:style-name="T767">5</text:span><text:span text:style-name="T751">, Finesa </text:span><text:span text:style-name="T768">2</text:span><text:span text:style-name="T751">, Duše -, </text:span><text:span text:style-name="T752">Ž</text:span><text:span text:style-name="T749">ivot</text:span><text:span text:style-name="T752">y </text:span><text:span text:style-name="T749">1</text:span><text:span text:style-name="T767">3</text:span></text:p>
          <text:p text:style-name="P317"><text:span text:style-name="T696">Rychlost:</text:span><text:span text:style-name="T754"> </text:span><text:span text:style-name="T769">jako kůň</text:span></text:p>
          <text:p text:style-name="P317"><text:span text:style-name="T697">Smysly:</text:span><text:span text:style-name="T757"> </text:span><text:span text:style-name="T770">dobrý čich, výborný zrak a sluch, vidění v šeru</text:span></text:p>
          <text:p text:style-name="P389"><text:span text:style-name="T520">⚔<text:tab/></text:span><text:span text:style-name="T695">Z</text:span><text:span text:style-name="T705">uby </text:span><text:span text:style-name="T704">nebo drápy</text:span><text:span text:style-name="T10">:</text:span><text:span text:style-name="T11"> </text:span><text:span text:style-name="T21">5</text:span><text:span text:style-name="T22"> + k6</text:span><text:span text:style-name="T29">, zranění </text:span><text:span text:style-name="T30">2</text:span></text:p>
          <text:p text:style-name="P289"><text:span text:style-name="T520">⚔<text:tab/></text:span><text:span text:style-name="T706">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25"><text:span text:style-name="T1284">6</text:span> dáv<text:span text:style-name="T1284">ek</text:span> <text:span text:style-name="T1285">jed</text:span><text:span text:style-name="T1286">u</text:span><text:span text:style-name="T1289">: </text:span><text:span text:style-name="T1005">1</text:span><text:span text:style-name="T1006">4</text:span><text:span text:style-name="T1007"> </text:span><text:span text:style-name="T1008">+ k6 </text:span><text:span text:style-name="T1009">proti Fyzičce</text:span></text:p>
                  <text:p text:style-name="P325"><text:span text:style-name="T1085">L</text:span><text:span text:style-name="T1086">atence:</text:span><text:span text:style-name="T1010"> </text:span><text:span text:style-name="T1011">1</text:span><text:span text:style-name="T1010">5 m</text:span><text:span text:style-name="T1012">inut</text:span></text:p>
                  <text:p text:style-name="P325"><text:span text:style-name="T707">P</text:span><text:span text:style-name="T708">říznaky:</text:span><text:span text:style-name="T771"> </text:span><text:span text:style-name="T772">Bolest v nadbřišku, svírání, suchost a škrábání v hrdle, odkašlávání, </text:span><text:span text:style-name="T773">slinění,</text:span><text:span text:style-name="T772"> poruchy řeči, neklid, úzkost, podrážděnost. </text:span><text:span text:style-name="T774">Později</text:span><text:span text:style-name="T772"> </text:span><text:span text:style-name="T774">pocení, svalové záškuby, lapavé nádechy a křeče</text:span><text:span text:style-name="T775">.</text:span></text:p>
                </text:list-header>
              </text:list>
            </text:list-item>
          </text:list>
          <text:p text:style-name="P389"><text:span text:style-name="T704">Vzhled:</text:span><text:span text:style-name="T598"> </text:span><text:span text:style-name="T533">Tvor s tělem lva,</text:span><text:span text:style-name="T534"> </text:span><text:span text:style-name="T533">štířím ocasem a blanitými netopýřími křídly.</text:span></text:p>
          <text:p text:style-name="P389"><text:soft-page-break/><text:span text:style-name="T599">D</text:span><text:span text:style-name="T600">ovednosti:</text:span><text:span text:style-name="T535"> </text:span><text:span text:style-name="T533">Mantikora </text:span><text:span text:style-name="T535">se umí plížit, jako kdyby měl</text:span><text:span text:style-name="T533">a</text:span><text:span text:style-name="T535"> pokročilé </text:span><text:span text:style-name="T600">plížení</text:span><text:span text:style-name="T535">.</text:span></text:p>
        </text:list-item>
        <text:list-item>
          <text:p text:style-name="P738">Probíhá protest za práva havířů. Stříbrný důl byl uzavřen a důlníci chtějí přidělit pole. Vede je Dim Tratas.</text:p>
        </text:list-item>
        <text:list-item>
          <text:p text:style-name="P488">Na náměstí se připravuje soutěž v tanci. Sabotování konkurentů, podplácení poroty, vlivní lidé v publiku a hlavně příležitost u roleplaye vstát od stolu.</text:p>
        </text:list-item>
        <text:list-item>
          <text:p text:style-name="P489">Nic zvláštního.</text:p>
        </text:list-item>
        <text:list-item>
          <text:p text:style-name="P489">Nic zvláštního.</text:p>
        </text:list-item>
      </text:list>
      <text:p text:style-name="P231">Stánky (pár příkladů)</text:p>
      <text:list xml:id="list2242285397" text:style-name="L139">
        <text:list-item>
          <text:p text:style-name="P422">Dělníci staví stránek pro trpaslickou karavanu <text:span text:style-name="T1291">(viz událost Trpaslická karavana)</text:span>.</text:p>
          <text:p text:style-name="P423">„<text:span text:style-name="T1295">Přijedou zejtra. </text:span>Prej jsou to ohněstrůjci, těším se na to jak malej!“</text:p>
        </text:list-item>
        <text:list-item>
          <text:p text:style-name="P422">Na jednom místě chybí stánek. Místo něj <text:span text:style-name="T1291">na zemi kudůk kouří šíšu.</text:span></text:p>
          <text:p text:style-name="P422">„<text:span text:style-name="T1291">Přisedni si, kámo, ochutnávka je zdarma.</text:span>“</text:p>
          <text:p text:style-name="P424">„Nejlepší <text:span text:style-name="T1291">matroš</text:span> koupíš u Kuzal’k’taka. U vchodu řekni, že tě posílám já.“</text:p>
        </text:list-item>
        <text:list-item>
          <text:p text:style-name="P425"><text:span text:style-name="T1316">Stánek s drobným</text:span> cizokrajn<text:span text:style-name="T1316">ým</text:span> zvířectv<text:span text:style-name="T1316">em</text:span> – papoušci, opičky.</text:p>
          <text:p text:style-name="P425">„Jsou milé a přítulné!“</text:p>
        </text:list-item>
        <text:list-item>
          <text:p text:style-name="P426">Mladý kovář <text:span text:style-name="T1295">předvádí své řemeslo.</text:span> <text:span text:style-name="T1295">C</text:span>hvástá <text:span text:style-name="T1295">se</text:span>, že <text:span text:style-name="T1296">(za 20 zl)</text:span> umí vyrobit magickou zbraň.</text:p>
          <text:p text:style-name="P426"><text:soft-page-break/>Ví, kde v horách najít <text:span text:style-name="T1290">prastarou</text:span> <text:span text:style-name="T1290">t</text:span>rpasli<text:span text:style-name="T1290">ckou</text:span> hrobku s magickou kovadlinou.</text:p>
        </text:list-item>
      </text:list>
      <text:p text:style-name="P230">Drby:</text:p>
      <text:list xml:id="list123102220492317" text:continue-numbering="true" text:style-name="L139">
        <text:list-item>
          <text:p text:style-name="P427">Stříbrné doly byly uzavřeny, když se v nich začali ztrácet důlníci. Risk začal převažovat zisk.</text:p>
        </text:list-item>
        <text:list-item>
          <text:p text:style-name="P428">Z opuštěné Ha<text:span text:style-name="T1318">r</text:span>denské tvrze vychází kouř. Někdo tam žije. Jak dlouho potrvá, než tam <text:span text:style-name="T1317">vládce</text:span> pošle muže na průzkum?</text:p>
        </text:list-item>
        <text:list-item>
          <text:p text:style-name="P740"><text:span text:style-name="T1004">V Trehernu </text:span><text:span text:style-name="T1015">uctívají bohyni</text:span><text:span text:style-name="T1004">, </text:span><text:span text:style-name="T1015">která</text:span><text:span text:style-name="T1004"> vyléčí každou nemoc a </text:span><text:span text:style-name="T1003">č</text:span><text:span text:style-name="T1004">te myšlenky. </text:span><text:span text:style-name="T1015">Vorok</text:span><text:span text:style-name="T1004"> je mrtvý bůh, to vám povídám.</text:span></text:p>
        </text:list-item>
      </text:list>
      <text:h text:style-name="Heading_20_4" text:outline-level="4"><text:span text:style-name="T1319">+</text:span>Vývěska na náměstí</text:h>
      <text:p text:style-name="P104">Na vývěsce na náměstí je:</text:p>
      <text:list xml:id="list80938497" text:style-name="L140">
        <text:list-item>
          <text:p text:style-name="P420"><text:span text:style-name="T1279">P</text:span>ergamen s <text:span text:style-name="T1484">vladařovou</text:span> pečetí:</text:p>
          <text:p text:style-name="P400">Městská stráž vyplatí JEDEN ZLATÝ za každ<text:span text:style-name="T1485">ý</text:span> předložen<text:span text:style-name="T1485">ý pár GOBLINÍCH UŠÍ</text:span>.</text:p>
        </text:list-item>
        <text:list-item>
          <text:p text:style-name="P741"><text:span text:style-name="T1279">H</text:span>rubý papír:</text:p>
          <text:p text:style-name="P473">Najímáme žoldnéře na ochranu rybářů a houbových farem. Hlaste se u <text:span text:style-name="T1484">Kuruka</text:span> v Su<text:span text:style-name="T1484">mp</text:span>u. Zbraně si přineste vlastní.</text:p>
          <text:p text:style-name="P429">Po straně je na něm načmáráno krví:</text:p>
          <text:p text:style-name="P420">BOJUJU ZA PRACHY. JSEM U REZAV<text:span text:style-name="T1278">Ý</text:span>HO MEČE.<text:tab/><text:tab/><text:tab/><text:tab/><text:tab/><text:tab/>RA<text:span text:style-name="T1279">E</text:span>GAN.</text:p>
        </text:list-item>
      </text:list>
      <text:h text:style-name="Heading_20_2" text:outline-level="2"><text:soft-page-break/>Trpasli<text:span text:style-name="T1196">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32">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298">Obr z kopců</text:span> &gt; Tlustý, smradlavý a hloupý. Bojí se magie.</text:p>
      <text:p text:style-name="Standalone_20_Property"><text:span text:style-name="T298">Zbytky a mršiny</text:span> &gt; Ohlodané kosti goblinů a čehosi s blanitými křídly.</text:p>
      <text:p text:style-name="Standalone_20_Property"><text:span text:style-name="T298">Vytesaný nápis</text:span> &gt; Trpasličími runami “Zde leží bratři Bralin a Dragin, poslední bojovníci klanu Baragor.”</text:p>
      <text:p text:style-name="Standalone_20_Property"><text:span text:style-name="T298">Reliéf trpasličí tváře</text:span> &gt; Při dotyku ožije a promluví. Je to mělký otisk charakteru veselejšího z bratrů. Věděl, že dříve či pozd<text:span text:style-name="T1446">ě</text:span>ji si pro jeho bohats<text:span text:style-name="T1446">t</text:span>ví nějaký vykradač hrobek přijde a rozhodl se dát ho jen tomu, kdo si jej zaslouží. Otočí se (je na otočných dveřích), když uhodnete tři hádanky.</text:p>
      <text:list xml:id="list1697710712" text:style-name="L141">
        <text:list-item>
          <text:p text:style-name="P742">Kdo to dělá, nechce to, kdo to koupí, nepotřebuje to, kdo to potřebuje, neví o tom (Rakev).</text:p>
        </text:list-item>
        <text:list-item>
          <text:p text:style-name="P742">Když se temný elf narodí má černé tělo, černé ruce, černé nohy, černou hlavu a jaké má zuby? (Žádné)</text:p>
        </text:list-item>
        <text:list-item>
          <text:p text:style-name="P742"><text:soft-page-break/>Které slovo se v obecné řeči vždy píše nesprávně? (nesprávně)</text:p>
        </text:list-item>
      </text:list>
      <text:p text:style-name="P181">2</text:p>
      <text:p text:style-name="Standalone_20_Property"><text:span text:style-name="T29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98">Šachovnice s osmi sochami korunovaných trpaslic</text:span> &gt; Pokud je hráči dokáží rozestavět, tak aby se mezi sebou neohrožoval<text:span text:style-name="T1439">y</text:span>, otevřou se dveře do 3</text:p>
      <text:p text:style-name="P181">3</text:p>
      <text:p text:style-name="Standalone_20_Property"><text:span text:style-name="T298">Kamenný sarkofág</text:span> &gt; “Pod horou hluboce sní Bralin Baragor”, uvnitř trpasličí kostra v pestrobarevných šatech.</text:p>
      <text:p text:style-name="Standalone_20_Property"><text:span text:style-name="T298">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98">Tři truhlice</text:span> &gt; <text:span text:style-name="T1447">2</text:span>5 zlatých, <text:span text:style-name="T1447">4</text:span>5 stříbrných, 123 měděných, dlouhá mírová dýmka, krabička tabáku (5 použití, evokuje důvěřivost a přátelskou atmosféru), <text:span text:style-name="T222">lektvar regenerace</text:span><text:span text:style-name="T1468"> (karta)</text:span> a mnoho bezcenných memorabilií.</text:p>
      <text:p text:style-name="P181">4</text:p>
      <text:p text:style-name="Standalone_20_Property"><text:span text:style-name="T298">Podél stěn stojící sarkofágy</text:span> &gt; Spolubojovníci, panoši a služebnictvo. Ve dvou z nich se schovávají netopýří bestie. Kdyby došlo k boji, tak viz 6.</text:p>
      <text:p text:style-name="Standalone_20_Property"><text:soft-page-break/><text:span text:style-name="T298">Hromada bílého trusu</text:span> &gt; Hraničář by v tom netopýří bestie poznal.</text:p>
      <text:h text:style-name="P273" text:outline-level="3">5</text:h>
      <text:p text:style-name="Standalone_20_Property"><text:span text:style-name="T298">Runová kovadlina</text:span> &gt; Pokud tu bude kovat zbraň skutečný kovář, vstoupí do ní jedna z trpasličích duší v (4.)</text:p>
      <text:list xml:id="list2471018130" text:style-name="L142">
        <text:list-item>
          <text:p text:style-name="P743">Hrot zbraně se vždy stáčí k největšímu množství zlata v okolí</text:p>
        </text:list-item>
        <text:list-item>
          <text:p text:style-name="P743">Zbraň zraňuje elfy více než ostatní a září v jejich přítomnosti</text:p>
        </text:list-item>
        <text:list-item>
          <text:p text:style-name="P743">Zbraň zraňuje gobliny více než ostatní a září v jejich přítomnosti</text:p>
        </text:list-item>
        <text:list-item>
          <text:p text:style-name="P743">Údery této zbraně jsou nadpřirozeně silné</text:p>
        </text:list-item>
        <text:list-item>
          <text:p text:style-name="P743">Zbraň zradí kohokoli, kdo se o ni nebude dobře starat, a házej znovu</text:p>
        </text:list-item>
        <text:list-item>
          <text:p text:style-name="P743">Zbraň každý den absorbuje od svého majitele jeden zlaťák a házej znovu</text:p>
        </text:list-item>
      </text:list>
      <text:p text:style-name="P245">Kovářská výheň a nádrž na schlazování</text:p>
      <text:p text:style-name="Standalone_20_Property"><text:span text:style-name="T298">Nízký stůl s nářadím</text:span> &gt; Kladiva, kleště, kovářský nůž, svěrák, ocelové pruty</text:p>
      <text:p text:style-name="Standalone_20_Property"><text:span text:style-name="T298">Kulatý poklop na ventilaci</text:span> &gt; Sahá vysoko do skal. Průvan při otevření sfoukne všechny otevřené ohně, krom pořádně rozpálené výhně.</text:p>
      <text:p text:style-name="P181">6</text:p>
      <text:p text:style-name="Standalone_20_Property"><text:soft-page-break/><text:span text:style-name="T298">Trojice netopýřích bestií</text:span> &gt; V případě odhalení jejich druhů v 4, nebo když se někdo přiblíží na dohled, otevřou ventilaci, aby zhasli všechny pochodně, a s paralyzujícím křikem se vrhnou do boje.</text:p>
      <text:p text:style-name="P245">Stůl s policí na balzamovací pomůcky</text:p>
      <text:p text:style-name="Standalone_20_Property"><text:span text:style-name="T298">Hromada kostí</text:span> &gt; Gobliny a různá horská zvířata</text:p>
      <text:p text:style-name="Standalone_20_Property"><text:span text:style-name="T298">Kulatý poklop na ventilaci</text:span> &gt; Sahá vysoko do skal. Průvan při otevření sfoukne všechny otevřené ohně.</text:p>
      <text:p text:style-name="P181">7</text:p>
      <text:p text:style-name="P245">Neopracovaný blok kamene</text:p>
      <text:p text:style-name="P245">Zpola dokončená socha trpaslíka</text:p>
      <text:p text:style-name="P245">Kladivo a sada majzlíků</text:p>
      <text:p text:style-name="P181">8</text:p>
      <text:p text:style-name="P71">Odsud dál jsou šedé stěny protkané černými žilami.</text:p>
      <text:p text:style-name="Standalone_20_Property"><text:span text:style-name="T298">Polovina chodby oddělená dveřmi s nápisem</text:span> &gt; “Pod horou bdí Dragin Baragor, stře<text:span text:style-name="T1448">z</text:span> se jeho bezesného odhodlání.”</text:p>
      <text:p text:style-name="Standalone_20_Property"><text:span text:style-name="T298">Rozleptaná mrtvola netopýří bestie</text:span> &gt; Na podlaze přesně ve středu křižovatky je nášlapné tlačítko; při zmáčknutí se otevře jedna z dlaždic ve slepé uličce a vypustí do chodby mlžný kužel ž<text:span text:style-name="T1440">í</text:span>raviny.</text:p>
      <text:p text:style-name="P181">9</text:p>
      <text:p text:style-name="P245">Stěny obložené štíty, kyrysy a zbraněmi všemožných tvarů a původů</text:p>
      <text:p text:style-name="Standalone_20_Property"><text:soft-page-break/><text:span text:style-name="T298">Na piedestalu leží kniha zášti</text:span> &gt; Do takových knih se zapisují křivdy, aby se na ně nikdy nezapom<text:span text:style-name="T1448">n</text:span>ělo. Tahle má všechny jména přeškrtnutá. Zbylo jen Zalezar.</text:p>
      <text:h text:style-name="P273" text:outline-level="3">10</text:h>
      <text:p text:style-name="Standalone_20_Property"><text:span text:style-name="T298">Tři metry hluboká díra plná zombií</text:span> &gt; Všechno oběti z knihy zášti.</text:p>
      <text:p text:style-name="Standalone_20_Property"><text:span text:style-name="T298">Na stěně lze nahmatat tenká spára a vydloubnout blok kamene</text:span> &gt; Za ním se schovává řet<text:span text:style-name="T1449">ě</text:span>z, jímž lze spustit ze stropu tajný, vratký most.</text:p>
      <text:p text:style-name="P181">11</text:p>
      <text:p text:style-name="P245">Socha plačící trpaslice</text:p>
      <text:p text:style-name="Standalone_20_Property"><text:span text:style-name="T298">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pan text:style-name="T298">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98">Utajené propadliště</text:span> &gt; Přesně před trpaslíkem. Vede do tunelu, který se táhne až do díry v (10.)</text:p>
      <text:p text:style-name="Standalone_20_Property"><text:soft-page-break/><text:span text:style-name="T298">4 kanopy</text:span> &gt; Překrásné, porcelánové, dekorované zlatem a drahokamy (cena 4x50 zlaťáků<text:span text:style-name="T504">)</text:span></text:p>
      <text:h text:style-name="Heading_20_2" text:outline-level="2"><text:span text:style-name="T1351">+</text:span>Wedel</text:h>
      <text:p text:style-name="P57">Vysoká palisáda skrývá krásné roubené měst<text:span text:style-name="T119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43">Amara</text:span></text:h>
      <text:p text:style-name="P141">Pohledná mladá žena s havraními vlasy a exotickou vizáží.</text:p>
      <text:p text:style-name="P141">Věštby pro hráčské postavy:</text:p>
      <text:list xml:id="list157751615" text:style-name="L143">
        <text:list-item>
          <text:p text:style-name="P744">"Ne vše, co zabiješ, bude skutečně mrtvé."</text:p>
        </text:list-item>
        <text:list-item>
          <text:p text:style-name="P744">"V bazénu plném krve na tebe číhá smrt."</text:p>
        </text:list-item>
        <text:list-item>
          <text:p text:style-name="P745"><text:span text:style-name="T516">„</text:span><text:span text:style-name="T517">Hlas v lese není, co se zdá.“</text:span></text:p>
        </text:list-item>
        <text:list-item>
          <text:p text:style-name="P746"><text:span text:style-name="T517">„</text:span><text:span text:style-name="T518">Po návštěvě skalní chrámu vysoko v horách se ti </text:span><text:span text:style-name="T519">stane</text:span><text:span text:style-name="T518"> to, po čem nejvíce toužíš, i to, čeho se nejvíc obáváš.“</text:span></text:p>
        </text:list-item>
      </text:list>
      <text:h text:style-name="Heading_20_5" text:outline-level="5">Starosta <text:span text:style-name="T1342">Vikuk</text:span></text:h>
      <text:list xml:id="list4017283915" text:style-name="L144">
        <text:list-item>
          <text:p text:style-name="P748">Hubený hobit ve středních letech s jizvou na čele.</text:p>
        </text:list-item>
        <text:list-item>
          <text:p text:style-name="P749">Nabízí odměnu (<text:span text:style-name="T1348">1</text:span>5 zl) za likvidaci lesní nestvůry (obří mluvící pavouk).</text:p>
          <text:p text:style-name="P747"><text:span text:style-name="T1527">„Buďte ale opatrní – už jsem tam poslal dvě skupiny a </text:span><text:span text:style-name="T1128">a</text:span><text:span text:style-name="T1129">ni jedna</text:span><text:span text:style-name="T1527"> se nevrátila.“</text:span></text:p>
        </text:list-item>
      </text:list>
      <text:h text:style-name="Heading_20_2" text:outline-level="2"><text:soft-page-break/><text:span text:style-name="T1420">+</text:span>Zbojnický tábor</text:h>
      <text:p text:style-name="P57"><text:span text:style-name="T1344">Chudí</text:span> havíři bez domova, více pytláci než zbojníci. Postavili si několik skromných stavení v korunách stromů a živí se lovem, kradením a při výpravách do města i žebráním. Když mohou, tak podporují Dima Trata.</text:p>
      <text:list xml:id="list123101745331950" text:continue-list="list123101199762127" text:style-name="L19">
        <text:list-header>
          <text:p text:style-name="P431">Havíř</text:p>
          <text:p text:style-name="P356"><text:span text:style-name="T2">F</text:span><text:span text:style-name="T3">yzička </text:span><text:span text:style-name="T40">3</text:span><text:span text:style-name="T3">, Finesa </text:span><text:span text:style-name="T40">2</text:span><text:span text:style-name="T3">, Duše </text:span><text:span text:style-name="T39">1</text:span><text:span text:style-name="T751">, </text:span><text:span text:style-name="T752">Ž</text:span><text:span text:style-name="T749">ivot</text:span><text:span text:style-name="T752">y </text:span><text:span text:style-name="T788">9</text:span></text:p>
          <text:p text:style-name="P356"><text:span text:style-name="T520">⚔ </text:span><text:span text:style-name="T209">K</text:span><text:span text:style-name="T208">rumpáč:</text:span><text:span text:style-name="T1355"> <text:s/>3 + k6, zranění 2</text:span></text:p>
          <text:p text:style-name="P356"><text:span text:style-name="T520">⚔ </text:span><text:span text:style-name="T209">Motyka</text:span><text:span text:style-name="T208">:</text:span><text:span text:style-name="T272"> <text:s/>3 + k6, zranění 2</text:span></text:p>
        </text:list-header>
      </text:list>
      <text:list xml:id="list1180639483" text:style-name="L145">
        <text:list-item>
          <text:p text:style-name="P534">Při prvních ztrátách se pokusí utéct nebo vzdát.</text:p>
        </text:list-item>
      </text:list>
      <text:h text:style-name="P264" text:outline-level="2">Ziggurat</text:h>
      <text:p text:style-name="P76"><text:span text:style-name="Emphasis"><text:span text:style-name="T420">Zdroj moci dračího kultu. Ještěrci před pyramidou táboří celé dny, jen aby mohli spatřit velekněze a dračí dceru. Právě sem v posledních měsících mizí unesení Sumpští rybáři.</text:span></text:span></text:p>
      <text:h text:style-name="P274" text:outline-level="3">Ještěrec jako hratelná rasa</text:h>
      <text:p text:style-name="P72">Humanoid s protáhlou plazí tváří, pevnou zelenou nebo hnědou kůží a mohutným ještěřím ocasem. Při tvorbě postavy vyber dvě schopnosti:</text:p>
      <text:list xml:id="list1369738783" text:style-name="L146">
        <text:list-item>
          <text:p text:style-name="P750"><text:span text:style-name="T298">Regenerace</text:span><text:line-break/>Na rozdíl od lidí ti mohou plně dorůst i ztracené orgány a končetiny.</text:p>
        </text:list-item>
        <text:list-item>
          <text:p text:style-name="P750"><text:span text:style-name="T298">Šupiny</text:span><text:line-break/>Tělo je pokryté silnou ochranou vrstvou.</text:p>
        </text:list-item>
        <text:list-item>
          <text:p text:style-name="P750"><text:soft-page-break/><text:span text:style-name="T298">Čich</text:span><text:line-break/>Díky citlivému hadímu jazyku rozpoznáš bytosti i substance na velkou vzdálenost.</text:p>
        </text:list-item>
        <text:list-item>
          <text:p text:style-name="P750"><text:span text:style-name="T298">Obojživelník</text:span><text:line-break/>Dokážeš libovolně dlouho dýchat pod vodou.</text:p>
        </text:list-item>
        <text:list-item>
          <text:p text:style-name="P750"><text:span text:style-name="T298">Jed</text:span><text:line-break/>Namísto normálních zubů máš dva hadí a dokážeš kousnutím otrávit.</text:p>
        </text:list-item>
        <text:list-item>
          <text:p text:style-name="P750"><text:span text:style-name="T298">Bodce</text:span><text:line-break/>Máš rohatou hlavu a ocas zakončený nebezpečnými ostny.</text:p>
        </text:list-item>
        <text:list-item>
          <text:p text:style-name="P750"><text:span text:style-name="T298">Chameleon</text:span><text:line-break/>Můžeš během několika okamžiků změnit barvu.</text:p>
        </text:list-item>
        <text:list-item>
          <text:p text:style-name="P750"><text:span text:style-name="Emphasis"><text:span text:style-name="T482">Přísavky</text:span></text:span><text:span text:style-name="Emphasis"><text:span text:style-name="T420"><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298">Kamenné stěny</text:span> &gt; Při bližším prozkoumání je vi<text:span text:style-name="T1450">dět,</text:span> že v několika místech ve sp<text:span text:style-name="T1450">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298">Kamenná dlažba</text:span> &gt; Několik dlaždic jsou nášlapné spoušti pro kopí.</text:p>
      <text:p text:style-name="Text_20_body">/<text:span text:style-name="T1451">* Tohle být telegrafované nemusí */</text:span></text:p>
      <text:p text:style-name="Standalone_20_Property"><text:soft-page-break/><text:span text:style-name="T298">Krvavá stopa</text:span> &gt; Jen u jižního vchodu, vede do místnosti 3.</text:p>
      <text:p text:style-name="P181">2</text:p>
      <text:p text:style-name="Text_20_body">Pokud postavy způsobí jakýkoli hluk, začne se ze dveří do místnosti 10 ozývat škrábaní a tlumený nářek.</text:p>
      <text:p text:style-name="P245">Na stěnách jsou vypálené fleky a stopy <text:span text:style-name="T1451">od</text:span> sazí</text:p>
      <text:p text:style-name="Standalone_20_Property"><text:span text:style-name="T298">Hliněný golem </text:span><text:span text:style-name="T336">se zčernalým otvorem namísto úst</text:span> &gt; Obchází chodbu pomalým krokem a jakékoli vetřelce sežehne plamenem z otvoru, jenž má namísto tváře.</text:p>
      <text:p text:style-name="P181">3</text:p>
      <text:p text:style-name="Standalone_20_Property"><text:span text:style-name="T298">Ještěrec</text:span> &gt; Dřevěná zbroj, dva zahnuté nože. Má klíč ke dveřím do 17 a 18.</text:p>
      <text:p text:style-name="Standalone_20_Property"><text:span text:style-name="T298">Vykuchaný panter zavěšený na hácích</text:span> &gt; <text:span text:style-name="T1452">B</text:span>yl zabit mnoha kopími. </text:p>
      <text:p text:style-name="P245">Kožený vak s vnitřnostmi a měděný tác s masem</text:p>
      <text:p text:style-name="P242">Několik bloků na východní stěně je spojených v tajné odsunutelné dveře</text:p>
      <text:p text:style-name="Standalone_20_Property"><text:span text:style-name="T298">Spací pytel</text:span> &gt; Lidská výroba</text:p>
      <text:p text:style-name="P181">4</text:p>
      <text:p text:style-name="Standalone_20_Property"><text:span text:style-name="T298">Vaky a sudy s lidským vybavením a cen</text:span><text:span text:style-name="T335">n</text:span><text:span text:style-name="T298">ostmi</text:span> &gt; Meče, nože, šípy, kuše, helmice, štíty, rybářské vybavení, sekyry, klenoty a cetky (cca 1<text:span text:style-name="T1453">4</text:span> zl), 4 zl, 12 st, 34 m<text:span text:style-name="T1453">k</text:span></text:p>
      <text:h text:style-name="P275" text:outline-level="3"><text:soft-page-break/>5</text:h>
      <text:p text:style-name="Standalone_20_Property"><text:span text:style-name="T298">Poloprůhledné metrové vejce</text:span> &gt; Již prasklé a práz<text:span text:style-name="T1450">d</text:span>né. Vzdělanec s bestiářem by mohl určit, že se jedná o příliš brzy vylíhnutého zeleného draka.</text:p>
      <text:p text:style-name="P245">Podlaha je pokrytá zaschlým slizem</text:p>
      <text:p text:style-name="P181">6</text:p>
      <text:p text:style-name="Standalone_20_Property"><text:span text:style-name="T298">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298">Průsvitný, nehmotný a nehybný válečník s mosazným klíčem v břiše</text:span> &gt; Socha se při dotyku zhmotní a zaútočí. Nikdy ovšem nevykročí z místnosti, jen se vrátí do středu, ztuhne a zprůsvitní.</text:p>
      <text:p text:style-name="P245">Měděná louče v detailně zdobeném trnitém držáku</text:p>
      <text:p text:style-name="Standalone_20_Property"><text:span text:style-name="T298">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pan text:style-name="T298">Rudá trnitá koruna na kamen</text:span><text:span text:style-name="T335">n</text:span><text:span text:style-name="T298">ém </text:span><text:span text:style-name="T335">podstavci</text:span> &gt; Při nasazení ukáže cestu k nejbližšímu silnému místu moci. Není-li nositelem vyvolený, koruna způsobí trvalé fyzické následky.</text:p>
      <text:p text:style-name="P181">9</text:p>
      <text:p text:style-name="Standalone_20_Property"><text:soft-page-break/><text:span text:style-name="T298">Dvě hromádky vyschlých skarabů</text:span> &gt; Černí po zapálení vydrží hořet silným žárem několik dní. Bílí po kontaktu s vodou absorbují teplo a pomalu mrazí, čeho se dotknou.</text:p>
      <text:h text:style-name="P275" text:outline-level="3">10</text:h>
      <text:p text:style-name="Standalone_20_Property"><text:span text:style-name="T298">Hladoví nemrtví</text:span> &gt; 5 lidských rybářů a 7 ještěrců, posekaní, zkrvavení</text:p>
      <text:p text:style-name="P181">11</text:p>
      <text:p text:style-name="Standalone_20_Property"><text:span text:style-name="T298">Pod hromadou dalších mr</text:span><text:span text:style-name="T335">t</text:span><text:span text:style-name="T298">vol leží tělo templáře v plátové zbroji</text:span> &gt; Hlava leží opodál. Zbroj je prakticky nepoškozená a mistrovsky kovaný meč stále svírá v dlani. <text:span text:style-name="T1454">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298">Nízké stolky s různými měšci</text:span> &gt; Zuby, prsty, uši, vlasy, cetky, 30 <text:span text:style-name="T1454">st</text:span>.</text:p>
      <text:p text:style-name="Standalone_20_Property"><text:span text:style-name="T298">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298">Kruhový kamenný stůl</text:span> &gt; <text:span text:style-name="T1455">Z</text:span>bytky jídla, smotaný řet<text:span text:style-name="T1455">ě</text:span>z a bič.</text:p>
      <text:p text:style-name="Standalone_20_Property"><text:span text:style-name="T298">Retardovaný ještěrec</text:span> &gt; Bederní rouška z listí, krátký oštěp, neschopnost ře<text:span text:style-name="T1450">č</text:span>i, jen šílený smích. Na krku řet<text:span text:style-name="T1456">ě</text:span>z s klíči k 10, 14 a 15.</text:p>
      <text:p text:style-name="P181"><text:soft-page-break/>14</text:p>
      <text:p text:style-name="P76">Prázdná cela</text:p>
      <text:h text:style-name="P275" text:outline-level="3">15</text:h>
      <text:p text:style-name="Standalone_20_Property"><text:span text:style-name="T298">Pomalu se roztékající dlažba v rohu</text:span> &gt; Při úplné tichosti lze zaslechnout hmyzí cvakání. Pod povrchem je obří mravenec (velký jako osel) a postup<text:span text:style-name="T1450">n</text:span>ě kyselinou rozpouští podlahu.</text:p>
      <text:p text:style-name="Standalone_20_Property"><text:span text:style-name="T298">Tři vězni schoulení v rohu místnosti</text:span> &gt; Starší sběrač hub, jeho dcera a mladík z Trossu, který neustále blábolí o změně člověka v ještěra.</text:p>
      <text:p text:style-name="P181">16</text:p>
      <text:p text:style-name="P245">6 obřích mravenců</text:p>
      <text:p text:style-name="Standalone_20_Property"><text:span text:style-name="T298">Královna obřích mravenců</text:span> &gt; Přišla o své impérium a chce získat korunu z 8, aby našla místo k uhnízd<text:span text:style-name="T1450">ě</text:span>ní. Umí telepaticky komunikovat (robotí hlas).</text:p>
      <text:p text:style-name="P181">17</text:p>
      <text:p text:style-name="Standalone_20_Property"><text:span text:style-name="T298">Tunel vedoucí na jih od ještěřího tábora do blat</text:span> &gt; Prvních a posledních 20 metrů je zatopených</text:p>
      <text:p text:style-name="P181">18</text:p>
      <text:p text:style-name="Standalone_20_Property"><text:span text:style-name="T298">Tunel vedoucí do díry přímo ve středu ještěřího tábora</text:span> &gt; Vyhazují tam výkaly, popel, kosti a další </text:p>
      <text:p text:style-name="P181">19</text:p>
      <text:p text:style-name="P245"><text:span text:style-name="T1457">K</text:span>nihy rozmáčené v mísách s vodou</text:p>
      <text:p text:style-name="P245"><text:soft-page-break/>Z papírové kaše uplácaný srpek měsíce</text:p>
      <text:h text:style-name="P275" text:outline-level="3">20</text:h>
      <text:p text:style-name="Standalone_20_Property"><text:span text:style-name="T298">Bazén krve</text:span> &gt; Pod hladinou spí gigantická anakonda ve službách dračího kultu</text:p>
      <text:p text:style-name="P245">Otvor ve stropě přímo nad bazénem </text:p>
      <text:p text:style-name="P181">21</text:p>
      <text:p text:style-name="Standalone_20_Property">Dveře vyžadují k otevření klíče obou strážců (ze 3 a 13)</text:p>
      <text:p text:style-name="P181">22</text:p>
      <text:p text:style-name="P245">U stěny uvázaní tři lidé</text:p>
      <text:p text:style-name="Standalone_20_Property"><text:span text:style-name="T298">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98">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98">Ještěří kněz</text:span> &gt; Odebírá dračí dívce krev a nutí ji pít lidským vězňům. Někteří se změní v ještěrce a jsou vítáni. Ostatní jsou shozeni k anakondě.</text:p>
      <text:p text:style-name="Standalone_20_Property"><text:span text:style-name="T298">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88">Klíče samy o⁠ sobě nemají prakticky žádnou cenu. Zámek má cenu i bez klíče, ale jen pro zámečníka.<text:line-break/><text:tab/></text:span><text:span text:style-name="T120">Když</text:span><text:span text:style-name="T360"> budou cht</text:span><text:span text:style-name="T119">ít </text:span><text:span text:style-name="T118">postavy</text:span><text:span text:style-name="T119"> prodat něco, co není na seznamu, cenu odhadni.</text:span></text:p>
      <text:p text:style-name="P188"/>
      <table:table table:name="Tabulka1" table:style-name="Tabulka1">
        <table:table-column table:style-name="Tabulka1.A"/>
        <table:table-column table:style-name="Tabulka1.B"/>
        <table:table-row>
          <table:table-cell table:style-name="Tabulka1.A1" table:number-columns-spanned="2" office:value-type="string">
            <text:p text:style-name="P193">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6">4 st</text:p>
          </table:table-cell>
        </table:table-row>
        <table:table-row>
          <table:table-cell table:style-name="Tabulka1.A2" office:value-type="string">
            <text:p text:style-name="Table_20_Contents">krumpáč</text:p>
          </table:table-cell>
          <table:table-cell table:style-name="Tabulka1.A2" office:value-type="string">
            <text:p text:style-name="P196">5 st</text:p>
          </table:table-cell>
        </table:table-row>
        <table:table-row>
          <table:table-cell table:style-name="Tabulka1.A2" office:value-type="string">
            <text:p text:style-name="Table_20_Contents">motyka</text:p>
          </table:table-cell>
          <table:table-cell table:style-name="Tabulka1.A2" office:value-type="string">
            <text:p text:style-name="P196">4 st</text:p>
          </table:table-cell>
        </table:table-row>
        <table:table-row>
          <table:table-cell table:style-name="Tabulka1.A2" office:value-type="string">
            <text:p text:style-name="Table_20_Contents">velký kotel</text:p>
          </table:table-cell>
          <table:table-cell table:style-name="Tabulka1.A2" office:value-type="string">
            <text:p text:style-name="P196">2 zl</text:p>
          </table:table-cell>
        </table:table-row>
        <table:table-row>
          <table:table-cell table:style-name="Tabulka1.A2" office:value-type="string">
            <text:p text:style-name="Table_20_Contents">hliněná láhev</text:p>
          </table:table-cell>
          <table:table-cell table:style-name="Tabulka1.A2" office:value-type="string">
            <text:p text:style-name="P199">2 mk</text:p>
          </table:table-cell>
        </table:table-row>
        <table:table-row>
          <table:table-cell table:style-name="Tabulka1.A2" office:value-type="string">
            <text:p text:style-name="Table_20_Contents">dřevěný kýbl</text:p>
          </table:table-cell>
          <table:table-cell table:style-name="Tabulka1.A2" office:value-type="string">
            <text:p text:style-name="P199">4 mk</text:p>
          </table:table-cell>
        </table:table-row>
        <table:table-row>
          <table:table-cell table:style-name="Tabulka1.A2" office:value-type="string">
            <text:p text:style-name="Table_20_Contents">vědro na vodu</text:p>
          </table:table-cell>
          <table:table-cell table:style-name="Tabulka1.A2" office:value-type="string">
            <text:p text:style-name="P199">4 mk</text:p>
          </table:table-cell>
        </table:table-row>
        <table:table-row>
          <table:table-cell table:style-name="Tabulka1.A2" office:value-type="string">
            <text:p text:style-name="Table_20_Contents">sekera</text:p>
          </table:table-cell>
          <table:table-cell table:style-name="Tabulka1.A2" office:value-type="string">
            <text:p text:style-name="P196">5 st</text:p>
          </table:table-cell>
        </table:table-row>
        <table:table-row>
          <table:table-cell table:style-name="Tabulka1.A2" office:value-type="string">
            <text:p text:style-name="Table_20_Contents">dláto</text:p>
          </table:table-cell>
          <table:table-cell table:style-name="Tabulka1.A2" office:value-type="string">
            <text:p text:style-name="P191">3 st</text:p>
          </table:table-cell>
        </table:table-row>
        <table:table-row>
          <table:table-cell table:style-name="Tabulka1.A2" office:value-type="string">
            <text:p text:style-name="Table_20_Contents">pila</text:p>
          </table:table-cell>
          <table:table-cell table:style-name="Tabulka1.A2" office:value-type="string">
            <text:p text:style-name="P191">4 st</text:p>
          </table:table-cell>
        </table:table-row>
        <table:table-row>
          <table:table-cell table:style-name="Tabulka1.A2" office:value-type="string">
            <text:p text:style-name="Table_20_Contents">kladivo</text:p>
          </table:table-cell>
          <table:table-cell table:style-name="Tabulka1.A2" office:value-type="string">
            <text:p text:style-name="P191">5 st</text:p>
          </table:table-cell>
        </table:table-row>
        <table:table-row>
          <table:table-cell table:style-name="Tabulka1.A2" office:value-type="string">
            <text:p text:style-name="Table_20_Contents">zednická lžíce</text:p>
          </table:table-cell>
          <table:table-cell table:style-name="Tabulka1.A2" office:value-type="string">
            <text:p text:style-name="P191">2 st</text:p>
          </table:table-cell>
        </table:table-row>
        <table:table-row>
          <table:table-cell table:style-name="Tabulka1.A2" office:value-type="string">
            <text:p text:style-name="Table_20_Contents">kleště</text:p>
          </table:table-cell>
          <table:table-cell table:style-name="Tabulka1.A2" office:value-type="string">
            <text:p text:style-name="P191">4 st</text:p>
          </table:table-cell>
        </table:table-row>
        <table:table-row>
          <table:table-cell table:style-name="Tabulka1.A2" office:value-type="string">
            <text:p text:style-name="Table_20_Contents">průbojník</text:p>
          </table:table-cell>
          <table:table-cell table:style-name="Tabulka1.A2" office:value-type="string">
            <text:p text:style-name="P191">2 st</text:p>
          </table:table-cell>
        </table:table-row>
        <table:table-row>
          <table:table-cell table:style-name="Tabulka1.A2" office:value-type="string">
            <text:p text:style-name="Table_20_Contents">pilník</text:p>
          </table:table-cell>
          <table:table-cell table:style-name="Tabulka1.A2" office:value-type="string">
            <text:p text:style-name="P191">3 st</text:p>
          </table:table-cell>
        </table:table-row>
        <table:table-row>
          <table:table-cell table:style-name="Tabulka1.A2" office:value-type="string">
            <text:p text:style-name="Table_20_Contents">sekáč</text:p>
          </table:table-cell>
          <table:table-cell table:style-name="Tabulka1.A2" office:value-type="string">
            <text:p text:style-name="P191">2 st</text:p>
          </table:table-cell>
        </table:table-row>
        <table:table-row>
          <table:table-cell table:style-name="Tabulka1.A2" office:value-type="string">
            <text:p text:style-name="Table_20_Contents">raznice</text:p>
          </table:table-cell>
          <table:table-cell table:style-name="Tabulka1.A2" office:value-type="string">
            <text:p text:style-name="P191">2 st</text:p>
          </table:table-cell>
        </table:table-row>
        <table:table-row>
          <table:table-cell table:style-name="Tabulka1.A2" office:value-type="string">
            <text:p text:style-name="Table_20_Contents">kovadlina</text:p>
          </table:table-cell>
          <table:table-cell table:style-name="Tabulka1.A2" office:value-type="string">
            <text:p text:style-name="P191">1 zl</text:p>
          </table:table-cell>
        </table:table-row>
        <table:table-row>
          <table:table-cell table:style-name="Tabulka1.A2" office:value-type="string">
            <text:p text:style-name="Table_20_Contents"><text:span text:style-name="T119">skřetí nůž </text:span><text:span text:style-name="T121">(karta)</text:span></text:p>
          </table:table-cell>
          <table:table-cell table:style-name="Tabulka1.A2" office:value-type="string">
            <text:p text:style-name="P191">1 st</text:p>
          </table:table-cell>
        </table:table-row>
        <text:soft-page-break/>
        <table:table-row>
          <table:table-cell table:style-name="Tabulka1.A2" office:value-type="string">
            <text:p text:style-name="Table_20_Contents"><text:span text:style-name="T119">skřetí luk </text:span><text:span text:style-name="T121">(karta)</text:span></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119">skřetí vrhací nůž </text:span><text:span text:style-name="T121">(karta)</text:span></text:p>
          </table:table-cell>
          <table:table-cell table:style-name="Tabulka1.A2" office:value-type="string">
            <text:p text:style-name="P191">1 st</text:p>
          </table:table-cell>
        </table:table-row>
        <table:table-row>
          <table:table-cell table:style-name="Tabulka1.A2" office:value-type="string">
            <text:p text:style-name="Table_20_Contents"><text:span text:style-name="T119">lehká skřetí zbroj </text:span><text:span text:style-name="T121">(karta)</text:span></text:p>
          </table:table-cell>
          <table:table-cell table:style-name="Tabulka1.A2" office:value-type="string">
            <text:p text:style-name="P191">1 zl</text:p>
          </table:table-cell>
        </table:table-row>
        <table:table-row>
          <table:table-cell table:style-name="Tabulka1.A2" office:value-type="string">
            <text:p text:style-name="Table_20_Contents">zlobří kladivo</text:p>
          </table:table-cell>
          <table:table-cell table:style-name="Tabulka1.A2" office:value-type="string">
            <text:p text:style-name="P191">8 st</text:p>
          </table:table-cell>
        </table:table-row>
        <table:table-row>
          <table:table-cell table:style-name="Tabulka1.A2" office:value-type="string">
            <text:p text:style-name="Table_20_Contents">ochočený had</text:p>
          </table:table-cell>
          <table:table-cell table:style-name="Tabulka1.A2" office:value-type="string">
            <text:p text:style-name="P191">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119">trpaslická dvoubřitá sekera </text:span><text:span text:style-name="T121">(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19">trpaslický nůž </text:span><text:span text:style-name="T121">(karta)</text:span></text:p>
          </table:table-cell>
          <table:table-cell table:style-name="Tabulka1.A2" office:value-type="string">
            <text:p text:style-name="P191">3 st</text:p>
          </table:table-cell>
        </table:table-row>
        <table:table-row>
          <table:table-cell table:style-name="Tabulka1.A2" office:value-type="string">
            <text:p text:style-name="Table_20_Contents"><text:span text:style-name="T119">opakovací kuše (funkční) </text:span><text:span text:style-name="T121">(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19">ruční plamenomet (funkční) </text:span><text:span text:style-name="T121">(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19">důlní výbušnina (</text:span><text:span text:style-name="T122">1</text:span><text:span text:style-name="T119"> váleč</text:span><text:span text:style-name="T122">e</text:span><text:span text:style-name="T119">k) </text:span><text:span text:style-name="T121">(karta)</text:span></text:p>
          </table:table-cell>
          <table:table-cell table:style-name="Tabulka1.A2" office:value-type="string">
            <text:p text:style-name="P191">5 st</text:p>
          </table:table-cell>
        </table:table-row>
        <table:table-row>
          <table:table-cell table:style-name="Tabulka1.A2" office:value-type="string">
            <text:p text:style-name="Table_20_Contents"><text:span text:style-name="T119">světélkující pasta </text:span><text:span text:style-name="T121">(karta)</text:span></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690">železná </text:span>truhlice s vnitřním zámkem (z B16)</text:p>
          </table:table-cell>
          <table:table-cell table:style-name="Tabulka1.A2" office:value-type="string">
            <text:p text:style-name="P191">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9"><text:s/><text:span text:style-name="T69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1">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1">5 zl</text:p>
          </table:table-cell>
        </table:table-row>
        <table:table-row>
          <table:table-cell table:style-name="Tabulka1.A2" office:value-type="string">
            <text:p text:style-name="Table_20_Contents">masivní železný hák</text:p>
          </table:table-cell>
          <table:table-cell table:style-name="Tabulka1.A2" office:value-type="string">
            <text:p text:style-name="P191">3 st</text:p>
          </table:table-cell>
        </table:table-row>
        <table:table-row>
          <table:table-cell table:style-name="Tabulka1.A2" office:value-type="string">
            <text:p text:style-name="Table_20_Contents">železný hák</text:p>
          </table:table-cell>
          <table:table-cell table:style-name="Tabulka1.A2" office:value-type="string">
            <text:p text:style-name="P191">1 st</text:p>
          </table:table-cell>
        </table:table-row>
        <table:table-row>
          <table:table-cell table:style-name="Tabulka1.A2" office:value-type="string">
            <text:p text:style-name="Table_20_Contents">trpaslický kahan</text:p>
          </table:table-cell>
          <table:table-cell table:style-name="Tabulka1.A2" office:value-type="string">
            <text:p text:style-name="P191">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1">1 zl</text:p>
          </table:table-cell>
        </table:table-row>
        <table:table-row>
          <table:table-cell table:style-name="Tabulka1.A2" office:value-type="string">
            <text:p text:style-name="Table_20_Contents"><text:span text:style-name="T119">Jehelníček (</text:span><text:span text:style-name="T121">kouzelný </text:span><text:span text:style-name="T119">štít) </text:span><text:span text:style-name="T121">(karta)</text:span></text:p>
          </table:table-cell>
          <table:table-cell table:style-name="Tabulka1.A2" office:value-type="string">
            <text:p text:style-name="P191">4 zl</text:p>
          </table:table-cell>
        </table:table-row>
        <table:table-row>
          <table:table-cell table:style-name="Tabulka1.A2" office:value-type="string">
            <text:p text:style-name="Table_20_Contents"><text:span text:style-name="T119">trpaslický cepín </text:span><text:span text:style-name="T121">(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19">trpaslické kovářské kladivo </text:span><text:span text:style-name="T121">(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19">oprava (svitek </text:span><text:span text:style-name="T121">s rituálem</text:span><text:span text:style-name="T119">) </text:span><text:span text:style-name="T121">(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19">runová stráž (svitek </text:span><text:span text:style-name="T121">s rituálem</text:span><text:span text:style-name="T119">) </text:span><text:span text:style-name="T121">(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19">náhrdelník z medvědích drápů </text:span><text:span text:style-name="T121">(karta)</text:span></text:p>
          </table:table-cell>
          <table:table-cell table:style-name="Tabulka1.A2" office:value-type="string">
            <text:p text:style-name="P191">5 st</text:p>
          </table:table-cell>
        </table:table-row>
        <table:table-row>
          <table:table-cell table:style-name="Tabulka1.A2" office:value-type="string">
            <text:p text:style-name="Table_20_Contents"><text:span text:style-name="T119">duhový kámen </text:span><text:span text:style-name="T121">(karta)</text:span></text:p>
          </table:table-cell>
          <table:table-cell table:style-name="Tabulka1.A2" office:value-type="string">
            <text:p text:style-name="P191">1 st</text:p>
          </table:table-cell>
        </table:table-row>
        <table:table-row>
          <table:table-cell table:style-name="Tabulka1.A2" office:value-type="string">
            <text:p text:style-name="Table_20_Contents"><text:span text:style-name="T119">pavoučí lektvar </text:span><text:span text:style-name="T121">(karta)</text:span></text:p>
          </table:table-cell>
          <table:table-cell table:style-name="Tabulka1.A2" office:value-type="string">
            <text:p text:style-name="P192">2 zl</text:p>
          </table:table-cell>
        </table:table-row>
        <table:table-row>
          <table:table-cell table:style-name="Tabulka1.A2" office:value-type="string">
            <text:p text:style-name="Table_20_Contents"><text:span text:style-name="T119">lektvar vodního dechu </text:span><text:span text:style-name="T121">(karta)</text:span></text:p>
          </table:table-cell>
          <table:table-cell table:style-name="Tabulka1.A2" office:value-type="string">
            <text:p text:style-name="P192">2 zl</text:p>
          </table:table-cell>
        </table:table-row>
        <table:table-row>
          <table:table-cell table:style-name="Tabulka1.A2" office:value-type="string">
            <text:p text:style-name="Table_20_Contents"><text:span text:style-name="T119">lektvar regenerace </text:span><text:span text:style-name="T121">(karta)</text:span></text:p>
          </table:table-cell>
          <table:table-cell table:style-name="Tabulka1.A2" office:value-type="string">
            <text:p text:style-name="P192">10 zl</text:p>
          </table:table-cell>
        </table:table-row>
        <table:table-row>
          <table:table-cell table:style-name="Tabulka1.A2" office:value-type="string">
            <text:p text:style-name="Table_20_Contents"><text:span text:style-name="T119">runotepecké pero </text:span><text:span text:style-name="T121">(karta)</text:span></text:p>
          </table:table-cell>
          <table:table-cell table:style-name="Tabulka1.A2" office:value-type="string">
            <text:p text:style-name="P191">7 zl</text:p>
          </table:table-cell>
        </table:table-row>
        <text:soft-page-break/>
        <table:table-row>
          <table:table-cell table:style-name="Tabulka1.A2" office:value-type="string">
            <text:p text:style-name="Table_20_Contents"><text:span text:style-name="T119">runa věčnosti </text:span><text:span text:style-name="T121">(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19">rzivý prach </text:span><text:span text:style-name="T121">(karta)</text:span></text:p>
          </table:table-cell>
          <table:table-cell table:style-name="Tabulka1.A2" office:value-type="string">
            <text:p text:style-name="P191">2 zl</text:p>
          </table:table-cell>
        </table:table-row>
        <table:table-row>
          <table:table-cell table:style-name="Tabulka1.A2" office:value-type="string">
            <text:p text:style-name="Table_20_Contents"><text:span text:style-name="T119">malý stříbrný ingot </text:span><text:span text:style-name="T121">(karta)</text:span></text:p>
          </table:table-cell>
          <table:table-cell table:style-name="Tabulka1.A2" office:value-type="string">
            <text:p text:style-name="P190">4 zl</text:p>
          </table:table-cell>
        </table:table-row>
        <table:table-row>
          <table:table-cell table:style-name="Tabulka1.A2" office:value-type="string">
            <text:p text:style-name="Table_20_Contents"><text:span text:style-name="T119">přívěsek se sekerou </text:span><text:span text:style-name="T121">(karta)</text:span></text:p>
          </table:table-cell>
          <table:table-cell table:style-name="Tabulka1.A2" office:value-type="string">
            <text:p text:style-name="P190">1 zl</text:p>
          </table:table-cell>
        </table:table-row>
        <table:table-row>
          <table:table-cell table:style-name="Tabulka1.A2" office:value-type="string">
            <text:p text:style-name="Table_20_Contents"><text:span text:style-name="T119">stříbrný kroužek do nosu </text:span><text:span text:style-name="T121">(karta)</text:span></text:p>
          </table:table-cell>
          <table:table-cell table:style-name="Tabulka1.A2" office:value-type="string">
            <text:p text:style-name="P198"><text:span text:style-name="T689">5</text:span> <text:span text:style-name="T689">st</text:span></text:p>
          </table:table-cell>
        </table:table-row>
        <table:table-row>
          <table:table-cell table:style-name="Tabulka1.A2" office:value-type="string">
            <text:p text:style-name="Table_20_Contents"><text:span text:style-name="T119">zlatá soška žáby </text:span><text:span text:style-name="T121">(karta)</text:span></text:p>
          </table:table-cell>
          <table:table-cell table:style-name="Tabulka1.A2" office:value-type="string">
            <text:p text:style-name="P195">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7">8 zl</text:p>
          </table:table-cell>
        </table:table-row>
      </table:table>
      <text:p text:style-name="P194"/>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loext:hidden="true" style:hidden="true" style:parent-style-name="Text_20_body" style:class="list">
      <style:text-properties style:font-name-complex="Tahoma" style:font-family-complex="Tahoma"/>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style: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style: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loext:hidden="true" style:hidden="true" style:parent-style-name="Heading" style:next-style-name="Text_20_body" style:default-outline-level="9" style:class="text">
      <loext:graphic-properties draw:fill="none" draw:fill-color="#99ccff"/>
      <style:paragraph-properties fo:margin-left="0cm" fo:margin-right="0cm" fo:margin-top="0.203cm" fo:margin-bottom="0.102cm" style: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loext:hidden="true"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loext:hidden="true"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style: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llustration_20_Index_20_1" style:display-name="Illustration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Marginalia" style:family="paragraph" loext:hidden="true"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style: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style: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style: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style: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loext:opacity="100%" style:text-outline="false" fo:text-shadow="1pt 1pt" officeooo:rsid="4196f96e"/>
    </style:style>
    <style:style style:name="Zranění_20_mrazem" style:display-name="Zranění mrazem" style:family="text">
      <style:text-properties fo:color="#00c8ff" loext:opacity="100%"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MP1"><text:page-number text:select-page="current">15</text:page-number></text:p>
      </style:header>
      <style:header-left>
        <text:p text:style-name="MP2"><text:page-number text:select-page="current">1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draw:style-name="Mdp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rk</meta:initial-creator>
    <meta:creation-date>2005-12-09T12:24:00</meta:creation-date>
    <dc:date>2020-09-01T12:30:59.636000000</dc:date>
    <meta:editing-cycles>16896</meta:editing-cycles>
    <meta:editing-duration>P51DT17H13M44S</meta:editing-duration>
    <meta:generator>LibreOffice/7.0.0.3$Windows_X86_64 LibreOffice_project/8061b3e9204bef6b321a21033174034a5e2ea88e</meta:generator>
    <meta:print-date>2018-07-15T16:02:19.878000000</meta:print-date>
    <dc:creator>York </dc:creator>
    <meta:document-statistic meta:table-count="2" meta:image-count="0" meta:object-count="0" meta:page-count="128" meta:paragraph-count="1731" meta:word-count="20106" meta:character-count="117008" meta:non-whitespace-character-count="99052"/>
  </office:meta>
</office:document-meta>
</file>